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hyslabwork_6week_245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V/V_0</text:p>
          </table:table-cell>
          <table:table-cell office:value-type="string" calcext:value-type="string">
            <text:p>-ln (V/V_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913" calcext:value-type="float">
            <text:p>14.7913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14.7888" calcext:value-type="float">
            <text:p>14.7888</text:p>
          </table:table-cell>
          <table:table-cell table:formula="of:=[.B3]/[.$B$2]" office:value-type="float" office:value="0.999830981725744" calcext:value-type="float">
            <text:p>0.999830981725744</text:p>
          </table:table-cell>
          <table:table-cell table:formula="of:=-LN([.C3])" office:value-type="float" office:value="0.000169032559453929" calcext:value-type="float">
            <text:p>0.000169032559453929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14.7819" calcext:value-type="float">
            <text:p>14.7819</text:p>
          </table:table-cell>
          <table:table-cell table:formula="of:=[.B4]/[.$B$2]" office:value-type="float" office:value="0.999364491288798" calcext:value-type="float">
            <text:p>0.999364491288798</text:p>
          </table:table-cell>
          <table:table-cell table:formula="of:=-LN([.C4])" office:value-type="float" office:value="0.000635710732458158" calcext:value-type="float">
            <text:p>0.000635710732458158</text:p>
          </table:table-cell>
        </table:table-row>
        <table:table-row table:style-name="ro1">
          <table:table-cell office:value-type="float" office:value="3.141" calcext:value-type="float">
            <text:p>3.141</text:p>
          </table:table-cell>
          <table:table-cell office:value-type="float" office:value="14.7763" calcext:value-type="float">
            <text:p>14.7763</text:p>
          </table:table-cell>
          <table:table-cell table:formula="of:=[.B5]/[.$B$2]" office:value-type="float" office:value="0.998985890354465" calcext:value-type="float">
            <text:p>0.998985890354465</text:p>
          </table:table-cell>
          <table:table-cell table:formula="of:=-LN([.C5])" office:value-type="float" office:value="0.00101462420262904" calcext:value-type="float">
            <text:p>0.0010146242026290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4.7721" calcext:value-type="float">
            <text:p>14.7721</text:p>
          </table:table-cell>
          <table:table-cell table:formula="of:=[.B6]/[.$B$2]" office:value-type="float" office:value="0.998701939653715" calcext:value-type="float">
            <text:p>0.998701939653715</text:p>
          </table:table-cell>
          <table:table-cell table:formula="of:=-LN([.C6])" office:value-type="float" office:value="0.00129890355638667" calcext:value-type="float">
            <text:p>0.00129890355638667</text:p>
          </table:table-cell>
        </table:table-row>
        <table:table-row table:style-name="ro1">
          <table:table-cell office:value-type="float" office:value="5.141" calcext:value-type="float">
            <text:p>5.141</text:p>
          </table:table-cell>
          <table:table-cell office:value-type="float" office:value="14.7653" calcext:value-type="float">
            <text:p>14.7653</text:p>
          </table:table-cell>
          <table:table-cell table:formula="of:=[.B7]/[.$B$2]" office:value-type="float" office:value="0.99824220994774" calcext:value-type="float">
            <text:p>0.99824220994774</text:p>
          </table:table-cell>
          <table:table-cell table:formula="of:=-LN([.C7])" office:value-type="float" office:value="0.00175933677800615" calcext:value-type="float">
            <text:p>0.00175933677800615</text:p>
          </table:table-cell>
        </table:table-row>
        <table:table-row table:style-name="ro1">
          <table:table-cell office:value-type="float" office:value="6.141" calcext:value-type="float">
            <text:p>6.141</text:p>
          </table:table-cell>
          <table:table-cell office:value-type="float" office:value="14.7601" calcext:value-type="float">
            <text:p>14.7601</text:p>
          </table:table-cell>
          <table:table-cell table:formula="of:=[.B8]/[.$B$2]" office:value-type="float" office:value="0.997890651937287" calcext:value-type="float">
            <text:p>0.997890651937287</text:p>
          </table:table-cell>
          <table:table-cell table:formula="of:=-LN([.C8])" office:value-type="float" office:value="0.00211157587070369" calcext:value-type="float">
            <text:p>0.00211157587070369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4.7556" calcext:value-type="float">
            <text:p>14.7556</text:p>
          </table:table-cell>
          <table:table-cell table:formula="of:=[.B9]/[.$B$2]" office:value-type="float" office:value="0.997586419043627" calcext:value-type="float">
            <text:p>0.997586419043627</text:p>
          </table:table-cell>
          <table:table-cell table:formula="of:=-LN([.C9])" office:value-type="float" office:value="0.00241649833805945" calcext:value-type="float">
            <text:p>0.00241649833805945</text:p>
          </table:table-cell>
        </table:table-row>
        <table:table-row table:style-name="ro1">
          <table:table-cell office:value-type="float" office:value="8.141" calcext:value-type="float">
            <text:p>8.141</text:p>
          </table:table-cell>
          <table:table-cell office:value-type="float" office:value="14.7496" calcext:value-type="float">
            <text:p>14.7496</text:p>
          </table:table-cell>
          <table:table-cell table:formula="of:=[.B10]/[.$B$2]" office:value-type="float" office:value="0.997180775185413" calcext:value-type="float">
            <text:p>0.997180775185413</text:p>
          </table:table-cell>
          <table:table-cell table:formula="of:=-LN([.C10])" office:value-type="float" office:value="0.00282320631378616" calcext:value-type="float">
            <text:p>0.00282320631378616</text:p>
          </table:table-cell>
        </table:table-row>
        <table:table-row table:style-name="ro1">
          <table:table-cell office:value-type="float" office:value="9.141" calcext:value-type="float">
            <text:p>9.141</text:p>
          </table:table-cell>
          <table:table-cell office:value-type="float" office:value="14.7443" calcext:value-type="float">
            <text:p>14.7443</text:p>
          </table:table-cell>
          <table:table-cell table:formula="of:=[.B11]/[.$B$2]" office:value-type="float" office:value="0.996822456443991" calcext:value-type="float">
            <text:p>0.996822456443991</text:p>
          </table:table-cell>
          <table:table-cell table:formula="of:=-LN([.C11])" office:value-type="float" office:value="0.00318260266740821" calcext:value-type="float">
            <text:p>0.00318260266740821</text:p>
          </table:table-cell>
        </table:table-row>
        <table:table-row table:style-name="ro1">
          <table:table-cell office:value-type="float" office:value="10.141" calcext:value-type="float">
            <text:p>10.141</text:p>
          </table:table-cell>
          <table:table-cell office:value-type="float" office:value="14.738" calcext:value-type="float">
            <text:p>14.738</text:p>
          </table:table-cell>
          <table:table-cell table:formula="of:=[.B12]/[.$B$2]" office:value-type="float" office:value="0.996396530392866" calcext:value-type="float">
            <text:p>0.996396530392866</text:p>
          </table:table-cell>
          <table:table-cell table:formula="of:=-LN([.C12])" office:value-type="float" office:value="0.0036099777430226" calcext:value-type="float">
            <text:p>0.0036099777430226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14.7326" calcext:value-type="float">
            <text:p>14.7326</text:p>
          </table:table-cell>
          <table:table-cell table:formula="of:=[.B13]/[.$B$2]" office:value-type="float" office:value="0.996031450920474" calcext:value-type="float">
            <text:p>0.996031450920474</text:p>
          </table:table-cell>
          <table:table-cell table:formula="of:=-LN([.C13])" office:value-type="float" office:value="0.00397644466669795" calcext:value-type="float">
            <text:p>0.00397644466669795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4.7266" calcext:value-type="float">
            <text:p>14.7266</text:p>
          </table:table-cell>
          <table:table-cell table:formula="of:=[.B14]/[.$B$2]" office:value-type="float" office:value="0.99562580706226" calcext:value-type="float">
            <text:p>0.99562580706226</text:p>
          </table:table-cell>
          <table:table-cell table:formula="of:=-LN([.C14])" office:value-type="float" office:value="0.00438378770948012" calcext:value-type="float">
            <text:p>0.00438378770948012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4.7199" calcext:value-type="float">
            <text:p>14.7199</text:p>
          </table:table-cell>
          <table:table-cell table:formula="of:=[.B15]/[.$B$2]" office:value-type="float" office:value="0.995172838087254" calcext:value-type="float">
            <text:p>0.995172838087254</text:p>
          </table:table-cell>
          <table:table-cell table:formula="of:=-LN([.C15])" office:value-type="float" office:value="0.00483885028843647" calcext:value-type="float">
            <text:p>0.00483885028843647</text:p>
          </table:table-cell>
        </table:table-row>
        <table:table-row table:style-name="ro1">
          <table:table-cell office:value-type="float" office:value="14.141" calcext:value-type="float">
            <text:p>14.141</text:p>
          </table:table-cell>
          <table:table-cell office:value-type="float" office:value="14.7132" calcext:value-type="float">
            <text:p>14.7132</text:p>
          </table:table-cell>
          <table:table-cell table:formula="of:=[.B16]/[.$B$2]" office:value-type="float" office:value="0.994719869112249" calcext:value-type="float">
            <text:p>0.994719869112249</text:p>
          </table:table-cell>
          <table:table-cell table:formula="of:=-LN([.C16])" office:value-type="float" office:value="0.00529412004362543" calcext:value-type="float">
            <text:p>0.00529412004362543</text:p>
          </table:table-cell>
        </table:table-row>
        <table:table-row table:style-name="ro1">
          <table:table-cell office:value-type="float" office:value="15.141" calcext:value-type="float">
            <text:p>15.141</text:p>
          </table:table-cell>
          <table:table-cell office:value-type="float" office:value="14.7068" calcext:value-type="float">
            <text:p>14.7068</text:p>
          </table:table-cell>
          <table:table-cell table:formula="of:=[.B17]/[.$B$2]" office:value-type="float" office:value="0.994287182330154" calcext:value-type="float">
            <text:p>0.994287182330154</text:p>
          </table:table-cell>
          <table:table-cell table:formula="of:=-LN([.C17])" office:value-type="float" office:value="0.00572919822859874" calcext:value-type="float">
            <text:p>0.0057291982285987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4.7022" calcext:value-type="float">
            <text:p>14.7022</text:p>
          </table:table-cell>
          <table:table-cell table:formula="of:=[.B18]/[.$B$2]" office:value-type="float" office:value="0.993976188705523" calcext:value-type="float">
            <text:p>0.993976188705523</text:p>
          </table:table-cell>
          <table:table-cell table:formula="of:=-LN([.C18])" office:value-type="float" office:value="0.00604202763711411" calcext:value-type="float">
            <text:p>0.00604202763711411</text:p>
          </table:table-cell>
        </table:table-row>
        <table:table-row table:style-name="ro1">
          <table:table-cell office:value-type="float" office:value="17.141" calcext:value-type="float">
            <text:p>17.141</text:p>
          </table:table-cell>
          <table:table-cell office:value-type="float" office:value="14.6953" calcext:value-type="float">
            <text:p>14.6953</text:p>
          </table:table-cell>
          <table:table-cell table:formula="of:=[.B19]/[.$B$2]" office:value-type="float" office:value="0.993509698268577" calcext:value-type="float">
            <text:p>0.993509698268577</text:p>
          </table:table-cell>
          <table:table-cell table:formula="of:=-LN([.C19])" office:value-type="float" office:value="0.00651145531815556" calcext:value-type="float">
            <text:p>0.00651145531815556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4.6879" calcext:value-type="float">
            <text:p>14.6879</text:p>
          </table:table-cell>
          <table:table-cell table:formula="of:=[.B20]/[.$B$2]" office:value-type="float" office:value="0.99300940417678" calcext:value-type="float">
            <text:p>0.99300940417678</text:p>
          </table:table-cell>
          <table:table-cell table:formula="of:=-LN([.C20])" office:value-type="float" office:value="0.00701514451173896" calcext:value-type="float">
            <text:p>0.00701514451173896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4.6818" calcext:value-type="float">
            <text:p>14.6818</text:p>
          </table:table-cell>
          <table:table-cell table:formula="of:=[.B21]/[.$B$2]" office:value-type="float" office:value="0.992596999587596" calcext:value-type="float">
            <text:p>0.992596999587596</text:p>
          </table:table-cell>
          <table:table-cell table:formula="of:=-LN([.C21])" office:value-type="float" office:value="0.00743053861434901" calcext:value-type="float">
            <text:p>0.00743053861434901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14.6753" calcext:value-type="float">
            <text:p>14.6753</text:p>
          </table:table-cell>
          <table:table-cell table:formula="of:=[.B22]/[.$B$2]" office:value-type="float" office:value="0.99215755207453" calcext:value-type="float">
            <text:p>0.99215755207453</text:p>
          </table:table-cell>
          <table:table-cell table:formula="of:=-LN([.C22])" office:value-type="float" office:value="0.00787336165247052" calcext:value-type="float">
            <text:p>0.00787336165247052</text:p>
          </table:table-cell>
        </table:table-row>
        <table:table-row table:style-name="ro1">
          <table:table-cell office:value-type="float" office:value="21.141" calcext:value-type="float">
            <text:p>21.141</text:p>
          </table:table-cell>
          <table:table-cell office:value-type="float" office:value="14.669" calcext:value-type="float">
            <text:p>14.669</text:p>
          </table:table-cell>
          <table:table-cell table:formula="of:=[.B23]/[.$B$2]" office:value-type="float" office:value="0.991731626023406" calcext:value-type="float">
            <text:p>0.991731626023406</text:p>
          </table:table-cell>
          <table:table-cell table:formula="of:=-LN([.C23])" office:value-type="float" office:value="0.00830274658220432" calcext:value-type="float">
            <text:p>0.00830274658220432</text:p>
          </table:table-cell>
        </table:table-row>
        <table:table-row table:style-name="ro1">
          <table:table-cell office:value-type="float" office:value="22.141" calcext:value-type="float">
            <text:p>22.141</text:p>
          </table:table-cell>
          <table:table-cell office:value-type="float" office:value="14.6634" calcext:value-type="float">
            <text:p>14.6634</text:p>
          </table:table-cell>
          <table:table-cell table:formula="of:=[.B24]/[.$B$2]" office:value-type="float" office:value="0.991353025089073" calcext:value-type="float">
            <text:p>0.991353025089073</text:p>
          </table:table-cell>
          <table:table-cell table:formula="of:=-LN([.C24])" office:value-type="float" office:value="0.0086845769178085" calcext:value-type="float">
            <text:p>0.0086845769178085</text:p>
          </table:table-cell>
        </table:table-row>
        <table:table-row table:style-name="ro1">
          <table:table-cell office:value-type="float" office:value="23.141" calcext:value-type="float">
            <text:p>23.141</text:p>
          </table:table-cell>
          <table:table-cell office:value-type="float" office:value="14.6559" calcext:value-type="float">
            <text:p>14.6559</text:p>
          </table:table-cell>
          <table:table-cell table:formula="of:=[.B25]/[.$B$2]" office:value-type="float" office:value="0.990845970266305" calcext:value-type="float">
            <text:p>0.990845970266305</text:p>
          </table:table-cell>
          <table:table-cell table:formula="of:=-LN([.C25])" office:value-type="float" office:value="0.00919618532343813" calcext:value-type="float">
            <text:p>0.00919618532343813</text:p>
          </table:table-cell>
        </table:table-row>
        <table:table-row table:style-name="ro1">
          <table:table-cell office:value-type="float" office:value="24.141" calcext:value-type="float">
            <text:p>24.141</text:p>
          </table:table-cell>
          <table:table-cell office:value-type="float" office:value="14.6504" calcext:value-type="float">
            <text:p>14.6504</text:p>
          </table:table-cell>
          <table:table-cell table:formula="of:=[.B26]/[.$B$2]" office:value-type="float" office:value="0.990474130062942" calcext:value-type="float">
            <text:p>0.990474130062942</text:p>
          </table:table-cell>
          <table:table-cell table:formula="of:=-LN([.C26])" office:value-type="float" office:value="0.00957153124322832" calcext:value-type="float">
            <text:p>0.00957153124322832</text:p>
          </table:table-cell>
        </table:table-row>
        <table:table-row table:style-name="ro1">
          <table:table-cell office:value-type="float" office:value="25.141" calcext:value-type="float">
            <text:p>25.141</text:p>
          </table:table-cell>
          <table:table-cell office:value-type="float" office:value="14.6452" calcext:value-type="float">
            <text:p>14.6452</text:p>
          </table:table-cell>
          <table:table-cell table:formula="of:=[.B27]/[.$B$2]" office:value-type="float" office:value="0.99012257205249" calcext:value-type="float">
            <text:p>0.99012257205249</text:p>
          </table:table-cell>
          <table:table-cell table:formula="of:=-LN([.C27])" office:value-type="float" office:value="0.00992653336331525" calcext:value-type="float">
            <text:p>0.00992653336331525</text:p>
          </table:table-cell>
        </table:table-row>
        <table:table-row table:style-name="ro1">
          <table:table-cell office:value-type="float" office:value="26.141" calcext:value-type="float">
            <text:p>26.141</text:p>
          </table:table-cell>
          <table:table-cell office:value-type="float" office:value="14.6378" calcext:value-type="float">
            <text:p>14.6378</text:p>
          </table:table-cell>
          <table:table-cell table:formula="of:=[.B28]/[.$B$2]" office:value-type="float" office:value="0.989622277960693" calcext:value-type="float">
            <text:p>0.989622277960693</text:p>
          </table:table-cell>
          <table:table-cell table:formula="of:=-LN([.C28])" office:value-type="float" office:value="0.0104319460708605" calcext:value-type="float">
            <text:p>0.0104319460708605</text:p>
          </table:table-cell>
        </table:table-row>
        <table:table-row table:style-name="ro1">
          <table:table-cell office:value-type="float" office:value="27.141" calcext:value-type="float">
            <text:p>27.141</text:p>
          </table:table-cell>
          <table:table-cell office:value-type="float" office:value="14.6308" calcext:value-type="float">
            <text:p>14.6308</text:p>
          </table:table-cell>
          <table:table-cell table:formula="of:=[.B29]/[.$B$2]" office:value-type="float" office:value="0.989149026792777" calcext:value-type="float">
            <text:p>0.989149026792777</text:p>
          </table:table-cell>
          <table:table-cell table:formula="of:=-LN([.C29])" office:value-type="float" office:value="0.0109102743908665" calcext:value-type="float">
            <text:p>0.0109102743908665</text:p>
          </table:table-cell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14.6247" calcext:value-type="float">
            <text:p>14.6247</text:p>
          </table:table-cell>
          <table:table-cell table:formula="of:=[.B30]/[.$B$2]" office:value-type="float" office:value="0.988736622203593" calcext:value-type="float">
            <text:p>0.988736622203593</text:p>
          </table:table-cell>
          <table:table-cell table:formula="of:=-LN([.C30])" office:value-type="float" office:value="0.0113272900008135" calcext:value-type="float">
            <text:p>0.0113272900008135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14.6176" calcext:value-type="float">
            <text:p>14.6176</text:p>
          </table:table-cell>
          <table:table-cell table:formula="of:=[.B31]/[.$B$2]" office:value-type="float" office:value="0.988256610304706" calcext:value-type="float">
            <text:p>0.988256610304706</text:p>
          </table:table-cell>
          <table:table-cell table:formula="of:=-LN([.C31])" office:value-type="float" office:value="0.0118128879284402" calcext:value-type="float">
            <text:p>0.0118128879284402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14.6117" calcext:value-type="float">
            <text:p>14.6117</text:p>
          </table:table-cell>
          <table:table-cell table:formula="of:=[.B32]/[.$B$2]" office:value-type="float" office:value="0.987857727177463" calcext:value-type="float">
            <text:p>0.987857727177463</text:p>
          </table:table-cell>
          <table:table-cell table:formula="of:=-LN([.C32])" office:value-type="float" office:value="0.0122165924359125" calcext:value-type="float">
            <text:p>0.0122165924359125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14.6052" calcext:value-type="float">
            <text:p>14.6052</text:p>
          </table:table-cell>
          <table:table-cell table:formula="of:=[.B33]/[.$B$2]" office:value-type="float" office:value="0.987418279664397" calcext:value-type="float">
            <text:p>0.987418279664397</text:p>
          </table:table-cell>
          <table:table-cell table:formula="of:=-LN([.C33])" office:value-type="float" office:value="0.0126615404014556" calcext:value-type="float">
            <text:p>0.0126615404014556</text:p>
          </table:table-cell>
        </table:table-row>
        <table:table-row table:style-name="ro1">
          <table:table-cell office:value-type="float" office:value="32.141" calcext:value-type="float">
            <text:p>32.141</text:p>
          </table:table-cell>
          <table:table-cell office:value-type="float" office:value="14.5985" calcext:value-type="float">
            <text:p>14.5985</text:p>
          </table:table-cell>
          <table:table-cell table:formula="of:=[.B34]/[.$B$2]" office:value-type="float" office:value="0.986965310689392" calcext:value-type="float">
            <text:p>0.986965310689392</text:p>
          </table:table-cell>
          <table:table-cell table:formula="of:=-LN([.C34])" office:value-type="float" office:value="0.0131203863776539" calcext:value-type="float">
            <text:p>0.0131203863776539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4.5914" calcext:value-type="float">
            <text:p>14.5914</text:p>
          </table:table-cell>
          <table:table-cell table:formula="of:=[.B35]/[.$B$2]" office:value-type="float" office:value="0.986485298790505" calcext:value-type="float">
            <text:p>0.986485298790505</text:p>
          </table:table-cell>
          <table:table-cell table:formula="of:=-LN([.C35])" office:value-type="float" office:value="0.0136068560222926" calcext:value-type="float">
            <text:p>0.0136068560222926</text:p>
          </table:table-cell>
        </table:table-row>
        <table:table-row table:style-name="ro1">
          <table:table-cell office:value-type="float" office:value="34.141" calcext:value-type="float">
            <text:p>34.141</text:p>
          </table:table-cell>
          <table:table-cell office:value-type="float" office:value="14.585" calcext:value-type="float">
            <text:p>14.585</text:p>
          </table:table-cell>
          <table:table-cell table:formula="of:=[.B36]/[.$B$2]" office:value-type="float" office:value="0.98605261200841" calcext:value-type="float">
            <text:p>0.98605261200841</text:p>
          </table:table-cell>
          <table:table-cell table:formula="of:=-LN([.C36])" office:value-type="float" office:value="0.0140455667681453" calcext:value-type="float">
            <text:p>0.0140455667681453</text:p>
          </table:table-cell>
        </table:table-row>
        <table:table-row table:style-name="ro1">
          <table:table-cell office:value-type="float" office:value="35.141" calcext:value-type="float">
            <text:p>35.141</text:p>
          </table:table-cell>
          <table:table-cell office:value-type="float" office:value="14.5783" calcext:value-type="float">
            <text:p>14.5783</text:p>
          </table:table-cell>
          <table:table-cell table:formula="of:=[.B37]/[.$B$2]" office:value-type="float" office:value="0.985599643033405" calcext:value-type="float">
            <text:p>0.985599643033405</text:p>
          </table:table-cell>
          <table:table-cell table:formula="of:=-LN([.C37])" office:value-type="float" office:value="0.0145050483849635" calcext:value-type="float">
            <text:p>0.0145050483849635</text:p>
          </table:table-cell>
        </table:table-row>
        <table:table-row table:style-name="ro1">
          <table:table-cell office:value-type="float" office:value="36.141" calcext:value-type="float">
            <text:p>36.141</text:p>
          </table:table-cell>
          <table:table-cell office:value-type="float" office:value="14.5717" calcext:value-type="float">
            <text:p>14.5717</text:p>
          </table:table-cell>
          <table:table-cell table:formula="of:=[.B38]/[.$B$2]" office:value-type="float" office:value="0.98515343478937" calcext:value-type="float">
            <text:p>0.98515343478937</text:p>
          </table:table-cell>
          <table:table-cell table:formula="of:=-LN([.C38])" office:value-type="float" office:value="0.0149578785813807" calcext:value-type="float">
            <text:p>0.0149578785813807</text:p>
          </table:table-cell>
        </table:table-row>
        <table:table-row table:style-name="ro1">
          <table:table-cell office:value-type="float" office:value="37.14" calcext:value-type="float">
            <text:p>37.14</text:p>
          </table:table-cell>
          <table:table-cell office:value-type="float" office:value="14.5647" calcext:value-type="float">
            <text:p>14.5647</text:p>
          </table:table-cell>
          <table:table-cell table:formula="of:=[.B39]/[.$B$2]" office:value-type="float" office:value="0.984680183621453" calcext:value-type="float">
            <text:p>0.984680183621453</text:p>
          </table:table-cell>
          <table:table-cell table:formula="of:=-LN([.C39])" office:value-type="float" office:value="0.015438377210908" calcext:value-type="float">
            <text:p>0.015438377210908</text:p>
          </table:table-cell>
        </table:table-row>
        <table:table-row table:style-name="ro1">
          <table:table-cell office:value-type="float" office:value="38.14" calcext:value-type="float">
            <text:p>38.14</text:p>
          </table:table-cell>
          <table:table-cell office:value-type="float" office:value="14.5581" calcext:value-type="float">
            <text:p>14.5581</text:p>
          </table:table-cell>
          <table:table-cell table:formula="of:=[.B40]/[.$B$2]" office:value-type="float" office:value="0.984233975377418" calcext:value-type="float">
            <text:p>0.984233975377418</text:p>
          </table:table-cell>
          <table:table-cell table:formula="of:=-LN([.C40])" office:value-type="float" office:value="0.0158916303399335" calcext:value-type="float">
            <text:p>0.0158916303399335</text:p>
          </table:table-cell>
        </table:table-row>
        <table:table-row table:style-name="ro1">
          <table:table-cell office:value-type="float" office:value="39.14" calcext:value-type="float">
            <text:p>39.14</text:p>
          </table:table-cell>
          <table:table-cell office:value-type="float" office:value="14.5517" calcext:value-type="float">
            <text:p>14.5517</text:p>
          </table:table-cell>
          <table:table-cell table:formula="of:=[.B41]/[.$B$2]" office:value-type="float" office:value="0.983801288595323" calcext:value-type="float">
            <text:p>0.983801288595323</text:p>
          </table:table-cell>
          <table:table-cell table:formula="of:=-LN([.C41])" office:value-type="float" office:value="0.0163313448074405" calcext:value-type="float">
            <text:p>0.0163313448074405</text:p>
          </table:table-cell>
        </table:table-row>
        <table:table-row table:style-name="ro1">
          <table:table-cell office:value-type="float" office:value="40.141" calcext:value-type="float">
            <text:p>40.141</text:p>
          </table:table-cell>
          <table:table-cell office:value-type="float" office:value="14.5446" calcext:value-type="float">
            <text:p>14.5446</text:p>
          </table:table-cell>
          <table:table-cell table:formula="of:=[.B42]/[.$B$2]" office:value-type="float" office:value="0.983321276696437" calcext:value-type="float">
            <text:p>0.983321276696437</text:p>
          </table:table-cell>
          <table:table-cell table:formula="of:=-LN([.C42])" office:value-type="float" office:value="0.0168193793782225" calcext:value-type="float">
            <text:p>0.0168193793782225</text:p>
          </table:table-cell>
        </table:table-row>
        <table:table-row table:style-name="ro1">
          <table:table-cell office:value-type="float" office:value="41.141" calcext:value-type="float">
            <text:p>41.141</text:p>
          </table:table-cell>
          <table:table-cell office:value-type="float" office:value="14.5399" calcext:value-type="float">
            <text:p>14.5399</text:p>
          </table:table-cell>
          <table:table-cell table:formula="of:=[.B43]/[.$B$2]" office:value-type="float" office:value="0.983003522340835" calcext:value-type="float">
            <text:p>0.983003522340835</text:p>
          </table:table-cell>
          <table:table-cell table:formula="of:=-LN([.C43])" office:value-type="float" office:value="0.0171425755851997" calcext:value-type="float">
            <text:p>0.0171425755851997</text:p>
          </table:table-cell>
        </table:table-row>
        <table:table-row table:style-name="ro1">
          <table:table-cell office:value-type="float" office:value="42.14" calcext:value-type="float">
            <text:p>42.14</text:p>
          </table:table-cell>
          <table:table-cell office:value-type="float" office:value="14.534" calcext:value-type="float">
            <text:p>14.534</text:p>
          </table:table-cell>
          <table:table-cell table:formula="of:=[.B44]/[.$B$2]" office:value-type="float" office:value="0.982604639213592" calcext:value-type="float">
            <text:p>0.982604639213592</text:p>
          </table:table-cell>
          <table:table-cell table:formula="of:=-LN([.C44])" office:value-type="float" office:value="0.0175484378933859" calcext:value-type="float">
            <text:p>0.0175484378933859</text:p>
          </table:table-cell>
        </table:table-row>
        <table:table-row table:style-name="ro1">
          <table:table-cell office:value-type="float" office:value="43.14" calcext:value-type="float">
            <text:p>43.14</text:p>
          </table:table-cell>
          <table:table-cell office:value-type="float" office:value="14.5252" calcext:value-type="float">
            <text:p>14.5252</text:p>
          </table:table-cell>
          <table:table-cell table:formula="of:=[.B45]/[.$B$2]" office:value-type="float" office:value="0.982009694888211" calcext:value-type="float">
            <text:p>0.982009694888211</text:p>
          </table:table-cell>
          <table:table-cell table:formula="of:=-LN([.C45])" office:value-type="float" office:value="0.018154098081485" calcext:value-type="float">
            <text:p>0.018154098081485</text:p>
          </table:table-cell>
        </table:table-row>
        <table:table-row table:style-name="ro1">
          <table:table-cell office:value-type="float" office:value="44.14" calcext:value-type="float">
            <text:p>44.14</text:p>
          </table:table-cell>
          <table:table-cell office:value-type="float" office:value="14.519" calcext:value-type="float">
            <text:p>14.519</text:p>
          </table:table-cell>
          <table:table-cell table:formula="of:=[.B46]/[.$B$2]" office:value-type="float" office:value="0.981590529568057" calcext:value-type="float">
            <text:p>0.981590529568057</text:p>
          </table:table-cell>
          <table:table-cell table:formula="of:=-LN([.C46])" office:value-type="float" office:value="0.0185810335862794" calcext:value-type="float">
            <text:p>0.0185810335862794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14.5129" calcext:value-type="float">
            <text:p>14.5129</text:p>
          </table:table-cell>
          <table:table-cell table:formula="of:=[.B47]/[.$B$2]" office:value-type="float" office:value="0.981178124978873" calcext:value-type="float">
            <text:p>0.981178124978873</text:p>
          </table:table-cell>
          <table:table-cell table:formula="of:=-LN([.C47])" office:value-type="float" office:value="0.0190012609974903" calcext:value-type="float">
            <text:p>0.0190012609974903</text:p>
          </table:table-cell>
        </table:table-row>
        <table:table-row table:style-name="ro1">
          <table:table-cell office:value-type="float" office:value="46.14" calcext:value-type="float">
            <text:p>46.14</text:p>
          </table:table-cell>
          <table:table-cell office:value-type="float" office:value="14.5058" calcext:value-type="float">
            <text:p>14.5058</text:p>
          </table:table-cell>
          <table:table-cell table:formula="of:=[.B48]/[.$B$2]" office:value-type="float" office:value="0.980698113079986" calcext:value-type="float">
            <text:p>0.980698113079986</text:p>
          </table:table-cell>
          <table:table-cell table:formula="of:=-LN([.C48])" office:value-type="float" office:value="0.0194906006399744" calcext:value-type="float">
            <text:p>0.0194906006399744</text:p>
          </table:table-cell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float" office:value="14.4995" calcext:value-type="float">
            <text:p>14.4995</text:p>
          </table:table-cell>
          <table:table-cell table:formula="of:=[.B49]/[.$B$2]" office:value-type="float" office:value="0.980272187028862" calcext:value-type="float">
            <text:p>0.980272187028862</text:p>
          </table:table-cell>
          <table:table-cell table:formula="of:=-LN([.C49])" office:value-type="float" office:value="0.0199250040144661" calcext:value-type="float">
            <text:p>0.0199250040144661</text:p>
          </table:table-cell>
        </table:table-row>
        <table:table-row table:style-name="ro1">
          <table:table-cell office:value-type="float" office:value="48.141" calcext:value-type="float">
            <text:p>48.141</text:p>
          </table:table-cell>
          <table:table-cell office:value-type="float" office:value="14.4932" calcext:value-type="float">
            <text:p>14.4932</text:p>
          </table:table-cell>
          <table:table-cell table:formula="of:=[.B50]/[.$B$2]" office:value-type="float" office:value="0.979846260977737" calcext:value-type="float">
            <text:p>0.979846260977737</text:p>
          </table:table-cell>
          <table:table-cell table:formula="of:=-LN([.C50])" office:value-type="float" office:value="0.0203595961772626" calcext:value-type="float">
            <text:p>0.0203595961772626</text:p>
          </table:table-cell>
        </table:table-row>
        <table:table-row table:style-name="ro1">
          <table:table-cell office:value-type="float" office:value="49.141" calcext:value-type="float">
            <text:p>49.141</text:p>
          </table:table-cell>
          <table:table-cell office:value-type="float" office:value="14.4863" calcext:value-type="float">
            <text:p>14.4863</text:p>
          </table:table-cell>
          <table:table-cell table:formula="of:=[.B51]/[.$B$2]" office:value-type="float" office:value="0.979379770540791" calcext:value-type="float">
            <text:p>0.979379770540791</text:p>
          </table:table-cell>
          <table:table-cell table:formula="of:=-LN([.C51])" office:value-type="float" office:value="0.0208357948784405" calcext:value-type="float">
            <text:p>0.0208357948784405</text:p>
          </table:table-cell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float" office:value="14.4805" calcext:value-type="float">
            <text:p>14.4805</text:p>
          </table:table-cell>
          <table:table-cell table:formula="of:=[.B52]/[.$B$2]" office:value-type="float" office:value="0.978987648144517" calcext:value-type="float">
            <text:p>0.978987648144517</text:p>
          </table:table-cell>
          <table:table-cell table:formula="of:=-LN([.C52])" office:value-type="float" office:value="0.0212362533396796" calcext:value-type="float">
            <text:p>0.0212362533396796</text:p>
          </table:table-cell>
        </table:table-row>
        <table:table-row table:style-name="ro1">
          <table:table-cell office:value-type="float" office:value="51.141" calcext:value-type="float">
            <text:p>51.141</text:p>
          </table:table-cell>
          <table:table-cell office:value-type="float" office:value="14.4733" calcext:value-type="float">
            <text:p>14.4733</text:p>
          </table:table-cell>
          <table:table-cell table:formula="of:=[.B53]/[.$B$2]" office:value-type="float" office:value="0.978500875514661" calcext:value-type="float">
            <text:p>0.978500875514661</text:p>
          </table:table-cell>
          <table:table-cell table:formula="of:=-LN([.C53])" office:value-type="float" office:value="0.0217335973945815" calcext:value-type="float">
            <text:p>0.0217335973945815</text:p>
          </table:table-cell>
        </table:table-row>
        <table:table-row table:style-name="ro1">
          <table:table-cell office:value-type="float" office:value="52.14" calcext:value-type="float">
            <text:p>52.14</text:p>
          </table:table-cell>
          <table:table-cell office:value-type="float" office:value="14.4672" calcext:value-type="float">
            <text:p>14.4672</text:p>
          </table:table-cell>
          <table:table-cell table:formula="of:=[.B54]/[.$B$2]" office:value-type="float" office:value="0.978088470925477" calcext:value-type="float">
            <text:p>0.978088470925477</text:p>
          </table:table-cell>
          <table:table-cell table:formula="of:=-LN([.C54])" office:value-type="float" office:value="0.0221551519696811" calcext:value-type="float">
            <text:p>0.0221551519696811</text:p>
          </table:table-cell>
        </table:table-row>
        <table:table-row table:style-name="ro1">
          <table:table-cell office:value-type="float" office:value="53.14" calcext:value-type="float">
            <text:p>53.14</text:p>
          </table:table-cell>
          <table:table-cell office:value-type="float" office:value="14.4604" calcext:value-type="float">
            <text:p>14.4604</text:p>
          </table:table-cell>
          <table:table-cell table:formula="of:=[.B55]/[.$B$2]" office:value-type="float" office:value="0.977628741219501" calcext:value-type="float">
            <text:p>0.977628741219501</text:p>
          </table:table-cell>
          <table:table-cell table:formula="of:=-LN([.C55])" office:value-type="float" office:value="0.0226252912225227" calcext:value-type="float">
            <text:p>0.0226252912225227</text:p>
          </table:table-cell>
        </table:table-row>
        <table:table-row table:style-name="ro1">
          <table:table-cell office:value-type="float" office:value="54.141" calcext:value-type="float">
            <text:p>54.141</text:p>
          </table:table-cell>
          <table:table-cell office:value-type="float" office:value="14.4537" calcext:value-type="float">
            <text:p>14.4537</text:p>
          </table:table-cell>
          <table:table-cell table:formula="of:=[.B56]/[.$B$2]" office:value-type="float" office:value="0.977175772244495" calcext:value-type="float">
            <text:p>0.977175772244495</text:p>
          </table:table-cell>
          <table:table-cell table:formula="of:=-LN([.C56])" office:value-type="float" office:value="0.0230887329426468" calcext:value-type="float">
            <text:p>0.0230887329426468</text:p>
          </table:table-cell>
        </table:table-row>
        <table:table-row table:style-name="ro1">
          <table:table-cell office:value-type="float" office:value="55.14" calcext:value-type="float">
            <text:p>55.14</text:p>
          </table:table-cell>
          <table:table-cell office:value-type="float" office:value="14.4477" calcext:value-type="float">
            <text:p>14.4477</text:p>
          </table:table-cell>
          <table:table-cell table:formula="of:=[.B57]/[.$B$2]" office:value-type="float" office:value="0.976770128386281" calcext:value-type="float">
            <text:p>0.976770128386281</text:p>
          </table:table-cell>
          <table:table-cell table:formula="of:=-LN([.C57])" office:value-type="float" office:value="0.0235039377483792" calcext:value-type="float">
            <text:p>0.0235039377483792</text:p>
          </table:table-cell>
        </table:table-row>
        <table:table-row table:style-name="ro1">
          <table:table-cell office:value-type="float" office:value="56.14" calcext:value-type="float">
            <text:p>56.14</text:p>
          </table:table-cell>
          <table:table-cell office:value-type="float" office:value="14.4409" calcext:value-type="float">
            <text:p>14.4409</text:p>
          </table:table-cell>
          <table:table-cell table:formula="of:=[.B58]/[.$B$2]" office:value-type="float" office:value="0.976310398680305" calcext:value-type="float">
            <text:p>0.976310398680305</text:p>
          </table:table-cell>
          <table:table-cell table:formula="of:=-LN([.C58])" office:value-type="float" office:value="0.0239747116955825" calcext:value-type="float">
            <text:p>0.0239747116955825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14.4355" calcext:value-type="float">
            <text:p>14.4355</text:p>
          </table:table-cell>
          <table:table-cell table:formula="of:=[.B59]/[.$B$2]" office:value-type="float" office:value="0.975945319207913" calcext:value-type="float">
            <text:p>0.975945319207913</text:p>
          </table:table-cell>
          <table:table-cell table:formula="of:=-LN([.C59])" office:value-type="float" office:value="0.0243487195402548" calcext:value-type="float">
            <text:p>0.0243487195402548</text:p>
          </table:table-cell>
        </table:table-row>
        <table:table-row table:style-name="ro1">
          <table:table-cell office:value-type="float" office:value="58.141" calcext:value-type="float">
            <text:p>58.141</text:p>
          </table:table-cell>
          <table:table-cell office:value-type="float" office:value="14.4283" calcext:value-type="float">
            <text:p>14.4283</text:p>
          </table:table-cell>
          <table:table-cell table:formula="of:=[.B60]/[.$B$2]" office:value-type="float" office:value="0.975458546578056" calcext:value-type="float">
            <text:p>0.975458546578056</text:p>
          </table:table-cell>
          <table:table-cell table:formula="of:=-LN([.C60])" office:value-type="float" office:value="0.0248476143600177" calcext:value-type="float">
            <text:p>0.0248476143600177</text:p>
          </table:table-cell>
        </table:table-row>
        <table:table-row table:style-name="ro1">
          <table:table-cell office:value-type="float" office:value="59.14" calcext:value-type="float">
            <text:p>59.14</text:p>
          </table:table-cell>
          <table:table-cell office:value-type="float" office:value="14.4218" calcext:value-type="float">
            <text:p>14.4218</text:p>
          </table:table-cell>
          <table:table-cell table:formula="of:=[.B61]/[.$B$2]" office:value-type="float" office:value="0.975019099064991" calcext:value-type="float">
            <text:p>0.975019099064991</text:p>
          </table:table-cell>
          <table:table-cell table:formula="of:=-LN([.C61])" office:value-type="float" office:value="0.0252982193915416" calcext:value-type="float">
            <text:p>0.0252982193915416</text:p>
          </table:table-cell>
        </table:table-row>
        <table:table-row table:style-name="ro1">
          <table:table-cell office:value-type="float" office:value="60.14" calcext:value-type="float">
            <text:p>60.14</text:p>
          </table:table-cell>
          <table:table-cell office:value-type="float" office:value="14.4147" calcext:value-type="float">
            <text:p>14.4147</text:p>
          </table:table-cell>
          <table:table-cell table:formula="of:=[.B62]/[.$B$2]" office:value-type="float" office:value="0.974539087166104" calcext:value-type="float">
            <text:p>0.974539087166104</text:p>
          </table:table-cell>
          <table:table-cell table:formula="of:=-LN([.C62])" office:value-type="float" office:value="0.0257906508685566" calcext:value-type="float">
            <text:p>0.0257906508685566</text:p>
          </table:table-cell>
        </table:table-row>
        <table:table-row table:style-name="ro1">
          <table:table-cell office:value-type="float" office:value="61.14" calcext:value-type="float">
            <text:p>61.14</text:p>
          </table:table-cell>
          <table:table-cell office:value-type="float" office:value="14.4083" calcext:value-type="float">
            <text:p>14.4083</text:p>
          </table:table-cell>
          <table:table-cell table:formula="of:=[.B63]/[.$B$2]" office:value-type="float" office:value="0.97410640038401" calcext:value-type="float">
            <text:p>0.97410640038401</text:p>
          </table:table-cell>
          <table:table-cell table:formula="of:=-LN([.C63])" office:value-type="float" office:value="0.0262347406652594" calcext:value-type="float">
            <text:p>0.0262347406652594</text:p>
          </table:table-cell>
        </table:table-row>
        <table:table-row table:style-name="ro1">
          <table:table-cell office:value-type="float" office:value="62.14" calcext:value-type="float">
            <text:p>62.14</text:p>
          </table:table-cell>
          <table:table-cell office:value-type="float" office:value="14.4022" calcext:value-type="float">
            <text:p>14.4022</text:p>
          </table:table-cell>
          <table:table-cell table:formula="of:=[.B64]/[.$B$2]" office:value-type="float" office:value="0.973693995794825" calcext:value-type="float">
            <text:p>0.973693995794825</text:p>
          </table:table-cell>
          <table:table-cell table:formula="of:=-LN([.C64])" office:value-type="float" office:value="0.0266581973974335" calcext:value-type="float">
            <text:p>0.0266581973974335</text:p>
          </table:table-cell>
        </table:table-row>
        <table:table-row table:style-name="ro1">
          <table:table-cell office:value-type="float" office:value="63.14" calcext:value-type="float">
            <text:p>63.14</text:p>
          </table:table-cell>
          <table:table-cell office:value-type="float" office:value="14.3955" calcext:value-type="float">
            <text:p>14.3955</text:p>
          </table:table-cell>
          <table:table-cell table:formula="of:=[.B65]/[.$B$2]" office:value-type="float" office:value="0.97324102681982" calcext:value-type="float">
            <text:p>0.97324102681982</text:p>
          </table:table-cell>
          <table:table-cell table:formula="of:=-LN([.C65])" office:value-type="float" office:value="0.027123512344175" calcext:value-type="float">
            <text:p>0.027123512344175</text:p>
          </table:table-cell>
        </table:table-row>
        <table:table-row table:style-name="ro1">
          <table:table-cell office:value-type="float" office:value="64.14" calcext:value-type="float">
            <text:p>64.14</text:p>
          </table:table-cell>
          <table:table-cell office:value-type="float" office:value="14.389" calcext:value-type="float">
            <text:p>14.389</text:p>
          </table:table-cell>
          <table:table-cell table:formula="of:=[.B66]/[.$B$2]" office:value-type="float" office:value="0.972801579306755" calcext:value-type="float">
            <text:p>0.972801579306755</text:p>
          </table:table-cell>
          <table:table-cell table:formula="of:=-LN([.C66])" office:value-type="float" office:value="0.0275751443065496" calcext:value-type="float">
            <text:p>0.0275751443065496</text:p>
          </table:table-cell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4.3832" calcext:value-type="float">
            <text:p>14.3832</text:p>
          </table:table-cell>
          <table:table-cell table:formula="of:=[.B67]/[.$B$2]" office:value-type="float" office:value="0.972409456910481" calcext:value-type="float">
            <text:p>0.972409456910481</text:p>
          </table:table-cell>
          <table:table-cell table:formula="of:=-LN([.C67])" office:value-type="float" office:value="0.0279783112578819" calcext:value-type="float">
            <text:p>0.0279783112578819</text:p>
          </table:table-cell>
        </table:table-row>
        <table:table-row table:style-name="ro1">
          <table:table-cell office:value-type="float" office:value="66.14" calcext:value-type="float">
            <text:p>66.14</text:p>
          </table:table-cell>
          <table:table-cell office:value-type="float" office:value="14.3761" calcext:value-type="float">
            <text:p>14.3761</text:p>
          </table:table-cell>
          <table:table-cell table:formula="of:=[.B68]/[.$B$2]" office:value-type="float" office:value="0.971929445011595" calcext:value-type="float">
            <text:p>0.971929445011595</text:p>
          </table:table-cell>
          <table:table-cell table:formula="of:=-LN([.C68])" office:value-type="float" office:value="0.0284720645929245" calcext:value-type="float">
            <text:p>0.0284720645929245</text:p>
          </table:table-cell>
        </table:table-row>
        <table:table-row table:style-name="ro1">
          <table:table-cell office:value-type="float" office:value="67.14" calcext:value-type="float">
            <text:p>67.14</text:p>
          </table:table-cell>
          <table:table-cell office:value-type="float" office:value="14.3698" calcext:value-type="float">
            <text:p>14.3698</text:p>
          </table:table-cell>
          <table:table-cell table:formula="of:=[.B69]/[.$B$2]" office:value-type="float" office:value="0.97150351896047" calcext:value-type="float">
            <text:p>0.97150351896047</text:p>
          </table:table-cell>
          <table:table-cell table:formula="of:=-LN([.C69])" office:value-type="float" office:value="0.0289103879782327" calcext:value-type="float">
            <text:p>0.0289103879782327</text:p>
          </table:table-cell>
        </table:table-row>
        <table:table-row table:style-name="ro1">
          <table:table-cell office:value-type="float" office:value="68.141" calcext:value-type="float">
            <text:p>68.141</text:p>
          </table:table-cell>
          <table:table-cell office:value-type="float" office:value="14.3629" calcext:value-type="float">
            <text:p>14.3629</text:p>
          </table:table-cell>
          <table:table-cell table:formula="of:=[.B70]/[.$B$2]" office:value-type="float" office:value="0.971037028523524" calcext:value-type="float">
            <text:p>0.971037028523524</text:p>
          </table:table-cell>
          <table:table-cell table:formula="of:=-LN([.C70])" office:value-type="float" office:value="0.0293906769961559" calcext:value-type="float">
            <text:p>0.0293906769961559</text:p>
          </table:table-cell>
        </table:table-row>
        <table:table-row table:style-name="ro1">
          <table:table-cell office:value-type="float" office:value="69.14" calcext:value-type="float">
            <text:p>69.14</text:p>
          </table:table-cell>
          <table:table-cell office:value-type="float" office:value="14.3569" calcext:value-type="float">
            <text:p>14.3569</text:p>
          </table:table-cell>
          <table:table-cell table:formula="of:=[.B71]/[.$B$2]" office:value-type="float" office:value="0.97063138466531" calcext:value-type="float">
            <text:p>0.97063138466531</text:p>
          </table:table-cell>
          <table:table-cell table:formula="of:=-LN([.C71])" office:value-type="float" office:value="0.029808507209966" calcext:value-type="float">
            <text:p>0.029808507209966</text:p>
          </table:table-cell>
        </table:table-row>
        <table:table-row table:style-name="ro1">
          <table:table-cell office:value-type="float" office:value="70.14" calcext:value-type="float">
            <text:p>70.14</text:p>
          </table:table-cell>
          <table:table-cell office:value-type="float" office:value="14.3504" calcext:value-type="float">
            <text:p>14.3504</text:p>
          </table:table-cell>
          <table:table-cell table:formula="of:=[.B72]/[.$B$2]" office:value-type="float" office:value="0.970191937152245" calcext:value-type="float">
            <text:p>0.970191937152245</text:p>
          </table:table-cell>
          <table:table-cell table:formula="of:=-LN([.C72])" office:value-type="float" office:value="0.0302613537062285" calcext:value-type="float">
            <text:p>0.0302613537062285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float" office:value="14.3443" calcext:value-type="float">
            <text:p>14.3443</text:p>
          </table:table-cell>
          <table:table-cell table:formula="of:=[.B73]/[.$B$2]" office:value-type="float" office:value="0.969779532563061" calcext:value-type="float">
            <text:p>0.969779532563061</text:p>
          </table:table-cell>
          <table:table-cell table:formula="of:=-LN([.C73])" office:value-type="float" office:value="0.0306865193355529" calcext:value-type="float">
            <text:p>0.0306865193355529</text:p>
          </table:table-cell>
        </table:table-row>
        <table:table-row table:style-name="ro1">
          <table:table-cell office:value-type="float" office:value="72.14" calcext:value-type="float">
            <text:p>72.14</text:p>
          </table:table-cell>
          <table:table-cell office:value-type="float" office:value="14.3374" calcext:value-type="float">
            <text:p>14.3374</text:p>
          </table:table-cell>
          <table:table-cell table:formula="of:=[.B74]/[.$B$2]" office:value-type="float" office:value="0.969313042126115" calcext:value-type="float">
            <text:p>0.969313042126115</text:p>
          </table:table-cell>
          <table:table-cell table:formula="of:=-LN([.C74])" office:value-type="float" office:value="0.0311676623733166" calcext:value-type="float">
            <text:p>0.0311676623733166</text:p>
          </table:table-cell>
        </table:table-row>
        <table:table-row table:style-name="ro1">
          <table:table-cell office:value-type="float" office:value="73.141" calcext:value-type="float">
            <text:p>73.141</text:p>
          </table:table-cell>
          <table:table-cell office:value-type="float" office:value="14.3325" calcext:value-type="float">
            <text:p>14.3325</text:p>
          </table:table-cell>
          <table:table-cell table:formula="of:=[.B75]/[.$B$2]" office:value-type="float" office:value="0.968981766308573" calcext:value-type="float">
            <text:p>0.968981766308573</text:p>
          </table:table-cell>
          <table:table-cell table:formula="of:=-LN([.C75])" office:value-type="float" office:value="0.0315094842874294" calcext:value-type="float">
            <text:p>0.0315094842874294</text:p>
          </table:table-cell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4.3256" calcext:value-type="float">
            <text:p>14.3256</text:p>
          </table:table-cell>
          <table:table-cell table:formula="of:=[.B76]/[.$B$2]" office:value-type="float" office:value="0.968515275871627" calcext:value-type="float">
            <text:p>0.968515275871627</text:p>
          </table:table-cell>
          <table:table-cell table:formula="of:=-LN([.C76])" office:value-type="float" office:value="0.0319910235474174" calcext:value-type="float">
            <text:p>0.0319910235474174</text:p>
          </table:table-cell>
        </table:table-row>
        <table:table-row table:style-name="ro1">
          <table:table-cell office:value-type="float" office:value="75.141" calcext:value-type="float">
            <text:p>75.141</text:p>
          </table:table-cell>
          <table:table-cell office:value-type="float" office:value="14.3189" calcext:value-type="float">
            <text:p>14.3189</text:p>
          </table:table-cell>
          <table:table-cell table:formula="of:=[.B77]/[.$B$2]" office:value-type="float" office:value="0.968062306896622" calcext:value-type="float">
            <text:p>0.968062306896622</text:p>
          </table:table-cell>
          <table:table-cell table:formula="of:=-LN([.C77])" office:value-type="float" office:value="0.0324588271482612" calcext:value-type="float">
            <text:p>0.0324588271482612</text:p>
          </table:table-cell>
        </table:table-row>
        <table:table-row table:style-name="ro1">
          <table:table-cell office:value-type="float" office:value="76.14" calcext:value-type="float">
            <text:p>76.14</text:p>
          </table:table-cell>
          <table:table-cell office:value-type="float" office:value="14.3124" calcext:value-type="float">
            <text:p>14.3124</text:p>
          </table:table-cell>
          <table:table-cell table:formula="of:=[.B78]/[.$B$2]" office:value-type="float" office:value="0.967622859383557" calcext:value-type="float">
            <text:p>0.967622859383557</text:p>
          </table:table-cell>
          <table:table-cell table:formula="of:=-LN([.C78])" office:value-type="float" office:value="0.0329128756973434" calcext:value-type="float">
            <text:p>0.0329128756973434</text:p>
          </table:table-cell>
        </table:table-row>
        <table:table-row table:style-name="ro1">
          <table:table-cell office:value-type="float" office:value="77.14" calcext:value-type="float">
            <text:p>77.14</text:p>
          </table:table-cell>
          <table:table-cell office:value-type="float" office:value="14.3056" calcext:value-type="float">
            <text:p>14.3056</text:p>
          </table:table-cell>
          <table:table-cell table:formula="of:=[.B79]/[.$B$2]" office:value-type="float" office:value="0.967163129677581" calcext:value-type="float">
            <text:p>0.967163129677581</text:p>
          </table:table-cell>
          <table:table-cell table:formula="of:=-LN([.C79])" office:value-type="float" office:value="0.0333881010889135" calcext:value-type="float">
            <text:p>0.0333881010889135</text:p>
          </table:table-cell>
        </table:table-row>
        <table:table-row table:style-name="ro1">
          <table:table-cell office:value-type="float" office:value="78.14" calcext:value-type="float">
            <text:p>78.14</text:p>
          </table:table-cell>
          <table:table-cell office:value-type="float" office:value="14.3002" calcext:value-type="float">
            <text:p>14.3002</text:p>
          </table:table-cell>
          <table:table-cell table:formula="of:=[.B80]/[.$B$2]" office:value-type="float" office:value="0.966798050205188" calcext:value-type="float">
            <text:p>0.966798050205188</text:p>
          </table:table-cell>
          <table:table-cell table:formula="of:=-LN([.C80])" office:value-type="float" office:value="0.0337656469057858" calcext:value-type="float">
            <text:p>0.0337656469057858</text:p>
          </table:table-cell>
        </table:table-row>
        <table:table-row table:style-name="ro1">
          <table:table-cell office:value-type="float" office:value="79.141" calcext:value-type="float">
            <text:p>79.141</text:p>
          </table:table-cell>
          <table:table-cell office:value-type="float" office:value="14.2936" calcext:value-type="float">
            <text:p>14.2936</text:p>
          </table:table-cell>
          <table:table-cell table:formula="of:=[.B81]/[.$B$2]" office:value-type="float" office:value="0.966351841961153" calcext:value-type="float">
            <text:p>0.966351841961153</text:p>
          </table:table-cell>
          <table:table-cell table:formula="of:=-LN([.C81])" office:value-type="float" office:value="0.0342272854510097" calcext:value-type="float">
            <text:p>0.0342272854510097</text:p>
          </table:table-cell>
        </table:table-row>
        <table:table-row table:style-name="ro1">
          <table:table-cell office:value-type="float" office:value="80.14" calcext:value-type="float">
            <text:p>80.14</text:p>
          </table:table-cell>
          <table:table-cell office:value-type="float" office:value="14.2883" calcext:value-type="float">
            <text:p>14.2883</text:p>
          </table:table-cell>
          <table:table-cell table:formula="of:=[.B82]/[.$B$2]" office:value-type="float" office:value="0.965993523219731" calcext:value-type="float">
            <text:p>0.965993523219731</text:p>
          </table:table-cell>
          <table:table-cell table:formula="of:=-LN([.C82])" office:value-type="float" office:value="0.0345981495335757" calcext:value-type="float">
            <text:p>0.0345981495335757</text:p>
          </table:table-cell>
        </table:table-row>
        <table:table-row table:style-name="ro1">
          <table:table-cell office:value-type="float" office:value="81.141" calcext:value-type="float">
            <text:p>81.141</text:p>
          </table:table-cell>
          <table:table-cell office:value-type="float" office:value="14.2832" calcext:value-type="float">
            <text:p>14.2832</text:p>
          </table:table-cell>
          <table:table-cell table:formula="of:=[.B83]/[.$B$2]" office:value-type="float" office:value="0.965648725940249" calcext:value-type="float">
            <text:p>0.965648725940249</text:p>
          </table:table-cell>
          <table:table-cell table:formula="of:=-LN([.C83])" office:value-type="float" office:value="0.0349551486448695" calcext:value-type="float">
            <text:p>0.0349551486448695</text:p>
          </table:table-cell>
        </table:table-row>
        <table:table-row table:style-name="ro1">
          <table:table-cell office:value-type="float" office:value="82.141" calcext:value-type="float">
            <text:p>82.141</text:p>
          </table:table-cell>
          <table:table-cell office:value-type="float" office:value="14.2761" calcext:value-type="float">
            <text:p>14.2761</text:p>
          </table:table-cell>
          <table:table-cell table:formula="of:=[.B84]/[.$B$2]" office:value-type="float" office:value="0.965168714041362" calcext:value-type="float">
            <text:p>0.965168714041362</text:p>
          </table:table-cell>
          <table:table-cell table:formula="of:=-LN([.C84])" office:value-type="float" office:value="0.0354523597212104" calcext:value-type="float">
            <text:p>0.0354523597212104</text:p>
          </table:table-cell>
        </table:table-row>
        <table:table-row table:style-name="ro1">
          <table:table-cell office:value-type="float" office:value="83.14" calcext:value-type="float">
            <text:p>83.14</text:p>
          </table:table-cell>
          <table:table-cell office:value-type="float" office:value="14.2703" calcext:value-type="float">
            <text:p>14.2703</text:p>
          </table:table-cell>
          <table:table-cell table:formula="of:=[.B85]/[.$B$2]" office:value-type="float" office:value="0.964776591645089" calcext:value-type="float">
            <text:p>0.964776591645089</text:p>
          </table:table-cell>
          <table:table-cell table:formula="of:=-LN([.C85])" office:value-type="float" office:value="0.0358587156946298" calcext:value-type="float">
            <text:p>0.0358587156946298</text:p>
          </table:table-cell>
        </table:table-row>
        <table:table-row table:style-name="ro1">
          <table:table-cell office:value-type="float" office:value="84.14" calcext:value-type="float">
            <text:p>84.14</text:p>
          </table:table-cell>
          <table:table-cell office:value-type="float" office:value="14.2614" calcext:value-type="float">
            <text:p>14.2614</text:p>
          </table:table-cell>
          <table:table-cell table:formula="of:=[.B86]/[.$B$2]" office:value-type="float" office:value="0.964174886588738" calcext:value-type="float">
            <text:p>0.964174886588738</text:p>
          </table:table-cell>
          <table:table-cell table:formula="of:=-LN([.C86])" office:value-type="float" office:value="0.0364825832026063" calcext:value-type="float">
            <text:p>0.0364825832026063</text:p>
          </table:table-cell>
        </table:table-row>
        <table:table-row table:style-name="ro1">
          <table:table-cell office:value-type="float" office:value="85.14" calcext:value-type="float">
            <text:p>85.14</text:p>
          </table:table-cell>
          <table:table-cell office:value-type="float" office:value="14.254" calcext:value-type="float">
            <text:p>14.254</text:p>
          </table:table-cell>
          <table:table-cell table:formula="of:=[.B87]/[.$B$2]" office:value-type="float" office:value="0.963674592496941" calcext:value-type="float">
            <text:p>0.963674592496941</text:p>
          </table:table-cell>
          <table:table-cell table:formula="of:=-LN([.C87])" office:value-type="float" office:value="0.0370016010081511" calcext:value-type="float">
            <text:p>0.0370016010081511</text:p>
          </table:table-cell>
        </table:table-row>
        <table:table-row table:style-name="ro1">
          <table:table-cell office:value-type="float" office:value="86.14" calcext:value-type="float">
            <text:p>86.14</text:p>
          </table:table-cell>
          <table:table-cell office:value-type="float" office:value="14.2501" calcext:value-type="float">
            <text:p>14.2501</text:p>
          </table:table-cell>
          <table:table-cell table:formula="of:=[.B88]/[.$B$2]" office:value-type="float" office:value="0.963410923989102" calcext:value-type="float">
            <text:p>0.963410923989102</text:p>
          </table:table-cell>
          <table:table-cell table:formula="of:=-LN([.C88])" office:value-type="float" office:value="0.0372752458539338" calcext:value-type="float">
            <text:p>0.0372752458539338</text:p>
          </table:table-cell>
        </table:table-row>
        <table:table-row table:style-name="ro1">
          <table:table-cell office:value-type="float" office:value="87.14" calcext:value-type="float">
            <text:p>87.14</text:p>
          </table:table-cell>
          <table:table-cell office:value-type="float" office:value="14.2442" calcext:value-type="float">
            <text:p>14.2442</text:p>
          </table:table-cell>
          <table:table-cell table:formula="of:=[.B89]/[.$B$2]" office:value-type="float" office:value="0.963012040861858" calcext:value-type="float">
            <text:p>0.963012040861858</text:p>
          </table:table-cell>
          <table:table-cell table:formula="of:=-LN([.C89])" office:value-type="float" office:value="0.0376893637711535" calcext:value-type="float">
            <text:p>0.0376893637711535</text:p>
          </table:table-cell>
        </table:table-row>
        <table:table-row table:style-name="ro1">
          <table:table-cell office:value-type="float" office:value="88.14" calcext:value-type="float">
            <text:p>88.14</text:p>
          </table:table-cell>
          <table:table-cell office:value-type="float" office:value="14.2389" calcext:value-type="float">
            <text:p>14.2389</text:p>
          </table:table-cell>
          <table:table-cell table:formula="of:=[.B90]/[.$B$2]" office:value-type="float" office:value="0.962653722120436" calcext:value-type="float">
            <text:p>0.962653722120436</text:p>
          </table:table-cell>
          <table:table-cell table:formula="of:=-LN([.C90])" office:value-type="float" office:value="0.0380615142787296" calcext:value-type="float">
            <text:p>0.0380615142787296</text:p>
          </table:table-cell>
        </table:table-row>
        <table:table-row table:style-name="ro1">
          <table:table-cell office:value-type="float" office:value="89.141" calcext:value-type="float">
            <text:p>89.141</text:p>
          </table:table-cell>
          <table:table-cell office:value-type="float" office:value="14.2333" calcext:value-type="float">
            <text:p>14.2333</text:p>
          </table:table-cell>
          <table:table-cell table:formula="of:=[.B91]/[.$B$2]" office:value-type="float" office:value="0.962275121186103" calcext:value-type="float">
            <text:p>0.962275121186103</text:p>
          </table:table-cell>
          <table:table-cell table:formula="of:=-LN([.C91])" office:value-type="float" office:value="0.0384548804444779" calcext:value-type="float">
            <text:p>0.0384548804444779</text:p>
          </table:table-cell>
        </table:table-row>
        <table:table-row table:style-name="ro1">
          <table:table-cell office:value-type="float" office:value="90.141" calcext:value-type="float">
            <text:p>90.141</text:p>
          </table:table-cell>
          <table:table-cell office:value-type="float" office:value="14.2261" calcext:value-type="float">
            <text:p>14.2261</text:p>
          </table:table-cell>
          <table:table-cell table:formula="of:=[.B92]/[.$B$2]" office:value-type="float" office:value="0.961788348556246" calcext:value-type="float">
            <text:p>0.961788348556246</text:p>
          </table:table-cell>
          <table:table-cell table:formula="of:=-LN([.C92])" office:value-type="float" office:value="0.0389608644183924" calcext:value-type="float">
            <text:p>0.0389608644183924</text:p>
          </table:table-cell>
        </table:table-row>
        <table:table-row table:style-name="ro1">
          <table:table-cell office:value-type="float" office:value="91.14" calcext:value-type="float">
            <text:p>91.14</text:p>
          </table:table-cell>
          <table:table-cell office:value-type="float" office:value="14.2209" calcext:value-type="float">
            <text:p>14.2209</text:p>
          </table:table-cell>
          <table:table-cell table:formula="of:=[.B93]/[.$B$2]" office:value-type="float" office:value="0.961436790545794" calcext:value-type="float">
            <text:p>0.961436790545794</text:p>
          </table:table-cell>
          <table:table-cell table:formula="of:=-LN([.C93])" office:value-type="float" office:value="0.0393264565762943" calcext:value-type="float">
            <text:p>0.0393264565762943</text:p>
          </table:table-cell>
        </table:table-row>
        <table:table-row table:style-name="ro1">
          <table:table-cell office:value-type="float" office:value="92.14" calcext:value-type="float">
            <text:p>92.14</text:p>
          </table:table-cell>
          <table:table-cell office:value-type="float" office:value="14.2141" calcext:value-type="float">
            <text:p>14.2141</text:p>
          </table:table-cell>
          <table:table-cell table:formula="of:=[.B94]/[.$B$2]" office:value-type="float" office:value="0.960977060839818" calcext:value-type="float">
            <text:p>0.960977060839818</text:p>
          </table:table-cell>
          <table:table-cell table:formula="of:=-LN([.C94])" office:value-type="float" office:value="0.0398047403905816" calcext:value-type="float">
            <text:p>0.0398047403905816</text:p>
          </table:table-cell>
        </table:table-row>
        <table:table-row table:style-name="ro1">
          <table:table-cell office:value-type="float" office:value="93.14" calcext:value-type="float">
            <text:p>93.14</text:p>
          </table:table-cell>
          <table:table-cell office:value-type="float" office:value="14.2082" calcext:value-type="float">
            <text:p>14.2082</text:p>
          </table:table-cell>
          <table:table-cell table:formula="of:=[.B95]/[.$B$2]" office:value-type="float" office:value="0.960578177712574" calcext:value-type="float">
            <text:p>0.960578177712574</text:p>
          </table:table-cell>
          <table:table-cell table:formula="of:=-LN([.C95])" office:value-type="float" office:value="0.0402199073605134" calcext:value-type="float">
            <text:p>0.0402199073605134</text:p>
          </table:table-cell>
        </table:table-row>
        <table:table-row table:style-name="ro1">
          <table:table-cell office:value-type="float" office:value="94.14" calcext:value-type="float">
            <text:p>94.14</text:p>
          </table:table-cell>
          <table:table-cell office:value-type="float" office:value="14.203" calcext:value-type="float">
            <text:p>14.203</text:p>
          </table:table-cell>
          <table:table-cell table:formula="of:=[.B96]/[.$B$2]" office:value-type="float" office:value="0.960226619702122" calcext:value-type="float">
            <text:p>0.960226619702122</text:p>
          </table:table-cell>
          <table:table-cell table:formula="of:=-LN([.C96])" office:value-type="float" office:value="0.0405859601888391" calcext:value-type="float">
            <text:p>0.0405859601888391</text:p>
          </table:table-cell>
        </table:table-row>
        <table:table-row table:style-name="ro1">
          <table:table-cell office:value-type="float" office:value="95.14" calcext:value-type="float">
            <text:p>95.14</text:p>
          </table:table-cell>
          <table:table-cell office:value-type="float" office:value="14.1962" calcext:value-type="float">
            <text:p>14.1962</text:p>
          </table:table-cell>
          <table:table-cell table:formula="of:=[.B97]/[.$B$2]" office:value-type="float" office:value="0.959766889996146" calcext:value-type="float">
            <text:p>0.959766889996146</text:p>
          </table:table-cell>
          <table:table-cell table:formula="of:=-LN([.C97])" office:value-type="float" office:value="0.0410648469271948" calcext:value-type="float">
            <text:p>0.0410648469271948</text:p>
          </table:table-cell>
        </table:table-row>
        <table:table-row table:style-name="ro1">
          <table:table-cell office:value-type="float" office:value="96.14" calcext:value-type="float">
            <text:p>96.14</text:p>
          </table:table-cell>
          <table:table-cell office:value-type="float" office:value="14.19" calcext:value-type="float">
            <text:p>14.19</text:p>
          </table:table-cell>
          <table:table-cell table:formula="of:=[.B98]/[.$B$2]" office:value-type="float" office:value="0.959347724675992" calcext:value-type="float">
            <text:p>0.959347724675992</text:p>
          </table:table-cell>
          <table:table-cell table:formula="of:=-LN([.C98])" office:value-type="float" office:value="0.0415016789158788" calcext:value-type="float">
            <text:p>0.0415016789158788</text:p>
          </table:table-cell>
        </table:table-row>
        <table:table-row table:style-name="ro1">
          <table:table-cell office:value-type="float" office:value="97.14" calcext:value-type="float">
            <text:p>97.14</text:p>
          </table:table-cell>
          <table:table-cell office:value-type="float" office:value="14.1854" calcext:value-type="float">
            <text:p>14.1854</text:p>
          </table:table-cell>
          <table:table-cell table:formula="of:=[.B99]/[.$B$2]" office:value-type="float" office:value="0.959036731051361" calcext:value-type="float">
            <text:p>0.959036731051361</text:p>
          </table:table-cell>
          <table:table-cell table:formula="of:=-LN([.C99])" office:value-type="float" office:value="0.0418259034230433" calcext:value-type="float">
            <text:p>0.0418259034230433</text:p>
          </table:table-cell>
        </table:table-row>
        <table:table-row table:style-name="ro1">
          <table:table-cell office:value-type="float" office:value="98.14" calcext:value-type="float">
            <text:p>98.14</text:p>
          </table:table-cell>
          <table:table-cell office:value-type="float" office:value="14.1791" calcext:value-type="float">
            <text:p>14.1791</text:p>
          </table:table-cell>
          <table:table-cell table:formula="of:=[.B100]/[.$B$2]" office:value-type="float" office:value="0.958610805000237" calcext:value-type="float">
            <text:p>0.958610805000237</text:p>
          </table:table-cell>
          <table:table-cell table:formula="of:=-LN([.C100])" office:value-type="float" office:value="0.0422701206737332" calcext:value-type="float">
            <text:p>0.0422701206737332</text:p>
          </table:table-cell>
        </table:table-row>
        <table:table-row table:style-name="ro1">
          <table:table-cell office:value-type="float" office:value="99.141" calcext:value-type="float">
            <text:p>99.141</text:p>
          </table:table-cell>
          <table:table-cell office:value-type="float" office:value="14.1739" calcext:value-type="float">
            <text:p>14.1739</text:p>
          </table:table-cell>
          <table:table-cell table:formula="of:=[.B101]/[.$B$2]" office:value-type="float" office:value="0.958259246989785" calcext:value-type="float">
            <text:p>0.958259246989785</text:p>
          </table:table-cell>
          <table:table-cell table:formula="of:=-LN([.C101])" office:value-type="float" office:value="0.0426369248960944" calcext:value-type="float">
            <text:p>0.0426369248960944</text:p>
          </table:table-cell>
        </table:table-row>
        <table:table-row table:style-name="ro1">
          <table:table-cell office:value-type="float" office:value="100.14" calcext:value-type="float">
            <text:p>100.14</text:p>
          </table:table-cell>
          <table:table-cell office:value-type="float" office:value="14.1684" calcext:value-type="float">
            <text:p>14.1684</text:p>
          </table:table-cell>
          <table:table-cell table:formula="of:=[.B102]/[.$B$2]" office:value-type="float" office:value="0.957887406786422" calcext:value-type="float">
            <text:p>0.957887406786422</text:p>
          </table:table-cell>
          <table:table-cell table:formula="of:=-LN([.C102])" office:value-type="float" office:value="0.0430250373689027" calcext:value-type="float">
            <text:p>0.0430250373689027</text:p>
          </table:table-cell>
        </table:table-row>
        <table:table-row table:style-name="ro1">
          <table:table-cell office:value-type="float" office:value="101.141" calcext:value-type="float">
            <text:p>101.141</text:p>
          </table:table-cell>
          <table:table-cell office:value-type="float" office:value="14.1615" calcext:value-type="float">
            <text:p>14.1615</text:p>
          </table:table-cell>
          <table:table-cell table:formula="of:=[.B103]/[.$B$2]" office:value-type="float" office:value="0.957420916349476" calcext:value-type="float">
            <text:p>0.957420916349476</text:p>
          </table:table-cell>
          <table:table-cell table:formula="of:=-LN([.C103])" office:value-type="float" office:value="0.0435121552292861" calcext:value-type="float">
            <text:p>0.0435121552292861</text:p>
          </table:table-cell>
        </table:table-row>
        <table:table-row table:style-name="ro1">
          <table:table-cell office:value-type="float" office:value="102.14" calcext:value-type="float">
            <text:p>102.14</text:p>
          </table:table-cell>
          <table:table-cell office:value-type="float" office:value="14.155" calcext:value-type="float">
            <text:p>14.155</text:p>
          </table:table-cell>
          <table:table-cell table:formula="of:=[.B104]/[.$B$2]" office:value-type="float" office:value="0.956981468836411" calcext:value-type="float">
            <text:p>0.956981468836411</text:p>
          </table:table-cell>
          <table:table-cell table:formula="of:=-LN([.C104])" office:value-type="float" office:value="0.0439712515239672" calcext:value-type="float">
            <text:p>0.0439712515239672</text:p>
          </table:table-cell>
        </table:table-row>
        <table:table-row table:style-name="ro1">
          <table:table-cell office:value-type="float" office:value="103.141" calcext:value-type="float">
            <text:p>103.141</text:p>
          </table:table-cell>
          <table:table-cell office:value-type="float" office:value="14.1494" calcext:value-type="float">
            <text:p>14.1494</text:p>
          </table:table-cell>
          <table:table-cell table:formula="of:=[.B105]/[.$B$2]" office:value-type="float" office:value="0.956602867902078" calcext:value-type="float">
            <text:p>0.956602867902078</text:p>
          </table:table-cell>
          <table:table-cell table:formula="of:=-LN([.C105])" office:value-type="float" office:value="0.0443669497244638" calcext:value-type="float">
            <text:p>0.0443669497244638</text:p>
          </table:table-cell>
        </table:table-row>
        <table:table-row table:style-name="ro1">
          <table:table-cell office:value-type="float" office:value="104.14" calcext:value-type="float">
            <text:p>104.14</text:p>
          </table:table-cell>
          <table:table-cell office:value-type="float" office:value="14.1431" calcext:value-type="float">
            <text:p>14.1431</text:p>
          </table:table-cell>
          <table:table-cell table:formula="of:=[.B106]/[.$B$2]" office:value-type="float" office:value="0.956176941850953" calcext:value-type="float">
            <text:p>0.956176941850953</text:p>
          </table:table-cell>
          <table:table-cell table:formula="of:=-LN([.C106])" office:value-type="float" office:value="0.044812297438814" calcext:value-type="float">
            <text:p>0.044812297438814</text:p>
          </table:table-cell>
        </table:table-row>
        <table:table-row table:style-name="ro1">
          <table:table-cell office:value-type="float" office:value="105.141" calcext:value-type="float">
            <text:p>105.141</text:p>
          </table:table-cell>
          <table:table-cell office:value-type="float" office:value="14.1383" calcext:value-type="float">
            <text:p>14.1383</text:p>
          </table:table-cell>
          <table:table-cell table:formula="of:=[.B107]/[.$B$2]" office:value-type="float" office:value="0.955852426764382" calcext:value-type="float">
            <text:p>0.955852426764382</text:p>
          </table:table-cell>
          <table:table-cell table:formula="of:=-LN([.C107])" office:value-type="float" office:value="0.0451517431555105" calcext:value-type="float">
            <text:p>0.0451517431555105</text:p>
          </table:table-cell>
        </table:table-row>
        <table:table-row table:style-name="ro1">
          <table:table-cell office:value-type="float" office:value="106.141" calcext:value-type="float">
            <text:p>106.141</text:p>
          </table:table-cell>
          <table:table-cell office:value-type="float" office:value="14.1313" calcext:value-type="float">
            <text:p>14.1313</text:p>
          </table:table-cell>
          <table:table-cell table:formula="of:=[.B108]/[.$B$2]" office:value-type="float" office:value="0.955379175596466" calcext:value-type="float">
            <text:p>0.955379175596466</text:p>
          </table:table-cell>
          <table:table-cell table:formula="of:=-LN([.C108])" office:value-type="float" office:value="0.0456469747925386" calcext:value-type="float">
            <text:p>0.0456469747925386</text:p>
          </table:table-cell>
        </table:table-row>
        <table:table-row table:style-name="ro1">
          <table:table-cell office:value-type="float" office:value="107.14" calcext:value-type="float">
            <text:p>107.14</text:p>
          </table:table-cell>
          <table:table-cell office:value-type="float" office:value="14.126" calcext:value-type="float">
            <text:p>14.126</text:p>
          </table:table-cell>
          <table:table-cell table:formula="of:=[.B109]/[.$B$2]" office:value-type="float" office:value="0.955020856855043" calcext:value-type="float">
            <text:p>0.955020856855043</text:p>
          </table:table-cell>
          <table:table-cell table:formula="of:=-LN([.C109])" office:value-type="float" office:value="0.0460220991010996" calcext:value-type="float">
            <text:p>0.0460220991010996</text:p>
          </table:table-cell>
        </table:table-row>
        <table:table-row table:style-name="ro1">
          <table:table-cell office:value-type="float" office:value="108.14" calcext:value-type="float">
            <text:p>108.14</text:p>
          </table:table-cell>
          <table:table-cell office:value-type="float" office:value="14.1191" calcext:value-type="float">
            <text:p>14.1191</text:p>
          </table:table-cell>
          <table:table-cell table:formula="of:=[.B110]/[.$B$2]" office:value-type="float" office:value="0.954554366418097" calcext:value-type="float">
            <text:p>0.954554366418097</text:p>
          </table:table-cell>
          <table:table-cell table:formula="of:=-LN([.C110])" office:value-type="float" office:value="0.0465106794309451" calcext:value-type="float">
            <text:p>0.0465106794309451</text:p>
          </table:table-cell>
        </table:table-row>
        <table:table-row table:style-name="ro1">
          <table:table-cell office:value-type="float" office:value="109.141" calcext:value-type="float">
            <text:p>109.141</text:p>
          </table:table-cell>
          <table:table-cell office:value-type="float" office:value="14.1141" calcext:value-type="float">
            <text:p>14.1141</text:p>
          </table:table-cell>
          <table:table-cell table:formula="of:=[.B111]/[.$B$2]" office:value-type="float" office:value="0.954216329869586" calcext:value-type="float">
            <text:p>0.954216329869586</text:p>
          </table:table-cell>
          <table:table-cell table:formula="of:=-LN([.C111])" office:value-type="float" office:value="0.0468648723706239" calcext:value-type="float">
            <text:p>0.0468648723706239</text:p>
          </table:table-cell>
        </table:table-row>
        <table:table-row table:style-name="ro1">
          <table:table-cell office:value-type="float" office:value="110.14" calcext:value-type="float">
            <text:p>110.14</text:p>
          </table:table-cell>
          <table:table-cell office:value-type="float" office:value="14.1073" calcext:value-type="float">
            <text:p>14.1073</text:p>
          </table:table-cell>
          <table:table-cell table:formula="of:=[.B112]/[.$B$2]" office:value-type="float" office:value="0.95375660016361" calcext:value-type="float">
            <text:p>0.95375660016361</text:p>
          </table:table-cell>
          <table:table-cell table:formula="of:=-LN([.C112])" office:value-type="float" office:value="0.0473467761834467" calcext:value-type="float">
            <text:p>0.0473467761834467</text:p>
          </table:table-cell>
        </table:table-row>
        <table:table-row table:style-name="ro1">
          <table:table-cell office:value-type="float" office:value="111.14" calcext:value-type="float">
            <text:p>111.14</text:p>
          </table:table-cell>
          <table:table-cell office:value-type="float" office:value="14.1014" calcext:value-type="float">
            <text:p>14.1014</text:p>
          </table:table-cell>
          <table:table-cell table:formula="of:=[.B113]/[.$B$2]" office:value-type="float" office:value="0.953357717036366" calcext:value-type="float">
            <text:p>0.953357717036366</text:p>
          </table:table-cell>
          <table:table-cell table:formula="of:=-LN([.C113])" office:value-type="float" office:value="0.0477650868525689" calcext:value-type="float">
            <text:p>0.0477650868525689</text:p>
          </table:table-cell>
        </table:table-row>
        <table:table-row table:style-name="ro1">
          <table:table-cell office:value-type="float" office:value="112.141" calcext:value-type="float">
            <text:p>112.141</text:p>
          </table:table-cell>
          <table:table-cell office:value-type="float" office:value="14.0965" calcext:value-type="float">
            <text:p>14.0965</text:p>
          </table:table-cell>
          <table:table-cell table:formula="of:=[.B114]/[.$B$2]" office:value-type="float" office:value="0.953026441218825" calcext:value-type="float">
            <text:p>0.953026441218825</text:p>
          </table:table-cell>
          <table:table-cell table:formula="of:=-LN([.C114])" office:value-type="float" office:value="0.0481126304674708" calcext:value-type="float">
            <text:p>0.0481126304674708</text:p>
          </table:table-cell>
        </table:table-row>
        <table:table-row table:style-name="ro1">
          <table:table-cell office:value-type="float" office:value="113.141" calcext:value-type="float">
            <text:p>113.141</text:p>
          </table:table-cell>
          <table:table-cell office:value-type="float" office:value="14.0904" calcext:value-type="float">
            <text:p>14.0904</text:p>
          </table:table-cell>
          <table:table-cell table:formula="of:=[.B115]/[.$B$2]" office:value-type="float" office:value="0.952614036629641" calcext:value-type="float">
            <text:p>0.952614036629641</text:p>
          </table:table-cell>
          <table:table-cell table:formula="of:=-LN([.C115])" office:value-type="float" office:value="0.0485454556518812" calcext:value-type="float">
            <text:p>0.0485454556518812</text:p>
          </table:table-cell>
        </table:table-row>
        <table:table-row table:style-name="ro1">
          <table:table-cell office:value-type="float" office:value="114.14" calcext:value-type="float">
            <text:p>114.14</text:p>
          </table:table-cell>
          <table:table-cell office:value-type="float" office:value="14.0839" calcext:value-type="float">
            <text:p>14.0839</text:p>
          </table:table-cell>
          <table:table-cell table:formula="of:=[.B116]/[.$B$2]" office:value-type="float" office:value="0.952174589116575" calcext:value-type="float">
            <text:p>0.952174589116575</text:p>
          </table:table-cell>
          <table:table-cell table:formula="of:=-LN([.C116])" office:value-type="float" office:value="0.0490068690758402" calcext:value-type="float">
            <text:p>0.0490068690758402</text:p>
          </table:table-cell>
        </table:table-row>
        <table:table-row table:style-name="ro1">
          <table:table-cell office:value-type="float" office:value="115.141" calcext:value-type="float">
            <text:p>115.141</text:p>
          </table:table-cell>
          <table:table-cell office:value-type="float" office:value="14.0785" calcext:value-type="float">
            <text:p>14.0785</text:p>
          </table:table-cell>
          <table:table-cell table:formula="of:=[.B117]/[.$B$2]" office:value-type="float" office:value="0.951809509644183" calcext:value-type="float">
            <text:p>0.951809509644183</text:p>
          </table:table-cell>
          <table:table-cell table:formula="of:=-LN([.C117])" office:value-type="float" office:value="0.0493903591240022" calcext:value-type="float">
            <text:p>0.0493903591240022</text:p>
          </table:table-cell>
        </table:table-row>
        <table:table-row table:style-name="ro1">
          <table:table-cell office:value-type="float" office:value="116.141" calcext:value-type="float">
            <text:p>116.141</text:p>
          </table:table-cell>
          <table:table-cell office:value-type="float" office:value="14.0729" calcext:value-type="float">
            <text:p>14.0729</text:p>
          </table:table-cell>
          <table:table-cell table:formula="of:=[.B118]/[.$B$2]" office:value-type="float" office:value="0.95143090870985" calcext:value-type="float">
            <text:p>0.95143090870985</text:p>
          </table:table-cell>
          <table:table-cell table:formula="of:=-LN([.C118])" office:value-type="float" office:value="0.0497882079040887" calcext:value-type="float">
            <text:p>0.0497882079040887</text:p>
          </table:table-cell>
        </table:table-row>
        <table:table-row table:style-name="ro1">
          <table:table-cell office:value-type="float" office:value="117.14" calcext:value-type="float">
            <text:p>117.14</text:p>
          </table:table-cell>
          <table:table-cell office:value-type="float" office:value="14.0658" calcext:value-type="float">
            <text:p>14.0658</text:p>
          </table:table-cell>
          <table:table-cell table:formula="of:=[.B119]/[.$B$2]" office:value-type="float" office:value="0.950950896810963" calcext:value-type="float">
            <text:p>0.950950896810963</text:p>
          </table:table-cell>
          <table:table-cell table:formula="of:=-LN([.C119])" office:value-type="float" office:value="0.0502928509864399" calcext:value-type="float">
            <text:p>0.0502928509864399</text:p>
          </table:table-cell>
        </table:table-row>
        <table:table-row table:style-name="ro1">
          <table:table-cell office:value-type="float" office:value="118.141" calcext:value-type="float">
            <text:p>118.141</text:p>
          </table:table-cell>
          <table:table-cell office:value-type="float" office:value="14.0598" calcext:value-type="float">
            <text:p>14.0598</text:p>
          </table:table-cell>
          <table:table-cell table:formula="of:=[.B120]/[.$B$2]" office:value-type="float" office:value="0.950545252952749" calcext:value-type="float">
            <text:p>0.950545252952749</text:p>
          </table:table-cell>
          <table:table-cell table:formula="of:=-LN([.C120])" office:value-type="float" office:value="0.0507195085575509" calcext:value-type="float">
            <text:p>0.0507195085575509</text:p>
          </table:table-cell>
        </table:table-row>
        <table:table-row table:style-name="ro1">
          <table:table-cell office:value-type="float" office:value="119.141" calcext:value-type="float">
            <text:p>119.141</text:p>
          </table:table-cell>
          <table:table-cell office:value-type="float" office:value="14.0548" calcext:value-type="float">
            <text:p>14.0548</text:p>
          </table:table-cell>
          <table:table-cell table:formula="of:=[.B121]/[.$B$2]" office:value-type="float" office:value="0.950207216404238" calcext:value-type="float">
            <text:p>0.950207216404238</text:p>
          </table:table-cell>
          <table:table-cell table:formula="of:=-LN([.C121])" office:value-type="float" office:value="0.0510751956420346" calcext:value-type="float">
            <text:p>0.0510751956420346</text:p>
          </table:table-cell>
        </table:table-row>
        <table:table-row table:style-name="ro1">
          <table:table-cell office:value-type="float" office:value="120.14" calcext:value-type="float">
            <text:p>120.14</text:p>
          </table:table-cell>
          <table:table-cell office:value-type="float" office:value="14.0485" calcext:value-type="float">
            <text:p>14.0485</text:p>
          </table:table-cell>
          <table:table-cell table:formula="of:=[.B122]/[.$B$2]" office:value-type="float" office:value="0.949781290353113" calcext:value-type="float">
            <text:p>0.949781290353113</text:p>
          </table:table-cell>
          <table:table-cell table:formula="of:=-LN([.C122])" office:value-type="float" office:value="0.0515235415733331" calcext:value-type="float">
            <text:p>0.0515235415733331</text:p>
          </table:table-cell>
        </table:table-row>
        <table:table-row table:style-name="ro1">
          <table:table-cell office:value-type="float" office:value="121.141" calcext:value-type="float">
            <text:p>121.141</text:p>
          </table:table-cell>
          <table:table-cell office:value-type="float" office:value="14.0428" calcext:value-type="float">
            <text:p>14.0428</text:p>
          </table:table-cell>
          <table:table-cell table:formula="of:=[.B123]/[.$B$2]" office:value-type="float" office:value="0.94939592868781" calcext:value-type="float">
            <text:p>0.94939592868781</text:p>
          </table:table-cell>
          <table:table-cell table:formula="of:=-LN([.C123])" office:value-type="float" office:value="0.0519293611742935" calcext:value-type="float">
            <text:p>0.0519293611742935</text:p>
          </table:table-cell>
        </table:table-row>
        <table:table-row table:style-name="ro1">
          <table:table-cell office:value-type="float" office:value="122.14" calcext:value-type="float">
            <text:p>122.14</text:p>
          </table:table-cell>
          <table:table-cell office:value-type="float" office:value="14.0366" calcext:value-type="float">
            <text:p>14.0366</text:p>
          </table:table-cell>
          <table:table-cell table:formula="of:=[.B124]/[.$B$2]" office:value-type="float" office:value="0.948976763367655" calcext:value-type="float">
            <text:p>0.948976763367655</text:p>
          </table:table-cell>
          <table:table-cell table:formula="of:=-LN([.C124])" office:value-type="float" office:value="0.0523709660590672" calcext:value-type="float">
            <text:p>0.0523709660590672</text:p>
          </table:table-cell>
        </table:table-row>
        <table:table-row table:style-name="ro1">
          <table:table-cell office:value-type="float" office:value="123.14" calcext:value-type="float">
            <text:p>123.14</text:p>
          </table:table-cell>
          <table:table-cell office:value-type="float" office:value="14.0305" calcext:value-type="float">
            <text:p>14.0305</text:p>
          </table:table-cell>
          <table:table-cell table:formula="of:=[.B125]/[.$B$2]" office:value-type="float" office:value="0.948564358778471" calcext:value-type="float">
            <text:p>0.948564358778471</text:p>
          </table:table-cell>
          <table:table-cell table:formula="of:=-LN([.C125])" office:value-type="float" office:value="0.0528056386897305" calcext:value-type="float">
            <text:p>0.0528056386897305</text:p>
          </table:table-cell>
        </table:table-row>
        <table:table-row table:style-name="ro1">
          <table:table-cell office:value-type="float" office:value="124.14" calcext:value-type="float">
            <text:p>124.14</text:p>
          </table:table-cell>
          <table:table-cell office:value-type="float" office:value="14.0239" calcext:value-type="float">
            <text:p>14.0239</text:p>
          </table:table-cell>
          <table:table-cell table:formula="of:=[.B126]/[.$B$2]" office:value-type="float" office:value="0.948118150534436" calcext:value-type="float">
            <text:p>0.948118150534436</text:p>
          </table:table-cell>
          <table:table-cell table:formula="of:=-LN([.C126])" office:value-type="float" office:value="0.0532761531275201" calcext:value-type="float">
            <text:p>0.0532761531275201</text:p>
          </table:table-cell>
        </table:table-row>
        <table:table-row table:style-name="ro1">
          <table:table-cell office:value-type="float" office:value="125.14" calcext:value-type="float">
            <text:p>125.14</text:p>
          </table:table-cell>
          <table:table-cell office:value-type="float" office:value="14.0187" calcext:value-type="float">
            <text:p>14.0187</text:p>
          </table:table-cell>
          <table:table-cell table:formula="of:=[.B127]/[.$B$2]" office:value-type="float" office:value="0.947766592523984" calcext:value-type="float">
            <text:p>0.947766592523984</text:p>
          </table:table-cell>
          <table:table-cell table:formula="of:=-LN([.C127])" office:value-type="float" office:value="0.0536470174596148" calcext:value-type="float">
            <text:p>0.0536470174596148</text:p>
          </table:table-cell>
        </table:table-row>
        <table:table-row table:style-name="ro1">
          <table:table-cell office:value-type="float" office:value="126.14" calcext:value-type="float">
            <text:p>126.14</text:p>
          </table:table-cell>
          <table:table-cell office:value-type="float" office:value="14.0123" calcext:value-type="float">
            <text:p>14.0123</text:p>
          </table:table-cell>
          <table:table-cell table:formula="of:=[.B128]/[.$B$2]" office:value-type="float" office:value="0.947333905741889" calcext:value-type="float">
            <text:p>0.947333905741889</text:p>
          </table:table-cell>
          <table:table-cell table:formula="of:=-LN([.C128])" office:value-type="float" office:value="0.0541036547619736" calcext:value-type="float">
            <text:p>0.0541036547619736</text:p>
          </table:table-cell>
        </table:table-row>
        <table:table-row table:style-name="ro1">
          <table:table-cell office:value-type="float" office:value="127.14" calcext:value-type="float">
            <text:p>127.14</text:p>
          </table:table-cell>
          <table:table-cell office:value-type="float" office:value="14.0068" calcext:value-type="float">
            <text:p>14.0068</text:p>
          </table:table-cell>
          <table:table-cell table:formula="of:=[.B129]/[.$B$2]" office:value-type="float" office:value="0.946962065538526" calcext:value-type="float">
            <text:p>0.946962065538526</text:p>
          </table:table-cell>
          <table:table-cell table:formula="of:=-LN([.C129])" office:value-type="float" office:value="0.0544962441078585" calcext:value-type="float">
            <text:p>0.0544962441078585</text:p>
          </table:table-cell>
        </table:table-row>
        <table:table-row table:style-name="ro1">
          <table:table-cell office:value-type="float" office:value="128.14" calcext:value-type="float">
            <text:p>128.14</text:p>
          </table:table-cell>
          <table:table-cell office:value-type="float" office:value="14.0008" calcext:value-type="float">
            <text:p>14.0008</text:p>
          </table:table-cell>
          <table:table-cell table:formula="of:=[.B130]/[.$B$2]" office:value-type="float" office:value="0.946556421680312" calcext:value-type="float">
            <text:p>0.946556421680312</text:p>
          </table:table-cell>
          <table:table-cell table:formula="of:=-LN([.C130])" office:value-type="float" office:value="0.0549246992480195" calcext:value-type="float">
            <text:p>0.0549246992480195</text:p>
          </table:table-cell>
        </table:table-row>
        <table:table-row table:style-name="ro1">
          <table:table-cell office:value-type="float" office:value="129.14" calcext:value-type="float">
            <text:p>129.14</text:p>
          </table:table-cell>
          <table:table-cell office:value-type="float" office:value="13.995" calcext:value-type="float">
            <text:p>13.995</text:p>
          </table:table-cell>
          <table:table-cell table:formula="of:=[.B131]/[.$B$2]" office:value-type="float" office:value="0.946164299284039" calcext:value-type="float">
            <text:p>0.946164299284039</text:p>
          </table:table-cell>
          <table:table-cell table:formula="of:=-LN([.C131])" office:value-type="float" office:value="0.0553390471204133" calcext:value-type="float">
            <text:p>0.0553390471204133</text:p>
          </table:table-cell>
        </table:table-row>
        <table:table-row table:style-name="ro1">
          <table:table-cell office:value-type="float" office:value="130.141" calcext:value-type="float">
            <text:p>130.141</text:p>
          </table:table-cell>
          <table:table-cell office:value-type="float" office:value="13.9897" calcext:value-type="float">
            <text:p>13.9897</text:p>
          </table:table-cell>
          <table:table-cell table:formula="of:=[.B132]/[.$B$2]" office:value-type="float" office:value="0.945805980542616" calcext:value-type="float">
            <text:p>0.945805980542616</text:p>
          </table:table-cell>
          <table:table-cell table:formula="of:=-LN([.C132])" office:value-type="float" office:value="0.0557178255288556" calcext:value-type="float">
            <text:p>0.0557178255288556</text:p>
          </table:table-cell>
        </table:table-row>
        <table:table-row table:style-name="ro1">
          <table:table-cell office:value-type="float" office:value="131.14" calcext:value-type="float">
            <text:p>131.14</text:p>
          </table:table-cell>
          <table:table-cell office:value-type="float" office:value="13.9832" calcext:value-type="float">
            <text:p>13.9832</text:p>
          </table:table-cell>
          <table:table-cell table:formula="of:=[.B133]/[.$B$2]" office:value-type="float" office:value="0.945366533029551" calcext:value-type="float">
            <text:p>0.945366533029551</text:p>
          </table:table-cell>
          <table:table-cell table:formula="of:=-LN([.C133])" office:value-type="float" office:value="0.0561825610490903" calcext:value-type="float">
            <text:p>0.0561825610490903</text:p>
          </table:table-cell>
        </table:table-row>
        <table:table-row table:style-name="ro1">
          <table:table-cell office:value-type="float" office:value="132.14" calcext:value-type="float">
            <text:p>132.14</text:p>
          </table:table-cell>
          <table:table-cell office:value-type="float" office:value="13.9762" calcext:value-type="float">
            <text:p>13.9762</text:p>
          </table:table-cell>
          <table:table-cell table:formula="of:=[.B134]/[.$B$2]" office:value-type="float" office:value="0.944893281861635" calcext:value-type="float">
            <text:p>0.944893281861635</text:p>
          </table:table-cell>
          <table:table-cell table:formula="of:=-LN([.C134])" office:value-type="float" office:value="0.056683287112329" calcext:value-type="float">
            <text:p>0.056683287112329</text:p>
          </table:table-cell>
        </table:table-row>
        <table:table-row table:style-name="ro1">
          <table:table-cell office:value-type="float" office:value="133.14" calcext:value-type="float">
            <text:p>133.14</text:p>
          </table:table-cell>
          <table:table-cell office:value-type="float" office:value="13.9716" calcext:value-type="float">
            <text:p>13.9716</text:p>
          </table:table-cell>
          <table:table-cell table:formula="of:=[.B135]/[.$B$2]" office:value-type="float" office:value="0.944582288237004" calcext:value-type="float">
            <text:p>0.944582288237004</text:p>
          </table:table-cell>
          <table:table-cell table:formula="of:=-LN([.C135])" office:value-type="float" office:value="0.0570124722389965" calcext:value-type="float">
            <text:p>0.0570124722389965</text:p>
          </table:table-cell>
        </table:table-row>
        <table:table-row table:style-name="ro1">
          <table:table-cell office:value-type="float" office:value="134.14" calcext:value-type="float">
            <text:p>134.14</text:p>
          </table:table-cell>
          <table:table-cell office:value-type="float" office:value="13.9667" calcext:value-type="float">
            <text:p>13.9667</text:p>
          </table:table-cell>
          <table:table-cell table:formula="of:=[.B136]/[.$B$2]" office:value-type="float" office:value="0.944251012419463" calcext:value-type="float">
            <text:p>0.944251012419463</text:p>
          </table:table-cell>
          <table:table-cell table:formula="of:=-LN([.C136])" office:value-type="float" office:value="0.0573632451958509" calcext:value-type="float">
            <text:p>0.0573632451958509</text:p>
          </table:table-cell>
        </table:table-row>
        <table:table-row table:style-name="ro1">
          <table:table-cell office:value-type="float" office:value="135.14" calcext:value-type="float">
            <text:p>135.14</text:p>
          </table:table-cell>
          <table:table-cell office:value-type="float" office:value="13.9592" calcext:value-type="float">
            <text:p>13.9592</text:p>
          </table:table-cell>
          <table:table-cell table:formula="of:=[.B137]/[.$B$2]" office:value-type="float" office:value="0.943743957596695" calcext:value-type="float">
            <text:p>0.943743957596695</text:p>
          </table:table-cell>
          <table:table-cell table:formula="of:=-LN([.C137])" office:value-type="float" office:value="0.057900380985947" calcext:value-type="float">
            <text:p>0.057900380985947</text:p>
          </table:table-cell>
        </table:table-row>
        <table:table-row table:style-name="ro1">
          <table:table-cell office:value-type="float" office:value="136.141" calcext:value-type="float">
            <text:p>136.141</text:p>
          </table:table-cell>
          <table:table-cell office:value-type="float" office:value="13.9544" calcext:value-type="float">
            <text:p>13.9544</text:p>
          </table:table-cell>
          <table:table-cell table:formula="of:=[.B138]/[.$B$2]" office:value-type="float" office:value="0.943419442510124" calcext:value-type="float">
            <text:p>0.943419442510124</text:p>
          </table:table-cell>
          <table:table-cell table:formula="of:=-LN([.C138])" office:value-type="float" office:value="0.0582442993660421" calcext:value-type="float">
            <text:p>0.0582442993660421</text:p>
          </table:table-cell>
        </table:table-row>
        <table:table-row table:style-name="ro1">
          <table:table-cell office:value-type="float" office:value="137.141" calcext:value-type="float">
            <text:p>137.141</text:p>
          </table:table-cell>
          <table:table-cell office:value-type="float" office:value="13.9485" calcext:value-type="float">
            <text:p>13.9485</text:p>
          </table:table-cell>
          <table:table-cell table:formula="of:=[.B139]/[.$B$2]" office:value-type="float" office:value="0.94302055938288" calcext:value-type="float">
            <text:p>0.94302055938288</text:p>
          </table:table-cell>
          <table:table-cell table:formula="of:=-LN([.C139])" office:value-type="float" office:value="0.0586671944836055" calcext:value-type="float">
            <text:p>0.0586671944836055</text:p>
          </table:table-cell>
        </table:table-row>
        <table:table-row table:style-name="ro1">
          <table:table-cell office:value-type="float" office:value="138.14" calcext:value-type="float">
            <text:p>138.14</text:p>
          </table:table-cell>
          <table:table-cell office:value-type="float" office:value="13.9422" calcext:value-type="float">
            <text:p>13.9422</text:p>
          </table:table-cell>
          <table:table-cell table:formula="of:=[.B140]/[.$B$2]" office:value-type="float" office:value="0.942594633331756" calcext:value-type="float">
            <text:p>0.942594633331756</text:p>
          </table:table-cell>
          <table:table-cell table:formula="of:=-LN([.C140])" office:value-type="float" office:value="0.059118957982345" calcext:value-type="float">
            <text:p>0.059118957982345</text:p>
          </table:table-cell>
        </table:table-row>
        <table:table-row table:style-name="ro1">
          <table:table-cell office:value-type="float" office:value="139.14" calcext:value-type="float">
            <text:p>139.14</text:p>
          </table:table-cell>
          <table:table-cell office:value-type="float" office:value="13.9369" calcext:value-type="float">
            <text:p>13.9369</text:p>
          </table:table-cell>
          <table:table-cell table:formula="of:=[.B141]/[.$B$2]" office:value-type="float" office:value="0.942236314590334" calcext:value-type="float">
            <text:p>0.942236314590334</text:p>
          </table:table-cell>
          <table:table-cell table:formula="of:=-LN([.C141])" office:value-type="float" office:value="0.0594991711214957" calcext:value-type="float">
            <text:p>0.0594991711214957</text:p>
          </table:table-cell>
        </table:table-row>
        <table:table-row table:style-name="ro1">
          <table:table-cell office:value-type="float" office:value="140.14" calcext:value-type="float">
            <text:p>140.14</text:p>
          </table:table-cell>
          <table:table-cell office:value-type="float" office:value="13.9311" calcext:value-type="float">
            <text:p>13.9311</text:p>
          </table:table-cell>
          <table:table-cell table:formula="of:=[.B142]/[.$B$2]" office:value-type="float" office:value="0.94184419219406" calcext:value-type="float">
            <text:p>0.94184419219406</text:p>
          </table:table-cell>
          <table:table-cell table:formula="of:=-LN([.C142])" office:value-type="float" office:value="0.0599154191539159" calcext:value-type="float">
            <text:p>0.0599154191539159</text:p>
          </table:table-cell>
        </table:table-row>
        <table:table-row table:style-name="ro1">
          <table:table-cell office:value-type="float" office:value="141.141" calcext:value-type="float">
            <text:p>141.141</text:p>
          </table:table-cell>
          <table:table-cell office:value-type="float" office:value="13.9257" calcext:value-type="float">
            <text:p>13.9257</text:p>
          </table:table-cell>
          <table:table-cell table:formula="of:=[.B143]/[.$B$2]" office:value-type="float" office:value="0.941479112721668" calcext:value-type="float">
            <text:p>0.941479112721668</text:p>
          </table:table-cell>
          <table:table-cell table:formula="of:=-LN([.C143])" office:value-type="float" office:value="0.0603031162381208" calcext:value-type="float">
            <text:p>0.0603031162381208</text:p>
          </table:table-cell>
        </table:table-row>
        <table:table-row table:style-name="ro1">
          <table:table-cell office:value-type="float" office:value="142.14" calcext:value-type="float">
            <text:p>142.14</text:p>
          </table:table-cell>
          <table:table-cell office:value-type="float" office:value="13.9197" calcext:value-type="float">
            <text:p>13.9197</text:p>
          </table:table-cell>
          <table:table-cell table:formula="of:=[.B144]/[.$B$2]" office:value-type="float" office:value="0.941073468863454" calcext:value-type="float">
            <text:p>0.941073468863454</text:p>
          </table:table-cell>
          <table:table-cell table:formula="of:=-LN([.C144])" office:value-type="float" office:value="0.0607340671379362" calcext:value-type="float">
            <text:p>0.0607340671379362</text:p>
          </table:table-cell>
        </table:table-row>
        <table:table-row table:style-name="ro1">
          <table:table-cell office:value-type="float" office:value="143.14" calcext:value-type="float">
            <text:p>143.14</text:p>
          </table:table-cell>
          <table:table-cell office:value-type="float" office:value="13.9136" calcext:value-type="float">
            <text:p>13.9136</text:p>
          </table:table-cell>
          <table:table-cell table:formula="of:=[.B145]/[.$B$2]" office:value-type="float" office:value="0.940661064274269" calcext:value-type="float">
            <text:p>0.940661064274269</text:p>
          </table:table-cell>
          <table:table-cell table:formula="of:=-LN([.C145])" office:value-type="float" office:value="0.0611723910231861" calcext:value-type="float">
            <text:p>0.0611723910231861</text:p>
          </table:table-cell>
        </table:table-row>
        <table:table-row table:style-name="ro1">
          <table:table-cell office:value-type="float" office:value="144.141" calcext:value-type="float">
            <text:p>144.141</text:p>
          </table:table-cell>
          <table:table-cell office:value-type="float" office:value="13.9076" calcext:value-type="float">
            <text:p>13.9076</text:p>
          </table:table-cell>
          <table:table-cell table:formula="of:=[.B146]/[.$B$2]" office:value-type="float" office:value="0.940255420416056" calcext:value-type="float">
            <text:p>0.940255420416056</text:p>
          </table:table-cell>
          <table:table-cell table:formula="of:=-LN([.C146])" office:value-type="float" office:value="0.0616037167814583" calcext:value-type="float">
            <text:p>0.0616037167814583</text:p>
          </table:table-cell>
        </table:table-row>
        <table:table-row table:style-name="ro1">
          <table:table-cell office:value-type="float" office:value="145.141" calcext:value-type="float">
            <text:p>145.141</text:p>
          </table:table-cell>
          <table:table-cell office:value-type="float" office:value="13.902" calcext:value-type="float">
            <text:p>13.902</text:p>
          </table:table-cell>
          <table:table-cell table:formula="of:=[.B147]/[.$B$2]" office:value-type="float" office:value="0.939876819481722" calcext:value-type="float">
            <text:p>0.939876819481722</text:p>
          </table:table-cell>
          <table:table-cell table:formula="of:=-LN([.C147])" office:value-type="float" office:value="0.062006455409536" calcext:value-type="float">
            <text:p>0.062006455409536</text:p>
          </table:table-cell>
        </table:table-row>
        <table:table-row table:style-name="ro1">
          <table:table-cell office:value-type="float" office:value="146.14" calcext:value-type="float">
            <text:p>146.14</text:p>
          </table:table-cell>
          <table:table-cell office:value-type="float" office:value="13.8953" calcext:value-type="float">
            <text:p>13.8953</text:p>
          </table:table-cell>
          <table:table-cell table:formula="of:=[.B148]/[.$B$2]" office:value-type="float" office:value="0.939423850506717" calcext:value-type="float">
            <text:p>0.939423850506717</text:p>
          </table:table-cell>
          <table:table-cell table:formula="of:=-LN([.C148])" office:value-type="float" office:value="0.0624885166262546" calcext:value-type="float">
            <text:p>0.0624885166262546</text:p>
          </table:table-cell>
        </table:table-row>
        <table:table-row table:style-name="ro1">
          <table:table-cell office:value-type="float" office:value="147.14" calcext:value-type="float">
            <text:p>147.14</text:p>
          </table:table-cell>
          <table:table-cell office:value-type="float" office:value="13.8902" calcext:value-type="float">
            <text:p>13.8902</text:p>
          </table:table-cell>
          <table:table-cell table:formula="of:=[.B149]/[.$B$2]" office:value-type="float" office:value="0.939079053227235" calcext:value-type="float">
            <text:p>0.939079053227235</text:p>
          </table:table-cell>
          <table:table-cell table:formula="of:=-LN([.C149])" office:value-type="float" office:value="0.0628556145771479" calcext:value-type="float">
            <text:p>0.0628556145771479</text:p>
          </table:table-cell>
        </table:table-row>
        <table:table-row table:style-name="ro1">
          <table:table-cell office:value-type="float" office:value="148.14" calcext:value-type="float">
            <text:p>148.14</text:p>
          </table:table-cell>
          <table:table-cell office:value-type="float" office:value="13.8853" calcext:value-type="float">
            <text:p>13.8853</text:p>
          </table:table-cell>
          <table:table-cell table:formula="of:=[.B150]/[.$B$2]" office:value-type="float" office:value="0.938747777409694" calcext:value-type="float">
            <text:p>0.938747777409694</text:p>
          </table:table-cell>
          <table:table-cell table:formula="of:=-LN([.C150])" office:value-type="float" office:value="0.0632084435127806" calcext:value-type="float">
            <text:p>0.0632084435127806</text:p>
          </table:table-cell>
        </table:table-row>
        <table:table-row table:style-name="ro1">
          <table:table-cell office:value-type="float" office:value="149.14" calcext:value-type="float">
            <text:p>149.14</text:p>
          </table:table-cell>
          <table:table-cell office:value-type="float" office:value="13.8794" calcext:value-type="float">
            <text:p>13.8794</text:p>
          </table:table-cell>
          <table:table-cell table:formula="of:=[.B151]/[.$B$2]" office:value-type="float" office:value="0.93834889428245" calcext:value-type="float">
            <text:p>0.93834889428245</text:p>
          </table:table-cell>
          <table:table-cell table:formula="of:=-LN([.C151])" office:value-type="float" office:value="0.0636334436092202" calcext:value-type="float">
            <text:p>0.0636334436092202</text:p>
          </table:table-cell>
        </table:table-row>
        <table:table-row table:style-name="ro1">
          <table:table-cell office:value-type="float" office:value="150.14" calcext:value-type="float">
            <text:p>150.14</text:p>
          </table:table-cell>
          <table:table-cell office:value-type="float" office:value="13.8742" calcext:value-type="float">
            <text:p>13.8742</text:p>
          </table:table-cell>
          <table:table-cell table:formula="of:=[.B152]/[.$B$2]" office:value-type="float" office:value="0.937997336271998" calcext:value-type="float">
            <text:p>0.937997336271998</text:p>
          </table:table-cell>
          <table:table-cell table:formula="of:=-LN([.C152])" office:value-type="float" office:value="0.0640081697752561" calcext:value-type="float">
            <text:p>0.0640081697752561</text:p>
          </table:table-cell>
        </table:table-row>
        <table:table-row table:style-name="ro1">
          <table:table-cell office:value-type="float" office:value="151.14" calcext:value-type="float">
            <text:p>151.14</text:p>
          </table:table-cell>
          <table:table-cell office:value-type="float" office:value="13.8678" calcext:value-type="float">
            <text:p>13.8678</text:p>
          </table:table-cell>
          <table:table-cell table:formula="of:=[.B153]/[.$B$2]" office:value-type="float" office:value="0.937564649489903" calcext:value-type="float">
            <text:p>0.937564649489903</text:p>
          </table:table-cell>
          <table:table-cell table:formula="of:=-LN([.C153])" office:value-type="float" office:value="0.0644695640592687" calcext:value-type="float">
            <text:p>0.0644695640592687</text:p>
          </table:table-cell>
        </table:table-row>
        <table:table-row table:style-name="ro1">
          <table:table-cell office:value-type="float" office:value="152.14" calcext:value-type="float">
            <text:p>152.14</text:p>
          </table:table-cell>
          <table:table-cell office:value-type="float" office:value="13.8624" calcext:value-type="float">
            <text:p>13.8624</text:p>
          </table:table-cell>
          <table:table-cell table:formula="of:=[.B154]/[.$B$2]" office:value-type="float" office:value="0.93719957001751" calcext:value-type="float">
            <text:p>0.93719957001751</text:p>
          </table:table-cell>
          <table:table-cell table:formula="of:=-LN([.C154])" office:value-type="float" office:value="0.0648590311434051" calcext:value-type="float">
            <text:p>0.0648590311434051</text:p>
          </table:table-cell>
        </table:table-row>
        <table:table-row table:style-name="ro1">
          <table:table-cell office:value-type="float" office:value="153.141" calcext:value-type="float">
            <text:p>153.141</text:p>
          </table:table-cell>
          <table:table-cell office:value-type="float" office:value="13.8571" calcext:value-type="float">
            <text:p>13.8571</text:p>
          </table:table-cell>
          <table:table-cell table:formula="of:=[.B155]/[.$B$2]" office:value-type="float" office:value="0.936841251276088" calcext:value-type="float">
            <text:p>0.936841251276088</text:p>
          </table:table-cell>
          <table:table-cell table:formula="of:=-LN([.C155])" office:value-type="float" office:value="0.0652414334280483" calcext:value-type="float">
            <text:p>0.0652414334280483</text:p>
          </table:table-cell>
        </table:table-row>
        <table:table-row table:style-name="ro1">
          <table:table-cell office:value-type="float" office:value="154.14" calcext:value-type="float">
            <text:p>154.14</text:p>
          </table:table-cell>
          <table:table-cell office:value-type="float" office:value="13.85" calcext:value-type="float">
            <text:p>13.85</text:p>
          </table:table-cell>
          <table:table-cell table:formula="of:=[.B156]/[.$B$2]" office:value-type="float" office:value="0.936361239377202" calcext:value-type="float">
            <text:p>0.936361239377202</text:p>
          </table:table-cell>
          <table:table-cell table:formula="of:=-LN([.C156])" office:value-type="float" office:value="0.0657539374544826" calcext:value-type="float">
            <text:p>0.0657539374544826</text:p>
          </table:table-cell>
        </table:table-row>
        <table:table-row table:style-name="ro1">
          <table:table-cell office:value-type="float" office:value="155.14" calcext:value-type="float">
            <text:p>155.14</text:p>
          </table:table-cell>
          <table:table-cell office:value-type="float" office:value="13.845" calcext:value-type="float">
            <text:p>13.845</text:p>
          </table:table-cell>
          <table:table-cell table:formula="of:=[.B157]/[.$B$2]" office:value-type="float" office:value="0.93602320282869" calcext:value-type="float">
            <text:p>0.93602320282869</text:p>
          </table:table-cell>
          <table:table-cell table:formula="of:=-LN([.C157])" office:value-type="float" office:value="0.0661150134649049" calcext:value-type="float">
            <text:p>0.0661150134649049</text:p>
          </table:table-cell>
        </table:table-row>
        <table:table-row table:style-name="ro1">
          <table:table-cell office:value-type="float" office:value="156.141" calcext:value-type="float">
            <text:p>156.141</text:p>
          </table:table-cell>
          <table:table-cell office:value-type="float" office:value="13.8382" calcext:value-type="float">
            <text:p>13.8382</text:p>
          </table:table-cell>
          <table:table-cell table:formula="of:=[.B158]/[.$B$2]" office:value-type="float" office:value="0.935563473122714" calcext:value-type="float">
            <text:p>0.935563473122714</text:p>
          </table:table-cell>
          <table:table-cell table:formula="of:=-LN([.C158])" office:value-type="float" office:value="0.0666062861600243" calcext:value-type="float">
            <text:p>0.0666062861600243</text:p>
          </table:table-cell>
        </table:table-row>
        <table:table-row table:style-name="ro1">
          <table:table-cell office:value-type="float" office:value="157.14" calcext:value-type="float">
            <text:p>157.14</text:p>
          </table:table-cell>
          <table:table-cell office:value-type="float" office:value="13.8332" calcext:value-type="float">
            <text:p>13.8332</text:p>
          </table:table-cell>
          <table:table-cell table:formula="of:=[.B159]/[.$B$2]" office:value-type="float" office:value="0.935225436574202" calcext:value-type="float">
            <text:p>0.935225436574202</text:p>
          </table:table-cell>
          <table:table-cell table:formula="of:=-LN([.C159])" office:value-type="float" office:value="0.0669676701199552" calcext:value-type="float">
            <text:p>0.0669676701199552</text:p>
          </table:table-cell>
        </table:table-row>
        <table:table-row table:style-name="ro1">
          <table:table-cell office:value-type="float" office:value="158.14" calcext:value-type="float">
            <text:p>158.14</text:p>
          </table:table-cell>
          <table:table-cell office:value-type="float" office:value="13.8264" calcext:value-type="float">
            <text:p>13.8264</text:p>
          </table:table-cell>
          <table:table-cell table:formula="of:=[.B160]/[.$B$2]" office:value-type="float" office:value="0.934765706868227" calcext:value-type="float">
            <text:p>0.934765706868227</text:p>
          </table:table-cell>
          <table:table-cell table:formula="of:=-LN([.C160])" office:value-type="float" office:value="0.0674593619836841" calcext:value-type="float">
            <text:p>0.0674593619836841</text:p>
          </table:table-cell>
        </table:table-row>
        <table:table-row table:style-name="ro1">
          <table:table-cell office:value-type="float" office:value="159.14" calcext:value-type="float">
            <text:p>159.14</text:p>
          </table:table-cell>
          <table:table-cell office:value-type="float" office:value="13.821" calcext:value-type="float">
            <text:p>13.821</text:p>
          </table:table-cell>
          <table:table-cell table:formula="of:=[.B161]/[.$B$2]" office:value-type="float" office:value="0.934400627395834" calcext:value-type="float">
            <text:p>0.934400627395834</text:p>
          </table:table-cell>
          <table:table-cell table:formula="of:=-LN([.C161])" office:value-type="float" office:value="0.0678499954659405" calcext:value-type="float">
            <text:p>0.0678499954659405</text:p>
          </table:table-cell>
        </table:table-row>
        <table:table-row table:style-name="ro1">
          <table:table-cell office:value-type="float" office:value="160.141" calcext:value-type="float">
            <text:p>160.141</text:p>
          </table:table-cell>
          <table:table-cell office:value-type="float" office:value="13.8164" calcext:value-type="float">
            <text:p>13.8164</text:p>
          </table:table-cell>
          <table:table-cell table:formula="of:=[.B162]/[.$B$2]" office:value-type="float" office:value="0.934089633771203" calcext:value-type="float">
            <text:p>0.934089633771203</text:p>
          </table:table-cell>
          <table:table-cell table:formula="of:=-LN([.C162])" office:value-type="float" office:value="0.068182877722772" calcext:value-type="float">
            <text:p>0.068182877722772</text:p>
          </table:table-cell>
        </table:table-row>
        <table:table-row table:style-name="ro1">
          <table:table-cell office:value-type="float" office:value="161.14" calcext:value-type="float">
            <text:p>161.14</text:p>
          </table:table-cell>
          <table:table-cell office:value-type="float" office:value="13.8106" calcext:value-type="float">
            <text:p>13.8106</text:p>
          </table:table-cell>
          <table:table-cell table:formula="of:=[.B163]/[.$B$2]" office:value-type="float" office:value="0.93369751137493" calcext:value-type="float">
            <text:p>0.93369751137493</text:p>
          </table:table-cell>
          <table:table-cell table:formula="of:=-LN([.C163])" office:value-type="float" office:value="0.0686027568327158" calcext:value-type="float">
            <text:p>0.0686027568327158</text:p>
          </table:table-cell>
        </table:table-row>
        <table:table-row table:style-name="ro1">
          <table:table-cell office:value-type="float" office:value="162.14" calcext:value-type="float">
            <text:p>162.14</text:p>
          </table:table-cell>
          <table:table-cell office:value-type="float" office:value="13.8051" calcext:value-type="float">
            <text:p>13.8051</text:p>
          </table:table-cell>
          <table:table-cell table:formula="of:=[.B164]/[.$B$2]" office:value-type="float" office:value="0.933325671171567" calcext:value-type="float">
            <text:p>0.933325671171567</text:p>
          </table:table-cell>
          <table:table-cell table:formula="of:=-LN([.C164])" office:value-type="float" office:value="0.0690010809796845" calcext:value-type="float">
            <text:p>0.0690010809796845</text:p>
          </table:table-cell>
        </table:table-row>
        <table:table-row table:style-name="ro1">
          <table:table-cell office:value-type="float" office:value="163.141" calcext:value-type="float">
            <text:p>163.141</text:p>
          </table:table-cell>
          <table:table-cell office:value-type="float" office:value="13.8015" calcext:value-type="float">
            <text:p>13.8015</text:p>
          </table:table-cell>
          <table:table-cell table:formula="of:=[.B165]/[.$B$2]" office:value-type="float" office:value="0.933082284856639" calcext:value-type="float">
            <text:p>0.933082284856639</text:p>
          </table:table-cell>
          <table:table-cell table:formula="of:=-LN([.C165])" office:value-type="float" office:value="0.0692618881794414" calcext:value-type="float">
            <text:p>0.0692618881794414</text:p>
          </table:table-cell>
        </table:table-row>
        <table:table-row table:style-name="ro1">
          <table:table-cell office:value-type="float" office:value="164.14" calcext:value-type="float">
            <text:p>164.14</text:p>
          </table:table-cell>
          <table:table-cell office:value-type="float" office:value="13.7932" calcext:value-type="float">
            <text:p>13.7932</text:p>
          </table:table-cell>
          <table:table-cell table:formula="of:=[.B166]/[.$B$2]" office:value-type="float" office:value="0.932521144186109" calcext:value-type="float">
            <text:p>0.932521144186109</text:p>
          </table:table-cell>
          <table:table-cell table:formula="of:=-LN([.C166])" office:value-type="float" office:value="0.069863452990822" calcext:value-type="float">
            <text:p>0.069863452990822</text:p>
          </table:table-cell>
        </table:table-row>
        <table:table-row table:style-name="ro1">
          <table:table-cell office:value-type="float" office:value="165.14" calcext:value-type="float">
            <text:p>165.14</text:p>
          </table:table-cell>
          <table:table-cell office:value-type="float" office:value="13.7876" calcext:value-type="float">
            <text:p>13.7876</text:p>
          </table:table-cell>
          <table:table-cell table:formula="of:=[.B167]/[.$B$2]" office:value-type="float" office:value="0.932142543251776" calcext:value-type="float">
            <text:p>0.932142543251776</text:p>
          </table:table-cell>
          <table:table-cell table:formula="of:=-LN([.C167])" office:value-type="float" office:value="0.0702695325880022" calcext:value-type="float">
            <text:p>0.0702695325880022</text:p>
          </table:table-cell>
        </table:table-row>
        <table:table-row table:style-name="ro1">
          <table:table-cell office:value-type="float" office:value="166.141" calcext:value-type="float">
            <text:p>166.141</text:p>
          </table:table-cell>
          <table:table-cell office:value-type="float" office:value="13.7834" calcext:value-type="float">
            <text:p>13.7834</text:p>
          </table:table-cell>
          <table:table-cell table:formula="of:=[.B168]/[.$B$2]" office:value-type="float" office:value="0.931858592551027" calcext:value-type="float">
            <text:p>0.931858592551027</text:p>
          </table:table-cell>
          <table:table-cell table:formula="of:=-LN([.C168])" office:value-type="float" office:value="0.0705742005385653" calcext:value-type="float">
            <text:p>0.0705742005385653</text:p>
          </table:table-cell>
        </table:table-row>
        <table:table-row table:style-name="ro1">
          <table:table-cell office:value-type="float" office:value="167.14" calcext:value-type="float">
            <text:p>167.14</text:p>
          </table:table-cell>
          <table:table-cell office:value-type="float" office:value="13.7775" calcext:value-type="float">
            <text:p>13.7775</text:p>
          </table:table-cell>
          <table:table-cell table:formula="of:=[.B169]/[.$B$2]" office:value-type="float" office:value="0.931459709423783" calcext:value-type="float">
            <text:p>0.931459709423783</text:p>
          </table:table-cell>
          <table:table-cell table:formula="of:=-LN([.C169])" office:value-type="float" office:value="0.0710023433125768" calcext:value-type="float">
            <text:p>0.0710023433125768</text:p>
          </table:table-cell>
        </table:table-row>
        <table:table-row table:style-name="ro1">
          <table:table-cell office:value-type="float" office:value="168.14" calcext:value-type="float">
            <text:p>168.14</text:p>
          </table:table-cell>
          <table:table-cell office:value-type="float" office:value="13.772" calcext:value-type="float">
            <text:p>13.772</text:p>
          </table:table-cell>
          <table:table-cell table:formula="of:=[.B170]/[.$B$2]" office:value-type="float" office:value="0.93108786922042" calcext:value-type="float">
            <text:p>0.93108786922042</text:p>
          </table:table-cell>
          <table:table-cell table:formula="of:=-LN([.C170])" office:value-type="float" office:value="0.0714016246115527" calcext:value-type="float">
            <text:p>0.0714016246115527</text:p>
          </table:table-cell>
        </table:table-row>
        <table:table-row table:style-name="ro1">
          <table:table-cell office:value-type="float" office:value="169.141" calcext:value-type="float">
            <text:p>169.141</text:p>
          </table:table-cell>
          <table:table-cell office:value-type="float" office:value="13.7677" calcext:value-type="float">
            <text:p>13.7677</text:p>
          </table:table-cell>
          <table:table-cell table:formula="of:=[.B171]/[.$B$2]" office:value-type="float" office:value="0.9307971577887" calcext:value-type="float">
            <text:p>0.9307971577887</text:p>
          </table:table-cell>
          <table:table-cell table:formula="of:=-LN([.C171])" office:value-type="float" office:value="0.0717139010731659" calcext:value-type="float">
            <text:p>0.0717139010731659</text:p>
          </table:table-cell>
        </table:table-row>
        <table:table-row table:style-name="ro1">
          <table:table-cell office:value-type="float" office:value="170.14" calcext:value-type="float">
            <text:p>170.14</text:p>
          </table:table-cell>
          <table:table-cell office:value-type="float" office:value="13.7613" calcext:value-type="float">
            <text:p>13.7613</text:p>
          </table:table-cell>
          <table:table-cell table:formula="of:=[.B172]/[.$B$2]" office:value-type="float" office:value="0.930364471006605" calcext:value-type="float">
            <text:p>0.930364471006605</text:p>
          </table:table-cell>
          <table:table-cell table:formula="of:=-LN([.C172])" office:value-type="float" office:value="0.072178865301093" calcext:value-type="float">
            <text:p>0.072178865301093</text:p>
          </table:table-cell>
        </table:table-row>
        <table:table-row table:style-name="ro1">
          <table:table-cell office:value-type="float" office:value="171.141" calcext:value-type="float">
            <text:p>171.141</text:p>
          </table:table-cell>
          <table:table-cell office:value-type="float" office:value="13.7555" calcext:value-type="float">
            <text:p>13.7555</text:p>
          </table:table-cell>
          <table:table-cell table:formula="of:=[.B173]/[.$B$2]" office:value-type="float" office:value="0.929972348610332" calcext:value-type="float">
            <text:p>0.929972348610332</text:p>
          </table:table-cell>
          <table:table-cell table:formula="of:=-LN([.C173])" office:value-type="float" office:value="0.0726004259539229" calcext:value-type="float">
            <text:p>0.0726004259539229</text:p>
          </table:table-cell>
        </table:table-row>
        <table:table-row table:style-name="ro1">
          <table:table-cell office:value-type="float" office:value="172.14" calcext:value-type="float">
            <text:p>172.14</text:p>
          </table:table-cell>
          <table:table-cell office:value-type="float" office:value="13.7501" calcext:value-type="float">
            <text:p>13.7501</text:p>
          </table:table-cell>
          <table:table-cell table:formula="of:=[.B174]/[.$B$2]" office:value-type="float" office:value="0.929607269137939" calcext:value-type="float">
            <text:p>0.929607269137939</text:p>
          </table:table-cell>
          <table:table-cell table:formula="of:=-LN([.C174])" office:value-type="float" office:value="0.0729930732744232" calcext:value-type="float">
            <text:p>0.0729930732744232</text:p>
          </table:table-cell>
        </table:table-row>
        <table:table-row table:style-name="ro1">
          <table:table-cell office:value-type="float" office:value="173.141" calcext:value-type="float">
            <text:p>173.141</text:p>
          </table:table-cell>
          <table:table-cell office:value-type="float" office:value="13.745" calcext:value-type="float">
            <text:p>13.745</text:p>
          </table:table-cell>
          <table:table-cell table:formula="of:=[.B175]/[.$B$2]" office:value-type="float" office:value="0.929262471858457" calcext:value-type="float">
            <text:p>0.929262471858457</text:p>
          </table:table-cell>
          <table:table-cell table:formula="of:=-LN([.C175])" office:value-type="float" office:value="0.0733640484706211" calcext:value-type="float">
            <text:p>0.0733640484706211</text:p>
          </table:table-cell>
        </table:table-row>
        <table:table-row table:style-name="ro1">
          <table:table-cell office:value-type="float" office:value="174.14" calcext:value-type="float">
            <text:p>174.14</text:p>
          </table:table-cell>
          <table:table-cell office:value-type="float" office:value="13.7395" calcext:value-type="float">
            <text:p>13.7395</text:p>
          </table:table-cell>
          <table:table-cell table:formula="of:=[.B176]/[.$B$2]" office:value-type="float" office:value="0.928890631655095" calcext:value-type="float">
            <text:p>0.928890631655095</text:p>
          </table:table-cell>
          <table:table-cell table:formula="of:=-LN([.C176])" office:value-type="float" office:value="0.0737642740576549" calcext:value-type="float">
            <text:p>0.0737642740576549</text:p>
          </table:table-cell>
        </table:table-row>
        <table:table-row table:style-name="ro1">
          <table:table-cell office:value-type="float" office:value="175.141" calcext:value-type="float">
            <text:p>175.141</text:p>
          </table:table-cell>
          <table:table-cell office:value-type="float" office:value="13.7337" calcext:value-type="float">
            <text:p>13.7337</text:p>
          </table:table-cell>
          <table:table-cell table:formula="of:=[.B177]/[.$B$2]" office:value-type="float" office:value="0.928498509258821" calcext:value-type="float">
            <text:p>0.928498509258821</text:p>
          </table:table-cell>
          <table:table-cell table:formula="of:=-LN([.C177])" office:value-type="float" office:value="0.0741865037277455" calcext:value-type="float">
            <text:p>0.0741865037277455</text:p>
          </table:table-cell>
        </table:table-row>
        <table:table-row table:style-name="ro1">
          <table:table-cell office:value-type="float" office:value="176.141" calcext:value-type="float">
            <text:p>176.141</text:p>
          </table:table-cell>
          <table:table-cell office:value-type="float" office:value="13.7287" calcext:value-type="float">
            <text:p>13.7287</text:p>
          </table:table-cell>
          <table:table-cell table:formula="of:=[.B178]/[.$B$2]" office:value-type="float" office:value="0.928160472710309" calcext:value-type="float">
            <text:p>0.928160472710309</text:p>
          </table:table-cell>
          <table:table-cell table:formula="of:=-LN([.C178])" office:value-type="float" office:value="0.0745506379662133" calcext:value-type="float">
            <text:p>0.0745506379662133</text:p>
          </table:table-cell>
        </table:table-row>
        <table:table-row table:style-name="ro1">
          <table:table-cell office:value-type="float" office:value="177.14" calcext:value-type="float">
            <text:p>177.14</text:p>
          </table:table-cell>
          <table:table-cell office:value-type="float" office:value="13.7229" calcext:value-type="float">
            <text:p>13.7229</text:p>
          </table:table-cell>
          <table:table-cell table:formula="of:=[.B179]/[.$B$2]" office:value-type="float" office:value="0.927768350314036" calcext:value-type="float">
            <text:p>0.927768350314036</text:p>
          </table:table-cell>
          <table:table-cell table:formula="of:=-LN([.C179])" office:value-type="float" office:value="0.0749731998632469" calcext:value-type="float">
            <text:p>0.0749731998632469</text:p>
          </table:table-cell>
        </table:table-row>
        <table:table-row table:style-name="ro1">
          <table:table-cell office:value-type="float" office:value="178.141" calcext:value-type="float">
            <text:p>178.141</text:p>
          </table:table-cell>
          <table:table-cell office:value-type="float" office:value="13.7176" calcext:value-type="float">
            <text:p>13.7176</text:p>
          </table:table-cell>
          <table:table-cell table:formula="of:=[.B180]/[.$B$2]" office:value-type="float" office:value="0.927410031572614" calcext:value-type="float">
            <text:p>0.927410031572614</text:p>
          </table:table-cell>
          <table:table-cell table:formula="of:=-LN([.C180])" office:value-type="float" office:value="0.0753594902053256" calcext:value-type="float">
            <text:p>0.0753594902053256</text:p>
          </table:table-cell>
        </table:table-row>
        <table:table-row table:style-name="ro1">
          <table:table-cell office:value-type="float" office:value="179.14" calcext:value-type="float">
            <text:p>179.14</text:p>
          </table:table-cell>
          <table:table-cell office:value-type="float" office:value="13.7126" calcext:value-type="float">
            <text:p>13.7126</text:p>
          </table:table-cell>
          <table:table-cell table:formula="of:=[.B181]/[.$B$2]" office:value-type="float" office:value="0.927071995024102" calcext:value-type="float">
            <text:p>0.927071995024102</text:p>
          </table:table-cell>
          <table:table-cell table:formula="of:=-LN([.C181])" office:value-type="float" office:value="0.0757240518968464" calcext:value-type="float">
            <text:p>0.0757240518968464</text:p>
          </table:table-cell>
        </table:table-row>
        <table:table-row table:style-name="ro1">
          <table:table-cell office:value-type="float" office:value="180.141" calcext:value-type="float">
            <text:p>180.141</text:p>
          </table:table-cell>
          <table:table-cell office:value-type="float" office:value="13.7069" calcext:value-type="float">
            <text:p>13.7069</text:p>
          </table:table-cell>
          <table:table-cell table:formula="of:=[.B182]/[.$B$2]" office:value-type="float" office:value="0.926686633358799" calcext:value-type="float">
            <text:p>0.926686633358799</text:p>
          </table:table-cell>
          <table:table-cell table:formula="of:=-LN([.C182])" office:value-type="float" office:value="0.0761398144076221" calcext:value-type="float">
            <text:p>0.0761398144076221</text:p>
          </table:table-cell>
        </table:table-row>
        <table:table-row table:style-name="ro1">
          <table:table-cell office:value-type="float" office:value="181.14" calcext:value-type="float">
            <text:p>181.14</text:p>
          </table:table-cell>
          <table:table-cell office:value-type="float" office:value="13.7013" calcext:value-type="float">
            <text:p>13.7013</text:p>
          </table:table-cell>
          <table:table-cell table:formula="of:=[.B183]/[.$B$2]" office:value-type="float" office:value="0.926308032424466" calcext:value-type="float">
            <text:p>0.926308032424466</text:p>
          </table:table-cell>
          <table:table-cell table:formula="of:=-LN([.C183])" office:value-type="float" office:value="0.0765484512446218" calcext:value-type="float">
            <text:p>0.0765484512446218</text:p>
          </table:table-cell>
        </table:table-row>
        <table:table-row table:style-name="ro1">
          <table:table-cell office:value-type="float" office:value="182.141" calcext:value-type="float">
            <text:p>182.141</text:p>
          </table:table-cell>
          <table:table-cell office:value-type="float" office:value="13.697" calcext:value-type="float">
            <text:p>13.697</text:p>
          </table:table-cell>
          <table:table-cell table:formula="of:=[.B184]/[.$B$2]" office:value-type="float" office:value="0.926017320992746" calcext:value-type="float">
            <text:p>0.926017320992746</text:p>
          </table:table-cell>
          <table:table-cell table:formula="of:=-LN([.C184])" office:value-type="float" office:value="0.076862339335146" calcext:value-type="float">
            <text:p>0.076862339335146</text:p>
          </table:table-cell>
        </table:table-row>
        <table:table-row table:style-name="ro1">
          <table:table-cell office:value-type="float" office:value="183.14" calcext:value-type="float">
            <text:p>183.14</text:p>
          </table:table-cell>
          <table:table-cell office:value-type="float" office:value="13.6906" calcext:value-type="float">
            <text:p>13.6906</text:p>
          </table:table-cell>
          <table:table-cell table:formula="of:=[.B185]/[.$B$2]" office:value-type="float" office:value="0.925584634210651" calcext:value-type="float">
            <text:p>0.925584634210651</text:p>
          </table:table-cell>
          <table:table-cell table:formula="of:=-LN([.C185])" office:value-type="float" office:value="0.0773297041364791" calcext:value-type="float">
            <text:p>0.0773297041364791</text:p>
          </table:table-cell>
        </table:table-row>
        <table:table-row table:style-name="ro1">
          <table:table-cell office:value-type="float" office:value="184.14" calcext:value-type="float">
            <text:p>184.14</text:p>
          </table:table-cell>
          <table:table-cell office:value-type="float" office:value="13.6853" calcext:value-type="float">
            <text:p>13.6853</text:p>
          </table:table-cell>
          <table:table-cell table:formula="of:=[.B186]/[.$B$2]" office:value-type="float" office:value="0.925226315469229" calcext:value-type="float">
            <text:p>0.925226315469229</text:p>
          </table:table-cell>
          <table:table-cell table:formula="of:=-LN([.C186])" office:value-type="float" office:value="0.077716906023264" calcext:value-type="float">
            <text:p>0.077716906023264</text:p>
          </table:table-cell>
        </table:table-row>
        <table:table-row table:style-name="ro1">
          <table:table-cell office:value-type="float" office:value="185.14" calcext:value-type="float">
            <text:p>185.14</text:p>
          </table:table-cell>
          <table:table-cell office:value-type="float" office:value="13.6798" calcext:value-type="float">
            <text:p>13.6798</text:p>
          </table:table-cell>
          <table:table-cell table:formula="of:=[.B187]/[.$B$2]" office:value-type="float" office:value="0.924854475265866" calcext:value-type="float">
            <text:p>0.924854475265866</text:p>
          </table:table-cell>
          <table:table-cell table:formula="of:=-LN([.C187])" office:value-type="float" office:value="0.0781188778833382" calcext:value-type="float">
            <text:p>0.0781188778833382</text:p>
          </table:table-cell>
        </table:table-row>
        <table:table-row table:style-name="ro1">
          <table:table-cell office:value-type="float" office:value="186.14" calcext:value-type="float">
            <text:p>186.14</text:p>
          </table:table-cell>
          <table:table-cell office:value-type="float" office:value="13.6739" calcext:value-type="float">
            <text:p>13.6739</text:p>
          </table:table-cell>
          <table:table-cell table:formula="of:=[.B188]/[.$B$2]" office:value-type="float" office:value="0.924455592138622" calcext:value-type="float">
            <text:p>0.924455592138622</text:p>
          </table:table-cell>
          <table:table-cell table:formula="of:=-LN([.C188])" office:value-type="float" office:value="0.0785502637720111" calcext:value-type="float">
            <text:p>0.0785502637720111</text:p>
          </table:table-cell>
        </table:table-row>
        <table:table-row table:style-name="ro1">
          <table:table-cell office:value-type="float" office:value="187.14" calcext:value-type="float">
            <text:p>187.14</text:p>
          </table:table-cell>
          <table:table-cell office:value-type="float" office:value="13.667" calcext:value-type="float">
            <text:p>13.667</text:p>
          </table:table-cell>
          <table:table-cell table:formula="of:=[.B189]/[.$B$2]" office:value-type="float" office:value="0.923989101701676" calcext:value-type="float">
            <text:p>0.923989101701676</text:p>
          </table:table-cell>
          <table:table-cell table:formula="of:=-LN([.C189])" office:value-type="float" office:value="0.0790550021051667" calcext:value-type="float">
            <text:p>0.0790550021051667</text:p>
          </table:table-cell>
        </table:table-row>
        <table:table-row table:style-name="ro1">
          <table:table-cell office:value-type="float" office:value="188.14" calcext:value-type="float">
            <text:p>188.14</text:p>
          </table:table-cell>
          <table:table-cell office:value-type="float" office:value="13.6628" calcext:value-type="float">
            <text:p>13.6628</text:p>
          </table:table-cell>
          <table:table-cell table:formula="of:=[.B190]/[.$B$2]" office:value-type="float" office:value="0.923705151000926" calcext:value-type="float">
            <text:p>0.923705151000926</text:p>
          </table:table-cell>
          <table:table-cell table:formula="of:=-LN([.C190])" office:value-type="float" office:value="0.0793623589122463" calcext:value-type="float">
            <text:p>0.0793623589122463</text:p>
          </table:table-cell>
        </table:table-row>
        <table:table-row table:style-name="ro1">
          <table:table-cell office:value-type="float" office:value="189.141" calcext:value-type="float">
            <text:p>189.141</text:p>
          </table:table-cell>
          <table:table-cell office:value-type="float" office:value="13.6578" calcext:value-type="float">
            <text:p>13.6578</text:p>
          </table:table-cell>
          <table:table-cell table:formula="of:=[.B191]/[.$B$2]" office:value-type="float" office:value="0.923367114452415" calcext:value-type="float">
            <text:p>0.923367114452415</text:p>
          </table:table-cell>
          <table:table-cell table:formula="of:=-LN([.C191])" office:value-type="float" office:value="0.0797283830885693" calcext:value-type="float">
            <text:p>0.0797283830885693</text:p>
          </table:table-cell>
        </table:table-row>
        <table:table-row table:style-name="ro1">
          <table:table-cell office:value-type="float" office:value="190.14" calcext:value-type="float">
            <text:p>190.14</text:p>
          </table:table-cell>
          <table:table-cell office:value-type="float" office:value="13.652" calcext:value-type="float">
            <text:p>13.652</text:p>
          </table:table-cell>
          <table:table-cell table:formula="of:=[.B192]/[.$B$2]" office:value-type="float" office:value="0.922974992056141" calcext:value-type="float">
            <text:p>0.922974992056141</text:p>
          </table:table-cell>
          <table:table-cell table:formula="of:=-LN([.C192])" office:value-type="float" office:value="0.0801531390433695" calcext:value-type="float">
            <text:p>0.0801531390433695</text:p>
          </table:table-cell>
        </table:table-row>
        <table:table-row table:style-name="ro1">
          <table:table-cell office:value-type="float" office:value="191.14" calcext:value-type="float">
            <text:p>191.14</text:p>
          </table:table-cell>
          <table:table-cell office:value-type="float" office:value="13.6471" calcext:value-type="float">
            <text:p>13.6471</text:p>
          </table:table-cell>
          <table:table-cell table:formula="of:=[.B193]/[.$B$2]" office:value-type="float" office:value="0.9226437162386" calcext:value-type="float">
            <text:p>0.9226437162386</text:p>
          </table:table-cell>
          <table:table-cell table:formula="of:=-LN([.C193])" office:value-type="float" office:value="0.0805121252409087" calcext:value-type="float">
            <text:p>0.0805121252409087</text:p>
          </table:table-cell>
        </table:table-row>
        <table:table-row table:style-name="ro1">
          <table:table-cell office:value-type="float" office:value="192.14" calcext:value-type="float">
            <text:p>192.14</text:p>
          </table:table-cell>
          <table:table-cell office:value-type="float" office:value="13.6409" calcext:value-type="float">
            <text:p>13.6409</text:p>
          </table:table-cell>
          <table:table-cell table:formula="of:=[.B194]/[.$B$2]" office:value-type="float" office:value="0.922224550918445" calcext:value-type="float">
            <text:p>0.922224550918445</text:p>
          </table:table-cell>
          <table:table-cell table:formula="of:=-LN([.C194])" office:value-type="float" office:value="0.080966537444565" calcext:value-type="float">
            <text:p>0.080966537444565</text:p>
          </table:table-cell>
        </table:table-row>
        <table:table-row table:style-name="ro1">
          <table:table-cell office:value-type="float" office:value="193.141" calcext:value-type="float">
            <text:p>193.141</text:p>
          </table:table-cell>
          <table:table-cell office:value-type="float" office:value="13.6354" calcext:value-type="float">
            <text:p>13.6354</text:p>
          </table:table-cell>
          <table:table-cell table:formula="of:=[.B195]/[.$B$2]" office:value-type="float" office:value="0.921852710715083" calcext:value-type="float">
            <text:p>0.921852710715083</text:p>
          </table:table-cell>
          <table:table-cell table:formula="of:=-LN([.C195])" office:value-type="float" office:value="0.081369817953618" calcext:value-type="float">
            <text:p>0.081369817953618</text:p>
          </table:table-cell>
        </table:table-row>
        <table:table-row table:style-name="ro1">
          <table:table-cell office:value-type="float" office:value="194.141" calcext:value-type="float">
            <text:p>194.141</text:p>
          </table:table-cell>
          <table:table-cell office:value-type="float" office:value="13.6294" calcext:value-type="float">
            <text:p>13.6294</text:p>
          </table:table-cell>
          <table:table-cell table:formula="of:=[.B196]/[.$B$2]" office:value-type="float" office:value="0.921447066856869" calcext:value-type="float">
            <text:p>0.921447066856869</text:p>
          </table:table-cell>
          <table:table-cell table:formula="of:=-LN([.C196])" office:value-type="float" office:value="0.0818099458912414" calcext:value-type="float">
            <text:p>0.0818099458912414</text:p>
          </table:table-cell>
        </table:table-row>
        <table:table-row table:style-name="ro1">
          <table:table-cell office:value-type="float" office:value="195.141" calcext:value-type="float">
            <text:p>195.141</text:p>
          </table:table-cell>
          <table:table-cell office:value-type="float" office:value="13.6259" calcext:value-type="float">
            <text:p>13.6259</text:p>
          </table:table-cell>
          <table:table-cell table:formula="of:=[.B197]/[.$B$2]" office:value-type="float" office:value="0.92121044127291" calcext:value-type="float">
            <text:p>0.92121044127291</text:p>
          </table:table-cell>
          <table:table-cell table:formula="of:=-LN([.C197])" office:value-type="float" office:value="0.0820667766741893" calcext:value-type="float">
            <text:p>0.0820667766741893</text:p>
          </table:table-cell>
        </table:table-row>
        <table:table-row table:style-name="ro1">
          <table:table-cell office:value-type="float" office:value="196.14" calcext:value-type="float">
            <text:p>196.14</text:p>
          </table:table-cell>
          <table:table-cell office:value-type="float" office:value="13.6182" calcext:value-type="float">
            <text:p>13.6182</text:p>
          </table:table-cell>
          <table:table-cell table:formula="of:=[.B198]/[.$B$2]" office:value-type="float" office:value="0.920689864988203" calcext:value-type="float">
            <text:p>0.920689864988203</text:p>
          </table:table-cell>
          <table:table-cell table:formula="of:=-LN([.C198])" office:value-type="float" office:value="0.0826320366904882" calcext:value-type="float">
            <text:p>0.0826320366904882</text:p>
          </table:table-cell>
        </table:table-row>
        <table:table-row table:style-name="ro1">
          <table:table-cell office:value-type="float" office:value="197.14" calcext:value-type="float">
            <text:p>197.14</text:p>
          </table:table-cell>
          <table:table-cell office:value-type="float" office:value="13.6135" calcext:value-type="float">
            <text:p>13.6135</text:p>
          </table:table-cell>
          <table:table-cell table:formula="of:=[.B199]/[.$B$2]" office:value-type="float" office:value="0.920372110632602" calcext:value-type="float">
            <text:p>0.920372110632602</text:p>
          </table:table-cell>
          <table:table-cell table:formula="of:=-LN([.C199])" office:value-type="float" office:value="0.0829772226353002" calcext:value-type="float">
            <text:p>0.0829772226353002</text:p>
          </table:table-cell>
        </table:table-row>
        <table:table-row table:style-name="ro1">
          <table:table-cell office:value-type="float" office:value="198.14" calcext:value-type="float">
            <text:p>198.14</text:p>
          </table:table-cell>
          <table:table-cell office:value-type="float" office:value="13.608" calcext:value-type="float">
            <text:p>13.608</text:p>
          </table:table-cell>
          <table:table-cell table:formula="of:=[.B200]/[.$B$2]" office:value-type="float" office:value="0.920000270429239" calcext:value-type="float">
            <text:p>0.920000270429239</text:p>
          </table:table-cell>
          <table:table-cell table:formula="of:=-LN([.C200])" office:value-type="float" office:value="0.0833813149942695" calcext:value-type="float">
            <text:p>0.0833813149942695</text:p>
          </table:table-cell>
        </table:table-row>
        <table:table-row table:style-name="ro1">
          <table:table-cell office:value-type="float" office:value="199.14" calcext:value-type="float">
            <text:p>199.14</text:p>
          </table:table-cell>
          <table:table-cell office:value-type="float" office:value="13.6035" calcext:value-type="float">
            <text:p>13.6035</text:p>
          </table:table-cell>
          <table:table-cell table:formula="of:=[.B201]/[.$B$2]" office:value-type="float" office:value="0.919696037535578" calcext:value-type="float">
            <text:p>0.919696037535578</text:p>
          </table:table-cell>
          <table:table-cell table:formula="of:=-LN([.C201])" office:value-type="float" office:value="0.083712057514235" calcext:value-type="float">
            <text:p>0.083712057514235</text:p>
          </table:table-cell>
        </table:table-row>
        <table:table-row table:style-name="ro1">
          <table:table-cell office:value-type="float" office:value="200.14" calcext:value-type="float">
            <text:p>200.14</text:p>
          </table:table-cell>
          <table:table-cell office:value-type="float" office:value="13.5971" calcext:value-type="float">
            <text:p>13.5971</text:p>
          </table:table-cell>
          <table:table-cell table:formula="of:=[.B202]/[.$B$2]" office:value-type="float" office:value="0.919263350753483" calcext:value-type="float">
            <text:p>0.919263350753483</text:p>
          </table:table-cell>
          <table:table-cell table:formula="of:=-LN([.C202])" office:value-type="float" office:value="0.0841826353778192" calcext:value-type="float">
            <text:p>0.0841826353778192</text:p>
          </table:table-cell>
        </table:table-row>
        <table:table-row table:style-name="ro1">
          <table:table-cell office:value-type="float" office:value="201.141" calcext:value-type="float">
            <text:p>201.141</text:p>
          </table:table-cell>
          <table:table-cell office:value-type="float" office:value="13.5922" calcext:value-type="float">
            <text:p>13.5922</text:p>
          </table:table-cell>
          <table:table-cell table:formula="of:=[.B203]/[.$B$2]" office:value-type="float" office:value="0.918932074935942" calcext:value-type="float">
            <text:p>0.918932074935942</text:p>
          </table:table-cell>
          <table:table-cell table:formula="of:=-LN([.C203])" office:value-type="float" office:value="0.0845430712884934" calcext:value-type="float">
            <text:p>0.0845430712884934</text:p>
          </table:table-cell>
        </table:table-row>
        <table:table-row table:style-name="ro1">
          <table:table-cell office:value-type="float" office:value="202.141" calcext:value-type="float">
            <text:p>202.141</text:p>
          </table:table-cell>
          <table:table-cell office:value-type="float" office:value="13.5878" calcext:value-type="float">
            <text:p>13.5878</text:p>
          </table:table-cell>
          <table:table-cell table:formula="of:=[.B204]/[.$B$2]" office:value-type="float" office:value="0.918634602773252" calcext:value-type="float">
            <text:p>0.918634602773252</text:p>
          </table:table-cell>
          <table:table-cell table:formula="of:=-LN([.C204])" office:value-type="float" office:value="0.0848668387674071" calcext:value-type="float">
            <text:p>0.0848668387674071</text:p>
          </table:table-cell>
        </table:table-row>
        <table:table-row table:style-name="ro1">
          <table:table-cell office:value-type="float" office:value="203.14" calcext:value-type="float">
            <text:p>203.14</text:p>
          </table:table-cell>
          <table:table-cell office:value-type="float" office:value="13.582" calcext:value-type="float">
            <text:p>13.582</text:p>
          </table:table-cell>
          <table:table-cell table:formula="of:=[.B205]/[.$B$2]" office:value-type="float" office:value="0.918242480376978" calcext:value-type="float">
            <text:p>0.918242480376978</text:p>
          </table:table-cell>
          <table:table-cell table:formula="of:=-LN([.C205])" office:value-type="float" office:value="0.0852937833962304" calcext:value-type="float">
            <text:p>0.0852937833962304</text:p>
          </table:table-cell>
        </table:table-row>
        <table:table-row table:style-name="ro1">
          <table:table-cell office:value-type="float" office:value="204.14" calcext:value-type="float">
            <text:p>204.14</text:p>
          </table:table-cell>
          <table:table-cell office:value-type="float" office:value="13.577" calcext:value-type="float">
            <text:p>13.577</text:p>
          </table:table-cell>
          <table:table-cell table:formula="of:=[.B206]/[.$B$2]" office:value-type="float" office:value="0.917904443828467" calcext:value-type="float">
            <text:p>0.917904443828467</text:p>
          </table:table-cell>
          <table:table-cell table:formula="of:=-LN([.C206])" office:value-type="float" office:value="0.085661985469686" calcext:value-type="float">
            <text:p>0.085661985469686</text:p>
          </table:table-cell>
        </table:table-row>
        <table:table-row table:style-name="ro1">
          <table:table-cell office:value-type="float" office:value="205.141" calcext:value-type="float">
            <text:p>205.141</text:p>
          </table:table-cell>
          <table:table-cell office:value-type="float" office:value="13.5711" calcext:value-type="float">
            <text:p>13.5711</text:p>
          </table:table-cell>
          <table:table-cell table:formula="of:=[.B207]/[.$B$2]" office:value-type="float" office:value="0.917505560701223" calcext:value-type="float">
            <text:p>0.917505560701223</text:p>
          </table:table-cell>
          <table:table-cell table:formula="of:=-LN([.C207])" office:value-type="float" office:value="0.0860966383619979" calcext:value-type="float">
            <text:p>0.0860966383619979</text:p>
          </table:table-cell>
        </table:table-row>
        <table:table-row table:style-name="ro1">
          <table:table-cell office:value-type="float" office:value="206.141" calcext:value-type="float">
            <text:p>206.141</text:p>
          </table:table-cell>
          <table:table-cell office:value-type="float" office:value="13.5667" calcext:value-type="float">
            <text:p>13.5667</text:p>
          </table:table-cell>
          <table:table-cell table:formula="of:=[.B208]/[.$B$2]" office:value-type="float" office:value="0.917208088538533" calcext:value-type="float">
            <text:p>0.917208088538533</text:p>
          </table:table-cell>
          <table:table-cell table:formula="of:=-LN([.C208])" office:value-type="float" office:value="0.0864209093079518" calcext:value-type="float">
            <text:p>0.0864209093079518</text:p>
          </table:table-cell>
        </table:table-row>
        <table:table-row table:style-name="ro1">
          <table:table-cell office:value-type="float" office:value="207.14" calcext:value-type="float">
            <text:p>207.14</text:p>
          </table:table-cell>
          <table:table-cell office:value-type="float" office:value="13.5617" calcext:value-type="float">
            <text:p>13.5617</text:p>
          </table:table-cell>
          <table:table-cell table:formula="of:=[.B209]/[.$B$2]" office:value-type="float" office:value="0.916870051990021" calcext:value-type="float">
            <text:p>0.916870051990021</text:p>
          </table:table-cell>
          <table:table-cell table:formula="of:=-LN([.C209])" office:value-type="float" office:value="0.0867895267020199" calcext:value-type="float">
            <text:p>0.0867895267020199</text:p>
          </table:table-cell>
        </table:table-row>
        <table:table-row table:style-name="ro1">
          <table:table-cell office:value-type="float" office:value="208.14" calcext:value-type="float">
            <text:p>208.14</text:p>
          </table:table-cell>
          <table:table-cell office:value-type="float" office:value="13.5558" calcext:value-type="float">
            <text:p>13.5558</text:p>
          </table:table-cell>
          <table:table-cell table:formula="of:=[.B210]/[.$B$2]" office:value-type="float" office:value="0.916471168862778" calcext:value-type="float">
            <text:p>0.916471168862778</text:p>
          </table:table-cell>
          <table:table-cell table:formula="of:=-LN([.C210])" office:value-type="float" office:value="0.0872246700664964" calcext:value-type="float">
            <text:p>0.0872246700664964</text:p>
          </table:table-cell>
        </table:table-row>
        <table:table-row table:style-name="ro1">
          <table:table-cell office:value-type="float" office:value="209.14" calcext:value-type="float">
            <text:p>209.14</text:p>
          </table:table-cell>
          <table:table-cell office:value-type="float" office:value="13.5512" calcext:value-type="float">
            <text:p>13.5512</text:p>
          </table:table-cell>
          <table:table-cell table:formula="of:=[.B211]/[.$B$2]" office:value-type="float" office:value="0.916160175238147" calcext:value-type="float">
            <text:p>0.916160175238147</text:p>
          </table:table-cell>
          <table:table-cell table:formula="of:=-LN([.C211])" office:value-type="float" office:value="0.0875640657977951" calcext:value-type="float">
            <text:p>0.0875640657977951</text:p>
          </table:table-cell>
        </table:table-row>
        <table:table-row table:style-name="ro1">
          <table:table-cell office:value-type="float" office:value="210.141" calcext:value-type="float">
            <text:p>210.141</text:p>
          </table:table-cell>
          <table:table-cell office:value-type="float" office:value="13.5448" calcext:value-type="float">
            <text:p>13.5448</text:p>
          </table:table-cell>
          <table:table-cell table:formula="of:=[.B212]/[.$B$2]" office:value-type="float" office:value="0.915727488456052" calcext:value-type="float">
            <text:p>0.915727488456052</text:p>
          </table:table-cell>
          <table:table-cell table:formula="of:=-LN([.C212])" office:value-type="float" office:value="0.0880364602559451" calcext:value-type="float">
            <text:p>0.0880364602559451</text:p>
          </table:table-cell>
        </table:table-row>
        <table:table-row table:style-name="ro1">
          <table:table-cell office:value-type="float" office:value="211.141" calcext:value-type="float">
            <text:p>211.141</text:p>
          </table:table-cell>
          <table:table-cell office:value-type="float" office:value="13.5412" calcext:value-type="float">
            <text:p>13.5412</text:p>
          </table:table-cell>
          <table:table-cell table:formula="of:=[.B213]/[.$B$2]" office:value-type="float" office:value="0.915484102141124" calcext:value-type="float">
            <text:p>0.915484102141124</text:p>
          </table:table-cell>
          <table:table-cell table:formula="of:=-LN([.C213])" office:value-type="float" office:value="0.0883022802383122" calcext:value-type="float">
            <text:p>0.0883022802383122</text:p>
          </table:table-cell>
        </table:table-row>
        <table:table-row table:style-name="ro1">
          <table:table-cell office:value-type="float" office:value="212.14" calcext:value-type="float">
            <text:p>212.14</text:p>
          </table:table-cell>
          <table:table-cell office:value-type="float" office:value="13.535" calcext:value-type="float">
            <text:p>13.535</text:p>
          </table:table-cell>
          <table:table-cell table:formula="of:=[.B214]/[.$B$2]" office:value-type="float" office:value="0.915064936820969" calcext:value-type="float">
            <text:p>0.915064936820969</text:p>
          </table:table-cell>
          <table:table-cell table:formula="of:=-LN([.C214])" office:value-type="float" office:value="0.0887602470215656" calcext:value-type="float">
            <text:p>0.0887602470215656</text:p>
          </table:table-cell>
        </table:table-row>
        <table:table-row table:style-name="ro1">
          <table:table-cell office:value-type="float" office:value="213.141" calcext:value-type="float">
            <text:p>213.141</text:p>
          </table:table-cell>
          <table:table-cell office:value-type="float" office:value="13.5306" calcext:value-type="float">
            <text:p>13.5306</text:p>
          </table:table-cell>
          <table:table-cell table:formula="of:=[.B215]/[.$B$2]" office:value-type="float" office:value="0.914767464658279" calcext:value-type="float">
            <text:p>0.914767464658279</text:p>
          </table:table-cell>
          <table:table-cell table:formula="of:=-LN([.C215])" office:value-type="float" office:value="0.0890853829903793" calcext:value-type="float">
            <text:p>0.0890853829903793</text:p>
          </table:table-cell>
        </table:table-row>
        <table:table-row table:style-name="ro1">
          <table:table-cell office:value-type="float" office:value="214.14" calcext:value-type="float">
            <text:p>214.14</text:p>
          </table:table-cell>
          <table:table-cell office:value-type="float" office:value="13.5248" calcext:value-type="float">
            <text:p>13.5248</text:p>
          </table:table-cell>
          <table:table-cell table:formula="of:=[.B216]/[.$B$2]" office:value-type="float" office:value="0.914375342262006" calcext:value-type="float">
            <text:p>0.914375342262006</text:p>
          </table:table-cell>
          <table:table-cell table:formula="of:=-LN([.C216])" office:value-type="float" office:value="0.0895141328953038" calcext:value-type="float">
            <text:p>0.0895141328953038</text:p>
          </table:table-cell>
        </table:table-row>
        <table:table-row table:style-name="ro1">
          <table:table-cell office:value-type="float" office:value="215.141" calcext:value-type="float">
            <text:p>215.141</text:p>
          </table:table-cell>
          <table:table-cell office:value-type="float" office:value="13.5205" calcext:value-type="float">
            <text:p>13.5205</text:p>
          </table:table-cell>
          <table:table-cell table:formula="of:=[.B217]/[.$B$2]" office:value-type="float" office:value="0.914084630830285" calcext:value-type="float">
            <text:p>0.914084630830285</text:p>
          </table:table-cell>
          <table:table-cell table:formula="of:=-LN([.C217])" office:value-type="float" office:value="0.0898321179083179" calcext:value-type="float">
            <text:p>0.0898321179083179</text:p>
          </table:table-cell>
        </table:table-row>
        <table:table-row table:style-name="ro1">
          <table:table-cell office:value-type="float" office:value="216.141" calcext:value-type="float">
            <text:p>216.141</text:p>
          </table:table-cell>
          <table:table-cell office:value-type="float" office:value="13.5145" calcext:value-type="float">
            <text:p>13.5145</text:p>
          </table:table-cell>
          <table:table-cell table:formula="of:=[.B218]/[.$B$2]" office:value-type="float" office:value="0.913678986972071" calcext:value-type="float">
            <text:p>0.913678986972071</text:p>
          </table:table-cell>
          <table:table-cell table:formula="of:=-LN([.C218])" office:value-type="float" office:value="0.0902759869742332" calcext:value-type="float">
            <text:p>0.0902759869742332</text:p>
          </table:table-cell>
        </table:table-row>
        <table:table-row table:style-name="ro1">
          <table:table-cell office:value-type="float" office:value="217.14" calcext:value-type="float">
            <text:p>217.14</text:p>
          </table:table-cell>
          <table:table-cell office:value-type="float" office:value="13.51" calcext:value-type="float">
            <text:p>13.51</text:p>
          </table:table-cell>
          <table:table-cell table:formula="of:=[.B219]/[.$B$2]" office:value-type="float" office:value="0.913374754078411" calcext:value-type="float">
            <text:p>0.913374754078411</text:p>
          </table:table-cell>
          <table:table-cell table:formula="of:=-LN([.C219])" office:value-type="float" office:value="0.0906090181157226" calcext:value-type="float">
            <text:p>0.0906090181157226</text:p>
          </table:table-cell>
        </table:table-row>
        <table:table-row table:style-name="ro1">
          <table:table-cell office:value-type="float" office:value="218.14" calcext:value-type="float">
            <text:p>218.14</text:p>
          </table:table-cell>
          <table:table-cell office:value-type="float" office:value="13.5051" calcext:value-type="float">
            <text:p>13.5051</text:p>
          </table:table-cell>
          <table:table-cell table:formula="of:=[.B220]/[.$B$2]" office:value-type="float" office:value="0.91304347826087" calcext:value-type="float">
            <text:p>0.91304347826087</text:p>
          </table:table-cell>
          <table:table-cell table:formula="of:=-LN([.C220])" office:value-type="float" office:value="0.0909717782057266" calcext:value-type="float">
            <text:p>0.0909717782057266</text:p>
          </table:table-cell>
        </table:table-row>
        <table:table-row table:style-name="ro1">
          <table:table-cell office:value-type="float" office:value="219.14" calcext:value-type="float">
            <text:p>219.14</text:p>
          </table:table-cell>
          <table:table-cell office:value-type="float" office:value="13.4996" calcext:value-type="float">
            <text:p>13.4996</text:p>
          </table:table-cell>
          <table:table-cell table:formula="of:=[.B221]/[.$B$2]" office:value-type="float" office:value="0.912671638057507" calcext:value-type="float">
            <text:p>0.912671638057507</text:p>
          </table:table-cell>
          <table:table-cell table:formula="of:=-LN([.C221])" office:value-type="float" office:value="0.0913791147120422" calcext:value-type="float">
            <text:p>0.0913791147120422</text:p>
          </table:table-cell>
        </table:table-row>
        <table:table-row table:style-name="ro1">
          <table:table-cell office:value-type="float" office:value="220.14" calcext:value-type="float">
            <text:p>220.14</text:p>
          </table:table-cell>
          <table:table-cell office:value-type="float" office:value="13.4939" calcext:value-type="float">
            <text:p>13.4939</text:p>
          </table:table-cell>
          <table:table-cell table:formula="of:=[.B222]/[.$B$2]" office:value-type="float" office:value="0.912286276392204" calcext:value-type="float">
            <text:p>0.912286276392204</text:p>
          </table:table-cell>
          <table:table-cell table:formula="of:=-LN([.C222])" office:value-type="float" office:value="0.0918014386111082" calcext:value-type="float">
            <text:p>0.0918014386111082</text:p>
          </table:table-cell>
        </table:table-row>
        <table:table-row table:style-name="ro1">
          <table:table-cell office:value-type="float" office:value="221.141" calcext:value-type="float">
            <text:p>221.141</text:p>
          </table:table-cell>
          <table:table-cell office:value-type="float" office:value="13.4887" calcext:value-type="float">
            <text:p>13.4887</text:p>
          </table:table-cell>
          <table:table-cell table:formula="of:=[.B223]/[.$B$2]" office:value-type="float" office:value="0.911934718381751" calcext:value-type="float">
            <text:p>0.911934718381751</text:p>
          </table:table-cell>
          <table:table-cell table:formula="of:=-LN([.C223])" office:value-type="float" office:value="0.0921868721915916" calcext:value-type="float">
            <text:p>0.0921868721915916</text:p>
          </table:table-cell>
        </table:table-row>
        <table:table-row table:style-name="ro1">
          <table:table-cell office:value-type="float" office:value="222.14" calcext:value-type="float">
            <text:p>222.14</text:p>
          </table:table-cell>
          <table:table-cell office:value-type="float" office:value="13.4837" calcext:value-type="float">
            <text:p>13.4837</text:p>
          </table:table-cell>
          <table:table-cell table:formula="of:=[.B224]/[.$B$2]" office:value-type="float" office:value="0.91159668183324" calcext:value-type="float">
            <text:p>0.91159668183324</text:p>
          </table:table-cell>
          <table:table-cell table:formula="of:=-LN([.C224])" office:value-type="float" office:value="0.0925576215544419" calcext:value-type="float">
            <text:p>0.0925576215544419</text:p>
          </table:table-cell>
        </table:table-row>
        <table:table-row table:style-name="ro1">
          <table:table-cell office:value-type="float" office:value="223.141" calcext:value-type="float">
            <text:p>223.141</text:p>
          </table:table-cell>
          <table:table-cell office:value-type="float" office:value="13.4788" calcext:value-type="float">
            <text:p>13.4788</text:p>
          </table:table-cell>
          <table:table-cell table:formula="of:=[.B225]/[.$B$2]" office:value-type="float" office:value="0.911265406015698" calcext:value-type="float">
            <text:p>0.911265406015698</text:p>
          </table:table-cell>
          <table:table-cell table:formula="of:=-LN([.C225])" office:value-type="float" office:value="0.0929210893377666" calcext:value-type="float">
            <text:p>0.0929210893377666</text:p>
          </table:table-cell>
        </table:table-row>
        <table:table-row table:style-name="ro1">
          <table:table-cell office:value-type="float" office:value="224.14" calcext:value-type="float">
            <text:p>224.14</text:p>
          </table:table-cell>
          <table:table-cell office:value-type="float" office:value="13.473" calcext:value-type="float">
            <text:p>13.473</text:p>
          </table:table-cell>
          <table:table-cell table:formula="of:=[.B226]/[.$B$2]" office:value-type="float" office:value="0.910873283619425" calcext:value-type="float">
            <text:p>0.910873283619425</text:p>
          </table:table-cell>
          <table:table-cell table:formula="of:=-LN([.C226])" office:value-type="float" office:value="0.0933514873141194" calcext:value-type="float">
            <text:p>0.0933514873141194</text:p>
          </table:table-cell>
        </table:table-row>
        <table:table-row table:style-name="ro1">
          <table:table-cell office:value-type="float" office:value="225.14" calcext:value-type="float">
            <text:p>225.14</text:p>
          </table:table-cell>
          <table:table-cell office:value-type="float" office:value="13.4675" calcext:value-type="float">
            <text:p>13.4675</text:p>
          </table:table-cell>
          <table:table-cell table:formula="of:=[.B227]/[.$B$2]" office:value-type="float" office:value="0.910501443416062" calcext:value-type="float">
            <text:p>0.910501443416062</text:p>
          </table:table-cell>
          <table:table-cell table:formula="of:=-LN([.C227])" office:value-type="float" office:value="0.0937597945152784" calcext:value-type="float">
            <text:p>0.0937597945152784</text:p>
          </table:table-cell>
        </table:table-row>
        <table:table-row table:style-name="ro1">
          <table:table-cell office:value-type="float" office:value="226.141" calcext:value-type="float">
            <text:p>226.141</text:p>
          </table:table-cell>
          <table:table-cell office:value-type="float" office:value="13.4624" calcext:value-type="float">
            <text:p>13.4624</text:p>
          </table:table-cell>
          <table:table-cell table:formula="of:=[.B228]/[.$B$2]" office:value-type="float" office:value="0.91015664613658" calcext:value-type="float">
            <text:p>0.91015664613658</text:p>
          </table:table-cell>
          <table:table-cell table:formula="of:=-LN([.C228])" office:value-type="float" office:value="0.0941385556737654" calcext:value-type="float">
            <text:p>0.0941385556737654</text:p>
          </table:table-cell>
        </table:table-row>
        <table:table-row table:style-name="ro1">
          <table:table-cell office:value-type="float" office:value="227.14" calcext:value-type="float">
            <text:p>227.14</text:p>
          </table:table-cell>
          <table:table-cell office:value-type="float" office:value="13.4576" calcext:value-type="float">
            <text:p>13.4576</text:p>
          </table:table-cell>
          <table:table-cell table:formula="of:=[.B229]/[.$B$2]" office:value-type="float" office:value="0.909832131050009" calcext:value-type="float">
            <text:p>0.909832131050009</text:p>
          </table:table-cell>
          <table:table-cell table:formula="of:=-LN([.C229])" office:value-type="float" office:value="0.0944951678617943" calcext:value-type="float">
            <text:p>0.0944951678617943</text:p>
          </table:table-cell>
        </table:table-row>
        <table:table-row table:style-name="ro1">
          <table:table-cell office:value-type="float" office:value="228.14" calcext:value-type="float">
            <text:p>228.14</text:p>
          </table:table-cell>
          <table:table-cell office:value-type="float" office:value="13.4512" calcext:value-type="float">
            <text:p>13.4512</text:p>
          </table:table-cell>
          <table:table-cell table:formula="of:=[.B230]/[.$B$2]" office:value-type="float" office:value="0.909399444267914" calcext:value-type="float">
            <text:p>0.909399444267914</text:p>
          </table:table-cell>
          <table:table-cell table:formula="of:=-LN([.C230])" office:value-type="float" office:value="0.0949708486889347" calcext:value-type="float">
            <text:p>0.0949708486889347</text:p>
          </table:table-cell>
        </table:table-row>
        <table:table-row table:style-name="ro1">
          <table:table-cell office:value-type="float" office:value="229.141" calcext:value-type="float">
            <text:p>229.141</text:p>
          </table:table-cell>
          <table:table-cell office:value-type="float" office:value="13.447" calcext:value-type="float">
            <text:p>13.447</text:p>
          </table:table-cell>
          <table:table-cell table:formula="of:=[.B231]/[.$B$2]" office:value-type="float" office:value="0.909115493567165" calcext:value-type="float">
            <text:p>0.909115493567165</text:p>
          </table:table-cell>
          <table:table-cell table:formula="of:=-LN([.C231])" office:value-type="float" office:value="0.0952831372460972" calcext:value-type="float">
            <text:p>0.0952831372460972</text:p>
          </table:table-cell>
        </table:table-row>
        <table:table-row table:style-name="ro1">
          <table:table-cell office:value-type="float" office:value="230.14" calcext:value-type="float">
            <text:p>230.14</text:p>
          </table:table-cell>
          <table:table-cell office:value-type="float" office:value="13.442" calcext:value-type="float">
            <text:p>13.442</text:p>
          </table:table-cell>
          <table:table-cell table:formula="of:=[.B232]/[.$B$2]" office:value-type="float" office:value="0.908777457018653" calcext:value-type="float">
            <text:p>0.908777457018653</text:p>
          </table:table-cell>
          <table:table-cell table:formula="of:=-LN([.C232])" office:value-type="float" office:value="0.095655036540056" calcext:value-type="float">
            <text:p>0.095655036540056</text:p>
          </table:table-cell>
        </table:table-row>
        <table:table-row table:style-name="ro1">
          <table:table-cell office:value-type="float" office:value="231.141" calcext:value-type="float">
            <text:p>231.141</text:p>
          </table:table-cell>
          <table:table-cell office:value-type="float" office:value="13.4364" calcext:value-type="float">
            <text:p>13.4364</text:p>
          </table:table-cell>
          <table:table-cell table:formula="of:=[.B233]/[.$B$2]" office:value-type="float" office:value="0.90839885608432" calcext:value-type="float">
            <text:p>0.90839885608432</text:p>
          </table:table-cell>
          <table:table-cell table:formula="of:=-LN([.C233])" office:value-type="float" office:value="0.0960717280158155" calcext:value-type="float">
            <text:p>0.0960717280158155</text:p>
          </table:table-cell>
        </table:table-row>
        <table:table-row table:style-name="ro1">
          <table:table-cell office:value-type="float" office:value="232.14" calcext:value-type="float">
            <text:p>232.14</text:p>
          </table:table-cell>
          <table:table-cell office:value-type="float" office:value="13.431" calcext:value-type="float">
            <text:p>13.431</text:p>
          </table:table-cell>
          <table:table-cell table:formula="of:=[.B234]/[.$B$2]" office:value-type="float" office:value="0.908033776611927" calcext:value-type="float">
            <text:p>0.908033776611927</text:p>
          </table:table-cell>
          <table:table-cell table:formula="of:=-LN([.C234])" office:value-type="float" office:value="0.096473702160892" calcext:value-type="float">
            <text:p>0.096473702160892</text:p>
          </table:table-cell>
        </table:table-row>
        <table:table-row table:style-name="ro1">
          <table:table-cell office:value-type="float" office:value="233.141" calcext:value-type="float">
            <text:p>233.141</text:p>
          </table:table-cell>
          <table:table-cell office:value-type="float" office:value="13.4252" calcext:value-type="float">
            <text:p>13.4252</text:p>
          </table:table-cell>
          <table:table-cell table:formula="of:=[.B235]/[.$B$2]" office:value-type="float" office:value="0.907641654215654" calcext:value-type="float">
            <text:p>0.907641654215654</text:p>
          </table:table-cell>
          <table:table-cell table:formula="of:=-LN([.C235])" office:value-type="float" office:value="0.0969056322247262" calcext:value-type="float">
            <text:p>0.0969056322247262</text:p>
          </table:table-cell>
        </table:table-row>
        <table:table-row table:style-name="ro1">
          <table:table-cell office:value-type="float" office:value="234.141" calcext:value-type="float">
            <text:p>234.141</text:p>
          </table:table-cell>
          <table:table-cell office:value-type="float" office:value="13.4205" calcext:value-type="float">
            <text:p>13.4205</text:p>
          </table:table-cell>
          <table:table-cell table:formula="of:=[.B236]/[.$B$2]" office:value-type="float" office:value="0.907323899860053" calcext:value-type="float">
            <text:p>0.907323899860053</text:p>
          </table:table-cell>
          <table:table-cell table:formula="of:=-LN([.C236])" office:value-type="float" office:value="0.0972557814142068" calcext:value-type="float">
            <text:p>0.0972557814142068</text:p>
          </table:table-cell>
        </table:table-row>
        <table:table-row table:style-name="ro1">
          <table:table-cell office:value-type="float" office:value="235.14" calcext:value-type="float">
            <text:p>235.14</text:p>
          </table:table-cell>
          <table:table-cell office:value-type="float" office:value="13.4149" calcext:value-type="float">
            <text:p>13.4149</text:p>
          </table:table-cell>
          <table:table-cell table:formula="of:=[.B237]/[.$B$2]" office:value-type="float" office:value="0.90694529892572" calcext:value-type="float">
            <text:p>0.90694529892572</text:p>
          </table:table-cell>
          <table:table-cell table:formula="of:=-LN([.C237])" office:value-type="float" office:value="0.0976731405801807" calcext:value-type="float">
            <text:p>0.0976731405801807</text:p>
          </table:table-cell>
        </table:table-row>
        <table:table-row table:style-name="ro1">
          <table:table-cell office:value-type="float" office:value="236.141" calcext:value-type="float">
            <text:p>236.141</text:p>
          </table:table-cell>
          <table:table-cell office:value-type="float" office:value="13.4102" calcext:value-type="float">
            <text:p>13.4102</text:p>
          </table:table-cell>
          <table:table-cell table:formula="of:=[.B238]/[.$B$2]" office:value-type="float" office:value="0.906627544570119" calcext:value-type="float">
            <text:p>0.906627544570119</text:p>
          </table:table-cell>
          <table:table-cell table:formula="of:=-LN([.C238])" office:value-type="float" office:value="0.098023558662357" calcext:value-type="float">
            <text:p>0.098023558662357</text:p>
          </table:table-cell>
        </table:table-row>
        <table:table-row table:style-name="ro1">
          <table:table-cell office:value-type="float" office:value="237.14" calcext:value-type="float">
            <text:p>237.14</text:p>
          </table:table-cell>
          <table:table-cell office:value-type="float" office:value="13.4035" calcext:value-type="float">
            <text:p>13.4035</text:p>
          </table:table-cell>
          <table:table-cell table:formula="of:=[.B239]/[.$B$2]" office:value-type="float" office:value="0.906174575595113" calcext:value-type="float">
            <text:p>0.906174575595113</text:p>
          </table:table-cell>
          <table:table-cell table:formula="of:=-LN([.C239])" office:value-type="float" office:value="0.0985233032063358" calcext:value-type="float">
            <text:p>0.0985233032063358</text:p>
          </table:table-cell>
        </table:table-row>
        <table:table-row table:style-name="ro1">
          <table:table-cell office:value-type="float" office:value="238.14" calcext:value-type="float">
            <text:p>238.14</text:p>
          </table:table-cell>
          <table:table-cell office:value-type="float" office:value="13.4002" calcext:value-type="float">
            <text:p>13.4002</text:p>
          </table:table-cell>
          <table:table-cell table:formula="of:=[.B240]/[.$B$2]" office:value-type="float" office:value="0.905951471473096" calcext:value-type="float">
            <text:p>0.905951471473096</text:p>
          </table:table-cell>
          <table:table-cell table:formula="of:=-LN([.C240])" office:value-type="float" office:value="0.0987695378692123" calcext:value-type="float">
            <text:p>0.0987695378692123</text:p>
          </table:table-cell>
        </table:table-row>
        <table:table-row table:style-name="ro1">
          <table:table-cell office:value-type="float" office:value="239.14" calcext:value-type="float">
            <text:p>239.14</text:p>
          </table:table-cell>
          <table:table-cell office:value-type="float" office:value="13.3938" calcext:value-type="float">
            <text:p>13.3938</text:p>
          </table:table-cell>
          <table:table-cell table:formula="of:=[.B241]/[.$B$2]" office:value-type="float" office:value="0.905518784691001" calcext:value-type="float">
            <text:p>0.905518784691001</text:p>
          </table:table-cell>
          <table:table-cell table:formula="of:=-LN([.C241])" office:value-type="float" office:value="0.0992472567705868" calcext:value-type="float">
            <text:p>0.0992472567705868</text:p>
          </table:table-cell>
        </table:table-row>
        <table:table-row table:style-name="ro1">
          <table:table-cell office:value-type="float" office:value="240.141" calcext:value-type="float">
            <text:p>240.141</text:p>
          </table:table-cell>
          <table:table-cell office:value-type="float" office:value="13.3884" calcext:value-type="float">
            <text:p>13.3884</text:p>
          </table:table-cell>
          <table:table-cell table:formula="of:=[.B242]/[.$B$2]" office:value-type="float" office:value="0.905153705218608" calcext:value-type="float">
            <text:p>0.905153705218608</text:p>
          </table:table-cell>
          <table:table-cell table:formula="of:=-LN([.C242])" office:value-type="float" office:value="0.0996505096828328" calcext:value-type="float">
            <text:p>0.0996505096828328</text:p>
          </table:table-cell>
        </table:table-row>
        <table:table-row table:style-name="ro1">
          <table:table-cell office:value-type="float" office:value="241.14" calcext:value-type="float">
            <text:p>241.14</text:p>
          </table:table-cell>
          <table:table-cell office:value-type="float" office:value="13.3831" calcext:value-type="float">
            <text:p>13.3831</text:p>
          </table:table-cell>
          <table:table-cell table:formula="of:=[.B243]/[.$B$2]" office:value-type="float" office:value="0.904795386477186" calcext:value-type="float">
            <text:p>0.904795386477186</text:p>
          </table:table-cell>
          <table:table-cell table:formula="of:=-LN([.C243])" office:value-type="float" office:value="0.100046453135328" calcext:value-type="float">
            <text:p>0.100046453135328</text:p>
          </table:table-cell>
        </table:table-row>
        <table:table-row table:style-name="ro1">
          <table:table-cell office:value-type="float" office:value="242.14" calcext:value-type="float">
            <text:p>242.14</text:p>
          </table:table-cell>
          <table:table-cell office:value-type="float" office:value="13.3778" calcext:value-type="float">
            <text:p>13.3778</text:p>
          </table:table-cell>
          <table:table-cell table:formula="of:=[.B244]/[.$B$2]" office:value-type="float" office:value="0.904437067735764" calcext:value-type="float">
            <text:p>0.904437067735764</text:p>
          </table:table-cell>
          <table:table-cell table:formula="of:=-LN([.C244])" office:value-type="float" office:value="0.10044255342114" calcext:value-type="float">
            <text:p>0.10044255342114</text:p>
          </table:table-cell>
        </table:table-row>
        <table:table-row table:style-name="ro1">
          <table:table-cell office:value-type="float" office:value="243.141" calcext:value-type="float">
            <text:p>243.141</text:p>
          </table:table-cell>
          <table:table-cell office:value-type="float" office:value="13.3737" calcext:value-type="float">
            <text:p>13.3737</text:p>
          </table:table-cell>
          <table:table-cell table:formula="of:=[.B245]/[.$B$2]" office:value-type="float" office:value="0.904159877765984" calcext:value-type="float">
            <text:p>0.904159877765984</text:p>
          </table:table-cell>
          <table:table-cell table:formula="of:=-LN([.C245])" office:value-type="float" office:value="0.100749078291305" calcext:value-type="float">
            <text:p>0.100749078291305</text:p>
          </table:table-cell>
        </table:table-row>
        <table:table-row table:style-name="ro1">
          <table:table-cell office:value-type="float" office:value="244.14" calcext:value-type="float">
            <text:p>244.14</text:p>
          </table:table-cell>
          <table:table-cell office:value-type="float" office:value="13.3678" calcext:value-type="float">
            <text:p>13.3678</text:p>
          </table:table-cell>
          <table:table-cell table:formula="of:=[.B246]/[.$B$2]" office:value-type="float" office:value="0.90376099463874" calcext:value-type="float">
            <text:p>0.90376099463874</text:p>
          </table:table-cell>
          <table:table-cell table:formula="of:=-LN([.C246])" office:value-type="float" office:value="0.101190340007793" calcext:value-type="float">
            <text:p>0.101190340007793</text:p>
          </table:table-cell>
        </table:table-row>
        <table:table-row table:style-name="ro1">
          <table:table-cell office:value-type="float" office:value="245.141" calcext:value-type="float">
            <text:p>245.141</text:p>
          </table:table-cell>
          <table:table-cell office:value-type="float" office:value="13.3633" calcext:value-type="float">
            <text:p>13.3633</text:p>
          </table:table-cell>
          <table:table-cell table:formula="of:=[.B247]/[.$B$2]" office:value-type="float" office:value="0.90345676174508" calcext:value-type="float">
            <text:p>0.90345676174508</text:p>
          </table:table-cell>
          <table:table-cell table:formula="of:=-LN([.C247])" office:value-type="float" office:value="0.101527026492263" calcext:value-type="float">
            <text:p>0.101527026492263</text:p>
          </table:table-cell>
        </table:table-row>
        <table:table-row table:style-name="ro1">
          <table:table-cell office:value-type="float" office:value="246.14" calcext:value-type="float">
            <text:p>246.14</text:p>
          </table:table-cell>
          <table:table-cell office:value-type="float" office:value="13.3573" calcext:value-type="float">
            <text:p>13.3573</text:p>
          </table:table-cell>
          <table:table-cell table:formula="of:=[.B248]/[.$B$2]" office:value-type="float" office:value="0.903051117886866" calcext:value-type="float">
            <text:p>0.903051117886866</text:p>
          </table:table-cell>
          <table:table-cell table:formula="of:=-LN([.C248])" office:value-type="float" office:value="0.101976118211823" calcext:value-type="float">
            <text:p>0.101976118211823</text:p>
          </table:table-cell>
        </table:table-row>
        <table:table-row table:style-name="ro1">
          <table:table-cell office:value-type="float" office:value="247.141" calcext:value-type="float">
            <text:p>247.141</text:p>
          </table:table-cell>
          <table:table-cell office:value-type="float" office:value="13.3522" calcext:value-type="float">
            <text:p>13.3522</text:p>
          </table:table-cell>
          <table:table-cell table:formula="of:=[.B249]/[.$B$2]" office:value-type="float" office:value="0.902706320607384" calcext:value-type="float">
            <text:p>0.902706320607384</text:p>
          </table:table-cell>
          <table:table-cell table:formula="of:=-LN([.C249])" office:value-type="float" office:value="0.102358004811122" calcext:value-type="float">
            <text:p>0.102358004811122</text:p>
          </table:table-cell>
        </table:table-row>
        <table:table-row table:style-name="ro1">
          <table:table-cell office:value-type="float" office:value="248.14" calcext:value-type="float">
            <text:p>248.14</text:p>
          </table:table-cell>
          <table:table-cell office:value-type="float" office:value="13.3472" calcext:value-type="float">
            <text:p>13.3472</text:p>
          </table:table-cell>
          <table:table-cell table:formula="of:=[.B250]/[.$B$2]" office:value-type="float" office:value="0.902368284058873" calcext:value-type="float">
            <text:p>0.902368284058873</text:p>
          </table:table-cell>
          <table:table-cell table:formula="of:=-LN([.C250])" office:value-type="float" office:value="0.102732545067341" calcext:value-type="float">
            <text:p>0.102732545067341</text:p>
          </table:table-cell>
        </table:table-row>
        <table:table-row table:style-name="ro1">
          <table:table-cell office:value-type="float" office:value="249.141" calcext:value-type="float">
            <text:p>249.141</text:p>
          </table:table-cell>
          <table:table-cell office:value-type="float" office:value="13.3428" calcext:value-type="float">
            <text:p>13.3428</text:p>
          </table:table-cell>
          <table:table-cell table:formula="of:=[.B251]/[.$B$2]" office:value-type="float" office:value="0.902070811896182" calcext:value-type="float">
            <text:p>0.902070811896182</text:p>
          </table:table-cell>
          <table:table-cell table:formula="of:=-LN([.C251])" office:value-type="float" office:value="0.103062256572763" calcext:value-type="float">
            <text:p>0.103062256572763</text:p>
          </table:table-cell>
        </table:table-row>
        <table:table-row table:style-name="ro1">
          <table:table-cell office:value-type="float" office:value="250.14" calcext:value-type="float">
            <text:p>250.14</text:p>
          </table:table-cell>
          <table:table-cell office:value-type="float" office:value="13.3365" calcext:value-type="float">
            <text:p>13.3365</text:p>
          </table:table-cell>
          <table:table-cell table:formula="of:=[.B252]/[.$B$2]" office:value-type="float" office:value="0.901644885845058" calcext:value-type="float">
            <text:p>0.901644885845058</text:p>
          </table:table-cell>
          <table:table-cell table:formula="of:=-LN([.C252])" office:value-type="float" office:value="0.103534532840664" calcext:value-type="float">
            <text:p>0.103534532840664</text:p>
          </table:table-cell>
        </table:table-row>
        <table:table-row table:style-name="ro1">
          <table:table-cell office:value-type="float" office:value="251.14" calcext:value-type="float">
            <text:p>251.14</text:p>
          </table:table-cell>
          <table:table-cell office:value-type="float" office:value="13.3314" calcext:value-type="float">
            <text:p>13.3314</text:p>
          </table:table-cell>
          <table:table-cell table:formula="of:=[.B253]/[.$B$2]" office:value-type="float" office:value="0.901300088565576" calcext:value-type="float">
            <text:p>0.901300088565576</text:p>
          </table:table-cell>
          <table:table-cell table:formula="of:=-LN([.C253])" office:value-type="float" office:value="0.10391701515552" calcext:value-type="float">
            <text:p>0.10391701515552</text:p>
          </table:table-cell>
        </table:table-row>
        <table:table-row table:style-name="ro1">
          <table:table-cell office:value-type="float" office:value="252.14" calcext:value-type="float">
            <text:p>252.14</text:p>
          </table:table-cell>
          <table:table-cell office:value-type="float" office:value="13.3261" calcext:value-type="float">
            <text:p>13.3261</text:p>
          </table:table-cell>
          <table:table-cell table:formula="of:=[.B254]/[.$B$2]" office:value-type="float" office:value="0.900941769824153" calcext:value-type="float">
            <text:p>0.900941769824153</text:p>
          </table:table-cell>
          <table:table-cell table:formula="of:=-LN([.C254])" office:value-type="float" office:value="0.104314651848371" calcext:value-type="float">
            <text:p>0.104314651848371</text:p>
          </table:table-cell>
        </table:table-row>
        <table:table-row table:style-name="ro1">
          <table:table-cell office:value-type="float" office:value="253.141" calcext:value-type="float">
            <text:p>253.141</text:p>
          </table:table-cell>
          <table:table-cell office:value-type="float" office:value="13.3211" calcext:value-type="float">
            <text:p>13.3211</text:p>
          </table:table-cell>
          <table:table-cell table:formula="of:=[.B255]/[.$B$2]" office:value-type="float" office:value="0.900603733275642" calcext:value-type="float">
            <text:p>0.900603733275642</text:p>
          </table:table-cell>
          <table:table-cell table:formula="of:=-LN([.C255])" office:value-type="float" office:value="0.104689925802758" calcext:value-type="float">
            <text:p>0.104689925802758</text:p>
          </table:table-cell>
        </table:table-row>
        <table:table-row table:style-name="ro1">
          <table:table-cell office:value-type="float" office:value="254.14" calcext:value-type="float">
            <text:p>254.14</text:p>
          </table:table-cell>
          <table:table-cell office:value-type="float" office:value="13.3162" calcext:value-type="float">
            <text:p>13.3162</text:p>
          </table:table-cell>
          <table:table-cell table:formula="of:=[.B256]/[.$B$2]" office:value-type="float" office:value="0.9002724574581" calcext:value-type="float">
            <text:p>0.9002724574581</text:p>
          </table:table-cell>
          <table:table-cell table:formula="of:=-LN([.C256])" office:value-type="float" office:value="0.105057830962461" calcext:value-type="float">
            <text:p>0.105057830962461</text:p>
          </table:table-cell>
        </table:table-row>
        <table:table-row table:style-name="ro1">
          <table:table-cell office:value-type="float" office:value="255.141" calcext:value-type="float">
            <text:p>255.141</text:p>
          </table:table-cell>
          <table:table-cell office:value-type="float" office:value="13.3123" calcext:value-type="float">
            <text:p>13.3123</text:p>
          </table:table-cell>
          <table:table-cell table:formula="of:=[.B257]/[.$B$2]" office:value-type="float" office:value="0.900008788950261" calcext:value-type="float">
            <text:p>0.900008788950261</text:p>
          </table:table-cell>
          <table:table-cell table:formula="of:=-LN([.C257])" office:value-type="float" office:value="0.105350750205218" calcext:value-type="float">
            <text:p>0.105350750205218</text:p>
          </table:table-cell>
        </table:table-row>
        <table:table-row table:style-name="ro1">
          <table:table-cell office:value-type="float" office:value="256.14" calcext:value-type="float">
            <text:p>256.14</text:p>
          </table:table-cell>
          <table:table-cell office:value-type="float" office:value="13.3064" calcext:value-type="float">
            <text:p>13.3064</text:p>
          </table:table-cell>
          <table:table-cell table:formula="of:=[.B258]/[.$B$2]" office:value-type="float" office:value="0.899609905823018" calcext:value-type="float">
            <text:p>0.899609905823018</text:p>
          </table:table-cell>
          <table:table-cell table:formula="of:=-LN([.C258])" office:value-type="float" office:value="0.105794047593642" calcext:value-type="float">
            <text:p>0.105794047593642</text:p>
          </table:table-cell>
        </table:table-row>
        <table:table-row table:style-name="ro1">
          <table:table-cell office:value-type="float" office:value="257.14" calcext:value-type="float">
            <text:p>257.14</text:p>
          </table:table-cell>
          <table:table-cell office:value-type="float" office:value="13.302" calcext:value-type="float">
            <text:p>13.302</text:p>
          </table:table-cell>
          <table:table-cell table:formula="of:=[.B259]/[.$B$2]" office:value-type="float" office:value="0.899312433660327" calcext:value-type="float">
            <text:p>0.899312433660327</text:p>
          </table:table-cell>
          <table:table-cell table:formula="of:=-LN([.C259])" office:value-type="float" office:value="0.106124770225601" calcext:value-type="float">
            <text:p>0.106124770225601</text:p>
          </table:table-cell>
        </table:table-row>
        <table:table-row table:style-name="ro1">
          <table:table-cell office:value-type="float" office:value="258.141" calcext:value-type="float">
            <text:p>258.141</text:p>
          </table:table-cell>
          <table:table-cell office:value-type="float" office:value="13.2965" calcext:value-type="float">
            <text:p>13.2965</text:p>
          </table:table-cell>
          <table:table-cell table:formula="of:=[.B260]/[.$B$2]" office:value-type="float" office:value="0.898940593456965" calcext:value-type="float">
            <text:p>0.898940593456965</text:p>
          </table:table-cell>
          <table:table-cell table:formula="of:=-LN([.C260])" office:value-type="float" office:value="0.106538327386974" calcext:value-type="float">
            <text:p>0.106538327386974</text:p>
          </table:table-cell>
        </table:table-row>
        <table:table-row table:style-name="ro1">
          <table:table-cell office:value-type="float" office:value="259.14" calcext:value-type="float">
            <text:p>259.14</text:p>
          </table:table-cell>
          <table:table-cell office:value-type="float" office:value="13.2901" calcext:value-type="float">
            <text:p>13.2901</text:p>
          </table:table-cell>
          <table:table-cell table:formula="of:=[.B261]/[.$B$2]" office:value-type="float" office:value="0.89850790667487" calcext:value-type="float">
            <text:p>0.89850790667487</text:p>
          </table:table-cell>
          <table:table-cell table:formula="of:=-LN([.C261])" office:value-type="float" office:value="0.107019772936508" calcext:value-type="float">
            <text:p>0.107019772936508</text:p>
          </table:table-cell>
        </table:table-row>
        <table:table-row table:style-name="ro1">
          <table:table-cell office:value-type="float" office:value="260.14" calcext:value-type="float">
            <text:p>260.14</text:p>
          </table:table-cell>
          <table:table-cell office:value-type="float" office:value="13.288" calcext:value-type="float">
            <text:p>13.288</text:p>
          </table:table-cell>
          <table:table-cell table:formula="of:=[.B262]/[.$B$2]" office:value-type="float" office:value="0.898365931324495" calcext:value-type="float">
            <text:p>0.898365931324495</text:p>
          </table:table-cell>
          <table:table-cell table:formula="of:=-LN([.C262])" office:value-type="float" office:value="0.107177797776836" calcext:value-type="float">
            <text:p>0.107177797776836</text:p>
          </table:table-cell>
        </table:table-row>
        <table:table-row table:style-name="ro1">
          <table:table-cell office:value-type="float" office:value="261.14" calcext:value-type="float">
            <text:p>261.14</text:p>
          </table:table-cell>
          <table:table-cell office:value-type="float" office:value="13.2801" calcext:value-type="float">
            <text:p>13.2801</text:p>
          </table:table-cell>
          <table:table-cell table:formula="of:=[.B263]/[.$B$2]" office:value-type="float" office:value="0.897831833577846" calcext:value-type="float">
            <text:p>0.897831833577846</text:p>
          </table:table-cell>
          <table:table-cell table:formula="of:=-LN([.C263])" office:value-type="float" office:value="0.107772495947412" calcext:value-type="float">
            <text:p>0.107772495947412</text:p>
          </table:table-cell>
        </table:table-row>
        <table:table-row table:style-name="ro1">
          <table:table-cell office:value-type="float" office:value="262.141" calcext:value-type="float">
            <text:p>262.141</text:p>
          </table:table-cell>
          <table:table-cell office:value-type="float" office:value="13.2755" calcext:value-type="float">
            <text:p>13.2755</text:p>
          </table:table-cell>
          <table:table-cell table:formula="of:=[.B264]/[.$B$2]" office:value-type="float" office:value="0.897520839953216" calcext:value-type="float">
            <text:p>0.897520839953216</text:p>
          </table:table-cell>
          <table:table-cell table:formula="of:=-LN([.C264])" office:value-type="float" office:value="0.1081189388857" calcext:value-type="float">
            <text:p>0.1081189388857</text:p>
          </table:table-cell>
        </table:table-row>
        <table:table-row table:style-name="ro1">
          <table:table-cell office:value-type="float" office:value="263.14" calcext:value-type="float">
            <text:p>263.14</text:p>
          </table:table-cell>
          <table:table-cell office:value-type="float" office:value="13.271" calcext:value-type="float">
            <text:p>13.271</text:p>
          </table:table-cell>
          <table:table-cell table:formula="of:=[.B265]/[.$B$2]" office:value-type="float" office:value="0.897216607059555" calcext:value-type="float">
            <text:p>0.897216607059555</text:p>
          </table:table-cell>
          <table:table-cell table:formula="of:=-LN([.C265])" office:value-type="float" office:value="0.108457966632718" calcext:value-type="float">
            <text:p>0.108457966632718</text:p>
          </table:table-cell>
        </table:table-row>
        <table:table-row table:style-name="ro1">
          <table:table-cell office:value-type="float" office:value="264.141" calcext:value-type="float">
            <text:p>264.141</text:p>
          </table:table-cell>
          <table:table-cell office:value-type="float" office:value="13.2668" calcext:value-type="float">
            <text:p>13.2668</text:p>
          </table:table-cell>
          <table:table-cell table:formula="of:=[.B266]/[.$B$2]" office:value-type="float" office:value="0.896932656358806" calcext:value-type="float">
            <text:p>0.896932656358806</text:p>
          </table:table-cell>
          <table:table-cell table:formula="of:=-LN([.C266])" office:value-type="float" office:value="0.108774496264795" calcext:value-type="float">
            <text:p>0.108774496264795</text:p>
          </table:table-cell>
        </table:table-row>
        <table:table-row table:style-name="ro1">
          <table:table-cell office:value-type="float" office:value="265.14" calcext:value-type="float">
            <text:p>265.14</text:p>
          </table:table-cell>
          <table:table-cell office:value-type="float" office:value="13.2617" calcext:value-type="float">
            <text:p>13.2617</text:p>
          </table:table-cell>
          <table:table-cell table:formula="of:=[.B267]/[.$B$2]" office:value-type="float" office:value="0.896587859079324" calcext:value-type="float">
            <text:p>0.896587859079324</text:p>
          </table:table-cell>
          <table:table-cell table:formula="of:=-LN([.C267])" office:value-type="float" office:value="0.109158988419484" calcext:value-type="float">
            <text:p>0.109158988419484</text:p>
          </table:table-cell>
        </table:table-row>
        <table:table-row table:style-name="ro1">
          <table:table-cell office:value-type="float" office:value="266.141" calcext:value-type="float">
            <text:p>266.141</text:p>
          </table:table-cell>
          <table:table-cell office:value-type="float" office:value="13.2573" calcext:value-type="float">
            <text:p>13.2573</text:p>
          </table:table-cell>
          <table:table-cell table:formula="of:=[.B268]/[.$B$2]" office:value-type="float" office:value="0.896290386916634" calcext:value-type="float">
            <text:p>0.896290386916634</text:p>
          </table:table-cell>
          <table:table-cell table:formula="of:=-LN([.C268])" office:value-type="float" office:value="0.109490825972964" calcext:value-type="float">
            <text:p>0.109490825972964</text:p>
          </table:table-cell>
        </table:table-row>
        <table:table-row table:style-name="ro1">
          <table:table-cell office:value-type="float" office:value="267.141" calcext:value-type="float">
            <text:p>267.141</text:p>
          </table:table-cell>
          <table:table-cell office:value-type="float" office:value="13.2527" calcext:value-type="float">
            <text:p>13.2527</text:p>
          </table:table-cell>
          <table:table-cell table:formula="of:=[.B269]/[.$B$2]" office:value-type="float" office:value="0.895979393292003" calcext:value-type="float">
            <text:p>0.895979393292003</text:p>
          </table:table-cell>
          <table:table-cell table:formula="of:=-LN([.C269])" office:value-type="float" office:value="0.10983786482971" calcext:value-type="float">
            <text:p>0.10983786482971</text:p>
          </table:table-cell>
        </table:table-row>
        <table:table-row table:style-name="ro1">
          <table:table-cell office:value-type="float" office:value="268.14" calcext:value-type="float">
            <text:p>268.14</text:p>
          </table:table-cell>
          <table:table-cell office:value-type="float" office:value="13.2479" calcext:value-type="float">
            <text:p>13.2479</text:p>
          </table:table-cell>
          <table:table-cell table:formula="of:=[.B270]/[.$B$2]" office:value-type="float" office:value="0.895654878205432" calcext:value-type="float">
            <text:p>0.895654878205432</text:p>
          </table:table-cell>
          <table:table-cell table:formula="of:=-LN([.C270])" office:value-type="float" office:value="0.110200120782594" calcext:value-type="float">
            <text:p>0.110200120782594</text:p>
          </table:table-cell>
        </table:table-row>
        <table:table-row table:style-name="ro1">
          <table:table-cell office:value-type="float" office:value="269.14" calcext:value-type="float">
            <text:p>269.14</text:p>
          </table:table-cell>
          <table:table-cell office:value-type="float" office:value="13.2425" calcext:value-type="float">
            <text:p>13.2425</text:p>
          </table:table-cell>
          <table:table-cell table:formula="of:=[.B271]/[.$B$2]" office:value-type="float" office:value="0.895289798733039" calcext:value-type="float">
            <text:p>0.895289798733039</text:p>
          </table:table-cell>
          <table:table-cell table:formula="of:=-LN([.C271])" office:value-type="float" office:value="0.110607815651285" calcext:value-type="float">
            <text:p>0.110607815651285</text:p>
          </table:table-cell>
        </table:table-row>
        <table:table-row table:style-name="ro1">
          <table:table-cell office:value-type="float" office:value="270.14" calcext:value-type="float">
            <text:p>270.14</text:p>
          </table:table-cell>
          <table:table-cell office:value-type="float" office:value="13.2377" calcext:value-type="float">
            <text:p>13.2377</text:p>
          </table:table-cell>
          <table:table-cell table:formula="of:=[.B272]/[.$B$2]" office:value-type="float" office:value="0.894965283646468" calcext:value-type="float">
            <text:p>0.894965283646468</text:p>
          </table:table-cell>
          <table:table-cell table:formula="of:=-LN([.C272])" office:value-type="float" office:value="0.110970350681427" calcext:value-type="float">
            <text:p>0.110970350681427</text:p>
          </table:table-cell>
        </table:table-row>
        <table:table-row table:style-name="ro1">
          <table:table-cell office:value-type="float" office:value="271.141" calcext:value-type="float">
            <text:p>271.141</text:p>
          </table:table-cell>
          <table:table-cell office:value-type="float" office:value="13.233" calcext:value-type="float">
            <text:p>13.233</text:p>
          </table:table-cell>
          <table:table-cell table:formula="of:=[.B273]/[.$B$2]" office:value-type="float" office:value="0.894647529290867" calcext:value-type="float">
            <text:p>0.894647529290867</text:p>
          </table:table-cell>
          <table:table-cell table:formula="of:=-LN([.C273])" office:value-type="float" office:value="0.111325460296918" calcext:value-type="float">
            <text:p>0.111325460296918</text:p>
          </table:table-cell>
        </table:table-row>
        <table:table-row table:style-name="ro1">
          <table:table-cell office:value-type="float" office:value="272.141" calcext:value-type="float">
            <text:p>272.141</text:p>
          </table:table-cell>
          <table:table-cell office:value-type="float" office:value="13.2274" calcext:value-type="float">
            <text:p>13.2274</text:p>
          </table:table-cell>
          <table:table-cell table:formula="of:=[.B274]/[.$B$2]" office:value-type="float" office:value="0.894268928356534" calcext:value-type="float">
            <text:p>0.894268928356534</text:p>
          </table:table-cell>
          <table:table-cell table:formula="of:=-LN([.C274])" office:value-type="float" office:value="0.111748734327817" calcext:value-type="float">
            <text:p>0.111748734327817</text:p>
          </table:table-cell>
        </table:table-row>
        <table:table-row table:style-name="ro1">
          <table:table-cell office:value-type="float" office:value="273.14" calcext:value-type="float">
            <text:p>273.14</text:p>
          </table:table-cell>
          <table:table-cell office:value-type="float" office:value="13.22" calcext:value-type="float">
            <text:p>13.22</text:p>
          </table:table-cell>
          <table:table-cell table:formula="of:=[.B275]/[.$B$2]" office:value-type="float" office:value="0.893768634264737" calcext:value-type="float">
            <text:p>0.893768634264737</text:p>
          </table:table-cell>
          <table:table-cell table:formula="of:=-LN([.C275])" office:value-type="float" office:value="0.11230833566429" calcext:value-type="float">
            <text:p>0.11230833566429</text:p>
          </table:table-cell>
        </table:table-row>
        <table:table-row table:style-name="ro1">
          <table:table-cell office:value-type="float" office:value="274.14" calcext:value-type="float">
            <text:p>274.14</text:p>
          </table:table-cell>
          <table:table-cell office:value-type="float" office:value="13.2173" calcext:value-type="float">
            <text:p>13.2173</text:p>
          </table:table-cell>
          <table:table-cell table:formula="of:=[.B276]/[.$B$2]" office:value-type="float" office:value="0.89358609452854" calcext:value-type="float">
            <text:p>0.89358609452854</text:p>
          </table:table-cell>
          <table:table-cell table:formula="of:=-LN([.C276])" office:value-type="float" office:value="0.112512592529355" calcext:value-type="float">
            <text:p>0.112512592529355</text:p>
          </table:table-cell>
        </table:table-row>
        <table:table-row table:style-name="ro1">
          <table:table-cell office:value-type="float" office:value="275.141" calcext:value-type="float">
            <text:p>275.141</text:p>
          </table:table-cell>
          <table:table-cell office:value-type="float" office:value="13.2125" calcext:value-type="float">
            <text:p>13.2125</text:p>
          </table:table-cell>
          <table:table-cell table:formula="of:=[.B277]/[.$B$2]" office:value-type="float" office:value="0.893261579441969" calcext:value-type="float">
            <text:p>0.893261579441969</text:p>
          </table:table-cell>
          <table:table-cell table:formula="of:=-LN([.C277])" office:value-type="float" office:value="0.112875818891474" calcext:value-type="float">
            <text:p>0.112875818891474</text:p>
          </table:table-cell>
        </table:table-row>
        <table:table-row table:style-name="ro1">
          <table:table-cell office:value-type="float" office:value="276.14" calcext:value-type="float">
            <text:p>276.14</text:p>
          </table:table-cell>
          <table:table-cell office:value-type="float" office:value="13.2068" calcext:value-type="float">
            <text:p>13.2068</text:p>
          </table:table-cell>
          <table:table-cell table:formula="of:=[.B278]/[.$B$2]" office:value-type="float" office:value="0.892876217776666" calcext:value-type="float">
            <text:p>0.892876217776666</text:p>
          </table:table-cell>
          <table:table-cell table:formula="of:=-LN([.C278])" office:value-type="float" office:value="0.113307321625342" calcext:value-type="float">
            <text:p>0.113307321625342</text:p>
          </table:table-cell>
        </table:table-row>
        <table:table-row table:style-name="ro1">
          <table:table-cell office:value-type="float" office:value="277.14" calcext:value-type="float">
            <text:p>277.14</text:p>
          </table:table-cell>
          <table:table-cell office:value-type="float" office:value="13.2027" calcext:value-type="float">
            <text:p>13.2027</text:p>
          </table:table-cell>
          <table:table-cell table:formula="of:=[.B279]/[.$B$2]" office:value-type="float" office:value="0.892599027806887" calcext:value-type="float">
            <text:p>0.892599027806887</text:p>
          </table:table-cell>
          <table:table-cell table:formula="of:=-LN([.C279])" office:value-type="float" office:value="0.113617815957529" calcext:value-type="float">
            <text:p>0.113617815957529</text:p>
          </table:table-cell>
        </table:table-row>
        <table:table-row table:style-name="ro1">
          <table:table-cell office:value-type="float" office:value="278.14" calcext:value-type="float">
            <text:p>278.14</text:p>
          </table:table-cell>
          <table:table-cell office:value-type="float" office:value="13.1981" calcext:value-type="float">
            <text:p>13.1981</text:p>
          </table:table-cell>
          <table:table-cell table:formula="of:=[.B280]/[.$B$2]" office:value-type="float" office:value="0.892288034182256" calcext:value-type="float">
            <text:p>0.892288034182256</text:p>
          </table:table-cell>
          <table:table-cell table:formula="of:=-LN([.C280])" office:value-type="float" office:value="0.113966290249713" calcext:value-type="float">
            <text:p>0.113966290249713</text:p>
          </table:table-cell>
        </table:table-row>
        <table:table-row table:style-name="ro1">
          <table:table-cell office:value-type="float" office:value="279.14" calcext:value-type="float">
            <text:p>279.14</text:p>
          </table:table-cell>
          <table:table-cell office:value-type="float" office:value="13.1924" calcext:value-type="float">
            <text:p>13.1924</text:p>
          </table:table-cell>
          <table:table-cell table:formula="of:=[.B281]/[.$B$2]" office:value-type="float" office:value="0.891902672516953" calcext:value-type="float">
            <text:p>0.891902672516953</text:p>
          </table:table-cell>
          <table:table-cell table:formula="of:=-LN([.C281])" office:value-type="float" office:value="0.114398263883304" calcext:value-type="float">
            <text:p>0.114398263883304</text:p>
          </table:table-cell>
        </table:table-row>
        <table:table-row table:style-name="ro1">
          <table:table-cell office:value-type="float" office:value="280.141" calcext:value-type="float">
            <text:p>280.141</text:p>
          </table:table-cell>
          <table:table-cell office:value-type="float" office:value="13.1879" calcext:value-type="float">
            <text:p>13.1879</text:p>
          </table:table-cell>
          <table:table-cell table:formula="of:=[.B282]/[.$B$2]" office:value-type="float" office:value="0.891598439623292" calcext:value-type="float">
            <text:p>0.891598439623292</text:p>
          </table:table-cell>
          <table:table-cell table:formula="of:=-LN([.C282])" office:value-type="float" office:value="0.114739427557989" calcext:value-type="float">
            <text:p>0.114739427557989</text:p>
          </table:table-cell>
        </table:table-row>
        <table:table-row table:style-name="ro1">
          <table:table-cell office:value-type="float" office:value="281.14" calcext:value-type="float">
            <text:p>281.14</text:p>
          </table:table-cell>
          <table:table-cell office:value-type="float" office:value="13.1812" calcext:value-type="float">
            <text:p>13.1812</text:p>
          </table:table-cell>
          <table:table-cell table:formula="of:=[.B283]/[.$B$2]" office:value-type="float" office:value="0.891145470648287" calcext:value-type="float">
            <text:p>0.891145470648287</text:p>
          </table:table-cell>
          <table:table-cell table:formula="of:=-LN([.C283])" office:value-type="float" office:value="0.115247598117028" calcext:value-type="float">
            <text:p>0.115247598117028</text:p>
          </table:table-cell>
        </table:table-row>
        <table:table-row table:style-name="ro1">
          <table:table-cell office:value-type="float" office:value="282.14" calcext:value-type="float">
            <text:p>282.14</text:p>
          </table:table-cell>
          <table:table-cell office:value-type="float" office:value="13.179" calcext:value-type="float">
            <text:p>13.179</text:p>
          </table:table-cell>
          <table:table-cell table:formula="of:=[.B284]/[.$B$2]" office:value-type="float" office:value="0.890996734566941" calcext:value-type="float">
            <text:p>0.890996734566941</text:p>
          </table:table-cell>
          <table:table-cell table:formula="of:=-LN([.C284])" office:value-type="float" office:value="0.115414516426078" calcext:value-type="float">
            <text:p>0.115414516426078</text:p>
          </table:table-cell>
        </table:table-row>
        <table:table-row table:style-name="ro1">
          <table:table-cell office:value-type="float" office:value="283.14" calcext:value-type="float">
            <text:p>283.14</text:p>
          </table:table-cell>
          <table:table-cell office:value-type="float" office:value="13.173" calcext:value-type="float">
            <text:p>13.173</text:p>
          </table:table-cell>
          <table:table-cell table:formula="of:=[.B285]/[.$B$2]" office:value-type="float" office:value="0.890591090708727" calcext:value-type="float">
            <text:p>0.890591090708727</text:p>
          </table:table-cell>
          <table:table-cell table:formula="of:=-LN([.C285])" office:value-type="float" office:value="0.11586988984014" calcext:value-type="float">
            <text:p>0.11586988984014</text:p>
          </table:table-cell>
        </table:table-row>
        <table:table-row table:style-name="ro1">
          <table:table-cell office:value-type="float" office:value="284.141" calcext:value-type="float">
            <text:p>284.141</text:p>
          </table:table-cell>
          <table:table-cell office:value-type="float" office:value="13.1688" calcext:value-type="float">
            <text:p>13.1688</text:p>
          </table:table-cell>
          <table:table-cell table:formula="of:=[.B286]/[.$B$2]" office:value-type="float" office:value="0.890307140007978" calcext:value-type="float">
            <text:p>0.890307140007978</text:p>
          </table:table-cell>
          <table:table-cell table:formula="of:=-LN([.C286])" office:value-type="float" office:value="0.116188774657092" calcext:value-type="float">
            <text:p>0.116188774657092</text:p>
          </table:table-cell>
        </table:table-row>
        <table:table-row table:style-name="ro1">
          <table:table-cell office:value-type="float" office:value="285.141" calcext:value-type="float">
            <text:p>285.141</text:p>
          </table:table-cell>
          <table:table-cell office:value-type="float" office:value="13.1644" calcext:value-type="float">
            <text:p>13.1644</text:p>
          </table:table-cell>
          <table:table-cell table:formula="of:=[.B287]/[.$B$2]" office:value-type="float" office:value="0.890009667845288" calcext:value-type="float">
            <text:p>0.890009667845288</text:p>
          </table:table-cell>
          <table:table-cell table:formula="of:=-LN([.C287])" office:value-type="float" office:value="0.116522953567437" calcext:value-type="float">
            <text:p>0.116522953567437</text:p>
          </table:table-cell>
        </table:table-row>
        <table:table-row table:style-name="ro1">
          <table:table-cell office:value-type="float" office:value="286.14" calcext:value-type="float">
            <text:p>286.14</text:p>
          </table:table-cell>
          <table:table-cell office:value-type="float" office:value="13.1589" calcext:value-type="float">
            <text:p>13.1589</text:p>
          </table:table-cell>
          <table:table-cell table:formula="of:=[.B288]/[.$B$2]" office:value-type="float" office:value="0.889637827641925" calcext:value-type="float">
            <text:p>0.889637827641925</text:p>
          </table:table-cell>
          <table:table-cell table:formula="of:=-LN([.C288])" office:value-type="float" office:value="0.116940834310356" calcext:value-type="float">
            <text:p>0.116940834310356</text:p>
          </table:table-cell>
        </table:table-row>
        <table:table-row table:style-name="ro1">
          <table:table-cell office:value-type="float" office:value="287.14" calcext:value-type="float">
            <text:p>287.14</text:p>
          </table:table-cell>
          <table:table-cell office:value-type="float" office:value="13.154" calcext:value-type="float">
            <text:p>13.154</text:p>
          </table:table-cell>
          <table:table-cell table:formula="of:=[.B289]/[.$B$2]" office:value-type="float" office:value="0.889306551824383" calcext:value-type="float">
            <text:p>0.889306551824383</text:p>
          </table:table-cell>
          <table:table-cell table:formula="of:=-LN([.C289])" office:value-type="float" office:value="0.117313275208671" calcext:value-type="float">
            <text:p>0.117313275208671</text:p>
          </table:table-cell>
        </table:table-row>
        <table:table-row table:style-name="ro1">
          <table:table-cell office:value-type="float" office:value="288.141" calcext:value-type="float">
            <text:p>288.141</text:p>
          </table:table-cell>
          <table:table-cell office:value-type="float" office:value="13.1494" calcext:value-type="float">
            <text:p>13.1494</text:p>
          </table:table-cell>
          <table:table-cell table:formula="of:=[.B290]/[.$B$2]" office:value-type="float" office:value="0.888995558199753" calcext:value-type="float">
            <text:p>0.888995558199753</text:p>
          </table:table-cell>
          <table:table-cell table:formula="of:=-LN([.C290])" office:value-type="float" office:value="0.117663039881443" calcext:value-type="float">
            <text:p>0.117663039881443</text:p>
          </table:table-cell>
        </table:table-row>
        <table:table-row table:style-name="ro1">
          <table:table-cell office:value-type="float" office:value="289.141" calcext:value-type="float">
            <text:p>289.141</text:p>
          </table:table-cell>
          <table:table-cell office:value-type="float" office:value="13.1456" calcext:value-type="float">
            <text:p>13.1456</text:p>
          </table:table-cell>
          <table:table-cell table:formula="of:=[.B291]/[.$B$2]" office:value-type="float" office:value="0.888738650422884" calcext:value-type="float">
            <text:p>0.888738650422884</text:p>
          </table:table-cell>
          <table:table-cell table:formula="of:=-LN([.C291])" office:value-type="float" office:value="0.117952068215837" calcext:value-type="float">
            <text:p>0.117952068215837</text:p>
          </table:table-cell>
        </table:table-row>
        <table:table-row table:style-name="ro1">
          <table:table-cell office:value-type="float" office:value="290.14" calcext:value-type="float">
            <text:p>290.14</text:p>
          </table:table-cell>
          <table:table-cell office:value-type="float" office:value="13.1407" calcext:value-type="float">
            <text:p>13.1407</text:p>
          </table:table-cell>
          <table:table-cell table:formula="of:=[.B292]/[.$B$2]" office:value-type="float" office:value="0.888407374605342" calcext:value-type="float">
            <text:p>0.888407374605342</text:p>
          </table:table-cell>
          <table:table-cell table:formula="of:=-LN([.C292])" office:value-type="float" office:value="0.118324885999759" calcext:value-type="float">
            <text:p>0.118324885999759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13.1354" calcext:value-type="float">
            <text:p>13.1354</text:p>
          </table:table-cell>
          <table:table-cell table:formula="of:=[.B293]/[.$B$2]" office:value-type="float" office:value="0.88804905586392" calcext:value-type="float">
            <text:p>0.88804905586392</text:p>
          </table:table-cell>
          <table:table-cell table:formula="of:=-LN([.C293])" office:value-type="float" office:value="0.11872829442581" calcext:value-type="float">
            <text:p>0.11872829442581</text:p>
          </table:table-cell>
        </table:table-row>
        <table:table-row table:style-name="ro1">
          <table:table-cell office:value-type="float" office:value="292.141" calcext:value-type="float">
            <text:p>292.141</text:p>
          </table:table-cell>
          <table:table-cell office:value-type="float" office:value="13.131" calcext:value-type="float">
            <text:p>13.131</text:p>
          </table:table-cell>
          <table:table-cell table:formula="of:=[.B294]/[.$B$2]" office:value-type="float" office:value="0.88775158370123" calcext:value-type="float">
            <text:p>0.88775158370123</text:p>
          </table:table-cell>
          <table:table-cell table:formula="of:=-LN([.C294])" office:value-type="float" office:value="0.119063323210962" calcext:value-type="float">
            <text:p>0.119063323210962</text:p>
          </table:table-cell>
        </table:table-row>
        <table:table-row table:style-name="ro1">
          <table:table-cell office:value-type="float" office:value="293.141" calcext:value-type="float">
            <text:p>293.141</text:p>
          </table:table-cell>
          <table:table-cell office:value-type="float" office:value="13.1252" calcext:value-type="float">
            <text:p>13.1252</text:p>
          </table:table-cell>
          <table:table-cell table:formula="of:=[.B295]/[.$B$2]" office:value-type="float" office:value="0.887359461304956" calcext:value-type="float">
            <text:p>0.887359461304956</text:p>
          </table:table-cell>
          <table:table-cell table:formula="of:=-LN([.C295])" office:value-type="float" office:value="0.119505123631003" calcext:value-type="float">
            <text:p>0.119505123631003</text:p>
          </table:table-cell>
        </table:table-row>
        <table:table-row table:style-name="ro1">
          <table:table-cell office:value-type="float" office:value="294.14" calcext:value-type="float">
            <text:p>294.14</text:p>
          </table:table-cell>
          <table:table-cell office:value-type="float" office:value="13.1207" calcext:value-type="float">
            <text:p>13.1207</text:p>
          </table:table-cell>
          <table:table-cell table:formula="of:=[.B296]/[.$B$2]" office:value-type="float" office:value="0.887055228411296" calcext:value-type="float">
            <text:p>0.887055228411296</text:p>
          </table:table-cell>
          <table:table-cell table:formula="of:=-LN([.C296])" office:value-type="float" office:value="0.119848034336606" calcext:value-type="float">
            <text:p>0.119848034336606</text:p>
          </table:table-cell>
        </table:table-row>
        <table:table-row table:style-name="ro1">
          <table:table-cell office:value-type="float" office:value="295.14" calcext:value-type="float">
            <text:p>295.14</text:p>
          </table:table-cell>
          <table:table-cell office:value-type="float" office:value="13.1155" calcext:value-type="float">
            <text:p>13.1155</text:p>
          </table:table-cell>
          <table:table-cell table:formula="of:=[.B297]/[.$B$2]" office:value-type="float" office:value="0.886703670400844" calcext:value-type="float">
            <text:p>0.886703670400844</text:p>
          </table:table-cell>
          <table:table-cell table:formula="of:=-LN([.C297])" office:value-type="float" office:value="0.120244433210535" calcext:value-type="float">
            <text:p>0.120244433210535</text:p>
          </table:table-cell>
        </table:table-row>
        <table:table-row table:style-name="ro1">
          <table:table-cell office:value-type="float" office:value="296.14" calcext:value-type="float">
            <text:p>296.14</text:p>
          </table:table-cell>
          <table:table-cell office:value-type="float" office:value="13.1115" calcext:value-type="float">
            <text:p>13.1115</text:p>
          </table:table-cell>
          <table:table-cell table:formula="of:=[.B298]/[.$B$2]" office:value-type="float" office:value="0.886433241162035" calcext:value-type="float">
            <text:p>0.886433241162035</text:p>
          </table:table-cell>
          <table:table-cell table:formula="of:=-LN([.C298])" office:value-type="float" office:value="0.120549462381315" calcext:value-type="float">
            <text:p>0.120549462381315</text:p>
          </table:table-cell>
        </table:table-row>
        <table:table-row table:style-name="ro1">
          <table:table-cell office:value-type="float" office:value="297.141" calcext:value-type="float">
            <text:p>297.141</text:p>
          </table:table-cell>
          <table:table-cell office:value-type="float" office:value="13.1067" calcext:value-type="float">
            <text:p>13.1067</text:p>
          </table:table-cell>
          <table:table-cell table:formula="of:=[.B299]/[.$B$2]" office:value-type="float" office:value="0.886108726075463" calcext:value-type="float">
            <text:p>0.886108726075463</text:p>
          </table:table-cell>
          <table:table-cell table:formula="of:=-LN([.C299])" office:value-type="float" office:value="0.120915620245213" calcext:value-type="float">
            <text:p>0.120915620245213</text:p>
          </table:table-cell>
        </table:table-row>
        <table:table-row table:style-name="ro1">
          <table:table-cell office:value-type="float" office:value="298.14" calcext:value-type="float">
            <text:p>298.14</text:p>
          </table:table-cell>
          <table:table-cell office:value-type="float" office:value="13.1025" calcext:value-type="float">
            <text:p>13.1025</text:p>
          </table:table-cell>
          <table:table-cell table:formula="of:=[.B300]/[.$B$2]" office:value-type="float" office:value="0.885824775374714" calcext:value-type="float">
            <text:p>0.885824775374714</text:p>
          </table:table-cell>
          <table:table-cell table:formula="of:=-LN([.C300])" office:value-type="float" office:value="0.121236118393646" calcext:value-type="float">
            <text:p>0.121236118393646</text:p>
          </table:table-cell>
        </table:table-row>
        <table:table-row table:style-name="ro1">
          <table:table-cell office:value-type="float" office:value="299.14" calcext:value-type="float">
            <text:p>299.14</text:p>
          </table:table-cell>
          <table:table-cell office:value-type="float" office:value="13.0966" calcext:value-type="float">
            <text:p>13.0966</text:p>
          </table:table-cell>
          <table:table-cell table:formula="of:=[.B301]/[.$B$2]" office:value-type="float" office:value="0.88542589224747" calcext:value-type="float">
            <text:p>0.88542589224747</text:p>
          </table:table-cell>
          <table:table-cell table:formula="of:=-LN([.C301])" office:value-type="float" office:value="0.121686515552307" calcext:value-type="float">
            <text:p>0.121686515552307</text:p>
          </table:table-cell>
        </table:table-row>
        <table:table-row table:style-name="ro1">
          <table:table-cell office:value-type="float" office:value="300.141" calcext:value-type="float">
            <text:p>300.141</text:p>
          </table:table-cell>
          <table:table-cell office:value-type="float" office:value="13.0927" calcext:value-type="float">
            <text:p>13.0927</text:p>
          </table:table-cell>
          <table:table-cell table:formula="of:=[.B302]/[.$B$2]" office:value-type="float" office:value="0.885162223739631" calcext:value-type="float">
            <text:p>0.885162223739631</text:p>
          </table:table-cell>
          <table:table-cell table:formula="of:=-LN([.C302])" office:value-type="float" office:value="0.121984347111671" calcext:value-type="float">
            <text:p>0.121984347111671</text:p>
          </table:table-cell>
        </table:table-row>
        <table:table-row table:style-name="ro1">
          <table:table-cell office:value-type="float" office:value="301.14" calcext:value-type="float">
            <text:p>301.14</text:p>
          </table:table-cell>
          <table:table-cell office:value-type="float" office:value="13.0876" calcext:value-type="float">
            <text:p>13.0876</text:p>
          </table:table-cell>
          <table:table-cell table:formula="of:=[.B303]/[.$B$2]" office:value-type="float" office:value="0.884817426460149" calcext:value-type="float">
            <text:p>0.884817426460149</text:p>
          </table:table-cell>
          <table:table-cell table:formula="of:=-LN([.C303])" office:value-type="float" office:value="0.122373953041665" calcext:value-type="float">
            <text:p>0.122373953041665</text:p>
          </table:table-cell>
        </table:table-row>
        <table:table-row table:style-name="ro1">
          <table:table-cell office:value-type="float" office:value="302.14" calcext:value-type="float">
            <text:p>302.14</text:p>
          </table:table-cell>
          <table:table-cell office:value-type="float" office:value="13.0833" calcext:value-type="float">
            <text:p>13.0833</text:p>
          </table:table-cell>
          <table:table-cell table:formula="of:=[.B304]/[.$B$2]" office:value-type="float" office:value="0.884526715028429" calcext:value-type="float">
            <text:p>0.884526715028429</text:p>
          </table:table-cell>
          <table:table-cell table:formula="of:=-LN([.C304])" office:value-type="float" office:value="0.122702562301469" calcext:value-type="float">
            <text:p>0.122702562301469</text:p>
          </table:table-cell>
        </table:table-row>
        <table:table-row table:style-name="ro1">
          <table:table-cell office:value-type="float" office:value="303.141" calcext:value-type="float">
            <text:p>303.141</text:p>
          </table:table-cell>
          <table:table-cell office:value-type="float" office:value="13.0784" calcext:value-type="float">
            <text:p>13.0784</text:p>
          </table:table-cell>
          <table:table-cell table:formula="of:=[.B305]/[.$B$2]" office:value-type="float" office:value="0.884195439210888" calcext:value-type="float">
            <text:p>0.884195439210888</text:p>
          </table:table-cell>
          <table:table-cell table:formula="of:=-LN([.C305])" office:value-type="float" office:value="0.123077155700009" calcext:value-type="float">
            <text:p>0.123077155700009</text:p>
          </table:table-cell>
        </table:table-row>
        <table:table-row table:style-name="ro1">
          <table:table-cell office:value-type="float" office:value="304.141" calcext:value-type="float">
            <text:p>304.141</text:p>
          </table:table-cell>
          <table:table-cell office:value-type="float" office:value="13.0748" calcext:value-type="float">
            <text:p>13.0748</text:p>
          </table:table-cell>
          <table:table-cell table:formula="of:=[.B306]/[.$B$2]" office:value-type="float" office:value="0.883952052895959" calcext:value-type="float">
            <text:p>0.883952052895959</text:p>
          </table:table-cell>
          <table:table-cell table:formula="of:=-LN([.C306])" office:value-type="float" office:value="0.123352456620947" calcext:value-type="float">
            <text:p>0.123352456620947</text:p>
          </table:table-cell>
        </table:table-row>
        <table:table-row table:style-name="ro1">
          <table:table-cell office:value-type="float" office:value="305.141" calcext:value-type="float">
            <text:p>305.141</text:p>
          </table:table-cell>
          <table:table-cell office:value-type="float" office:value="13.0688" calcext:value-type="float">
            <text:p>13.0688</text:p>
          </table:table-cell>
          <table:table-cell table:formula="of:=[.B307]/[.$B$2]" office:value-type="float" office:value="0.883546409037745" calcext:value-type="float">
            <text:p>0.883546409037745</text:p>
          </table:table-cell>
          <table:table-cell table:formula="of:=-LN([.C307])" office:value-type="float" office:value="0.12381145997973" calcext:value-type="float">
            <text:p>0.12381145997973</text:p>
          </table:table-cell>
        </table:table-row>
        <table:table-row table:style-name="ro1">
          <table:table-cell office:value-type="float" office:value="306.141" calcext:value-type="float">
            <text:p>306.141</text:p>
          </table:table-cell>
          <table:table-cell office:value-type="float" office:value="13.064" calcext:value-type="float">
            <text:p>13.064</text:p>
          </table:table-cell>
          <table:table-cell table:formula="of:=[.B308]/[.$B$2]" office:value-type="float" office:value="0.883221893951174" calcext:value-type="float">
            <text:p>0.883221893951174</text:p>
          </table:table-cell>
          <table:table-cell table:formula="of:=-LN([.C308])" office:value-type="float" office:value="0.124178814419666" calcext:value-type="float">
            <text:p>0.124178814419666</text:p>
          </table:table-cell>
        </table:table-row>
        <table:table-row table:style-name="ro1">
          <table:table-cell office:value-type="float" office:value="307.141" calcext:value-type="float">
            <text:p>307.141</text:p>
          </table:table-cell>
          <table:table-cell office:value-type="float" office:value="13.0586" calcext:value-type="float">
            <text:p>13.0586</text:p>
          </table:table-cell>
          <table:table-cell table:formula="of:=[.B309]/[.$B$2]" office:value-type="float" office:value="0.882856814478782" calcext:value-type="float">
            <text:p>0.882856814478782</text:p>
          </table:table-cell>
          <table:table-cell table:formula="of:=-LN([.C309])" office:value-type="float" office:value="0.124592249535383" calcext:value-type="float">
            <text:p>0.124592249535383</text:p>
          </table:table-cell>
        </table:table-row>
        <table:table-row table:style-name="ro1">
          <table:table-cell office:value-type="float" office:value="308.141" calcext:value-type="float">
            <text:p>308.141</text:p>
          </table:table-cell>
          <table:table-cell office:value-type="float" office:value="13.0539" calcext:value-type="float">
            <text:p>13.0539</text:p>
          </table:table-cell>
          <table:table-cell table:formula="of:=[.B310]/[.$B$2]" office:value-type="float" office:value="0.882539060123181" calcext:value-type="float">
            <text:p>0.882539060123181</text:p>
          </table:table-cell>
          <table:table-cell table:formula="of:=-LN([.C310])" office:value-type="float" office:value="0.124952230391353" calcext:value-type="float">
            <text:p>0.124952230391353</text:p>
          </table:table-cell>
        </table:table-row>
        <table:table-row table:style-name="ro1">
          <table:table-cell office:value-type="float" office:value="309.141" calcext:value-type="float">
            <text:p>309.141</text:p>
          </table:table-cell>
          <table:table-cell office:value-type="float" office:value="13.0497" calcext:value-type="float">
            <text:p>13.0497</text:p>
          </table:table-cell>
          <table:table-cell table:formula="of:=[.B311]/[.$B$2]" office:value-type="float" office:value="0.882255109422431" calcext:value-type="float">
            <text:p>0.882255109422431</text:p>
          </table:table-cell>
          <table:table-cell table:formula="of:=-LN([.C311])" office:value-type="float" office:value="0.125274025089115" calcext:value-type="float">
            <text:p>0.125274025089115</text:p>
          </table:table-cell>
        </table:table-row>
        <table:table-row table:style-name="ro1">
          <table:table-cell office:value-type="float" office:value="310.141" calcext:value-type="float">
            <text:p>310.141</text:p>
          </table:table-cell>
          <table:table-cell office:value-type="float" office:value="13.0441" calcext:value-type="float">
            <text:p>13.0441</text:p>
          </table:table-cell>
          <table:table-cell table:formula="of:=[.B312]/[.$B$2]" office:value-type="float" office:value="0.881876508488098" calcext:value-type="float">
            <text:p>0.881876508488098</text:p>
          </table:table-cell>
          <table:table-cell table:formula="of:=-LN([.C312])" office:value-type="float" office:value="0.125703245830132" calcext:value-type="float">
            <text:p>0.125703245830132</text:p>
          </table:table-cell>
        </table:table-row>
        <table:table-row table:style-name="ro1">
          <table:table-cell office:value-type="float" office:value="311.141" calcext:value-type="float">
            <text:p>311.141</text:p>
          </table:table-cell>
          <table:table-cell office:value-type="float" office:value="13.0397" calcext:value-type="float">
            <text:p>13.0397</text:p>
          </table:table-cell>
          <table:table-cell table:formula="of:=[.B313]/[.$B$2]" office:value-type="float" office:value="0.881579036325408" calcext:value-type="float">
            <text:p>0.881579036325408</text:p>
          </table:table-cell>
          <table:table-cell table:formula="of:=-LN([.C313])" office:value-type="float" office:value="0.126040619988938" calcext:value-type="float">
            <text:p>0.126040619988938</text:p>
          </table:table-cell>
        </table:table-row>
        <table:table-row table:style-name="ro1">
          <table:table-cell office:value-type="float" office:value="312.141" calcext:value-type="float">
            <text:p>312.141</text:p>
          </table:table-cell>
          <table:table-cell office:value-type="float" office:value="13.0348" calcext:value-type="float">
            <text:p>13.0348</text:p>
          </table:table-cell>
          <table:table-cell table:formula="of:=[.B314]/[.$B$2]" office:value-type="float" office:value="0.881247760507866" calcext:value-type="float">
            <text:p>0.881247760507866</text:p>
          </table:table-cell>
          <table:table-cell table:formula="of:=-LN([.C314])" office:value-type="float" office:value="0.126416466126557" calcext:value-type="float">
            <text:p>0.126416466126557</text:p>
          </table:table-cell>
        </table:table-row>
        <table:table-row table:style-name="ro1">
          <table:table-cell office:value-type="float" office:value="313.141" calcext:value-type="float">
            <text:p>313.141</text:p>
          </table:table-cell>
          <table:table-cell office:value-type="float" office:value="13.0308" calcext:value-type="float">
            <text:p>13.0308</text:p>
          </table:table-cell>
          <table:table-cell table:formula="of:=[.B315]/[.$B$2]" office:value-type="float" office:value="0.880977331269057" calcext:value-type="float">
            <text:p>0.880977331269057</text:p>
          </table:table-cell>
          <table:table-cell table:formula="of:=-LN([.C315])" office:value-type="float" office:value="0.126723384059112" calcext:value-type="float">
            <text:p>0.126723384059112</text:p>
          </table:table-cell>
        </table:table-row>
        <table:table-row table:style-name="ro1">
          <table:table-cell office:value-type="float" office:value="314.141" calcext:value-type="float">
            <text:p>314.141</text:p>
          </table:table-cell>
          <table:table-cell office:value-type="float" office:value="13.0254" calcext:value-type="float">
            <text:p>13.0254</text:p>
          </table:table-cell>
          <table:table-cell table:formula="of:=[.B316]/[.$B$2]" office:value-type="float" office:value="0.880612251796664" calcext:value-type="float">
            <text:p>0.880612251796664</text:p>
          </table:table-cell>
          <table:table-cell table:formula="of:=-LN([.C316])" office:value-type="float" office:value="0.127137872747202" calcext:value-type="float">
            <text:p>0.127137872747202</text:p>
          </table:table-cell>
        </table:table-row>
        <table:table-row table:style-name="ro1">
          <table:table-cell office:value-type="float" office:value="315.141" calcext:value-type="float">
            <text:p>315.141</text:p>
          </table:table-cell>
          <table:table-cell office:value-type="float" office:value="13.0203" calcext:value-type="float">
            <text:p>13.0203</text:p>
          </table:table-cell>
          <table:table-cell table:formula="of:=[.B317]/[.$B$2]" office:value-type="float" office:value="0.880267454517183" calcext:value-type="float">
            <text:p>0.880267454517183</text:p>
          </table:table-cell>
          <table:table-cell table:formula="of:=-LN([.C317])" office:value-type="float" office:value="0.127529492098203" calcext:value-type="float">
            <text:p>0.127529492098203</text:p>
          </table:table-cell>
        </table:table-row>
        <table:table-row table:style-name="ro1">
          <table:table-cell office:value-type="float" office:value="316.141" calcext:value-type="float">
            <text:p>316.141</text:p>
          </table:table-cell>
          <table:table-cell office:value-type="float" office:value="13.0155" calcext:value-type="float">
            <text:p>13.0155</text:p>
          </table:table-cell>
          <table:table-cell table:formula="of:=[.B318]/[.$B$2]" office:value-type="float" office:value="0.879942939430611" calcext:value-type="float">
            <text:p>0.879942939430611</text:p>
          </table:table-cell>
          <table:table-cell table:formula="of:=-LN([.C318])" office:value-type="float" office:value="0.127898215168313" calcext:value-type="float">
            <text:p>0.127898215168313</text:p>
          </table:table-cell>
        </table:table-row>
        <table:table-row table:style-name="ro1">
          <table:table-cell office:value-type="float" office:value="317.141" calcext:value-type="float">
            <text:p>317.141</text:p>
          </table:table-cell>
          <table:table-cell office:value-type="float" office:value="13.0116" calcext:value-type="float">
            <text:p>13.0116</text:p>
          </table:table-cell>
          <table:table-cell table:formula="of:=[.B319]/[.$B$2]" office:value-type="float" office:value="0.879679270922772" calcext:value-type="float">
            <text:p>0.879679270922772</text:p>
          </table:table-cell>
          <table:table-cell table:formula="of:=-LN([.C319])" office:value-type="float" office:value="0.128197902803831" calcext:value-type="float">
            <text:p>0.128197902803831</text:p>
          </table:table-cell>
        </table:table-row>
        <table:table-row table:style-name="ro1">
          <table:table-cell office:value-type="float" office:value="318.141" calcext:value-type="float">
            <text:p>318.141</text:p>
          </table:table-cell>
          <table:table-cell office:value-type="float" office:value="13.0068" calcext:value-type="float">
            <text:p>13.0068</text:p>
          </table:table-cell>
          <table:table-cell table:formula="of:=[.B320]/[.$B$2]" office:value-type="float" office:value="0.879354755836201" calcext:value-type="float">
            <text:p>0.879354755836201</text:p>
          </table:table-cell>
          <table:table-cell table:formula="of:=-LN([.C320])" office:value-type="float" office:value="0.128566872460263" calcext:value-type="float">
            <text:p>0.128566872460263</text:p>
          </table:table-cell>
        </table:table-row>
        <table:table-row table:style-name="ro1">
          <table:table-cell office:value-type="float" office:value="319.141" calcext:value-type="float">
            <text:p>319.141</text:p>
          </table:table-cell>
          <table:table-cell office:value-type="float" office:value="13.0014" calcext:value-type="float">
            <text:p>13.0014</text:p>
          </table:table-cell>
          <table:table-cell table:formula="of:=[.B321]/[.$B$2]" office:value-type="float" office:value="0.878989676363809" calcext:value-type="float">
            <text:p>0.878989676363809</text:p>
          </table:table-cell>
          <table:table-cell table:formula="of:=-LN([.C321])" office:value-type="float" office:value="0.128982126117001" calcext:value-type="float">
            <text:p>0.128982126117001</text:p>
          </table:table-cell>
        </table:table-row>
        <table:table-row table:style-name="ro1">
          <table:table-cell office:value-type="float" office:value="320.141" calcext:value-type="float">
            <text:p>320.141</text:p>
          </table:table-cell>
          <table:table-cell office:value-type="float" office:value="12.9966" calcext:value-type="float">
            <text:p>12.9966</text:p>
          </table:table-cell>
          <table:table-cell table:formula="of:=[.B322]/[.$B$2]" office:value-type="float" office:value="0.878665161277237" calcext:value-type="float">
            <text:p>0.878665161277237</text:p>
          </table:table-cell>
          <table:table-cell table:formula="of:=-LN([.C322])" office:value-type="float" office:value="0.12935138529498" calcext:value-type="float">
            <text:p>0.12935138529498</text:p>
          </table:table-cell>
        </table:table-row>
        <table:table-row table:style-name="ro1">
          <table:table-cell office:value-type="float" office:value="321.14" calcext:value-type="float">
            <text:p>321.14</text:p>
          </table:table-cell>
          <table:table-cell office:value-type="float" office:value="12.9921" calcext:value-type="float">
            <text:p>12.9921</text:p>
          </table:table-cell>
          <table:table-cell table:formula="of:=[.B323]/[.$B$2]" office:value-type="float" office:value="0.878360928383577" calcext:value-type="float">
            <text:p>0.878360928383577</text:p>
          </table:table-cell>
          <table:table-cell table:formula="of:=-LN([.C323])" office:value-type="float" office:value="0.129697689653795" calcext:value-type="float">
            <text:p>0.129697689653795</text:p>
          </table:table-cell>
        </table:table-row>
        <table:table-row table:style-name="ro1">
          <table:table-cell office:value-type="float" office:value="322.14" calcext:value-type="float">
            <text:p>322.14</text:p>
          </table:table-cell>
          <table:table-cell office:value-type="float" office:value="12.9871" calcext:value-type="float">
            <text:p>12.9871</text:p>
          </table:table-cell>
          <table:table-cell table:formula="of:=[.B324]/[.$B$2]" office:value-type="float" office:value="0.878022891835065" calcext:value-type="float">
            <text:p>0.878022891835065</text:p>
          </table:table-cell>
          <table:table-cell table:formula="of:=-LN([.C324])" office:value-type="float" office:value="0.130082612981822" calcext:value-type="float">
            <text:p>0.130082612981822</text:p>
          </table:table-cell>
        </table:table-row>
        <table:table-row table:style-name="ro1">
          <table:table-cell office:value-type="float" office:value="323.14" calcext:value-type="float">
            <text:p>323.14</text:p>
          </table:table-cell>
          <table:table-cell office:value-type="float" office:value="12.9825" calcext:value-type="float">
            <text:p>12.9825</text:p>
          </table:table-cell>
          <table:table-cell table:formula="of:=[.B325]/[.$B$2]" office:value-type="float" office:value="0.877711898210435" calcext:value-type="float">
            <text:p>0.877711898210435</text:p>
          </table:table-cell>
          <table:table-cell table:formula="of:=-LN([.C325])" office:value-type="float" office:value="0.130436873351493" calcext:value-type="float">
            <text:p>0.130436873351493</text:p>
          </table:table-cell>
        </table:table-row>
        <table:table-row table:style-name="ro1">
          <table:table-cell office:value-type="float" office:value="324.14" calcext:value-type="float">
            <text:p>324.14</text:p>
          </table:table-cell>
          <table:table-cell office:value-type="float" office:value="12.9782" calcext:value-type="float">
            <text:p>12.9782</text:p>
          </table:table-cell>
          <table:table-cell table:formula="of:=[.B326]/[.$B$2]" office:value-type="float" office:value="0.877421186778715" calcext:value-type="float">
            <text:p>0.877421186778715</text:p>
          </table:table-cell>
          <table:table-cell table:formula="of:=-LN([.C326])" office:value-type="float" office:value="0.130768143312575" calcext:value-type="float">
            <text:p>0.130768143312575</text:p>
          </table:table-cell>
        </table:table-row>
        <table:table-row table:style-name="ro1">
          <table:table-cell office:value-type="float" office:value="325.14" calcext:value-type="float">
            <text:p>325.14</text:p>
          </table:table-cell>
          <table:table-cell office:value-type="float" office:value="12.9736" calcext:value-type="float">
            <text:p>12.9736</text:p>
          </table:table-cell>
          <table:table-cell table:formula="of:=[.B327]/[.$B$2]" office:value-type="float" office:value="0.877110193154084" calcext:value-type="float">
            <text:p>0.877110193154084</text:p>
          </table:table-cell>
          <table:table-cell table:formula="of:=-LN([.C327])" office:value-type="float" office:value="0.131122646664803" calcext:value-type="float">
            <text:p>0.131122646664803</text:p>
          </table:table-cell>
        </table:table-row>
        <table:table-row table:style-name="ro1">
          <table:table-cell office:value-type="float" office:value="326.141" calcext:value-type="float">
            <text:p>326.141</text:p>
          </table:table-cell>
          <table:table-cell office:value-type="float" office:value="12.9699" calcext:value-type="float">
            <text:p>12.9699</text:p>
          </table:table-cell>
          <table:table-cell table:formula="of:=[.B328]/[.$B$2]" office:value-type="float" office:value="0.876860046108185" calcext:value-type="float">
            <text:p>0.876860046108185</text:p>
          </table:table-cell>
          <table:table-cell table:formula="of:=-LN([.C328])" office:value-type="float" office:value="0.131407881889432" calcext:value-type="float">
            <text:p>0.131407881889432</text:p>
          </table:table-cell>
        </table:table-row>
        <table:table-row table:style-name="ro1">
          <table:table-cell office:value-type="float" office:value="327.14" calcext:value-type="float">
            <text:p>327.14</text:p>
          </table:table-cell>
          <table:table-cell office:value-type="float" office:value="12.9644" calcext:value-type="float">
            <text:p>12.9644</text:p>
          </table:table-cell>
          <table:table-cell table:formula="of:=[.B329]/[.$B$2]" office:value-type="float" office:value="0.876488205904823" calcext:value-type="float">
            <text:p>0.876488205904823</text:p>
          </table:table-cell>
          <table:table-cell table:formula="of:=-LN([.C329])" office:value-type="float" office:value="0.131832030610042" calcext:value-type="float">
            <text:p>0.131832030610042</text:p>
          </table:table-cell>
        </table:table-row>
        <table:table-row table:style-name="ro1">
          <table:table-cell office:value-type="float" office:value="328.14" calcext:value-type="float">
            <text:p>328.14</text:p>
          </table:table-cell>
          <table:table-cell office:value-type="float" office:value="12.96" calcext:value-type="float">
            <text:p>12.96</text:p>
          </table:table-cell>
          <table:table-cell table:formula="of:=[.B330]/[.$B$2]" office:value-type="float" office:value="0.876190733742132" calcext:value-type="float">
            <text:p>0.876190733742132</text:p>
          </table:table-cell>
          <table:table-cell table:formula="of:=-LN([.C330])" office:value-type="float" office:value="0.132171479163701" calcext:value-type="float">
            <text:p>0.132171479163701</text:p>
          </table:table-cell>
        </table:table-row>
        <table:table-row table:style-name="ro1">
          <table:table-cell office:value-type="float" office:value="329.141" calcext:value-type="float">
            <text:p>329.141</text:p>
          </table:table-cell>
          <table:table-cell office:value-type="float" office:value="12.9562" calcext:value-type="float">
            <text:p>12.9562</text:p>
          </table:table-cell>
          <table:table-cell table:formula="of:=[.B331]/[.$B$2]" office:value-type="float" office:value="0.875933825965264" calcext:value-type="float">
            <text:p>0.875933825965264</text:p>
          </table:table-cell>
          <table:table-cell table:formula="of:=-LN([.C331])" office:value-type="float" office:value="0.132464732034665" calcext:value-type="float">
            <text:p>0.132464732034665</text:p>
          </table:table-cell>
        </table:table-row>
        <table:table-row table:style-name="ro1">
          <table:table-cell office:value-type="float" office:value="330.14" calcext:value-type="float">
            <text:p>330.14</text:p>
          </table:table-cell>
          <table:table-cell office:value-type="float" office:value="12.9509" calcext:value-type="float">
            <text:p>12.9509</text:p>
          </table:table-cell>
          <table:table-cell table:formula="of:=[.B332]/[.$B$2]" office:value-type="float" office:value="0.875575507223841" calcext:value-type="float">
            <text:p>0.875575507223841</text:p>
          </table:table-cell>
          <table:table-cell table:formula="of:=-LN([.C332])" office:value-type="float" office:value="0.132873886287664" calcext:value-type="float">
            <text:p>0.132873886287664</text:p>
          </table:table-cell>
        </table:table-row>
        <table:table-row table:style-name="ro1">
          <table:table-cell office:value-type="float" office:value="331.141" calcext:value-type="float">
            <text:p>331.141</text:p>
          </table:table-cell>
          <table:table-cell office:value-type="float" office:value="12.9458" calcext:value-type="float">
            <text:p>12.9458</text:p>
          </table:table-cell>
          <table:table-cell table:formula="of:=[.B333]/[.$B$2]" office:value-type="float" office:value="0.875230709944359" calcext:value-type="float">
            <text:p>0.875230709944359</text:p>
          </table:table-cell>
          <table:table-cell table:formula="of:=-LN([.C333])" office:value-type="float" office:value="0.133267758871116" calcext:value-type="float">
            <text:p>0.133267758871116</text:p>
          </table:table-cell>
        </table:table-row>
        <table:table-row table:style-name="ro1">
          <table:table-cell office:value-type="float" office:value="332.14" calcext:value-type="float">
            <text:p>332.14</text:p>
          </table:table-cell>
          <table:table-cell office:value-type="float" office:value="12.942" calcext:value-type="float">
            <text:p>12.942</text:p>
          </table:table-cell>
          <table:table-cell table:formula="of:=[.B334]/[.$B$2]" office:value-type="float" office:value="0.87497380216749" calcext:value-type="float">
            <text:p>0.87497380216749</text:p>
          </table:table-cell>
          <table:table-cell table:formula="of:=-LN([.C334])" office:value-type="float" office:value="0.133561333452756" calcext:value-type="float">
            <text:p>0.133561333452756</text:p>
          </table:table-cell>
        </table:table-row>
        <table:table-row table:style-name="ro1">
          <table:table-cell office:value-type="float" office:value="333.14" calcext:value-type="float">
            <text:p>333.14</text:p>
          </table:table-cell>
          <table:table-cell office:value-type="float" office:value="12.9364" calcext:value-type="float">
            <text:p>12.9364</text:p>
          </table:table-cell>
          <table:table-cell table:formula="of:=[.B335]/[.$B$2]" office:value-type="float" office:value="0.874595201233157" calcext:value-type="float">
            <text:p>0.874595201233157</text:p>
          </table:table-cell>
          <table:table-cell table:formula="of:=-LN([.C335])" office:value-type="float" office:value="0.13399412683159" calcext:value-type="float">
            <text:p>0.13399412683159</text:p>
          </table:table-cell>
        </table:table-row>
        <table:table-row table:style-name="ro1">
          <table:table-cell office:value-type="float" office:value="334.141" calcext:value-type="float">
            <text:p>334.141</text:p>
          </table:table-cell>
          <table:table-cell office:value-type="float" office:value="12.9316" calcext:value-type="float">
            <text:p>12.9316</text:p>
          </table:table-cell>
          <table:table-cell table:formula="of:=[.B336]/[.$B$2]" office:value-type="float" office:value="0.874270686146586" calcext:value-type="float">
            <text:p>0.874270686146586</text:p>
          </table:table-cell>
          <table:table-cell table:formula="of:=-LN([.C336])" office:value-type="float" office:value="0.134365241726834" calcext:value-type="float">
            <text:p>0.134365241726834</text:p>
          </table:table-cell>
        </table:table-row>
        <table:table-row table:style-name="ro1">
          <table:table-cell office:value-type="float" office:value="335.14" calcext:value-type="float">
            <text:p>335.14</text:p>
          </table:table-cell>
          <table:table-cell office:value-type="float" office:value="12.9272" calcext:value-type="float">
            <text:p>12.9272</text:p>
          </table:table-cell>
          <table:table-cell table:formula="of:=[.B337]/[.$B$2]" office:value-type="float" office:value="0.873973213983896" calcext:value-type="float">
            <text:p>0.873973213983896</text:p>
          </table:table-cell>
          <table:table-cell table:formula="of:=-LN([.C337])" office:value-type="float" office:value="0.134705551411929" calcext:value-type="float">
            <text:p>0.134705551411929</text:p>
          </table:table-cell>
        </table:table-row>
        <table:table-row table:style-name="ro1">
          <table:table-cell office:value-type="float" office:value="336.14" calcext:value-type="float">
            <text:p>336.14</text:p>
          </table:table-cell>
          <table:table-cell office:value-type="float" office:value="12.9206" calcext:value-type="float">
            <text:p>12.9206</text:p>
          </table:table-cell>
          <table:table-cell table:formula="of:=[.B338]/[.$B$2]" office:value-type="float" office:value="0.873527005739861" calcext:value-type="float">
            <text:p>0.873527005739861</text:p>
          </table:table-cell>
          <table:table-cell table:formula="of:=-LN([.C338])" office:value-type="float" office:value="0.135216233183177" calcext:value-type="float">
            <text:p>0.135216233183177</text:p>
          </table:table-cell>
        </table:table-row>
        <table:table-row table:style-name="ro1">
          <table:table-cell office:value-type="float" office:value="337.14" calcext:value-type="float">
            <text:p>337.14</text:p>
          </table:table-cell>
          <table:table-cell office:value-type="float" office:value="12.9166" calcext:value-type="float">
            <text:p>12.9166</text:p>
          </table:table-cell>
          <table:table-cell table:formula="of:=[.B339]/[.$B$2]" office:value-type="float" office:value="0.873256576501051" calcext:value-type="float">
            <text:p>0.873256576501051</text:p>
          </table:table-cell>
          <table:table-cell table:formula="of:=-LN([.C339])" office:value-type="float" office:value="0.135525864260226" calcext:value-type="float">
            <text:p>0.135525864260226</text:p>
          </table:table-cell>
        </table:table-row>
        <table:table-row table:style-name="ro1">
          <table:table-cell office:value-type="float" office:value="338.14" calcext:value-type="float">
            <text:p>338.14</text:p>
          </table:table-cell>
          <table:table-cell office:value-type="float" office:value="12.912" calcext:value-type="float">
            <text:p>12.912</text:p>
          </table:table-cell>
          <table:table-cell table:formula="of:=[.B340]/[.$B$2]" office:value-type="float" office:value="0.872945582876421" calcext:value-type="float">
            <text:p>0.872945582876421</text:p>
          </table:table-cell>
          <table:table-cell table:formula="of:=-LN([.C340])" office:value-type="float" office:value="0.135882058560237" calcext:value-type="float">
            <text:p>0.135882058560237</text:p>
          </table:table-cell>
        </table:table-row>
        <table:table-row table:style-name="ro1">
          <table:table-cell office:value-type="float" office:value="339.141" calcext:value-type="float">
            <text:p>339.141</text:p>
          </table:table-cell>
          <table:table-cell office:value-type="float" office:value="12.9084" calcext:value-type="float">
            <text:p>12.9084</text:p>
          </table:table-cell>
          <table:table-cell table:formula="of:=[.B341]/[.$B$2]" office:value-type="float" office:value="0.872702196561492" calcext:value-type="float">
            <text:p>0.872702196561492</text:p>
          </table:table-cell>
          <table:table-cell table:formula="of:=-LN([.C341])" office:value-type="float" office:value="0.136160907844007" calcext:value-type="float">
            <text:p>0.136160907844007</text:p>
          </table:table-cell>
        </table:table-row>
        <table:table-row table:style-name="ro1">
          <table:table-cell office:value-type="float" office:value="340.14" calcext:value-type="float">
            <text:p>340.14</text:p>
          </table:table-cell>
          <table:table-cell office:value-type="float" office:value="12.9043" calcext:value-type="float">
            <text:p>12.9043</text:p>
          </table:table-cell>
          <table:table-cell table:formula="of:=[.B342]/[.$B$2]" office:value-type="float" office:value="0.872425006591713" calcext:value-type="float">
            <text:p>0.872425006591713</text:p>
          </table:table-cell>
          <table:table-cell table:formula="of:=-LN([.C342])" office:value-type="float" office:value="0.136478580930083" calcext:value-type="float">
            <text:p>0.136478580930083</text:p>
          </table:table-cell>
        </table:table-row>
        <table:table-row table:style-name="ro1">
          <table:table-cell office:value-type="float" office:value="341.14" calcext:value-type="float">
            <text:p>341.14</text:p>
          </table:table-cell>
          <table:table-cell office:value-type="float" office:value="12.8985" calcext:value-type="float">
            <text:p>12.8985</text:p>
          </table:table-cell>
          <table:table-cell table:formula="of:=[.B343]/[.$B$2]" office:value-type="float" office:value="0.872032884195439" calcext:value-type="float">
            <text:p>0.872032884195439</text:p>
          </table:table-cell>
          <table:table-cell table:formula="of:=-LN([.C343])" office:value-type="float" office:value="0.136928144550906" calcext:value-type="float">
            <text:p>0.136928144550906</text:p>
          </table:table-cell>
        </table:table-row>
        <table:table-row table:style-name="ro1">
          <table:table-cell office:value-type="float" office:value="342.14" calcext:value-type="float">
            <text:p>342.14</text:p>
          </table:table-cell>
          <table:table-cell office:value-type="float" office:value="12.8946" calcext:value-type="float">
            <text:p>12.8946</text:p>
          </table:table-cell>
          <table:table-cell table:formula="of:=[.B344]/[.$B$2]" office:value-type="float" office:value="0.8717692156876" calcext:value-type="float">
            <text:p>0.8717692156876</text:p>
          </table:table-cell>
          <table:table-cell table:formula="of:=-LN([.C344])" office:value-type="float" office:value="0.137230551010752" calcext:value-type="float">
            <text:p>0.137230551010752</text:p>
          </table:table-cell>
        </table:table-row>
        <table:table-row table:style-name="ro1">
          <table:table-cell office:value-type="float" office:value="343.14" calcext:value-type="float">
            <text:p>343.14</text:p>
          </table:table-cell>
          <table:table-cell office:value-type="float" office:value="12.8889" calcext:value-type="float">
            <text:p>12.8889</text:p>
          </table:table-cell>
          <table:table-cell table:formula="of:=[.B345]/[.$B$2]" office:value-type="float" office:value="0.871383854022297" calcext:value-type="float">
            <text:p>0.871383854022297</text:p>
          </table:table-cell>
          <table:table-cell table:formula="of:=-LN([.C345])" office:value-type="float" office:value="0.137672694249091" calcext:value-type="float">
            <text:p>0.137672694249091</text:p>
          </table:table-cell>
        </table:table-row>
        <table:table-row table:style-name="ro1">
          <table:table-cell office:value-type="float" office:value="344.141" calcext:value-type="float">
            <text:p>344.141</text:p>
          </table:table-cell>
          <table:table-cell office:value-type="float" office:value="12.8848" calcext:value-type="float">
            <text:p>12.8848</text:p>
          </table:table-cell>
          <table:table-cell table:formula="of:=[.B346]/[.$B$2]" office:value-type="float" office:value="0.871106664052517" calcext:value-type="float">
            <text:p>0.871106664052517</text:p>
          </table:table-cell>
          <table:table-cell table:formula="of:=-LN([.C346])" office:value-type="float" office:value="0.137990848028687" calcext:value-type="float">
            <text:p>0.137990848028687</text:p>
          </table:table-cell>
        </table:table-row>
        <table:table-row table:style-name="ro1">
          <table:table-cell office:value-type="float" office:value="345.14" calcext:value-type="float">
            <text:p>345.14</text:p>
          </table:table-cell>
          <table:table-cell office:value-type="float" office:value="12.8809" calcext:value-type="float">
            <text:p>12.8809</text:p>
          </table:table-cell>
          <table:table-cell table:formula="of:=[.B347]/[.$B$2]" office:value-type="float" office:value="0.870842995544678" calcext:value-type="float">
            <text:p>0.870842995544678</text:p>
          </table:table-cell>
          <table:table-cell table:formula="of:=-LN([.C347])" office:value-type="float" office:value="0.138293576076423" calcext:value-type="float">
            <text:p>0.138293576076423</text:p>
          </table:table-cell>
        </table:table-row>
        <table:table-row table:style-name="ro1">
          <table:table-cell office:value-type="float" office:value="346.141" calcext:value-type="float">
            <text:p>346.141</text:p>
          </table:table-cell>
          <table:table-cell office:value-type="float" office:value="12.8751" calcext:value-type="float">
            <text:p>12.8751</text:p>
          </table:table-cell>
          <table:table-cell table:formula="of:=[.B348]/[.$B$2]" office:value-type="float" office:value="0.870450873148405" calcext:value-type="float">
            <text:p>0.870450873148405</text:p>
          </table:table-cell>
          <table:table-cell table:formula="of:=-LN([.C348])" office:value-type="float" office:value="0.138743956577902" calcext:value-type="float">
            <text:p>0.138743956577902</text:p>
          </table:table-cell>
        </table:table-row>
        <table:table-row table:style-name="ro1">
          <table:table-cell office:value-type="float" office:value="347.14" calcext:value-type="float">
            <text:p>347.14</text:p>
          </table:table-cell>
          <table:table-cell office:value-type="float" office:value="12.8704" calcext:value-type="float">
            <text:p>12.8704</text:p>
          </table:table-cell>
          <table:table-cell table:formula="of:=[.B349]/[.$B$2]" office:value-type="float" office:value="0.870133118792804" calcext:value-type="float">
            <text:p>0.870133118792804</text:p>
          </table:table-cell>
          <table:table-cell table:formula="of:=-LN([.C349])" office:value-type="float" office:value="0.139109068931689" calcext:value-type="float">
            <text:p>0.139109068931689</text:p>
          </table:table-cell>
        </table:table-row>
        <table:table-row table:style-name="ro1">
          <table:table-cell office:value-type="float" office:value="348.141" calcext:value-type="float">
            <text:p>348.141</text:p>
          </table:table-cell>
          <table:table-cell office:value-type="float" office:value="12.8659" calcext:value-type="float">
            <text:p>12.8659</text:p>
          </table:table-cell>
          <table:table-cell table:formula="of:=[.B350]/[.$B$2]" office:value-type="float" office:value="0.869828885899143" calcext:value-type="float">
            <text:p>0.869828885899143</text:p>
          </table:table-cell>
          <table:table-cell table:formula="of:=-LN([.C350])" office:value-type="float" office:value="0.139458769552669" calcext:value-type="float">
            <text:p>0.139458769552669</text:p>
          </table:table-cell>
        </table:table-row>
        <table:table-row table:style-name="ro1">
          <table:table-cell office:value-type="float" office:value="349.14" calcext:value-type="float">
            <text:p>349.14</text:p>
          </table:table-cell>
          <table:table-cell office:value-type="float" office:value="12.861" calcext:value-type="float">
            <text:p>12.861</text:p>
          </table:table-cell>
          <table:table-cell table:formula="of:=[.B351]/[.$B$2]" office:value-type="float" office:value="0.869497610081602" calcext:value-type="float">
            <text:p>0.869497610081602</text:p>
          </table:table-cell>
          <table:table-cell table:formula="of:=-LN([.C351])" office:value-type="float" office:value="0.13983969380388" calcext:value-type="float">
            <text:p>0.13983969380388</text:p>
          </table:table-cell>
        </table:table-row>
        <table:table-row table:style-name="ro1">
          <table:table-cell office:value-type="float" office:value="350.141" calcext:value-type="float">
            <text:p>350.141</text:p>
          </table:table-cell>
          <table:table-cell office:value-type="float" office:value="12.8569" calcext:value-type="float">
            <text:p>12.8569</text:p>
          </table:table-cell>
          <table:table-cell table:formula="of:=[.B352]/[.$B$2]" office:value-type="float" office:value="0.869220420111822" calcext:value-type="float">
            <text:p>0.869220420111822</text:p>
          </table:table-cell>
          <table:table-cell table:formula="of:=-LN([.C352])" office:value-type="float" office:value="0.140158537880165" calcext:value-type="float">
            <text:p>0.140158537880165</text:p>
          </table:table-cell>
        </table:table-row>
        <table:table-row table:style-name="ro1">
          <table:table-cell office:value-type="float" office:value="351.14" calcext:value-type="float">
            <text:p>351.14</text:p>
          </table:table-cell>
          <table:table-cell office:value-type="float" office:value="12.8521" calcext:value-type="float">
            <text:p>12.8521</text:p>
          </table:table-cell>
          <table:table-cell table:formula="of:=[.B353]/[.$B$2]" office:value-type="float" office:value="0.868895905025251" calcext:value-type="float">
            <text:p>0.868895905025251</text:p>
          </table:table-cell>
          <table:table-cell table:formula="of:=-LN([.C353])" office:value-type="float" office:value="0.140531947974355" calcext:value-type="float">
            <text:p>0.140531947974355</text:p>
          </table:table-cell>
        </table:table-row>
        <table:table-row table:style-name="ro1">
          <table:table-cell office:value-type="float" office:value="352.14" calcext:value-type="float">
            <text:p>352.14</text:p>
          </table:table-cell>
          <table:table-cell office:value-type="float" office:value="12.8483" calcext:value-type="float">
            <text:p>12.8483</text:p>
          </table:table-cell>
          <table:table-cell table:formula="of:=[.B354]/[.$B$2]" office:value-type="float" office:value="0.868638997248383" calcext:value-type="float">
            <text:p>0.868638997248383</text:p>
          </table:table-cell>
          <table:table-cell table:formula="of:=-LN([.C354])" office:value-type="float" office:value="0.140827663218296" calcext:value-type="float">
            <text:p>0.140827663218296</text:p>
          </table:table-cell>
        </table:table-row>
        <table:table-row table:style-name="ro1">
          <table:table-cell office:value-type="float" office:value="353.141" calcext:value-type="float">
            <text:p>353.141</text:p>
          </table:table-cell>
          <table:table-cell office:value-type="float" office:value="12.8442" calcext:value-type="float">
            <text:p>12.8442</text:p>
          </table:table-cell>
          <table:table-cell table:formula="of:=[.B355]/[.$B$2]" office:value-type="float" office:value="0.868361807278603" calcext:value-type="float">
            <text:p>0.868361807278603</text:p>
          </table:table-cell>
          <table:table-cell table:formula="of:=-LN([.C355])" office:value-type="float" office:value="0.141146822508735" calcext:value-type="float">
            <text:p>0.141146822508735</text:p>
          </table:table-cell>
        </table:table-row>
        <table:table-row table:style-name="ro1">
          <table:table-cell office:value-type="float" office:value="354.141" calcext:value-type="float">
            <text:p>354.141</text:p>
          </table:table-cell>
          <table:table-cell office:value-type="float" office:value="12.8405" calcext:value-type="float">
            <text:p>12.8405</text:p>
          </table:table-cell>
          <table:table-cell table:formula="of:=[.B356]/[.$B$2]" office:value-type="float" office:value="0.868111660232704" calcext:value-type="float">
            <text:p>0.868111660232704</text:p>
          </table:table-cell>
          <table:table-cell table:formula="of:=-LN([.C356])" office:value-type="float" office:value="0.14143493177422" calcext:value-type="float">
            <text:p>0.14143493177422</text:p>
          </table:table-cell>
        </table:table-row>
        <table:table-row table:style-name="ro1">
          <table:table-cell office:value-type="float" office:value="355.14" calcext:value-type="float">
            <text:p>355.14</text:p>
          </table:table-cell>
          <table:table-cell office:value-type="float" office:value="12.8349" calcext:value-type="float">
            <text:p>12.8349</text:p>
          </table:table-cell>
          <table:table-cell table:formula="of:=[.B357]/[.$B$2]" office:value-type="float" office:value="0.867733059298371" calcext:value-type="float">
            <text:p>0.867733059298371</text:p>
          </table:table-cell>
          <table:table-cell table:formula="of:=-LN([.C357])" office:value-type="float" office:value="0.141871146991027" calcext:value-type="float">
            <text:p>0.141871146991027</text:p>
          </table:table-cell>
        </table:table-row>
        <table:table-row table:style-name="ro1">
          <table:table-cell office:value-type="float" office:value="356.14" calcext:value-type="float">
            <text:p>356.14</text:p>
          </table:table-cell>
          <table:table-cell office:value-type="float" office:value="12.8304" calcext:value-type="float">
            <text:p>12.8304</text:p>
          </table:table-cell>
          <table:table-cell table:formula="of:=[.B358]/[.$B$2]" office:value-type="float" office:value="0.867428826404711" calcext:value-type="float">
            <text:p>0.867428826404711</text:p>
          </table:table-cell>
          <table:table-cell table:formula="of:=-LN([.C358])" office:value-type="float" office:value="0.142221815017203" calcext:value-type="float">
            <text:p>0.142221815017203</text:p>
          </table:table-cell>
        </table:table-row>
        <table:table-row table:style-name="ro1">
          <table:table-cell office:value-type="float" office:value="357.141" calcext:value-type="float">
            <text:p>357.141</text:p>
          </table:table-cell>
          <table:table-cell office:value-type="float" office:value="12.8263" calcext:value-type="float">
            <text:p>12.8263</text:p>
          </table:table-cell>
          <table:table-cell table:formula="of:=[.B359]/[.$B$2]" office:value-type="float" office:value="0.867151636434931" calcext:value-type="float">
            <text:p>0.867151636434931</text:p>
          </table:table-cell>
          <table:table-cell table:formula="of:=-LN([.C359])" office:value-type="float" office:value="0.142541419645616" calcext:value-type="float">
            <text:p>0.142541419645616</text:p>
          </table:table-cell>
        </table:table-row>
        <table:table-row table:style-name="ro1">
          <table:table-cell office:value-type="float" office:value="358.141" calcext:value-type="float">
            <text:p>358.141</text:p>
          </table:table-cell>
          <table:table-cell office:value-type="float" office:value="12.8223" calcext:value-type="float">
            <text:p>12.8223</text:p>
          </table:table-cell>
          <table:table-cell table:formula="of:=[.B360]/[.$B$2]" office:value-type="float" office:value="0.866881207196122" calcext:value-type="float">
            <text:p>0.866881207196122</text:p>
          </table:table-cell>
          <table:table-cell table:formula="of:=-LN([.C360])" office:value-type="float" office:value="0.142853327510562" calcext:value-type="float">
            <text:p>0.142853327510562</text:p>
          </table:table-cell>
        </table:table-row>
        <table:table-row table:style-name="ro1">
          <table:table-cell office:value-type="float" office:value="359.141" calcext:value-type="float">
            <text:p>359.141</text:p>
          </table:table-cell>
          <table:table-cell office:value-type="float" office:value="12.8172" calcext:value-type="float">
            <text:p>12.8172</text:p>
          </table:table-cell>
          <table:table-cell table:formula="of:=[.B361]/[.$B$2]" office:value-type="float" office:value="0.86653640991664" calcext:value-type="float">
            <text:p>0.86653640991664</text:p>
          </table:table-cell>
          <table:table-cell table:formula="of:=-LN([.C361])" office:value-type="float" office:value="0.143251151186317" calcext:value-type="float">
            <text:p>0.143251151186317</text:p>
          </table:table-cell>
        </table:table-row>
        <table:table-row table:style-name="ro1">
          <table:table-cell office:value-type="float" office:value="360.14" calcext:value-type="float">
            <text:p>360.14</text:p>
          </table:table-cell>
          <table:table-cell office:value-type="float" office:value="12.8124" calcext:value-type="float">
            <text:p>12.8124</text:p>
          </table:table-cell>
          <table:table-cell table:formula="of:=[.B362]/[.$B$2]" office:value-type="float" office:value="0.866211894830069" calcext:value-type="float">
            <text:p>0.866211894830069</text:p>
          </table:table-cell>
          <table:table-cell table:formula="of:=-LN([.C362])" office:value-type="float" office:value="0.14362571809771" calcext:value-type="float">
            <text:p>0.14362571809771</text:p>
          </table:table-cell>
        </table:table-row>
        <table:table-row table:style-name="ro1">
          <table:table-cell office:value-type="float" office:value="361.14" calcext:value-type="float">
            <text:p>361.14</text:p>
          </table:table-cell>
          <table:table-cell office:value-type="float" office:value="12.8083" calcext:value-type="float">
            <text:p>12.8083</text:p>
          </table:table-cell>
          <table:table-cell table:formula="of:=[.B363]/[.$B$2]" office:value-type="float" office:value="0.86593470486029" calcext:value-type="float">
            <text:p>0.86593470486029</text:p>
          </table:table-cell>
          <table:table-cell table:formula="of:=-LN([.C363])" office:value-type="float" office:value="0.143945771807015" calcext:value-type="float">
            <text:p>0.143945771807015</text:p>
          </table:table-cell>
        </table:table-row>
        <table:table-row table:style-name="ro1">
          <table:table-cell office:value-type="float" office:value="362.141" calcext:value-type="float">
            <text:p>362.141</text:p>
          </table:table-cell>
          <table:table-cell office:value-type="float" office:value="12.8039" calcext:value-type="float">
            <text:p>12.8039</text:p>
          </table:table-cell>
          <table:table-cell table:formula="of:=[.B364]/[.$B$2]" office:value-type="float" office:value="0.865637232697599" calcext:value-type="float">
            <text:p>0.865637232697599</text:p>
          </table:table-cell>
          <table:table-cell table:formula="of:=-LN([.C364])" office:value-type="float" office:value="0.144289358070069" calcext:value-type="float">
            <text:p>0.144289358070069</text:p>
          </table:table-cell>
        </table:table-row>
        <table:table-row table:style-name="ro1">
          <table:table-cell office:value-type="float" office:value="363.141" calcext:value-type="float">
            <text:p>363.141</text:p>
          </table:table-cell>
          <table:table-cell office:value-type="float" office:value="12.7995" calcext:value-type="float">
            <text:p>12.7995</text:p>
          </table:table-cell>
          <table:table-cell table:formula="of:=[.B365]/[.$B$2]" office:value-type="float" office:value="0.865339760534909" calcext:value-type="float">
            <text:p>0.865339760534909</text:p>
          </table:table-cell>
          <table:table-cell table:formula="of:=-LN([.C365])" office:value-type="float" office:value="0.144633062425218" calcext:value-type="float">
            <text:p>0.144633062425218</text:p>
          </table:table-cell>
        </table:table-row>
        <table:table-row table:style-name="ro1">
          <table:table-cell office:value-type="float" office:value="364.14" calcext:value-type="float">
            <text:p>364.14</text:p>
          </table:table-cell>
          <table:table-cell office:value-type="float" office:value="12.7946" calcext:value-type="float">
            <text:p>12.7946</text:p>
          </table:table-cell>
          <table:table-cell table:formula="of:=[.B366]/[.$B$2]" office:value-type="float" office:value="0.865008484717368" calcext:value-type="float">
            <text:p>0.865008484717368</text:p>
          </table:table-cell>
          <table:table-cell table:formula="of:=-LN([.C366])" office:value-type="float" office:value="0.145015963176553" calcext:value-type="float">
            <text:p>0.145015963176553</text:p>
          </table:table-cell>
        </table:table-row>
        <table:table-row table:style-name="ro1">
          <table:table-cell office:value-type="float" office:value="365.14" calcext:value-type="float">
            <text:p>365.14</text:p>
          </table:table-cell>
          <table:table-cell office:value-type="float" office:value="12.7907" calcext:value-type="float">
            <text:p>12.7907</text:p>
          </table:table-cell>
          <table:table-cell table:formula="of:=[.B367]/[.$B$2]" office:value-type="float" office:value="0.864744816209529" calcext:value-type="float">
            <text:p>0.864744816209529</text:p>
          </table:table-cell>
          <table:table-cell table:formula="of:=-LN([.C367])" office:value-type="float" office:value="0.145320825736711" calcext:value-type="float">
            <text:p>0.145320825736711</text:p>
          </table:table-cell>
        </table:table-row>
        <table:table-row table:style-name="ro1">
          <table:table-cell office:value-type="float" office:value="366.141" calcext:value-type="float">
            <text:p>366.141</text:p>
          </table:table-cell>
          <table:table-cell office:value-type="float" office:value="12.7865" calcext:value-type="float">
            <text:p>12.7865</text:p>
          </table:table-cell>
          <table:table-cell table:formula="of:=[.B368]/[.$B$2]" office:value-type="float" office:value="0.864460865508779" calcext:value-type="float">
            <text:p>0.864460865508779</text:p>
          </table:table-cell>
          <table:table-cell table:formula="of:=-LN([.C368])" office:value-type="float" office:value="0.145649243236496" calcext:value-type="float">
            <text:p>0.145649243236496</text:p>
          </table:table-cell>
        </table:table-row>
        <table:table-row table:style-name="ro1">
          <table:table-cell office:value-type="float" office:value="367.141" calcext:value-type="float">
            <text:p>367.141</text:p>
          </table:table-cell>
          <table:table-cell office:value-type="float" office:value="12.7825" calcext:value-type="float">
            <text:p>12.7825</text:p>
          </table:table-cell>
          <table:table-cell table:formula="of:=[.B369]/[.$B$2]" office:value-type="float" office:value="0.86419043626997" calcext:value-type="float">
            <text:p>0.86419043626997</text:p>
          </table:table-cell>
          <table:table-cell table:formula="of:=-LN([.C369])" office:value-type="float" office:value="0.145962122115813" calcext:value-type="float">
            <text:p>0.145962122115813</text:p>
          </table:table-cell>
        </table:table-row>
        <table:table-row table:style-name="ro1">
          <table:table-cell office:value-type="float" office:value="368.14" calcext:value-type="float">
            <text:p>368.14</text:p>
          </table:table-cell>
          <table:table-cell office:value-type="float" office:value="12.7767" calcext:value-type="float">
            <text:p>12.7767</text:p>
          </table:table-cell>
          <table:table-cell table:formula="of:=[.B370]/[.$B$2]" office:value-type="float" office:value="0.863798313873696" calcext:value-type="float">
            <text:p>0.863798313873696</text:p>
          </table:table-cell>
          <table:table-cell table:formula="of:=-LN([.C370])" office:value-type="float" office:value="0.146415970444364" calcext:value-type="float">
            <text:p>0.146415970444364</text:p>
          </table:table-cell>
        </table:table-row>
        <table:table-row table:style-name="ro1">
          <table:table-cell office:value-type="float" office:value="369.14" calcext:value-type="float">
            <text:p>369.14</text:p>
          </table:table-cell>
          <table:table-cell office:value-type="float" office:value="12.7732" calcext:value-type="float">
            <text:p>12.7732</text:p>
          </table:table-cell>
          <table:table-cell table:formula="of:=[.B371]/[.$B$2]" office:value-type="float" office:value="0.863561688289738" calcext:value-type="float">
            <text:p>0.863561688289738</text:p>
          </table:table-cell>
          <table:table-cell table:formula="of:=-LN([.C371])" office:value-type="float" office:value="0.146689944121122" calcext:value-type="float">
            <text:p>0.146689944121122</text:p>
          </table:table-cell>
        </table:table-row>
        <table:table-row table:style-name="ro1">
          <table:table-cell office:value-type="float" office:value="370.14" calcext:value-type="float">
            <text:p>370.14</text:p>
          </table:table-cell>
          <table:table-cell office:value-type="float" office:value="12.7689" calcext:value-type="float">
            <text:p>12.7689</text:p>
          </table:table-cell>
          <table:table-cell table:formula="of:=[.B372]/[.$B$2]" office:value-type="float" office:value="0.863270976858018" calcext:value-type="float">
            <text:p>0.863270976858018</text:p>
          </table:table-cell>
          <table:table-cell table:formula="of:=-LN([.C372])" office:value-type="float" office:value="0.147026643142786" calcext:value-type="float">
            <text:p>0.147026643142786</text:p>
          </table:table-cell>
        </table:table-row>
        <table:table-row table:style-name="ro1">
          <table:table-cell office:value-type="float" office:value="371.141" calcext:value-type="float">
            <text:p>371.141</text:p>
          </table:table-cell>
          <table:table-cell office:value-type="float" office:value="12.7645" calcext:value-type="float">
            <text:p>12.7645</text:p>
          </table:table-cell>
          <table:table-cell table:formula="of:=[.B373]/[.$B$2]" office:value-type="float" office:value="0.862973504695328" calcext:value-type="float">
            <text:p>0.862973504695328</text:p>
          </table:table-cell>
          <table:table-cell table:formula="of:=-LN([.C373])" office:value-type="float" office:value="0.147371289765919" calcext:value-type="float">
            <text:p>0.147371289765919</text:p>
          </table:table-cell>
        </table:table-row>
        <table:table-row table:style-name="ro1">
          <table:table-cell office:value-type="float" office:value="372.141" calcext:value-type="float">
            <text:p>372.141</text:p>
          </table:table-cell>
          <table:table-cell office:value-type="float" office:value="12.7603" calcext:value-type="float">
            <text:p>12.7603</text:p>
          </table:table-cell>
          <table:table-cell table:formula="of:=[.B374]/[.$B$2]" office:value-type="float" office:value="0.862689553994578" calcext:value-type="float">
            <text:p>0.862689553994578</text:p>
          </table:table-cell>
          <table:table-cell table:formula="of:=-LN([.C374])" office:value-type="float" office:value="0.147700381475778" calcext:value-type="float">
            <text:p>0.147700381475778</text:p>
          </table:table-cell>
        </table:table-row>
        <table:table-row table:style-name="ro1">
          <table:table-cell office:value-type="float" office:value="373.14" calcext:value-type="float">
            <text:p>373.14</text:p>
          </table:table-cell>
          <table:table-cell office:value-type="float" office:value="12.7561" calcext:value-type="float">
            <text:p>12.7561</text:p>
          </table:table-cell>
          <table:table-cell table:formula="of:=[.B375]/[.$B$2]" office:value-type="float" office:value="0.862405603293828" calcext:value-type="float">
            <text:p>0.862405603293828</text:p>
          </table:table-cell>
          <table:table-cell table:formula="of:=-LN([.C375])" office:value-type="float" office:value="0.148029581522644" calcext:value-type="float">
            <text:p>0.148029581522644</text:p>
          </table:table-cell>
        </table:table-row>
        <table:table-row table:style-name="ro1">
          <table:table-cell office:value-type="float" office:value="374.14" calcext:value-type="float">
            <text:p>374.14</text:p>
          </table:table-cell>
          <table:table-cell office:value-type="float" office:value="12.751" calcext:value-type="float">
            <text:p>12.751</text:p>
          </table:table-cell>
          <table:table-cell table:formula="of:=[.B376]/[.$B$2]" office:value-type="float" office:value="0.862060806014346" calcext:value-type="float">
            <text:p>0.862060806014346</text:p>
          </table:table-cell>
          <table:table-cell table:formula="of:=-LN([.C376])" office:value-type="float" office:value="0.148429470186425" calcext:value-type="float">
            <text:p>0.148429470186425</text:p>
          </table:table-cell>
        </table:table-row>
        <table:table-row table:style-name="ro1">
          <table:table-cell office:value-type="float" office:value="375.141" calcext:value-type="float">
            <text:p>375.141</text:p>
          </table:table-cell>
          <table:table-cell office:value-type="float" office:value="12.7477" calcext:value-type="float">
            <text:p>12.7477</text:p>
          </table:table-cell>
          <table:table-cell table:formula="of:=[.B377]/[.$B$2]" office:value-type="float" office:value="0.861837701892329" calcext:value-type="float">
            <text:p>0.861837701892329</text:p>
          </table:table-cell>
          <table:table-cell table:formula="of:=-LN([.C377])" office:value-type="float" office:value="0.14868830691288" calcext:value-type="float">
            <text:p>0.14868830691288</text:p>
          </table:table-cell>
        </table:table-row>
        <table:table-row table:style-name="ro1">
          <table:table-cell office:value-type="float" office:value="376.14" calcext:value-type="float">
            <text:p>376.14</text:p>
          </table:table-cell>
          <table:table-cell office:value-type="float" office:value="12.7426" calcext:value-type="float">
            <text:p>12.7426</text:p>
          </table:table-cell>
          <table:table-cell table:formula="of:=[.B378]/[.$B$2]" office:value-type="float" office:value="0.861492904612847" calcext:value-type="float">
            <text:p>0.861492904612847</text:p>
          </table:table-cell>
          <table:table-cell table:formula="of:=-LN([.C378])" office:value-type="float" office:value="0.149088459132983" calcext:value-type="float">
            <text:p>0.149088459132983</text:p>
          </table:table-cell>
        </table:table-row>
        <table:table-row table:style-name="ro1">
          <table:table-cell office:value-type="float" office:value="377.141" calcext:value-type="float">
            <text:p>377.141</text:p>
          </table:table-cell>
          <table:table-cell office:value-type="float" office:value="12.7377" calcext:value-type="float">
            <text:p>12.7377</text:p>
          </table:table-cell>
          <table:table-cell table:formula="of:=[.B379]/[.$B$2]" office:value-type="float" office:value="0.861161628795305" calcext:value-type="float">
            <text:p>0.861161628795305</text:p>
          </table:table-cell>
          <table:table-cell table:formula="of:=-LN([.C379])" office:value-type="float" office:value="0.149473069993955" calcext:value-type="float">
            <text:p>0.149473069993955</text:p>
          </table:table-cell>
        </table:table-row>
        <table:table-row table:style-name="ro1">
          <table:table-cell office:value-type="float" office:value="378.141" calcext:value-type="float">
            <text:p>378.141</text:p>
          </table:table-cell>
          <table:table-cell office:value-type="float" office:value="12.7342" calcext:value-type="float">
            <text:p>12.7342</text:p>
          </table:table-cell>
          <table:table-cell table:formula="of:=[.B380]/[.$B$2]" office:value-type="float" office:value="0.860925003211347" calcext:value-type="float">
            <text:p>0.860925003211347</text:p>
          </table:table-cell>
          <table:table-cell table:formula="of:=-LN([.C380])" office:value-type="float" office:value="0.149747882632354" calcext:value-type="float">
            <text:p>0.149747882632354</text:p>
          </table:table-cell>
        </table:table-row>
        <table:table-row table:style-name="ro1">
          <table:table-cell office:value-type="float" office:value="379.14" calcext:value-type="float">
            <text:p>379.14</text:p>
          </table:table-cell>
          <table:table-cell office:value-type="float" office:value="12.7296" calcext:value-type="float">
            <text:p>12.7296</text:p>
          </table:table-cell>
          <table:table-cell table:formula="of:=[.B381]/[.$B$2]" office:value-type="float" office:value="0.860614009586717" calcext:value-type="float">
            <text:p>0.860614009586717</text:p>
          </table:table-cell>
          <table:table-cell table:formula="of:=-LN([.C381])" office:value-type="float" office:value="0.150109179850369" calcext:value-type="float">
            <text:p>0.150109179850369</text:p>
          </table:table-cell>
        </table:table-row>
        <table:table-row table:style-name="ro1">
          <table:table-cell office:value-type="float" office:value="380.14" calcext:value-type="float">
            <text:p>380.14</text:p>
          </table:table-cell>
          <table:table-cell office:value-type="float" office:value="12.7249" calcext:value-type="float">
            <text:p>12.7249</text:p>
          </table:table-cell>
          <table:table-cell table:formula="of:=[.B382]/[.$B$2]" office:value-type="float" office:value="0.860296255231116" calcext:value-type="float">
            <text:p>0.860296255231116</text:p>
          </table:table-cell>
          <table:table-cell table:formula="of:=-LN([.C382])" office:value-type="float" office:value="0.150478466228291" calcext:value-type="float">
            <text:p>0.150478466228291</text:p>
          </table:table-cell>
        </table:table-row>
        <table:table-row table:style-name="ro1">
          <table:table-cell office:value-type="float" office:value="381.14" calcext:value-type="float">
            <text:p>381.14</text:p>
          </table:table-cell>
          <table:table-cell office:value-type="float" office:value="12.7202" calcext:value-type="float">
            <text:p>12.7202</text:p>
          </table:table-cell>
          <table:table-cell table:formula="of:=[.B383]/[.$B$2]" office:value-type="float" office:value="0.859978500875515" calcext:value-type="float">
            <text:p>0.859978500875515</text:p>
          </table:table-cell>
          <table:table-cell table:formula="of:=-LN([.C383])" office:value-type="float" office:value="0.150847889029023" calcext:value-type="float">
            <text:p>0.150847889029023</text:p>
          </table:table-cell>
        </table:table-row>
        <table:table-row table:style-name="ro1">
          <table:table-cell office:value-type="float" office:value="382.141" calcext:value-type="float">
            <text:p>382.141</text:p>
          </table:table-cell>
          <table:table-cell office:value-type="float" office:value="12.7161" calcext:value-type="float">
            <text:p>12.7161</text:p>
          </table:table-cell>
          <table:table-cell table:formula="of:=[.B384]/[.$B$2]" office:value-type="float" office:value="0.859701310905735" calcext:value-type="float">
            <text:p>0.859701310905735</text:p>
          </table:table-cell>
          <table:table-cell table:formula="of:=-LN([.C384])" office:value-type="float" office:value="0.151170262961986" calcext:value-type="float">
            <text:p>0.151170262961986</text:p>
          </table:table-cell>
        </table:table-row>
        <table:table-row table:style-name="ro1">
          <table:table-cell office:value-type="float" office:value="383.141" calcext:value-type="float">
            <text:p>383.141</text:p>
          </table:table-cell>
          <table:table-cell office:value-type="float" office:value="12.7113" calcext:value-type="float">
            <text:p>12.7113</text:p>
          </table:table-cell>
          <table:table-cell table:formula="of:=[.B385]/[.$B$2]" office:value-type="float" office:value="0.859376795819164" calcext:value-type="float">
            <text:p>0.859376795819164</text:p>
          </table:table-cell>
          <table:table-cell table:formula="of:=-LN([.C385])" office:value-type="float" office:value="0.151547808448903" calcext:value-type="float">
            <text:p>0.151547808448903</text:p>
          </table:table-cell>
        </table:table-row>
        <table:table-row table:style-name="ro1">
          <table:table-cell office:value-type="float" office:value="384.14" calcext:value-type="float">
            <text:p>384.14</text:p>
          </table:table-cell>
          <table:table-cell office:value-type="float" office:value="12.7069" calcext:value-type="float">
            <text:p>12.7069</text:p>
          </table:table-cell>
          <table:table-cell table:formula="of:=[.B386]/[.$B$2]" office:value-type="float" office:value="0.859079323656474" calcext:value-type="float">
            <text:p>0.859079323656474</text:p>
          </table:table-cell>
          <table:table-cell table:formula="of:=-LN([.C386])" office:value-type="float" office:value="0.151894017074529" calcext:value-type="float">
            <text:p>0.151894017074529</text:p>
          </table:table-cell>
        </table:table-row>
        <table:table-row table:style-name="ro1">
          <table:table-cell office:value-type="float" office:value="385.14" calcext:value-type="float">
            <text:p>385.14</text:p>
          </table:table-cell>
          <table:table-cell office:value-type="float" office:value="12.7022" calcext:value-type="float">
            <text:p>12.7022</text:p>
          </table:table-cell>
          <table:table-cell table:formula="of:=[.B387]/[.$B$2]" office:value-type="float" office:value="0.858761569300873" calcext:value-type="float">
            <text:p>0.858761569300873</text:p>
          </table:table-cell>
          <table:table-cell table:formula="of:=-LN([.C387])" office:value-type="float" office:value="0.152263963279125" calcext:value-type="float">
            <text:p>0.152263963279125</text:p>
          </table:table-cell>
        </table:table-row>
        <table:table-row table:style-name="ro1">
          <table:table-cell office:value-type="float" office:value="386.14" calcext:value-type="float">
            <text:p>386.14</text:p>
          </table:table-cell>
          <table:table-cell office:value-type="float" office:value="12.6983" calcext:value-type="float">
            <text:p>12.6983</text:p>
          </table:table-cell>
          <table:table-cell table:formula="of:=[.B388]/[.$B$2]" office:value-type="float" office:value="0.858497900793034" calcext:value-type="float">
            <text:p>0.858497900793034</text:p>
          </table:table-cell>
          <table:table-cell table:formula="of:=-LN([.C388])" office:value-type="float" office:value="0.152571043850819" calcext:value-type="float">
            <text:p>0.152571043850819</text:p>
          </table:table-cell>
        </table:table-row>
        <table:table-row table:style-name="ro1">
          <table:table-cell office:value-type="float" office:value="387.141" calcext:value-type="float">
            <text:p>387.141</text:p>
          </table:table-cell>
          <table:table-cell office:value-type="float" office:value="12.6929" calcext:value-type="float">
            <text:p>12.6929</text:p>
          </table:table-cell>
          <table:table-cell table:formula="of:=[.B389]/[.$B$2]" office:value-type="float" office:value="0.858132821320641" calcext:value-type="float">
            <text:p>0.858132821320641</text:p>
          </table:table-cell>
          <table:table-cell table:formula="of:=-LN([.C389])" office:value-type="float" office:value="0.152996388070975" calcext:value-type="float">
            <text:p>0.152996388070975</text:p>
          </table:table-cell>
        </table:table-row>
        <table:table-row table:style-name="ro1">
          <table:table-cell office:value-type="float" office:value="388.141" calcext:value-type="float">
            <text:p>388.141</text:p>
          </table:table-cell>
          <table:table-cell office:value-type="float" office:value="12.6912" calcext:value-type="float">
            <text:p>12.6912</text:p>
          </table:table-cell>
          <table:table-cell table:formula="of:=[.B390]/[.$B$2]" office:value-type="float" office:value="0.858017888894147" calcext:value-type="float">
            <text:p>0.858017888894147</text:p>
          </table:table-cell>
          <table:table-cell table:formula="of:=-LN([.C390])" office:value-type="float" office:value="0.153130330184545" calcext:value-type="float">
            <text:p>0.153130330184545</text:p>
          </table:table-cell>
        </table:table-row>
        <table:table-row table:style-name="ro1">
          <table:table-cell office:value-type="float" office:value="389.141" calcext:value-type="float">
            <text:p>389.141</text:p>
          </table:table-cell>
          <table:table-cell office:value-type="float" office:value="12.6951" calcext:value-type="float">
            <text:p>12.6951</text:p>
          </table:table-cell>
          <table:table-cell table:formula="of:=[.B391]/[.$B$2]" office:value-type="float" office:value="0.858281557401986" calcext:value-type="float">
            <text:p>0.858281557401986</text:p>
          </table:table-cell>
          <table:table-cell table:formula="of:=-LN([.C391])" office:value-type="float" office:value="0.152823077845238" calcext:value-type="float">
            <text:p>0.152823077845238</text:p>
          </table:table-cell>
        </table:table-row>
        <table:table-row table:style-name="ro1">
          <table:table-cell office:value-type="float" office:value="390.14" calcext:value-type="float">
            <text:p>390.14</text:p>
          </table:table-cell>
          <table:table-cell office:value-type="float" office:value="12.6779" calcext:value-type="float">
            <text:p>12.6779</text:p>
          </table:table-cell>
          <table:table-cell table:formula="of:=[.B392]/[.$B$2]" office:value-type="float" office:value="0.857118711675106" calcext:value-type="float">
            <text:p>0.857118711675106</text:p>
          </table:table-cell>
          <table:table-cell table:formula="of:=-LN([.C392])" office:value-type="float" office:value="0.154178849936408" calcext:value-type="float">
            <text:p>0.154178849936408</text:p>
          </table:table-cell>
        </table:table-row>
        <table:table-row table:style-name="ro1">
          <table:table-cell office:value-type="float" office:value="391.14" calcext:value-type="float">
            <text:p>391.14</text:p>
          </table:table-cell>
          <table:table-cell office:value-type="float" office:value="12.6744" calcext:value-type="float">
            <text:p>12.6744</text:p>
          </table:table-cell>
          <table:table-cell table:formula="of:=[.B393]/[.$B$2]" office:value-type="float" office:value="0.856882086091148" calcext:value-type="float">
            <text:p>0.856882086091148</text:p>
          </table:table-cell>
          <table:table-cell table:formula="of:=-LN([.C393])" office:value-type="float" office:value="0.154454959009134" calcext:value-type="float">
            <text:p>0.154454959009134</text:p>
          </table:table-cell>
        </table:table-row>
        <table:table-row table:style-name="ro1">
          <table:table-cell office:value-type="float" office:value="392.141" calcext:value-type="float">
            <text:p>392.141</text:p>
          </table:table-cell>
          <table:table-cell office:value-type="float" office:value="12.6696" calcext:value-type="float">
            <text:p>12.6696</text:p>
          </table:table-cell>
          <table:table-cell table:formula="of:=[.B394]/[.$B$2]" office:value-type="float" office:value="0.856557571004577" calcext:value-type="float">
            <text:p>0.856557571004577</text:p>
          </table:table-cell>
          <table:table-cell table:formula="of:=-LN([.C394])" office:value-type="float" office:value="0.154833746892451" calcext:value-type="float">
            <text:p>0.154833746892451</text:p>
          </table:table-cell>
        </table:table-row>
        <table:table-row table:style-name="ro1">
          <table:table-cell office:value-type="float" office:value="393.141" calcext:value-type="float">
            <text:p>393.141</text:p>
          </table:table-cell>
          <table:table-cell office:value-type="float" office:value="12.6624" calcext:value-type="float">
            <text:p>12.6624</text:p>
          </table:table-cell>
          <table:table-cell table:formula="of:=[.B395]/[.$B$2]" office:value-type="float" office:value="0.85607079837472" calcext:value-type="float">
            <text:p>0.85607079837472</text:p>
          </table:table-cell>
          <table:table-cell table:formula="of:=-LN([.C395])" office:value-type="float" office:value="0.155402197878862" calcext:value-type="float">
            <text:p>0.155402197878862</text:p>
          </table:table-cell>
        </table:table-row>
        <table:table-row table:style-name="ro1">
          <table:table-cell office:value-type="float" office:value="394.14" calcext:value-type="float">
            <text:p>394.14</text:p>
          </table:table-cell>
          <table:table-cell office:value-type="float" office:value="12.6573" calcext:value-type="float">
            <text:p>12.6573</text:p>
          </table:table-cell>
          <table:table-cell table:formula="of:=[.B396]/[.$B$2]" office:value-type="float" office:value="0.855726001095238" calcext:value-type="float">
            <text:p>0.855726001095238</text:p>
          </table:table-cell>
          <table:table-cell table:formula="of:=-LN([.C396])" office:value-type="float" office:value="0.155805046259291" calcext:value-type="float">
            <text:p>0.155805046259291</text:p>
          </table:table-cell>
        </table:table-row>
        <table:table-row table:style-name="ro1">
          <table:table-cell office:value-type="float" office:value="395.14" calcext:value-type="float">
            <text:p>395.14</text:p>
          </table:table-cell>
          <table:table-cell office:value-type="float" office:value="12.6542" calcext:value-type="float">
            <text:p>12.6542</text:p>
          </table:table-cell>
          <table:table-cell table:formula="of:=[.B397]/[.$B$2]" office:value-type="float" office:value="0.855516418435161" calcext:value-type="float">
            <text:p>0.855516418435161</text:p>
          </table:table-cell>
          <table:table-cell table:formula="of:=-LN([.C397])" office:value-type="float" office:value="0.156049994209076" calcext:value-type="float">
            <text:p>0.156049994209076</text:p>
          </table:table-cell>
        </table:table-row>
        <table:table-row table:style-name="ro1">
          <table:table-cell office:value-type="float" office:value="396.14" calcext:value-type="float">
            <text:p>396.14</text:p>
          </table:table-cell>
          <table:table-cell office:value-type="float" office:value="12.6488" calcext:value-type="float">
            <text:p>12.6488</text:p>
          </table:table-cell>
          <table:table-cell table:formula="of:=[.B398]/[.$B$2]" office:value-type="float" office:value="0.855151338962769" calcext:value-type="float">
            <text:p>0.855151338962769</text:p>
          </table:table-cell>
          <table:table-cell table:formula="of:=-LN([.C398])" office:value-type="float" office:value="0.156476821074032" calcext:value-type="float">
            <text:p>0.156476821074032</text:p>
          </table:table-cell>
        </table:table-row>
        <table:table-row table:style-name="ro1">
          <table:table-cell office:value-type="float" office:value="397.141" calcext:value-type="float">
            <text:p>397.141</text:p>
          </table:table-cell>
          <table:table-cell office:value-type="float" office:value="12.6444" calcext:value-type="float">
            <text:p>12.6444</text:p>
          </table:table-cell>
          <table:table-cell table:formula="of:=[.B399]/[.$B$2]" office:value-type="float" office:value="0.854853866800078" calcext:value-type="float">
            <text:p>0.854853866800078</text:p>
          </table:table-cell>
          <table:table-cell table:formula="of:=-LN([.C399])" office:value-type="float" office:value="0.156824740676485" calcext:value-type="float">
            <text:p>0.156824740676485</text:p>
          </table:table-cell>
        </table:table-row>
        <table:table-row table:style-name="ro1">
          <table:table-cell office:value-type="float" office:value="398.14" calcext:value-type="float">
            <text:p>398.14</text:p>
          </table:table-cell>
          <table:table-cell office:value-type="float" office:value="12.6389" calcext:value-type="float">
            <text:p>12.6389</text:p>
          </table:table-cell>
          <table:table-cell table:formula="of:=[.B400]/[.$B$2]" office:value-type="float" office:value="0.854482026596716" calcext:value-type="float">
            <text:p>0.854482026596716</text:p>
          </table:table-cell>
          <table:table-cell table:formula="of:=-LN([.C400])" office:value-type="float" office:value="0.157259810472497" calcext:value-type="float">
            <text:p>0.157259810472497</text:p>
          </table:table-cell>
        </table:table-row>
        <table:table-row table:style-name="ro1">
          <table:table-cell office:value-type="float" office:value="399.14" calcext:value-type="float">
            <text:p>399.14</text:p>
          </table:table-cell>
          <table:table-cell office:value-type="float" office:value="12.6347" calcext:value-type="float">
            <text:p>12.6347</text:p>
          </table:table-cell>
          <table:table-cell table:formula="of:=[.B401]/[.$B$2]" office:value-type="float" office:value="0.854198075895966" calcext:value-type="float">
            <text:p>0.854198075895966</text:p>
          </table:table-cell>
          <table:table-cell table:formula="of:=-LN([.C401])" office:value-type="float" office:value="0.157592173099005" calcext:value-type="float">
            <text:p>0.157592173099005</text:p>
          </table:table-cell>
        </table:table-row>
        <table:table-row table:style-name="ro1">
          <table:table-cell office:value-type="float" office:value="400.141" calcext:value-type="float">
            <text:p>400.141</text:p>
          </table:table-cell>
          <table:table-cell office:value-type="float" office:value="12.6316" calcext:value-type="float">
            <text:p>12.6316</text:p>
          </table:table-cell>
          <table:table-cell table:formula="of:=[.B402]/[.$B$2]" office:value-type="float" office:value="0.853988493235889" calcext:value-type="float">
            <text:p>0.853988493235889</text:p>
          </table:table-cell>
          <table:table-cell table:formula="of:=-LN([.C402])" office:value-type="float" office:value="0.157837559247001" calcext:value-type="float">
            <text:p>0.157837559247001</text:p>
          </table:table-cell>
        </table:table-row>
        <table:table-row table:style-name="ro1">
          <table:table-cell office:value-type="float" office:value="401.141" calcext:value-type="float">
            <text:p>401.141</text:p>
          </table:table-cell>
          <table:table-cell office:value-type="float" office:value="12.625" calcext:value-type="float">
            <text:p>12.625</text:p>
          </table:table-cell>
          <table:table-cell table:formula="of:=[.B403]/[.$B$2]" office:value-type="float" office:value="0.853542284991853" calcext:value-type="float">
            <text:p>0.853542284991853</text:p>
          </table:table-cell>
          <table:table-cell table:formula="of:=-LN([.C403])" office:value-type="float" office:value="0.158360194926407" calcext:value-type="float">
            <text:p>0.158360194926407</text:p>
          </table:table-cell>
        </table:table-row>
        <table:table-row table:style-name="ro1">
          <table:table-cell office:value-type="float" office:value="402.14" calcext:value-type="float">
            <text:p>402.14</text:p>
          </table:table-cell>
          <table:table-cell office:value-type="float" office:value="12.6206" calcext:value-type="float">
            <text:p>12.6206</text:p>
          </table:table-cell>
          <table:table-cell table:formula="of:=[.B404]/[.$B$2]" office:value-type="float" office:value="0.853244812829163" calcext:value-type="float">
            <text:p>0.853244812829163</text:p>
          </table:table-cell>
          <table:table-cell table:formula="of:=-LN([.C404])" office:value-type="float" office:value="0.158708770523307" calcext:value-type="float">
            <text:p>0.158708770523307</text:p>
          </table:table-cell>
        </table:table-row>
        <table:table-row table:style-name="ro1">
          <table:table-cell office:value-type="float" office:value="403.14" calcext:value-type="float">
            <text:p>403.14</text:p>
          </table:table-cell>
          <table:table-cell office:value-type="float" office:value="12.616" calcext:value-type="float">
            <text:p>12.616</text:p>
          </table:table-cell>
          <table:table-cell table:formula="of:=[.B405]/[.$B$2]" office:value-type="float" office:value="0.852933819204532" calcext:value-type="float">
            <text:p>0.852933819204532</text:p>
          </table:table-cell>
          <table:table-cell table:formula="of:=-LN([.C405])" office:value-type="float" office:value="0.159073320427093" calcext:value-type="float">
            <text:p>0.159073320427093</text:p>
          </table:table-cell>
        </table:table-row>
        <table:table-row table:style-name="ro1">
          <table:table-cell office:value-type="float" office:value="404.141" calcext:value-type="float">
            <text:p>404.141</text:p>
          </table:table-cell>
          <table:table-cell office:value-type="float" office:value="12.6106" calcext:value-type="float">
            <text:p>12.6106</text:p>
          </table:table-cell>
          <table:table-cell table:formula="of:=[.B406]/[.$B$2]" office:value-type="float" office:value="0.85256873973214" calcext:value-type="float">
            <text:p>0.85256873973214</text:p>
          </table:table-cell>
          <table:table-cell table:formula="of:=-LN([.C406])" office:value-type="float" office:value="0.159501439958261" calcext:value-type="float">
            <text:p>0.159501439958261</text:p>
          </table:table-cell>
        </table:table-row>
        <table:table-row table:style-name="ro1">
          <table:table-cell office:value-type="float" office:value="405.14" calcext:value-type="float">
            <text:p>405.14</text:p>
          </table:table-cell>
          <table:table-cell office:value-type="float" office:value="12.6074" calcext:value-type="float">
            <text:p>12.6074</text:p>
          </table:table-cell>
          <table:table-cell table:formula="of:=[.B407]/[.$B$2]" office:value-type="float" office:value="0.852352396341092" calcext:value-type="float">
            <text:p>0.852352396341092</text:p>
          </table:table-cell>
          <table:table-cell table:formula="of:=-LN([.C407])" office:value-type="float" office:value="0.159755226937179" calcext:value-type="float">
            <text:p>0.159755226937179</text:p>
          </table:table-cell>
        </table:table-row>
        <table:table-row table:style-name="ro1">
          <table:table-cell office:value-type="float" office:value="406.141" calcext:value-type="float">
            <text:p>406.141</text:p>
          </table:table-cell>
          <table:table-cell office:value-type="float" office:value="12.6031" calcext:value-type="float">
            <text:p>12.6031</text:p>
          </table:table-cell>
          <table:table-cell table:formula="of:=[.B408]/[.$B$2]" office:value-type="float" office:value="0.852061684909372" calcext:value-type="float">
            <text:p>0.852061684909372</text:p>
          </table:table-cell>
          <table:table-cell table:formula="of:=-LN([.C408])" office:value-type="float" office:value="0.160096354645213" calcext:value-type="float">
            <text:p>0.160096354645213</text:p>
          </table:table-cell>
        </table:table-row>
        <table:table-row table:style-name="ro1">
          <table:table-cell office:value-type="float" office:value="407.141" calcext:value-type="float">
            <text:p>407.141</text:p>
          </table:table-cell>
          <table:table-cell office:value-type="float" office:value="12.5982" calcext:value-type="float">
            <text:p>12.5982</text:p>
          </table:table-cell>
          <table:table-cell table:formula="of:=[.B409]/[.$B$2]" office:value-type="float" office:value="0.851730409091831" calcext:value-type="float">
            <text:p>0.851730409091831</text:p>
          </table:table-cell>
          <table:table-cell table:formula="of:=-LN([.C409])" office:value-type="float" office:value="0.160485223478308" calcext:value-type="float">
            <text:p>0.160485223478308</text:p>
          </table:table-cell>
        </table:table-row>
        <table:table-row table:style-name="ro1">
          <table:table-cell office:value-type="float" office:value="408.14" calcext:value-type="float">
            <text:p>408.14</text:p>
          </table:table-cell>
          <table:table-cell office:value-type="float" office:value="12.5943" calcext:value-type="float">
            <text:p>12.5943</text:p>
          </table:table-cell>
          <table:table-cell table:formula="of:=[.B410]/[.$B$2]" office:value-type="float" office:value="0.851466740583992" calcext:value-type="float">
            <text:p>0.851466740583992</text:p>
          </table:table-cell>
          <table:table-cell table:formula="of:=-LN([.C410])" office:value-type="float" office:value="0.160794839437912" calcext:value-type="float">
            <text:p>0.160794839437912</text:p>
          </table:table-cell>
        </table:table-row>
        <table:table-row table:style-name="ro1">
          <table:table-cell office:value-type="float" office:value="409.141" calcext:value-type="float">
            <text:p>409.141</text:p>
          </table:table-cell>
          <table:table-cell office:value-type="float" office:value="12.5899" calcext:value-type="float">
            <text:p>12.5899</text:p>
          </table:table-cell>
          <table:table-cell table:formula="of:=[.B411]/[.$B$2]" office:value-type="float" office:value="0.851169268421302" calcext:value-type="float">
            <text:p>0.851169268421302</text:p>
          </table:table-cell>
          <table:table-cell table:formula="of:=-LN([.C411])" office:value-type="float" office:value="0.161144264874874" calcext:value-type="float">
            <text:p>0.161144264874874</text:p>
          </table:table-cell>
        </table:table-row>
        <table:table-row table:style-name="ro1">
          <table:table-cell office:value-type="float" office:value="410.14" calcext:value-type="float">
            <text:p>410.14</text:p>
          </table:table-cell>
          <table:table-cell office:value-type="float" office:value="12.5866" calcext:value-type="float">
            <text:p>12.5866</text:p>
          </table:table-cell>
          <table:table-cell table:formula="of:=[.B412]/[.$B$2]" office:value-type="float" office:value="0.850946164299284" calcext:value-type="float">
            <text:p>0.850946164299284</text:p>
          </table:table-cell>
          <table:table-cell table:formula="of:=-LN([.C412])" office:value-type="float" office:value="0.161406414102836" calcext:value-type="float">
            <text:p>0.161406414102836</text:p>
          </table:table-cell>
        </table:table-row>
        <table:table-row table:style-name="ro1">
          <table:table-cell office:value-type="float" office:value="411.14" calcext:value-type="float">
            <text:p>411.14</text:p>
          </table:table-cell>
          <table:table-cell office:value-type="float" office:value="12.5828" calcext:value-type="float">
            <text:p>12.5828</text:p>
          </table:table-cell>
          <table:table-cell table:formula="of:=[.B413]/[.$B$2]" office:value-type="float" office:value="0.850689256522415" calcext:value-type="float">
            <text:p>0.850689256522415</text:p>
          </table:table-cell>
          <table:table-cell table:formula="of:=-LN([.C413])" office:value-type="float" office:value="0.161708368065098" calcext:value-type="float">
            <text:p>0.161708368065098</text:p>
          </table:table-cell>
        </table:table-row>
        <table:table-row table:style-name="ro1">
          <table:table-cell office:value-type="float" office:value="412.14" calcext:value-type="float">
            <text:p>412.14</text:p>
          </table:table-cell>
          <table:table-cell office:value-type="float" office:value="12.5787" calcext:value-type="float">
            <text:p>12.5787</text:p>
          </table:table-cell>
          <table:table-cell table:formula="of:=[.B414]/[.$B$2]" office:value-type="float" office:value="0.850412066552636" calcext:value-type="float">
            <text:p>0.850412066552636</text:p>
          </table:table-cell>
          <table:table-cell table:formula="of:=-LN([.C414])" office:value-type="float" office:value="0.16203426278809" calcext:value-type="float">
            <text:p>0.16203426278809</text:p>
          </table:table-cell>
        </table:table-row>
        <table:table-row table:style-name="ro1">
          <table:table-cell office:value-type="float" office:value="413.141" calcext:value-type="float">
            <text:p>413.141</text:p>
          </table:table-cell>
          <table:table-cell office:value-type="float" office:value="12.5735" calcext:value-type="float">
            <text:p>12.5735</text:p>
          </table:table-cell>
          <table:table-cell table:formula="of:=[.B415]/[.$B$2]" office:value-type="float" office:value="0.850060508542184" calcext:value-type="float">
            <text:p>0.850060508542184</text:p>
          </table:table-cell>
          <table:table-cell table:formula="of:=-LN([.C415])" office:value-type="float" office:value="0.162447745511199" calcext:value-type="float">
            <text:p>0.162447745511199</text:p>
          </table:table-cell>
        </table:table-row>
        <table:table-row table:style-name="ro1">
          <table:table-cell office:value-type="float" office:value="414.14" calcext:value-type="float">
            <text:p>414.14</text:p>
          </table:table-cell>
          <table:table-cell office:value-type="float" office:value="12.5698" calcext:value-type="float">
            <text:p>12.5698</text:p>
          </table:table-cell>
          <table:table-cell table:formula="of:=[.B416]/[.$B$2]" office:value-type="float" office:value="0.849810361496285" calcext:value-type="float">
            <text:p>0.849810361496285</text:p>
          </table:table-cell>
          <table:table-cell table:formula="of:=-LN([.C416])" office:value-type="float" office:value="0.162742058511219" calcext:value-type="float">
            <text:p>0.162742058511219</text:p>
          </table:table-cell>
        </table:table-row>
        <table:table-row table:style-name="ro1">
          <table:table-cell office:value-type="float" office:value="415.141" calcext:value-type="float">
            <text:p>415.141</text:p>
          </table:table-cell>
          <table:table-cell office:value-type="float" office:value="12.5657" calcext:value-type="float">
            <text:p>12.5657</text:p>
          </table:table-cell>
          <table:table-cell table:formula="of:=[.B417]/[.$B$2]" office:value-type="float" office:value="0.849533171526505" calcext:value-type="float">
            <text:p>0.849533171526505</text:p>
          </table:table-cell>
          <table:table-cell table:formula="of:=-LN([.C417])" office:value-type="float" office:value="0.163068290337629" calcext:value-type="float">
            <text:p>0.163068290337629</text:p>
          </table:table-cell>
        </table:table-row>
        <table:table-row table:style-name="ro1">
          <table:table-cell office:value-type="float" office:value="416.14" calcext:value-type="float">
            <text:p>416.14</text:p>
          </table:table-cell>
          <table:table-cell office:value-type="float" office:value="12.5617" calcext:value-type="float">
            <text:p>12.5617</text:p>
          </table:table-cell>
          <table:table-cell table:formula="of:=[.B418]/[.$B$2]" office:value-type="float" office:value="0.849262742287696" calcext:value-type="float">
            <text:p>0.849262742287696</text:p>
          </table:table-cell>
          <table:table-cell table:formula="of:=-LN([.C418])" office:value-type="float" office:value="0.163386667888334" calcext:value-type="float">
            <text:p>0.163386667888334</text:p>
          </table:table-cell>
        </table:table-row>
        <table:table-row table:style-name="ro1">
          <table:table-cell office:value-type="float" office:value="417.141" calcext:value-type="float">
            <text:p>417.141</text:p>
          </table:table-cell>
          <table:table-cell office:value-type="float" office:value="12.557" calcext:value-type="float">
            <text:p>12.557</text:p>
          </table:table-cell>
          <table:table-cell table:formula="of:=[.B419]/[.$B$2]" office:value-type="float" office:value="0.848944987932095" calcext:value-type="float">
            <text:p>0.848944987932095</text:p>
          </table:table-cell>
          <table:table-cell table:formula="of:=-LN([.C419])" office:value-type="float" office:value="0.163760891081003" calcext:value-type="float">
            <text:p>0.163760891081003</text:p>
          </table:table-cell>
        </table:table-row>
        <table:table-row table:style-name="ro1">
          <table:table-cell office:value-type="float" office:value="418.141" calcext:value-type="float">
            <text:p>418.141</text:p>
          </table:table-cell>
          <table:table-cell office:value-type="float" office:value="12.553" calcext:value-type="float">
            <text:p>12.553</text:p>
          </table:table-cell>
          <table:table-cell table:formula="of:=[.B420]/[.$B$2]" office:value-type="float" office:value="0.848674558693286" calcext:value-type="float">
            <text:p>0.848674558693286</text:p>
          </table:table-cell>
          <table:table-cell table:formula="of:=-LN([.C420])" office:value-type="float" office:value="0.164079489251759" calcext:value-type="float">
            <text:p>0.164079489251759</text:p>
          </table:table-cell>
        </table:table-row>
        <table:table-row table:style-name="ro1">
          <table:table-cell office:value-type="float" office:value="419.14" calcext:value-type="float">
            <text:p>419.14</text:p>
          </table:table-cell>
          <table:table-cell office:value-type="float" office:value="12.5485" calcext:value-type="float">
            <text:p>12.5485</text:p>
          </table:table-cell>
          <table:table-cell table:formula="of:=[.B421]/[.$B$2]" office:value-type="float" office:value="0.848370325799626" calcext:value-type="float">
            <text:p>0.848370325799626</text:p>
          </table:table-cell>
          <table:table-cell table:formula="of:=-LN([.C421])" office:value-type="float" office:value="0.164438033565701" calcext:value-type="float">
            <text:p>0.164438033565701</text:p>
          </table:table-cell>
        </table:table-row>
        <table:table-row table:style-name="ro1">
          <table:table-cell office:value-type="float" office:value="420.141" calcext:value-type="float">
            <text:p>420.141</text:p>
          </table:table-cell>
          <table:table-cell office:value-type="float" office:value="12.5446" calcext:value-type="float">
            <text:p>12.5446</text:p>
          </table:table-cell>
          <table:table-cell table:formula="of:=[.B422]/[.$B$2]" office:value-type="float" office:value="0.848106657291787" calcext:value-type="float">
            <text:p>0.848106657291787</text:p>
          </table:table-cell>
          <table:table-cell table:formula="of:=-LN([.C422])" office:value-type="float" office:value="0.164748875991021" calcext:value-type="float">
            <text:p>0.164748875991021</text:p>
          </table:table-cell>
        </table:table-row>
        <table:table-row table:style-name="ro1">
          <table:table-cell office:value-type="float" office:value="421.141" calcext:value-type="float">
            <text:p>421.141</text:p>
          </table:table-cell>
          <table:table-cell office:value-type="float" office:value="12.5401" calcext:value-type="float">
            <text:p>12.5401</text:p>
          </table:table-cell>
          <table:table-cell table:formula="of:=[.B423]/[.$B$2]" office:value-type="float" office:value="0.847802424398126" calcext:value-type="float">
            <text:p>0.847802424398126</text:p>
          </table:table-cell>
          <table:table-cell table:formula="of:=-LN([.C423])" office:value-type="float" office:value="0.165107660433193" calcext:value-type="float">
            <text:p>0.165107660433193</text:p>
          </table:table-cell>
        </table:table-row>
        <table:table-row table:style-name="ro1">
          <table:table-cell office:value-type="float" office:value="422.14" calcext:value-type="float">
            <text:p>422.14</text:p>
          </table:table-cell>
          <table:table-cell office:value-type="float" office:value="12.5367" calcext:value-type="float">
            <text:p>12.5367</text:p>
          </table:table-cell>
          <table:table-cell table:formula="of:=[.B424]/[.$B$2]" office:value-type="float" office:value="0.847572559545138" calcext:value-type="float">
            <text:p>0.847572559545138</text:p>
          </table:table-cell>
          <table:table-cell table:formula="of:=-LN([.C424])" office:value-type="float" office:value="0.165378827409907" calcext:value-type="float">
            <text:p>0.165378827409907</text:p>
          </table:table-cell>
        </table:table-row>
        <table:table-row table:style-name="ro1">
          <table:table-cell office:value-type="float" office:value="423.141" calcext:value-type="float">
            <text:p>423.141</text:p>
          </table:table-cell>
          <table:table-cell office:value-type="float" office:value="12.5325" calcext:value-type="float">
            <text:p>12.5325</text:p>
          </table:table-cell>
          <table:table-cell table:formula="of:=[.B425]/[.$B$2]" office:value-type="float" office:value="0.847288608844388" calcext:value-type="float">
            <text:p>0.847288608844388</text:p>
          </table:table-cell>
          <table:table-cell table:formula="of:=-LN([.C425])" office:value-type="float" office:value="0.165713899932309" calcext:value-type="float">
            <text:p>0.165713899932309</text:p>
          </table:table-cell>
        </table:table-row>
        <table:table-row table:style-name="ro1">
          <table:table-cell office:value-type="float" office:value="424.141" calcext:value-type="float">
            <text:p>424.141</text:p>
          </table:table-cell>
          <table:table-cell office:value-type="float" office:value="12.528" calcext:value-type="float">
            <text:p>12.528</text:p>
          </table:table-cell>
          <table:table-cell table:formula="of:=[.B426]/[.$B$2]" office:value-type="float" office:value="0.846984375950728" calcext:value-type="float">
            <text:p>0.846984375950728</text:p>
          </table:table-cell>
          <table:table-cell table:formula="of:=-LN([.C426])" office:value-type="float" office:value="0.166073030839383" calcext:value-type="float">
            <text:p>0.166073030839383</text:p>
          </table:table-cell>
        </table:table-row>
        <table:table-row table:style-name="ro1">
          <table:table-cell office:value-type="float" office:value="425.14" calcext:value-type="float">
            <text:p>425.14</text:p>
          </table:table-cell>
          <table:table-cell office:value-type="float" office:value="12.5244" calcext:value-type="float">
            <text:p>12.5244</text:p>
          </table:table-cell>
          <table:table-cell table:formula="of:=[.B427]/[.$B$2]" office:value-type="float" office:value="0.8467409896358" calcext:value-type="float">
            <text:p>0.8467409896358</text:p>
          </table:table-cell>
          <table:table-cell table:formula="of:=-LN([.C427])" office:value-type="float" office:value="0.166360428455961" calcext:value-type="float">
            <text:p>0.166360428455961</text:p>
          </table:table-cell>
        </table:table-row>
        <table:table-row table:style-name="ro1">
          <table:table-cell office:value-type="float" office:value="426.14" calcext:value-type="float">
            <text:p>426.14</text:p>
          </table:table-cell>
          <table:table-cell office:value-type="float" office:value="12.5195" calcext:value-type="float">
            <text:p>12.5195</text:p>
          </table:table-cell>
          <table:table-cell table:formula="of:=[.B428]/[.$B$2]" office:value-type="float" office:value="0.846409713818258" calcext:value-type="float">
            <text:p>0.846409713818258</text:p>
          </table:table-cell>
          <table:table-cell table:formula="of:=-LN([.C428])" office:value-type="float" office:value="0.166751741315581" calcext:value-type="float">
            <text:p>0.166751741315581</text:p>
          </table:table-cell>
        </table:table-row>
        <table:table-row table:style-name="ro1">
          <table:table-cell office:value-type="float" office:value="427.141" calcext:value-type="float">
            <text:p>427.141</text:p>
          </table:table-cell>
          <table:table-cell office:value-type="float" office:value="12.5148" calcext:value-type="float">
            <text:p>12.5148</text:p>
          </table:table-cell>
          <table:table-cell table:formula="of:=[.B429]/[.$B$2]" office:value-type="float" office:value="0.846091959462657" calcext:value-type="float">
            <text:p>0.846091959462657</text:p>
          </table:table-cell>
          <table:table-cell table:formula="of:=-LN([.C429])" office:value-type="float" office:value="0.1671272261548" calcext:value-type="float">
            <text:p>0.1671272261548</text:p>
          </table:table-cell>
        </table:table-row>
        <table:table-row table:style-name="ro1">
          <table:table-cell office:value-type="float" office:value="428.141" calcext:value-type="float">
            <text:p>428.141</text:p>
          </table:table-cell>
          <table:table-cell office:value-type="float" office:value="12.5103" calcext:value-type="float">
            <text:p>12.5103</text:p>
          </table:table-cell>
          <table:table-cell table:formula="of:=[.B430]/[.$B$2]" office:value-type="float" office:value="0.845787726568997" calcext:value-type="float">
            <text:p>0.845787726568997</text:p>
          </table:table-cell>
          <table:table-cell table:formula="of:=-LN([.C430])" office:value-type="float" office:value="0.167486865081198" calcext:value-type="float">
            <text:p>0.167486865081198</text:p>
          </table:table-cell>
        </table:table-row>
        <table:table-row table:style-name="ro1">
          <table:table-cell office:value-type="float" office:value="429.14" calcext:value-type="float">
            <text:p>429.14</text:p>
          </table:table-cell>
          <table:table-cell office:value-type="float" office:value="12.5075" calcext:value-type="float">
            <text:p>12.5075</text:p>
          </table:table-cell>
          <table:table-cell table:formula="of:=[.B431]/[.$B$2]" office:value-type="float" office:value="0.84559842610183" calcext:value-type="float">
            <text:p>0.84559842610183</text:p>
          </table:table-cell>
          <table:table-cell table:formula="of:=-LN([.C431])" office:value-type="float" office:value="0.167710705707607" calcext:value-type="float">
            <text:p>0.167710705707607</text:p>
          </table:table-cell>
        </table:table-row>
        <table:table-row table:style-name="ro1">
          <table:table-cell office:value-type="float" office:value="430.141" calcext:value-type="float">
            <text:p>430.141</text:p>
          </table:table-cell>
          <table:table-cell office:value-type="float" office:value="12.5032" calcext:value-type="float">
            <text:p>12.5032</text:p>
          </table:table-cell>
          <table:table-cell table:formula="of:=[.B432]/[.$B$2]" office:value-type="float" office:value="0.84530771467011" calcext:value-type="float">
            <text:p>0.84530771467011</text:p>
          </table:table-cell>
          <table:table-cell table:formula="of:=-LN([.C432])" office:value-type="float" office:value="0.168054558541983" calcext:value-type="float">
            <text:p>0.168054558541983</text:p>
          </table:table-cell>
        </table:table-row>
        <table:table-row table:style-name="ro1">
          <table:table-cell office:value-type="float" office:value="431.141" calcext:value-type="float">
            <text:p>431.141</text:p>
          </table:table-cell>
          <table:table-cell office:value-type="float" office:value="12.4995" calcext:value-type="float">
            <text:p>12.4995</text:p>
          </table:table-cell>
          <table:table-cell table:formula="of:=[.B433]/[.$B$2]" office:value-type="float" office:value="0.845057567624212" calcext:value-type="float">
            <text:p>0.845057567624212</text:p>
          </table:table-cell>
          <table:table-cell table:formula="of:=-LN([.C433])" office:value-type="float" office:value="0.168350526579596" calcext:value-type="float">
            <text:p>0.168350526579596</text:p>
          </table:table-cell>
        </table:table-row>
        <table:table-row table:style-name="ro1">
          <table:table-cell office:value-type="float" office:value="432.141" calcext:value-type="float">
            <text:p>432.141</text:p>
          </table:table-cell>
          <table:table-cell office:value-type="float" office:value="12.4954" calcext:value-type="float">
            <text:p>12.4954</text:p>
          </table:table-cell>
          <table:table-cell table:formula="of:=[.B434]/[.$B$2]" office:value-type="float" office:value="0.844780377654432" calcext:value-type="float">
            <text:p>0.844780377654432</text:p>
          </table:table-cell>
          <table:table-cell table:formula="of:=-LN([.C434])" office:value-type="float" office:value="0.168678593508191" calcext:value-type="float">
            <text:p>0.168678593508191</text:p>
          </table:table-cell>
        </table:table-row>
        <table:table-row table:style-name="ro1">
          <table:table-cell office:value-type="float" office:value="433.14" calcext:value-type="float">
            <text:p>433.14</text:p>
          </table:table-cell>
          <table:table-cell office:value-type="float" office:value="12.4915" calcext:value-type="float">
            <text:p>12.4915</text:p>
          </table:table-cell>
          <table:table-cell table:formula="of:=[.B435]/[.$B$2]" office:value-type="float" office:value="0.844516709146593" calcext:value-type="float">
            <text:p>0.844516709146593</text:p>
          </table:table-cell>
          <table:table-cell table:formula="of:=-LN([.C435])" office:value-type="float" office:value="0.168990757084439" calcext:value-type="float">
            <text:p>0.168990757084439</text:p>
          </table:table-cell>
        </table:table-row>
        <table:table-row table:style-name="ro1">
          <table:table-cell office:value-type="float" office:value="434.141" calcext:value-type="float">
            <text:p>434.141</text:p>
          </table:table-cell>
          <table:table-cell office:value-type="float" office:value="12.4869" calcext:value-type="float">
            <text:p>12.4869</text:p>
          </table:table-cell>
          <table:table-cell table:formula="of:=[.B436]/[.$B$2]" office:value-type="float" office:value="0.844205715521962" calcext:value-type="float">
            <text:p>0.844205715521962</text:p>
          </table:table-cell>
          <table:table-cell table:formula="of:=-LN([.C436])" office:value-type="float" office:value="0.169359075315551" calcext:value-type="float">
            <text:p>0.169359075315551</text:p>
          </table:table-cell>
        </table:table-row>
        <table:table-row table:style-name="ro1">
          <table:table-cell office:value-type="float" office:value="435.14" calcext:value-type="float">
            <text:p>435.14</text:p>
          </table:table-cell>
          <table:table-cell office:value-type="float" office:value="12.484" calcext:value-type="float">
            <text:p>12.484</text:p>
          </table:table-cell>
          <table:table-cell table:formula="of:=[.B437]/[.$B$2]" office:value-type="float" office:value="0.844009654323826" calcext:value-type="float">
            <text:p>0.844009654323826</text:p>
          </table:table-cell>
          <table:table-cell table:formula="of:=-LN([.C437])" office:value-type="float" office:value="0.169591345679297" calcext:value-type="float">
            <text:p>0.169591345679297</text:p>
          </table:table-cell>
        </table:table-row>
        <table:table-row table:style-name="ro1">
          <table:table-cell office:value-type="float" office:value="436.141" calcext:value-type="float">
            <text:p>436.141</text:p>
          </table:table-cell>
          <table:table-cell office:value-type="float" office:value="12.4795" calcext:value-type="float">
            <text:p>12.4795</text:p>
          </table:table-cell>
          <table:table-cell table:formula="of:=[.B438]/[.$B$2]" office:value-type="float" office:value="0.843705421430165" calcext:value-type="float">
            <text:p>0.843705421430165</text:p>
          </table:table-cell>
          <table:table-cell table:formula="of:=-LN([.C438])" office:value-type="float" office:value="0.1699518720517" calcext:value-type="float">
            <text:p>0.1699518720517</text:p>
          </table:table-cell>
        </table:table-row>
        <table:table-row table:style-name="ro1">
          <table:table-cell office:value-type="float" office:value="437.14" calcext:value-type="float">
            <text:p>437.14</text:p>
          </table:table-cell>
          <table:table-cell office:value-type="float" office:value="12.4762" calcext:value-type="float">
            <text:p>12.4762</text:p>
          </table:table-cell>
          <table:table-cell table:formula="of:=[.B439]/[.$B$2]" office:value-type="float" office:value="0.843482317308147" calcext:value-type="float">
            <text:p>0.843482317308147</text:p>
          </table:table-cell>
          <table:table-cell table:formula="of:=-LN([.C439])" office:value-type="float" office:value="0.170216340691669" calcext:value-type="float">
            <text:p>0.170216340691669</text:p>
          </table:table-cell>
        </table:table-row>
        <table:table-row table:style-name="ro1">
          <table:table-cell office:value-type="float" office:value="438.141" calcext:value-type="float">
            <text:p>438.141</text:p>
          </table:table-cell>
          <table:table-cell office:value-type="float" office:value="12.4714" calcext:value-type="float">
            <text:p>12.4714</text:p>
          </table:table-cell>
          <table:table-cell table:formula="of:=[.B440]/[.$B$2]" office:value-type="float" office:value="0.843157802221576" calcext:value-type="float">
            <text:p>0.843157802221576</text:p>
          </table:table-cell>
          <table:table-cell table:formula="of:=-LN([.C440])" office:value-type="float" office:value="0.170601147250956" calcext:value-type="float">
            <text:p>0.170601147250956</text:p>
          </table:table-cell>
        </table:table-row>
        <table:table-row table:style-name="ro1">
          <table:table-cell office:value-type="float" office:value="439.14" calcext:value-type="float">
            <text:p>439.14</text:p>
          </table:table-cell>
          <table:table-cell office:value-type="float" office:value="12.4672" calcext:value-type="float">
            <text:p>12.4672</text:p>
          </table:table-cell>
          <table:table-cell table:formula="of:=[.B441]/[.$B$2]" office:value-type="float" office:value="0.842873851520827" calcext:value-type="float">
            <text:p>0.842873851520827</text:p>
          </table:table-cell>
          <table:table-cell table:formula="of:=-LN([.C441])" office:value-type="float" office:value="0.170937974501861" calcext:value-type="float">
            <text:p>0.170937974501861</text:p>
          </table:table-cell>
        </table:table-row>
        <table:table-row table:style-name="ro1">
          <table:table-cell office:value-type="float" office:value="440.141" calcext:value-type="float">
            <text:p>440.141</text:p>
          </table:table-cell>
          <table:table-cell office:value-type="float" office:value="12.463" calcext:value-type="float">
            <text:p>12.463</text:p>
          </table:table-cell>
          <table:table-cell table:formula="of:=[.B442]/[.$B$2]" office:value-type="float" office:value="0.842589900820077" calcext:value-type="float">
            <text:p>0.842589900820077</text:p>
          </table:table-cell>
          <table:table-cell table:formula="of:=-LN([.C442])" office:value-type="float" office:value="0.17127491524359" calcext:value-type="float">
            <text:p>0.17127491524359</text:p>
          </table:table-cell>
        </table:table-row>
        <table:table-row table:style-name="ro1">
          <table:table-cell office:value-type="float" office:value="441.14" calcext:value-type="float">
            <text:p>441.14</text:p>
          </table:table-cell>
          <table:table-cell office:value-type="float" office:value="12.4604" calcext:value-type="float">
            <text:p>12.4604</text:p>
          </table:table-cell>
          <table:table-cell table:formula="of:=[.B443]/[.$B$2]" office:value-type="float" office:value="0.842414121814851" calcext:value-type="float">
            <text:p>0.842414121814851</text:p>
          </table:table-cell>
          <table:table-cell table:formula="of:=-LN([.C443])" office:value-type="float" office:value="0.171483554515073" calcext:value-type="float">
            <text:p>0.171483554515073</text:p>
          </table:table-cell>
        </table:table-row>
        <table:table-row table:style-name="ro1">
          <table:table-cell office:value-type="float" office:value="442.141" calcext:value-type="float">
            <text:p>442.141</text:p>
          </table:table-cell>
          <table:table-cell office:value-type="float" office:value="12.4559" calcext:value-type="float">
            <text:p>12.4559</text:p>
          </table:table-cell>
          <table:table-cell table:formula="of:=[.B444]/[.$B$2]" office:value-type="float" office:value="0.84210988892119" calcext:value-type="float">
            <text:p>0.84210988892119</text:p>
          </table:table-cell>
          <table:table-cell table:formula="of:=-LN([.C444])" office:value-type="float" office:value="0.171844763847833" calcext:value-type="float">
            <text:p>0.171844763847833</text:p>
          </table:table-cell>
        </table:table-row>
        <table:table-row table:style-name="ro1">
          <table:table-cell office:value-type="float" office:value="443.14" calcext:value-type="float">
            <text:p>443.14</text:p>
          </table:table-cell>
          <table:table-cell office:value-type="float" office:value="12.4519" calcext:value-type="float">
            <text:p>12.4519</text:p>
          </table:table-cell>
          <table:table-cell table:formula="of:=[.B445]/[.$B$2]" office:value-type="float" office:value="0.841839459682381" calcext:value-type="float">
            <text:p>0.841839459682381</text:p>
          </table:table-cell>
          <table:table-cell table:formula="of:=-LN([.C445])" office:value-type="float" office:value="0.172165948379135" calcext:value-type="float">
            <text:p>0.172165948379135</text:p>
          </table:table-cell>
        </table:table-row>
        <table:table-row table:style-name="ro1">
          <table:table-cell office:value-type="float" office:value="444.14" calcext:value-type="float">
            <text:p>444.14</text:p>
          </table:table-cell>
          <table:table-cell office:value-type="float" office:value="12.4485" calcext:value-type="float">
            <text:p>12.4485</text:p>
          </table:table-cell>
          <table:table-cell table:formula="of:=[.B446]/[.$B$2]" office:value-type="float" office:value="0.841609594829393" calcext:value-type="float">
            <text:p>0.841609594829393</text:p>
          </table:table-cell>
          <table:table-cell table:formula="of:=-LN([.C446])" office:value-type="float" office:value="0.172439036363355" calcext:value-type="float">
            <text:p>0.172439036363355</text:p>
          </table:table-cell>
        </table:table-row>
        <table:table-row table:style-name="ro1">
          <table:table-cell office:value-type="float" office:value="445.141" calcext:value-type="float">
            <text:p>445.141</text:p>
          </table:table-cell>
          <table:table-cell office:value-type="float" office:value="12.4441" calcext:value-type="float">
            <text:p>12.4441</text:p>
          </table:table-cell>
          <table:table-cell table:formula="of:=[.B447]/[.$B$2]" office:value-type="float" office:value="0.841312122666703" calcext:value-type="float">
            <text:p>0.841312122666703</text:p>
          </table:table-cell>
          <table:table-cell table:formula="of:=-LN([.C447])" office:value-type="float" office:value="0.172792555083442" calcext:value-type="float">
            <text:p>0.172792555083442</text:p>
          </table:table-cell>
        </table:table-row>
        <table:table-row table:style-name="ro1">
          <table:table-cell office:value-type="float" office:value="446.14" calcext:value-type="float">
            <text:p>446.14</text:p>
          </table:table-cell>
          <table:table-cell office:value-type="float" office:value="12.4404" calcext:value-type="float">
            <text:p>12.4404</text:p>
          </table:table-cell>
          <table:table-cell table:formula="of:=[.B448]/[.$B$2]" office:value-type="float" office:value="0.841061975620804" calcext:value-type="float">
            <text:p>0.841061975620804</text:p>
          </table:table-cell>
          <table:table-cell table:formula="of:=-LN([.C448])" office:value-type="float" office:value="0.1730899289529" calcext:value-type="float">
            <text:p>0.1730899289529</text:p>
          </table:table-cell>
        </table:table-row>
        <table:table-row table:style-name="ro1">
          <table:table-cell office:value-type="float" office:value="447.141" calcext:value-type="float">
            <text:p>447.141</text:p>
          </table:table-cell>
          <table:table-cell office:value-type="float" office:value="12.4361" calcext:value-type="float">
            <text:p>12.4361</text:p>
          </table:table-cell>
          <table:table-cell table:formula="of:=[.B449]/[.$B$2]" office:value-type="float" office:value="0.840771264189084" calcext:value-type="float">
            <text:p>0.840771264189084</text:p>
          </table:table-cell>
          <table:table-cell table:formula="of:=-LN([.C449])" office:value-type="float" office:value="0.173435636752858" calcext:value-type="float">
            <text:p>0.173435636752858</text:p>
          </table:table-cell>
        </table:table-row>
        <table:table-row table:style-name="ro1">
          <table:table-cell office:value-type="float" office:value="448.14" calcext:value-type="float">
            <text:p>448.14</text:p>
          </table:table-cell>
          <table:table-cell office:value-type="float" office:value="12.4322" calcext:value-type="float">
            <text:p>12.4322</text:p>
          </table:table-cell>
          <table:table-cell table:formula="of:=[.B450]/[.$B$2]" office:value-type="float" office:value="0.840507595681245" calcext:value-type="float">
            <text:p>0.840507595681245</text:p>
          </table:table-cell>
          <table:table-cell table:formula="of:=-LN([.C450])" office:value-type="float" office:value="0.173749289075854" calcext:value-type="float">
            <text:p>0.173749289075854</text:p>
          </table:table-cell>
        </table:table-row>
        <table:table-row table:style-name="ro1">
          <table:table-cell office:value-type="float" office:value="449.141" calcext:value-type="float">
            <text:p>449.141</text:p>
          </table:table-cell>
          <table:table-cell office:value-type="float" office:value="12.4277" calcext:value-type="float">
            <text:p>12.4277</text:p>
          </table:table-cell>
          <table:table-cell table:formula="of:=[.B451]/[.$B$2]" office:value-type="float" office:value="0.840203362787585" calcext:value-type="float">
            <text:p>0.840203362787585</text:p>
          </table:table-cell>
          <table:table-cell table:formula="of:=-LN([.C451])" office:value-type="float" office:value="0.174111317889256" calcext:value-type="float">
            <text:p>0.174111317889256</text:p>
          </table:table-cell>
        </table:table-row>
        <table:table-row table:style-name="ro1">
          <table:table-cell office:value-type="float" office:value="450.14" calcext:value-type="float">
            <text:p>450.14</text:p>
          </table:table-cell>
          <table:table-cell office:value-type="float" office:value="12.4233" calcext:value-type="float">
            <text:p>12.4233</text:p>
          </table:table-cell>
          <table:table-cell table:formula="of:=[.B452]/[.$B$2]" office:value-type="float" office:value="0.839905890624894" calcext:value-type="float">
            <text:p>0.839905890624894</text:p>
          </table:table-cell>
          <table:table-cell table:formula="of:=-LN([.C452])" office:value-type="float" office:value="0.174465428391528" calcext:value-type="float">
            <text:p>0.174465428391528</text:p>
          </table:table-cell>
        </table:table-row>
        <table:table-row table:style-name="ro1">
          <table:table-cell office:value-type="float" office:value="451.141" calcext:value-type="float">
            <text:p>451.141</text:p>
          </table:table-cell>
          <table:table-cell office:value-type="float" office:value="12.419" calcext:value-type="float">
            <text:p>12.419</text:p>
          </table:table-cell>
          <table:table-cell table:formula="of:=[.B453]/[.$B$2]" office:value-type="float" office:value="0.839615179193174" calcext:value-type="float">
            <text:p>0.839615179193174</text:p>
          </table:table-cell>
          <table:table-cell table:formula="of:=-LN([.C453])" office:value-type="float" office:value="0.174811612121935" calcext:value-type="float">
            <text:p>0.174811612121935</text:p>
          </table:table-cell>
        </table:table-row>
        <table:table-row table:style-name="ro1">
          <table:table-cell office:value-type="float" office:value="452.14" calcext:value-type="float">
            <text:p>452.14</text:p>
          </table:table-cell>
          <table:table-cell office:value-type="float" office:value="12.416" calcext:value-type="float">
            <text:p>12.416</text:p>
          </table:table-cell>
          <table:table-cell table:formula="of:=[.B454]/[.$B$2]" office:value-type="float" office:value="0.839412357264068" calcext:value-type="float">
            <text:p>0.839412357264068</text:p>
          </table:table-cell>
          <table:table-cell table:formula="of:=-LN([.C454])" office:value-type="float" office:value="0.175053206646967" calcext:value-type="float">
            <text:p>0.175053206646967</text:p>
          </table:table-cell>
        </table:table-row>
        <table:table-row table:style-name="ro1">
          <table:table-cell office:value-type="float" office:value="453.141" calcext:value-type="float">
            <text:p>453.141</text:p>
          </table:table-cell>
          <table:table-cell office:value-type="float" office:value="12.4102" calcext:value-type="float">
            <text:p>12.4102</text:p>
          </table:table-cell>
          <table:table-cell table:formula="of:=[.B455]/[.$B$2]" office:value-type="float" office:value="0.839020234867794" calcext:value-type="float">
            <text:p>0.839020234867794</text:p>
          </table:table-cell>
          <table:table-cell table:formula="of:=-LN([.C455])" office:value-type="float" office:value="0.175520454965721" calcext:value-type="float">
            <text:p>0.175520454965721</text:p>
          </table:table-cell>
        </table:table-row>
        <table:table-row table:style-name="ro1">
          <table:table-cell office:value-type="float" office:value="454.141" calcext:value-type="float">
            <text:p>454.141</text:p>
          </table:table-cell>
          <table:table-cell office:value-type="float" office:value="12.4067" calcext:value-type="float">
            <text:p>12.4067</text:p>
          </table:table-cell>
          <table:table-cell table:formula="of:=[.B456]/[.$B$2]" office:value-type="float" office:value="0.838783609283836" calcext:value-type="float">
            <text:p>0.838783609283836</text:p>
          </table:table-cell>
          <table:table-cell table:formula="of:=-LN([.C456])" office:value-type="float" office:value="0.175802520817878" calcext:value-type="float">
            <text:p>0.175802520817878</text:p>
          </table:table-cell>
        </table:table-row>
        <table:table-row table:style-name="ro1">
          <table:table-cell office:value-type="float" office:value="455.14" calcext:value-type="float">
            <text:p>455.14</text:p>
          </table:table-cell>
          <table:table-cell office:value-type="float" office:value="12.4042" calcext:value-type="float">
            <text:p>12.4042</text:p>
          </table:table-cell>
          <table:table-cell table:formula="of:=[.B457]/[.$B$2]" office:value-type="float" office:value="0.83861459100958" calcext:value-type="float">
            <text:p>0.83861459100958</text:p>
          </table:table-cell>
          <table:table-cell table:formula="of:=-LN([.C457])" office:value-type="float" office:value="0.176004045148593" calcext:value-type="float">
            <text:p>0.176004045148593</text:p>
          </table:table-cell>
        </table:table-row>
        <table:table-row table:style-name="ro1">
          <table:table-cell office:value-type="float" office:value="456.141" calcext:value-type="float">
            <text:p>456.141</text:p>
          </table:table-cell>
          <table:table-cell office:value-type="float" office:value="12.3985" calcext:value-type="float">
            <text:p>12.3985</text:p>
          </table:table-cell>
          <table:table-cell table:formula="of:=[.B458]/[.$B$2]" office:value-type="float" office:value="0.838229229344277" calcext:value-type="float">
            <text:p>0.838229229344277</text:p>
          </table:table-cell>
          <table:table-cell table:formula="of:=-LN([.C458])" office:value-type="float" office:value="0.176463672535962" calcext:value-type="float">
            <text:p>0.176463672535962</text:p>
          </table:table-cell>
        </table:table-row>
        <table:table-row table:style-name="ro1">
          <table:table-cell office:value-type="float" office:value="457.14" calcext:value-type="float">
            <text:p>457.14</text:p>
          </table:table-cell>
          <table:table-cell office:value-type="float" office:value="12.3941" calcext:value-type="float">
            <text:p>12.3941</text:p>
          </table:table-cell>
          <table:table-cell table:formula="of:=[.B459]/[.$B$2]" office:value-type="float" office:value="0.837931757181587" calcext:value-type="float">
            <text:p>0.837931757181587</text:p>
          </table:table-cell>
          <table:table-cell table:formula="of:=-LN([.C459])" office:value-type="float" office:value="0.176818617160261" calcext:value-type="float">
            <text:p>0.176818617160261</text:p>
          </table:table-cell>
        </table:table-row>
        <table:table-row table:style-name="ro1">
          <table:table-cell office:value-type="float" office:value="458.14" calcext:value-type="float">
            <text:p>458.14</text:p>
          </table:table-cell>
          <table:table-cell office:value-type="float" office:value="12.3898" calcext:value-type="float">
            <text:p>12.3898</text:p>
          </table:table-cell>
          <table:table-cell table:formula="of:=[.B460]/[.$B$2]" office:value-type="float" office:value="0.837641045749866" calcext:value-type="float">
            <text:p>0.837641045749866</text:p>
          </table:table-cell>
          <table:table-cell table:formula="of:=-LN([.C460])" office:value-type="float" office:value="0.177165616627104" calcext:value-type="float">
            <text:p>0.177165616627104</text:p>
          </table:table-cell>
        </table:table-row>
        <table:table-row table:style-name="ro1">
          <table:table-cell office:value-type="float" office:value="459.14" calcext:value-type="float">
            <text:p>459.14</text:p>
          </table:table-cell>
          <table:table-cell office:value-type="float" office:value="12.3862" calcext:value-type="float">
            <text:p>12.3862</text:p>
          </table:table-cell>
          <table:table-cell table:formula="of:=[.B461]/[.$B$2]" office:value-type="float" office:value="0.837397659434938" calcext:value-type="float">
            <text:p>0.837397659434938</text:p>
          </table:table-cell>
          <table:table-cell table:formula="of:=-LN([.C461])" office:value-type="float" office:value="0.177456220439288" calcext:value-type="float">
            <text:p>0.177456220439288</text:p>
          </table:table-cell>
        </table:table-row>
        <table:table-row table:style-name="ro1">
          <table:table-cell office:value-type="float" office:value="460.14" calcext:value-type="float">
            <text:p>460.14</text:p>
          </table:table-cell>
          <table:table-cell office:value-type="float" office:value="12.3816" calcext:value-type="float">
            <text:p>12.3816</text:p>
          </table:table-cell>
          <table:table-cell table:formula="of:=[.B462]/[.$B$2]" office:value-type="float" office:value="0.837086665810307" calcext:value-type="float">
            <text:p>0.837086665810307</text:p>
          </table:table-cell>
          <table:table-cell table:formula="of:=-LN([.C462])" office:value-type="float" office:value="0.177827670471417" calcext:value-type="float">
            <text:p>0.177827670471417</text:p>
          </table:table-cell>
        </table:table-row>
        <table:table-row table:style-name="ro1">
          <table:table-cell office:value-type="float" office:value="461.14" calcext:value-type="float">
            <text:p>461.14</text:p>
          </table:table-cell>
          <table:table-cell office:value-type="float" office:value="12.3781" calcext:value-type="float">
            <text:p>12.3781</text:p>
          </table:table-cell>
          <table:table-cell table:formula="of:=[.B463]/[.$B$2]" office:value-type="float" office:value="0.836850040226349" calcext:value-type="float">
            <text:p>0.836850040226349</text:p>
          </table:table-cell>
          <table:table-cell table:formula="of:=-LN([.C463])" office:value-type="float" office:value="0.178110387953722" calcext:value-type="float">
            <text:p>0.178110387953722</text:p>
          </table:table-cell>
        </table:table-row>
        <table:table-row table:style-name="ro1">
          <table:table-cell office:value-type="float" office:value="462.14" calcext:value-type="float">
            <text:p>462.14</text:p>
          </table:table-cell>
          <table:table-cell office:value-type="float" office:value="12.3741" calcext:value-type="float">
            <text:p>12.3741</text:p>
          </table:table-cell>
          <table:table-cell table:formula="of:=[.B464]/[.$B$2]" office:value-type="float" office:value="0.83657961098754" calcext:value-type="float">
            <text:p>0.83657961098754</text:p>
          </table:table-cell>
          <table:table-cell table:formula="of:=-LN([.C464])" office:value-type="float" office:value="0.17843359155056" calcext:value-type="float">
            <text:p>0.17843359155056</text:p>
          </table:table-cell>
        </table:table-row>
        <table:table-row table:style-name="ro1">
          <table:table-cell office:value-type="float" office:value="463.14" calcext:value-type="float">
            <text:p>463.14</text:p>
          </table:table-cell>
          <table:table-cell office:value-type="float" office:value="12.37" calcext:value-type="float">
            <text:p>12.37</text:p>
          </table:table-cell>
          <table:table-cell table:formula="of:=[.B465]/[.$B$2]" office:value-type="float" office:value="0.83630242101776" calcext:value-type="float">
            <text:p>0.83630242101776</text:p>
          </table:table-cell>
          <table:table-cell table:formula="of:=-LN([.C465])" office:value-type="float" office:value="0.178764983683434" calcext:value-type="float">
            <text:p>0.178764983683434</text:p>
          </table:table-cell>
        </table:table-row>
        <table:table-row table:style-name="ro1">
          <table:table-cell office:value-type="float" office:value="464.141" calcext:value-type="float">
            <text:p>464.141</text:p>
          </table:table-cell>
          <table:table-cell office:value-type="float" office:value="12.3658" calcext:value-type="float">
            <text:p>12.3658</text:p>
          </table:table-cell>
          <table:table-cell table:formula="of:=[.B466]/[.$B$2]" office:value-type="float" office:value="0.836018470317011" calcext:value-type="float">
            <text:p>0.836018470317011</text:p>
          </table:table-cell>
          <table:table-cell table:formula="of:=-LN([.C466])" office:value-type="float" office:value="0.179104572460862" calcext:value-type="float">
            <text:p>0.179104572460862</text:p>
          </table:table-cell>
        </table:table-row>
        <table:table-row table:style-name="ro1">
          <table:table-cell office:value-type="float" office:value="465.141" calcext:value-type="float">
            <text:p>465.141</text:p>
          </table:table-cell>
          <table:table-cell office:value-type="float" office:value="12.3615" calcext:value-type="float">
            <text:p>12.3615</text:p>
          </table:table-cell>
          <table:table-cell table:formula="of:=[.B467]/[.$B$2]" office:value-type="float" office:value="0.835727758885291" calcext:value-type="float">
            <text:p>0.835727758885291</text:p>
          </table:table-cell>
          <table:table-cell table:formula="of:=-LN([.C467])" office:value-type="float" office:value="0.179452366198419" calcext:value-type="float">
            <text:p>0.179452366198419</text:p>
          </table:table-cell>
        </table:table-row>
        <table:table-row table:style-name="ro1">
          <table:table-cell office:value-type="float" office:value="466.14" calcext:value-type="float">
            <text:p>466.14</text:p>
          </table:table-cell>
          <table:table-cell office:value-type="float" office:value="12.3578" calcext:value-type="float">
            <text:p>12.3578</text:p>
          </table:table-cell>
          <table:table-cell table:formula="of:=[.B468]/[.$B$2]" office:value-type="float" office:value="0.835477611839392" calcext:value-type="float">
            <text:p>0.835477611839392</text:p>
          </table:table-cell>
          <table:table-cell table:formula="of:=-LN([.C468])" office:value-type="float" office:value="0.179751727428521" calcext:value-type="float">
            <text:p>0.179751727428521</text:p>
          </table:table-cell>
        </table:table-row>
        <table:table-row table:style-name="ro1">
          <table:table-cell office:value-type="float" office:value="467.141" calcext:value-type="float">
            <text:p>467.141</text:p>
          </table:table-cell>
          <table:table-cell office:value-type="float" office:value="12.3529" calcext:value-type="float">
            <text:p>12.3529</text:p>
          </table:table-cell>
          <table:table-cell table:formula="of:=[.B469]/[.$B$2]" office:value-type="float" office:value="0.835146336021851" calcext:value-type="float">
            <text:p>0.835146336021851</text:p>
          </table:table-cell>
          <table:table-cell table:formula="of:=-LN([.C469])" office:value-type="float" office:value="0.180148316765466" calcext:value-type="float">
            <text:p>0.180148316765466</text:p>
          </table:table-cell>
        </table:table-row>
        <table:table-row table:style-name="ro1">
          <table:table-cell office:value-type="float" office:value="468.14" calcext:value-type="float">
            <text:p>468.14</text:p>
          </table:table-cell>
          <table:table-cell office:value-type="float" office:value="12.3484" calcext:value-type="float">
            <text:p>12.3484</text:p>
          </table:table-cell>
          <table:table-cell table:formula="of:=[.B470]/[.$B$2]" office:value-type="float" office:value="0.83484210312819" calcext:value-type="float">
            <text:p>0.83484210312819</text:p>
          </table:table-cell>
          <table:table-cell table:formula="of:=-LN([.C470])" office:value-type="float" office:value="0.180512670062644" calcext:value-type="float">
            <text:p>0.180512670062644</text:p>
          </table:table-cell>
        </table:table-row>
        <table:table-row table:style-name="ro1">
          <table:table-cell office:value-type="float" office:value="469.141" calcext:value-type="float">
            <text:p>469.141</text:p>
          </table:table-cell>
          <table:table-cell office:value-type="float" office:value="12.3444" calcext:value-type="float">
            <text:p>12.3444</text:p>
          </table:table-cell>
          <table:table-cell table:formula="of:=[.B471]/[.$B$2]" office:value-type="float" office:value="0.834571673889381" calcext:value-type="float">
            <text:p>0.834571673889381</text:p>
          </table:table-cell>
          <table:table-cell table:formula="of:=-LN([.C471])" office:value-type="float" office:value="0.180836651144982" calcext:value-type="float">
            <text:p>0.180836651144982</text:p>
          </table:table-cell>
        </table:table-row>
        <table:table-row table:style-name="ro1">
          <table:table-cell office:value-type="float" office:value="470.14" calcext:value-type="float">
            <text:p>470.14</text:p>
          </table:table-cell>
          <table:table-cell office:value-type="float" office:value="12.3418" calcext:value-type="float">
            <text:p>12.3418</text:p>
          </table:table-cell>
          <table:table-cell table:formula="of:=[.B472]/[.$B$2]" office:value-type="float" office:value="0.834395894884155" calcext:value-type="float">
            <text:p>0.834395894884155</text:p>
          </table:table-cell>
          <table:table-cell table:formula="of:=-LN([.C472])" office:value-type="float" office:value="0.181047295149294" calcext:value-type="float">
            <text:p>0.181047295149294</text:p>
          </table:table-cell>
        </table:table-row>
        <table:table-row table:style-name="ro1">
          <table:table-cell office:value-type="float" office:value="471.141" calcext:value-type="float">
            <text:p>471.141</text:p>
          </table:table-cell>
          <table:table-cell office:value-type="float" office:value="12.3367" calcext:value-type="float">
            <text:p>12.3367</text:p>
          </table:table-cell>
          <table:table-cell table:formula="of:=[.B473]/[.$B$2]" office:value-type="float" office:value="0.834051097604673" calcext:value-type="float">
            <text:p>0.834051097604673</text:p>
          </table:table-cell>
          <table:table-cell table:formula="of:=-LN([.C473])" office:value-type="float" office:value="0.181460610389086" calcext:value-type="float">
            <text:p>0.181460610389086</text:p>
          </table:table-cell>
        </table:table-row>
        <table:table-row table:style-name="ro1">
          <table:table-cell office:value-type="float" office:value="472.141" calcext:value-type="float">
            <text:p>472.141</text:p>
          </table:table-cell>
          <table:table-cell office:value-type="float" office:value="12.3324" calcext:value-type="float">
            <text:p>12.3324</text:p>
          </table:table-cell>
          <table:table-cell table:formula="of:=[.B474]/[.$B$2]" office:value-type="float" office:value="0.833760386172953" calcext:value-type="float">
            <text:p>0.833760386172953</text:p>
          </table:table-cell>
          <table:table-cell table:formula="of:=-LN([.C474])" office:value-type="float" office:value="0.181809224650939" calcext:value-type="float">
            <text:p>0.181809224650939</text:p>
          </table:table-cell>
        </table:table-row>
        <table:table-row table:style-name="ro1">
          <table:table-cell office:value-type="float" office:value="473.14" calcext:value-type="float">
            <text:p>473.14</text:p>
          </table:table-cell>
          <table:table-cell office:value-type="float" office:value="12.3273" calcext:value-type="float">
            <text:p>12.3273</text:p>
          </table:table-cell>
          <table:table-cell table:formula="of:=[.B475]/[.$B$2]" office:value-type="float" office:value="0.833415588893471" calcext:value-type="float">
            <text:p>0.833415588893471</text:p>
          </table:table-cell>
          <table:table-cell table:formula="of:=-LN([.C475])" office:value-type="float" office:value="0.182222854992972" calcext:value-type="float">
            <text:p>0.182222854992972</text:p>
          </table:table-cell>
        </table:table-row>
        <table:table-row table:style-name="ro1">
          <table:table-cell office:value-type="float" office:value="474.141" calcext:value-type="float">
            <text:p>474.141</text:p>
          </table:table-cell>
          <table:table-cell office:value-type="float" office:value="12.3237" calcext:value-type="float">
            <text:p>12.3237</text:p>
          </table:table-cell>
          <table:table-cell table:formula="of:=[.B476]/[.$B$2]" office:value-type="float" office:value="0.833172202578543" calcext:value-type="float">
            <text:p>0.833172202578543</text:p>
          </table:table-cell>
          <table:table-cell table:formula="of:=-LN([.C476])" office:value-type="float" office:value="0.18251493239556" calcext:value-type="float">
            <text:p>0.18251493239556</text:p>
          </table:table-cell>
        </table:table-row>
        <table:table-row table:style-name="ro1">
          <table:table-cell office:value-type="float" office:value="475.14" calcext:value-type="float">
            <text:p>475.14</text:p>
          </table:table-cell>
          <table:table-cell office:value-type="float" office:value="12.32" calcext:value-type="float">
            <text:p>12.32</text:p>
          </table:table-cell>
          <table:table-cell table:formula="of:=[.B477]/[.$B$2]" office:value-type="float" office:value="0.832922055532644" calcext:value-type="float">
            <text:p>0.832922055532644</text:p>
          </table:table-cell>
          <table:table-cell table:formula="of:=-LN([.C477])" office:value-type="float" office:value="0.182815211982456" calcext:value-type="float">
            <text:p>0.182815211982456</text:p>
          </table:table-cell>
        </table:table-row>
        <table:table-row table:style-name="ro1">
          <table:table-cell office:value-type="float" office:value="476.141" calcext:value-type="float">
            <text:p>476.141</text:p>
          </table:table-cell>
          <table:table-cell office:value-type="float" office:value="12.3163" calcext:value-type="float">
            <text:p>12.3163</text:p>
          </table:table-cell>
          <table:table-cell table:formula="of:=[.B478]/[.$B$2]" office:value-type="float" office:value="0.832671908486746" calcext:value-type="float">
            <text:p>0.832671908486746</text:p>
          </table:table-cell>
          <table:table-cell table:formula="of:=-LN([.C478])" office:value-type="float" office:value="0.183115581764268" calcext:value-type="float">
            <text:p>0.183115581764268</text:p>
          </table:table-cell>
        </table:table-row>
        <table:table-row table:style-name="ro1">
          <table:table-cell office:value-type="float" office:value="477.141" calcext:value-type="float">
            <text:p>477.141</text:p>
          </table:table-cell>
          <table:table-cell office:value-type="float" office:value="12.3118" calcext:value-type="float">
            <text:p>12.3118</text:p>
          </table:table-cell>
          <table:table-cell table:formula="of:=[.B479]/[.$B$2]" office:value-type="float" office:value="0.832367675593085" calcext:value-type="float">
            <text:p>0.832367675593085</text:p>
          </table:table-cell>
          <table:table-cell table:formula="of:=-LN([.C479])" office:value-type="float" office:value="0.183481017997682" calcext:value-type="float">
            <text:p>0.183481017997682</text:p>
          </table:table-cell>
        </table:table-row>
        <table:table-row table:style-name="ro1">
          <table:table-cell office:value-type="float" office:value="478.14" calcext:value-type="float">
            <text:p>478.14</text:p>
          </table:table-cell>
          <table:table-cell office:value-type="float" office:value="12.3082" calcext:value-type="float">
            <text:p>12.3082</text:p>
          </table:table-cell>
          <table:table-cell table:formula="of:=[.B480]/[.$B$2]" office:value-type="float" office:value="0.832124289278157" calcext:value-type="float">
            <text:p>0.832124289278157</text:p>
          </table:table-cell>
          <table:table-cell table:formula="of:=-LN([.C480])" office:value-type="float" office:value="0.183773463166298" calcext:value-type="float">
            <text:p>0.183773463166298</text:p>
          </table:table-cell>
        </table:table-row>
        <table:table-row table:style-name="ro1">
          <table:table-cell office:value-type="float" office:value="479.141" calcext:value-type="float">
            <text:p>479.141</text:p>
          </table:table-cell>
          <table:table-cell office:value-type="float" office:value="12.3041" calcext:value-type="float">
            <text:p>12.3041</text:p>
          </table:table-cell>
          <table:table-cell table:formula="of:=[.B481]/[.$B$2]" office:value-type="float" office:value="0.831847099308377" calcext:value-type="float">
            <text:p>0.831847099308377</text:p>
          </table:table-cell>
          <table:table-cell table:formula="of:=-LN([.C481])" office:value-type="float" office:value="0.184106629919338" calcext:value-type="float">
            <text:p>0.184106629919338</text:p>
          </table:table-cell>
        </table:table-row>
        <table:table-row table:style-name="ro1">
          <table:table-cell office:value-type="float" office:value="480.14" calcext:value-type="float">
            <text:p>480.14</text:p>
          </table:table-cell>
          <table:table-cell office:value-type="float" office:value="12.2989" calcext:value-type="float">
            <text:p>12.2989</text:p>
          </table:table-cell>
          <table:table-cell table:formula="of:=[.B482]/[.$B$2]" office:value-type="float" office:value="0.831495541297925" calcext:value-type="float">
            <text:p>0.831495541297925</text:p>
          </table:table-cell>
          <table:table-cell table:formula="of:=-LN([.C482])" office:value-type="float" office:value="0.184529342602948" calcext:value-type="float">
            <text:p>0.184529342602948</text:p>
          </table:table-cell>
        </table:table-row>
        <table:table-row table:style-name="ro1">
          <table:table-cell office:value-type="float" office:value="481.141" calcext:value-type="float">
            <text:p>481.141</text:p>
          </table:table-cell>
          <table:table-cell office:value-type="float" office:value="12.2946" calcext:value-type="float">
            <text:p>12.2946</text:p>
          </table:table-cell>
          <table:table-cell table:formula="of:=[.B483]/[.$B$2]" office:value-type="float" office:value="0.831204829866205" calcext:value-type="float">
            <text:p>0.831204829866205</text:p>
          </table:table-cell>
          <table:table-cell table:formula="of:=-LN([.C483])" office:value-type="float" office:value="0.184879028499125" calcext:value-type="float">
            <text:p>0.184879028499125</text:p>
          </table:table-cell>
        </table:table-row>
        <table:table-row table:style-name="ro1">
          <table:table-cell office:value-type="float" office:value="482.14" calcext:value-type="float">
            <text:p>482.14</text:p>
          </table:table-cell>
          <table:table-cell office:value-type="float" office:value="12.2908" calcext:value-type="float">
            <text:p>12.2908</text:p>
          </table:table-cell>
          <table:table-cell table:formula="of:=[.B484]/[.$B$2]" office:value-type="float" office:value="0.830947922089336" calcext:value-type="float">
            <text:p>0.830947922089336</text:p>
          </table:table-cell>
          <table:table-cell table:formula="of:=-LN([.C484])" office:value-type="float" office:value="0.185188155056371" calcext:value-type="float">
            <text:p>0.185188155056371</text:p>
          </table:table-cell>
        </table:table-row>
        <table:table-row table:style-name="ro1">
          <table:table-cell office:value-type="float" office:value="483.141" calcext:value-type="float">
            <text:p>483.141</text:p>
          </table:table-cell>
          <table:table-cell office:value-type="float" office:value="12.2874" calcext:value-type="float">
            <text:p>12.2874</text:p>
          </table:table-cell>
          <table:table-cell table:formula="of:=[.B485]/[.$B$2]" office:value-type="float" office:value="0.830718057236348" calcext:value-type="float">
            <text:p>0.830718057236348</text:p>
          </table:table-cell>
          <table:table-cell table:formula="of:=-LN([.C485])" office:value-type="float" office:value="0.185464822999645" calcext:value-type="float">
            <text:p>0.185464822999645</text:p>
          </table:table-cell>
        </table:table-row>
        <table:table-row table:style-name="ro1">
          <table:table-cell office:value-type="float" office:value="484.14" calcext:value-type="float">
            <text:p>484.14</text:p>
          </table:table-cell>
          <table:table-cell office:value-type="float" office:value="12.2826" calcext:value-type="float">
            <text:p>12.2826</text:p>
          </table:table-cell>
          <table:table-cell table:formula="of:=[.B486]/[.$B$2]" office:value-type="float" office:value="0.830393542149777" calcext:value-type="float">
            <text:p>0.830393542149777</text:p>
          </table:table-cell>
          <table:table-cell table:formula="of:=-LN([.C486])" office:value-type="float" office:value="0.185855543395337" calcext:value-type="float">
            <text:p>0.185855543395337</text:p>
          </table:table-cell>
        </table:table-row>
        <table:table-row table:style-name="ro1">
          <table:table-cell office:value-type="float" office:value="485.141" calcext:value-type="float">
            <text:p>485.141</text:p>
          </table:table-cell>
          <table:table-cell office:value-type="float" office:value="12.2794" calcext:value-type="float">
            <text:p>12.2794</text:p>
          </table:table-cell>
          <table:table-cell table:formula="of:=[.B487]/[.$B$2]" office:value-type="float" office:value="0.83017719875873" calcext:value-type="float">
            <text:p>0.83017719875873</text:p>
          </table:table-cell>
          <table:table-cell table:formula="of:=-LN([.C487])" office:value-type="float" office:value="0.186116108497373" calcext:value-type="float">
            <text:p>0.186116108497373</text:p>
          </table:table-cell>
        </table:table-row>
        <table:table-row table:style-name="ro1">
          <table:table-cell office:value-type="float" office:value="486.14" calcext:value-type="float">
            <text:p>486.14</text:p>
          </table:table-cell>
          <table:table-cell office:value-type="float" office:value="12.2739" calcext:value-type="float">
            <text:p>12.2739</text:p>
          </table:table-cell>
          <table:table-cell table:formula="of:=[.B488]/[.$B$2]" office:value-type="float" office:value="0.829805358555367" calcext:value-type="float">
            <text:p>0.829805358555367</text:p>
          </table:table-cell>
          <table:table-cell table:formula="of:=-LN([.C488])" office:value-type="float" office:value="0.186564113457357" calcext:value-type="float">
            <text:p>0.186564113457357</text:p>
          </table:table-cell>
        </table:table-row>
        <table:table-row table:style-name="ro1">
          <table:table-cell office:value-type="float" office:value="487.141" calcext:value-type="float">
            <text:p>487.141</text:p>
          </table:table-cell>
          <table:table-cell office:value-type="float" office:value="12.2701" calcext:value-type="float">
            <text:p>12.2701</text:p>
          </table:table-cell>
          <table:table-cell table:formula="of:=[.B489]/[.$B$2]" office:value-type="float" office:value="0.829548450778498" calcext:value-type="float">
            <text:p>0.829548450778498</text:p>
          </table:table-cell>
          <table:table-cell table:formula="of:=-LN([.C489])" office:value-type="float" office:value="0.186873761438971" calcext:value-type="float">
            <text:p>0.186873761438971</text:p>
          </table:table-cell>
        </table:table-row>
        <table:table-row table:style-name="ro1">
          <table:table-cell office:value-type="float" office:value="488.14" calcext:value-type="float">
            <text:p>488.14</text:p>
          </table:table-cell>
          <table:table-cell office:value-type="float" office:value="12.2661" calcext:value-type="float">
            <text:p>12.2661</text:p>
          </table:table-cell>
          <table:table-cell table:formula="of:=[.B490]/[.$B$2]" office:value-type="float" office:value="0.829278021539689" calcext:value-type="float">
            <text:p>0.829278021539689</text:p>
          </table:table-cell>
          <table:table-cell table:formula="of:=-LN([.C490])" office:value-type="float" office:value="0.18719981030028" calcext:value-type="float">
            <text:p>0.18719981030028</text:p>
          </table:table-cell>
        </table:table-row>
        <table:table-row table:style-name="ro1">
          <table:table-cell office:value-type="float" office:value="489.141" calcext:value-type="float">
            <text:p>489.141</text:p>
          </table:table-cell>
          <table:table-cell office:value-type="float" office:value="12.2608" calcext:value-type="float">
            <text:p>12.2608</text:p>
          </table:table-cell>
          <table:table-cell table:formula="of:=[.B491]/[.$B$2]" office:value-type="float" office:value="0.828919702798267" calcext:value-type="float">
            <text:p>0.828919702798267</text:p>
          </table:table-cell>
          <table:table-cell table:formula="of:=-LN([.C491])" office:value-type="float" office:value="0.187631988853827" calcext:value-type="float">
            <text:p>0.187631988853827</text:p>
          </table:table-cell>
        </table:table-row>
        <table:table-row table:style-name="ro1">
          <table:table-cell office:value-type="float" office:value="490.14" calcext:value-type="float">
            <text:p>490.14</text:p>
          </table:table-cell>
          <table:table-cell office:value-type="float" office:value="12.2565" calcext:value-type="float">
            <text:p>12.2565</text:p>
          </table:table-cell>
          <table:table-cell table:formula="of:=[.B492]/[.$B$2]" office:value-type="float" office:value="0.828628991366547" calcext:value-type="float">
            <text:p>0.828628991366547</text:p>
          </table:table-cell>
          <table:table-cell table:formula="of:=-LN([.C492])" office:value-type="float" office:value="0.187982761577095" calcext:value-type="float">
            <text:p>0.187982761577095</text:p>
          </table:table-cell>
        </table:table-row>
        <table:table-row table:style-name="ro1">
          <table:table-cell office:value-type="float" office:value="491.14" calcext:value-type="float">
            <text:p>491.14</text:p>
          </table:table-cell>
          <table:table-cell office:value-type="float" office:value="12.2529" calcext:value-type="float">
            <text:p>12.2529</text:p>
          </table:table-cell>
          <table:table-cell table:formula="of:=[.B493]/[.$B$2]" office:value-type="float" office:value="0.828385605051618" calcext:value-type="float">
            <text:p>0.828385605051618</text:p>
          </table:table-cell>
          <table:table-cell table:formula="of:=-LN([.C493])" office:value-type="float" office:value="0.188276526420453" calcext:value-type="float">
            <text:p>0.188276526420453</text:p>
          </table:table-cell>
        </table:table-row>
        <table:table-row table:style-name="ro1">
          <table:table-cell office:value-type="float" office:value="492.14" calcext:value-type="float">
            <text:p>492.14</text:p>
          </table:table-cell>
          <table:table-cell office:value-type="float" office:value="12.2483" calcext:value-type="float">
            <text:p>12.2483</text:p>
          </table:table-cell>
          <table:table-cell table:formula="of:=[.B494]/[.$B$2]" office:value-type="float" office:value="0.828074611426988" calcext:value-type="float">
            <text:p>0.828074611426988</text:p>
          </table:table-cell>
          <table:table-cell table:formula="of:=-LN([.C494])" office:value-type="float" office:value="0.18865201823751" calcext:value-type="float">
            <text:p>0.18865201823751</text:p>
          </table:table-cell>
        </table:table-row>
        <table:table-row table:style-name="ro1">
          <table:table-cell office:value-type="float" office:value="493.141" calcext:value-type="float">
            <text:p>493.141</text:p>
          </table:table-cell>
          <table:table-cell office:value-type="float" office:value="12.2437" calcext:value-type="float">
            <text:p>12.2437</text:p>
          </table:table-cell>
          <table:table-cell table:formula="of:=[.B495]/[.$B$2]" office:value-type="float" office:value="0.827763617802357" calcext:value-type="float">
            <text:p>0.827763617802357</text:p>
          </table:table-cell>
          <table:table-cell table:formula="of:=-LN([.C495])" office:value-type="float" office:value="0.189027651101636" calcext:value-type="float">
            <text:p>0.189027651101636</text:p>
          </table:table-cell>
        </table:table-row>
        <table:table-row table:style-name="ro1">
          <table:table-cell office:value-type="float" office:value="494.14" calcext:value-type="float">
            <text:p>494.14</text:p>
          </table:table-cell>
          <table:table-cell office:value-type="float" office:value="12.2398" calcext:value-type="float">
            <text:p>12.2398</text:p>
          </table:table-cell>
          <table:table-cell table:formula="of:=[.B496]/[.$B$2]" office:value-type="float" office:value="0.827499949294518" calcext:value-type="float">
            <text:p>0.827499949294518</text:p>
          </table:table-cell>
          <table:table-cell table:formula="of:=-LN([.C496])" office:value-type="float" office:value="0.189346233006428" calcext:value-type="float">
            <text:p>0.189346233006428</text:p>
          </table:table-cell>
        </table:table-row>
        <table:table-row table:style-name="ro1">
          <table:table-cell office:value-type="float" office:value="495.14" calcext:value-type="float">
            <text:p>495.14</text:p>
          </table:table-cell>
          <table:table-cell office:value-type="float" office:value="12.2361" calcext:value-type="float">
            <text:p>12.2361</text:p>
          </table:table-cell>
          <table:table-cell table:formula="of:=[.B497]/[.$B$2]" office:value-type="float" office:value="0.827249802248619" calcext:value-type="float">
            <text:p>0.827249802248619</text:p>
          </table:table-cell>
          <table:table-cell table:formula="of:=-LN([.C497])" office:value-type="float" office:value="0.189648571227142" calcext:value-type="float">
            <text:p>0.189648571227142</text:p>
          </table:table-cell>
        </table:table-row>
        <table:table-row table:style-name="ro1">
          <table:table-cell office:value-type="float" office:value="496.14" calcext:value-type="float">
            <text:p>496.14</text:p>
          </table:table-cell>
          <table:table-cell office:value-type="float" office:value="12.2311" calcext:value-type="float">
            <text:p>12.2311</text:p>
          </table:table-cell>
          <table:table-cell table:formula="of:=[.B498]/[.$B$2]" office:value-type="float" office:value="0.826911765700108" calcext:value-type="float">
            <text:p>0.826911765700108</text:p>
          </table:table-cell>
          <table:table-cell table:formula="of:=-LN([.C498])" office:value-type="float" office:value="0.190057281669661" calcext:value-type="float">
            <text:p>0.190057281669661</text:p>
          </table:table-cell>
        </table:table-row>
        <table:table-row table:style-name="ro1">
          <table:table-cell office:value-type="float" office:value="497.14" calcext:value-type="float">
            <text:p>497.14</text:p>
          </table:table-cell>
          <table:table-cell office:value-type="float" office:value="12.2272" calcext:value-type="float">
            <text:p>12.2272</text:p>
          </table:table-cell>
          <table:table-cell table:formula="of:=[.B499]/[.$B$2]" office:value-type="float" office:value="0.826648097192268" calcext:value-type="float">
            <text:p>0.826648097192268</text:p>
          </table:table-cell>
          <table:table-cell table:formula="of:=-LN([.C499])" office:value-type="float" office:value="0.190376191817386" calcext:value-type="float">
            <text:p>0.190376191817386</text:p>
          </table:table-cell>
        </table:table-row>
        <table:table-row table:style-name="ro1">
          <table:table-cell office:value-type="float" office:value="498.141" calcext:value-type="float">
            <text:p>498.141</text:p>
          </table:table-cell>
          <table:table-cell office:value-type="float" office:value="12.223" calcext:value-type="float">
            <text:p>12.223</text:p>
          </table:table-cell>
          <table:table-cell table:formula="of:=[.B500]/[.$B$2]" office:value-type="float" office:value="0.826364146491519" calcext:value-type="float">
            <text:p>0.826364146491519</text:p>
          </table:table-cell>
          <table:table-cell table:formula="of:=-LN([.C500])" office:value-type="float" office:value="0.190719747292704" calcext:value-type="float">
            <text:p>0.190719747292704</text:p>
          </table:table-cell>
        </table:table-row>
        <table:table-row table:style-name="ro1">
          <table:table-cell office:value-type="float" office:value="499.14" calcext:value-type="float">
            <text:p>499.14</text:p>
          </table:table-cell>
          <table:table-cell office:value-type="float" office:value="12.2188" calcext:value-type="float">
            <text:p>12.2188</text:p>
          </table:table-cell>
          <table:table-cell table:formula="of:=[.B501]/[.$B$2]" office:value-type="float" office:value="0.826080195790769" calcext:value-type="float">
            <text:p>0.826080195790769</text:p>
          </table:table-cell>
          <table:table-cell table:formula="of:=-LN([.C501])" office:value-type="float" office:value="0.191063420838952" calcext:value-type="float">
            <text:p>0.191063420838952</text:p>
          </table:table-cell>
        </table:table-row>
        <table:table-row table:style-name="ro1">
          <table:table-cell office:value-type="float" office:value="500.14" calcext:value-type="float">
            <text:p>500.14</text:p>
          </table:table-cell>
          <table:table-cell office:value-type="float" office:value="12.2142" calcext:value-type="float">
            <text:p>12.2142</text:p>
          </table:table-cell>
          <table:table-cell table:formula="of:=[.B502]/[.$B$2]" office:value-type="float" office:value="0.825769202166138" calcext:value-type="float">
            <text:p>0.825769202166138</text:p>
          </table:table-cell>
          <table:table-cell table:formula="of:=-LN([.C502])" office:value-type="float" office:value="0.191439960768912" calcext:value-type="float">
            <text:p>0.191439960768912</text:p>
          </table:table-cell>
        </table:table-row>
        <table:table-row table:style-name="ro1">
          <table:table-cell office:value-type="float" office:value="501.14" calcext:value-type="float">
            <text:p>501.14</text:p>
          </table:table-cell>
          <table:table-cell office:value-type="float" office:value="12.2101" calcext:value-type="float">
            <text:p>12.2101</text:p>
          </table:table-cell>
          <table:table-cell table:formula="of:=[.B503]/[.$B$2]" office:value-type="float" office:value="0.825492012196359" calcext:value-type="float">
            <text:p>0.825492012196359</text:p>
          </table:table-cell>
          <table:table-cell table:formula="of:=-LN([.C503])" office:value-type="float" office:value="0.191775691990565" calcext:value-type="float">
            <text:p>0.191775691990565</text:p>
          </table:table-cell>
        </table:table-row>
        <table:table-row table:style-name="ro1">
          <table:table-cell office:value-type="float" office:value="502.141" calcext:value-type="float">
            <text:p>502.141</text:p>
          </table:table-cell>
          <table:table-cell office:value-type="float" office:value="12.2066" calcext:value-type="float">
            <text:p>12.2066</text:p>
          </table:table-cell>
          <table:table-cell table:formula="of:=[.B504]/[.$B$2]" office:value-type="float" office:value="0.825255386612401" calcext:value-type="float">
            <text:p>0.825255386612401</text:p>
          </table:table-cell>
          <table:table-cell table:formula="of:=-LN([.C504])" office:value-type="float" office:value="0.192062381020939" calcext:value-type="float">
            <text:p>0.192062381020939</text:p>
          </table:table-cell>
        </table:table-row>
        <table:table-row table:style-name="ro1">
          <table:table-cell office:value-type="float" office:value="503.141" calcext:value-type="float">
            <text:p>503.141</text:p>
          </table:table-cell>
          <table:table-cell office:value-type="float" office:value="12.2014" calcext:value-type="float">
            <text:p>12.2014</text:p>
          </table:table-cell>
          <table:table-cell table:formula="of:=[.B505]/[.$B$2]" office:value-type="float" office:value="0.824903828601948" calcext:value-type="float">
            <text:p>0.824903828601948</text:p>
          </table:table-cell>
          <table:table-cell table:formula="of:=-LN([.C505])" office:value-type="float" office:value="0.192488470834006" calcext:value-type="float">
            <text:p>0.192488470834006</text:p>
          </table:table-cell>
        </table:table-row>
        <table:table-row table:style-name="ro1">
          <table:table-cell office:value-type="float" office:value="504.14" calcext:value-type="float">
            <text:p>504.14</text:p>
          </table:table-cell>
          <table:table-cell office:value-type="float" office:value="12.1974" calcext:value-type="float">
            <text:p>12.1974</text:p>
          </table:table-cell>
          <table:table-cell table:formula="of:=[.B506]/[.$B$2]" office:value-type="float" office:value="0.824633399363139" calcext:value-type="float">
            <text:p>0.824633399363139</text:p>
          </table:table-cell>
          <table:table-cell table:formula="of:=-LN([.C506])" office:value-type="float" office:value="0.192816355814894" calcext:value-type="float">
            <text:p>0.192816355814894</text:p>
          </table:table-cell>
        </table:table-row>
        <table:table-row table:style-name="ro1">
          <table:table-cell office:value-type="float" office:value="505.141" calcext:value-type="float">
            <text:p>505.141</text:p>
          </table:table-cell>
          <table:table-cell office:value-type="float" office:value="12.1929" calcext:value-type="float">
            <text:p>12.1929</text:p>
          </table:table-cell>
          <table:table-cell table:formula="of:=[.B507]/[.$B$2]" office:value-type="float" office:value="0.824329166469479" calcext:value-type="float">
            <text:p>0.824329166469479</text:p>
          </table:table-cell>
          <table:table-cell table:formula="of:=-LN([.C507])" office:value-type="float" office:value="0.193185354970383" calcext:value-type="float">
            <text:p>0.193185354970383</text:p>
          </table:table-cell>
        </table:table-row>
        <table:table-row table:style-name="ro1">
          <table:table-cell office:value-type="float" office:value="506.141" calcext:value-type="float">
            <text:p>506.141</text:p>
          </table:table-cell>
          <table:table-cell office:value-type="float" office:value="12.1884" calcext:value-type="float">
            <text:p>12.1884</text:p>
          </table:table-cell>
          <table:table-cell table:formula="of:=[.B508]/[.$B$2]" office:value-type="float" office:value="0.824024933575818" calcext:value-type="float">
            <text:p>0.824024933575818</text:p>
          </table:table-cell>
          <table:table-cell table:formula="of:=-LN([.C508])" office:value-type="float" office:value="0.193554490336511" calcext:value-type="float">
            <text:p>0.193554490336511</text:p>
          </table:table-cell>
        </table:table-row>
        <table:table-row table:style-name="ro1">
          <table:table-cell office:value-type="float" office:value="507.14" calcext:value-type="float">
            <text:p>507.14</text:p>
          </table:table-cell>
          <table:table-cell office:value-type="float" office:value="12.1845" calcext:value-type="float">
            <text:p>12.1845</text:p>
          </table:table-cell>
          <table:table-cell table:formula="of:=[.B509]/[.$B$2]" office:value-type="float" office:value="0.823761265067979" calcext:value-type="float">
            <text:p>0.823761265067979</text:p>
          </table:table-cell>
          <table:table-cell table:formula="of:=-LN([.C509])" office:value-type="float" office:value="0.193874517910849" calcext:value-type="float">
            <text:p>0.193874517910849</text:p>
          </table:table-cell>
        </table:table-row>
        <table:table-row table:style-name="ro1">
          <table:table-cell office:value-type="float" office:value="508.14" calcext:value-type="float">
            <text:p>508.14</text:p>
          </table:table-cell>
          <table:table-cell office:value-type="float" office:value="12.1791" calcext:value-type="float">
            <text:p>12.1791</text:p>
          </table:table-cell>
          <table:table-cell table:formula="of:=[.B510]/[.$B$2]" office:value-type="float" office:value="0.823396185595587" calcext:value-type="float">
            <text:p>0.823396185595587</text:p>
          </table:table-cell>
          <table:table-cell table:formula="of:=-LN([.C510])" office:value-type="float" office:value="0.194317802161816" calcext:value-type="float">
            <text:p>0.194317802161816</text:p>
          </table:table-cell>
        </table:table-row>
        <table:table-row table:style-name="ro1">
          <table:table-cell office:value-type="float" office:value="509.141" calcext:value-type="float">
            <text:p>509.141</text:p>
          </table:table-cell>
          <table:table-cell office:value-type="float" office:value="12.176" calcext:value-type="float">
            <text:p>12.176</text:p>
          </table:table-cell>
          <table:table-cell table:formula="of:=[.B511]/[.$B$2]" office:value-type="float" office:value="0.823186602935509" calcext:value-type="float">
            <text:p>0.823186602935509</text:p>
          </table:table-cell>
          <table:table-cell table:formula="of:=-LN([.C511])" office:value-type="float" office:value="0.1945723689685" calcext:value-type="float">
            <text:p>0.1945723689685</text:p>
          </table:table-cell>
        </table:table-row>
        <table:table-row table:style-name="ro1">
          <table:table-cell office:value-type="float" office:value="510.14" calcext:value-type="float">
            <text:p>510.14</text:p>
          </table:table-cell>
          <table:table-cell office:value-type="float" office:value="12.172" calcext:value-type="float">
            <text:p>12.172</text:p>
          </table:table-cell>
          <table:table-cell table:formula="of:=[.B512]/[.$B$2]" office:value-type="float" office:value="0.8229161736967" calcext:value-type="float">
            <text:p>0.8229161736967</text:p>
          </table:table-cell>
          <table:table-cell table:formula="of:=-LN([.C512])" office:value-type="float" office:value="0.194900938053105" calcext:value-type="float">
            <text:p>0.194900938053105</text:p>
          </table:table-cell>
        </table:table-row>
        <table:table-row table:style-name="ro1">
          <table:table-cell office:value-type="float" office:value="511.14" calcext:value-type="float">
            <text:p>511.14</text:p>
          </table:table-cell>
          <table:table-cell office:value-type="float" office:value="12.1683" calcext:value-type="float">
            <text:p>12.1683</text:p>
          </table:table-cell>
          <table:table-cell table:formula="of:=[.B513]/[.$B$2]" office:value-type="float" office:value="0.822666026650802" calcext:value-type="float">
            <text:p>0.822666026650802</text:p>
          </table:table-cell>
          <table:table-cell table:formula="of:=-LN([.C513])" office:value-type="float" office:value="0.195204960602417" calcext:value-type="float">
            <text:p>0.195204960602417</text:p>
          </table:table-cell>
        </table:table-row>
        <table:table-row table:style-name="ro1">
          <table:table-cell office:value-type="float" office:value="512.14" calcext:value-type="float">
            <text:p>512.14</text:p>
          </table:table-cell>
          <table:table-cell office:value-type="float" office:value="12.1655" calcext:value-type="float">
            <text:p>12.1655</text:p>
          </table:table-cell>
          <table:table-cell table:formula="of:=[.B514]/[.$B$2]" office:value-type="float" office:value="0.822476726183635" calcext:value-type="float">
            <text:p>0.822476726183635</text:p>
          </table:table-cell>
          <table:table-cell table:formula="of:=-LN([.C514])" office:value-type="float" office:value="0.195435093176232" calcext:value-type="float">
            <text:p>0.195435093176232</text:p>
          </table:table-cell>
        </table:table-row>
        <table:table-row table:style-name="ro1">
          <table:table-cell office:value-type="float" office:value="513.14" calcext:value-type="float">
            <text:p>513.14</text:p>
          </table:table-cell>
          <table:table-cell office:value-type="float" office:value="12.1611" calcext:value-type="float">
            <text:p>12.1611</text:p>
          </table:table-cell>
          <table:table-cell table:formula="of:=[.B515]/[.$B$2]" office:value-type="float" office:value="0.822179254020945" calcext:value-type="float">
            <text:p>0.822179254020945</text:p>
          </table:table-cell>
          <table:table-cell table:formula="of:=-LN([.C515])" office:value-type="float" office:value="0.1957968371148" calcext:value-type="float">
            <text:p>0.1957968371148</text:p>
          </table:table-cell>
        </table:table-row>
        <table:table-row table:style-name="ro1">
          <table:table-cell office:value-type="float" office:value="514.141" calcext:value-type="float">
            <text:p>514.141</text:p>
          </table:table-cell>
          <table:table-cell office:value-type="float" office:value="12.1585" calcext:value-type="float">
            <text:p>12.1585</text:p>
          </table:table-cell>
          <table:table-cell table:formula="of:=[.B516]/[.$B$2]" office:value-type="float" office:value="0.822003475015719" calcext:value-type="float">
            <text:p>0.822003475015719</text:p>
          </table:table-cell>
          <table:table-cell table:formula="of:=-LN([.C516])" office:value-type="float" office:value="0.196010656421853" calcext:value-type="float">
            <text:p>0.196010656421853</text:p>
          </table:table-cell>
        </table:table-row>
        <table:table-row table:style-name="ro1">
          <table:table-cell office:value-type="float" office:value="515.14" calcext:value-type="float">
            <text:p>515.14</text:p>
          </table:table-cell>
          <table:table-cell office:value-type="float" office:value="12.1538" calcext:value-type="float">
            <text:p>12.1538</text:p>
          </table:table-cell>
          <table:table-cell table:formula="of:=[.B517]/[.$B$2]" office:value-type="float" office:value="0.821685720660118" calcext:value-type="float">
            <text:p>0.821685720660118</text:p>
          </table:table-cell>
          <table:table-cell table:formula="of:=-LN([.C517])" office:value-type="float" office:value="0.196397291997965" calcext:value-type="float">
            <text:p>0.196397291997965</text:p>
          </table:table-cell>
        </table:table-row>
        <table:table-row table:style-name="ro1">
          <table:table-cell office:value-type="float" office:value="516.14" calcext:value-type="float">
            <text:p>516.14</text:p>
          </table:table-cell>
          <table:table-cell office:value-type="float" office:value="12.1494" calcext:value-type="float">
            <text:p>12.1494</text:p>
          </table:table-cell>
          <table:table-cell table:formula="of:=[.B518]/[.$B$2]" office:value-type="float" office:value="0.821388248497428" calcext:value-type="float">
            <text:p>0.821388248497428</text:p>
          </table:table-cell>
          <table:table-cell table:formula="of:=-LN([.C518])" office:value-type="float" office:value="0.196759384236689" calcext:value-type="float">
            <text:p>0.196759384236689</text:p>
          </table:table-cell>
        </table:table-row>
        <table:table-row table:style-name="ro1">
          <table:table-cell office:value-type="float" office:value="517.141" calcext:value-type="float">
            <text:p>517.141</text:p>
          </table:table-cell>
          <table:table-cell office:value-type="float" office:value="12.146" calcext:value-type="float">
            <text:p>12.146</text:p>
          </table:table-cell>
          <table:table-cell table:formula="of:=[.B519]/[.$B$2]" office:value-type="float" office:value="0.82115838364444" calcext:value-type="float">
            <text:p>0.82115838364444</text:p>
          </table:table-cell>
          <table:table-cell table:formula="of:=-LN([.C519])" office:value-type="float" office:value="0.197039272612446" calcext:value-type="float">
            <text:p>0.197039272612446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12.1421" calcext:value-type="float">
            <text:p>12.1421</text:p>
          </table:table-cell>
          <table:table-cell table:formula="of:=[.B520]/[.$B$2]" office:value-type="float" office:value="0.820894715136601" calcext:value-type="float">
            <text:p>0.820894715136601</text:p>
          </table:table-cell>
          <table:table-cell table:formula="of:=-LN([.C520])" office:value-type="float" office:value="0.197360417538029" calcext:value-type="float">
            <text:p>0.197360417538029</text:p>
          </table:table-cell>
        </table:table-row>
        <table:table-row table:style-name="ro1">
          <table:table-cell office:value-type="float" office:value="519.14" calcext:value-type="float">
            <text:p>519.14</text:p>
          </table:table-cell>
          <table:table-cell office:value-type="float" office:value="12.1381" calcext:value-type="float">
            <text:p>12.1381</text:p>
          </table:table-cell>
          <table:table-cell table:formula="of:=[.B521]/[.$B$2]" office:value-type="float" office:value="0.820624285897791" calcext:value-type="float">
            <text:p>0.820624285897791</text:p>
          </table:table-cell>
          <table:table-cell table:formula="of:=-LN([.C521])" office:value-type="float" office:value="0.19768990411855" calcext:value-type="float">
            <text:p>0.19768990411855</text:p>
          </table:table-cell>
        </table:table-row>
        <table:table-row table:style-name="ro1">
          <table:table-cell office:value-type="float" office:value="520.141" calcext:value-type="float">
            <text:p>520.141</text:p>
          </table:table-cell>
          <table:table-cell office:value-type="float" office:value="12.1343" calcext:value-type="float">
            <text:p>12.1343</text:p>
          </table:table-cell>
          <table:table-cell table:formula="of:=[.B522]/[.$B$2]" office:value-type="float" office:value="0.820367378120922" calcext:value-type="float">
            <text:p>0.820367378120922</text:p>
          </table:table-cell>
          <table:table-cell table:formula="of:=-LN([.C522])" office:value-type="float" office:value="0.198003016957087" calcext:value-type="float">
            <text:p>0.198003016957087</text:p>
          </table:table-cell>
        </table:table-row>
        <table:table-row table:style-name="ro1">
          <table:table-cell office:value-type="float" office:value="521.141" calcext:value-type="float">
            <text:p>521.141</text:p>
          </table:table-cell>
          <table:table-cell office:value-type="float" office:value="12.1302" calcext:value-type="float">
            <text:p>12.1302</text:p>
          </table:table-cell>
          <table:table-cell table:formula="of:=[.B523]/[.$B$2]" office:value-type="float" office:value="0.820090188151143" calcext:value-type="float">
            <text:p>0.820090188151143</text:p>
          </table:table-cell>
          <table:table-cell table:formula="of:=-LN([.C523])" office:value-type="float" office:value="0.198340959221631" calcext:value-type="float">
            <text:p>0.198340959221631</text:p>
          </table:table-cell>
        </table:table-row>
        <table:table-row table:style-name="ro1">
          <table:table-cell office:value-type="float" office:value="522.14" calcext:value-type="float">
            <text:p>522.14</text:p>
          </table:table-cell>
          <table:table-cell office:value-type="float" office:value="12.1267" calcext:value-type="float">
            <text:p>12.1267</text:p>
          </table:table-cell>
          <table:table-cell table:formula="of:=[.B524]/[.$B$2]" office:value-type="float" office:value="0.819853562567185" calcext:value-type="float">
            <text:p>0.819853562567185</text:p>
          </table:table-cell>
          <table:table-cell table:formula="of:=-LN([.C524])" office:value-type="float" office:value="0.198629536906685" calcext:value-type="float">
            <text:p>0.198629536906685</text:p>
          </table:table-cell>
        </table:table-row>
        <table:table-row table:style-name="ro1">
          <table:table-cell office:value-type="float" office:value="523.14" calcext:value-type="float">
            <text:p>523.14</text:p>
          </table:table-cell>
          <table:table-cell office:value-type="float" office:value="12.1228" calcext:value-type="float">
            <text:p>12.1228</text:p>
          </table:table-cell>
          <table:table-cell table:formula="of:=[.B525]/[.$B$2]" office:value-type="float" office:value="0.819589894059346" calcext:value-type="float">
            <text:p>0.819589894059346</text:p>
          </table:table-cell>
          <table:table-cell table:formula="of:=-LN([.C525])" office:value-type="float" office:value="0.198951193026079" calcext:value-type="float">
            <text:p>0.198951193026079</text:p>
          </table:table-cell>
        </table:table-row>
        <table:table-row table:style-name="ro1">
          <table:table-cell office:value-type="float" office:value="524.141" calcext:value-type="float">
            <text:p>524.141</text:p>
          </table:table-cell>
          <table:table-cell office:value-type="float" office:value="12.119" calcext:value-type="float">
            <text:p>12.119</text:p>
          </table:table-cell>
          <table:table-cell table:formula="of:=[.B526]/[.$B$2]" office:value-type="float" office:value="0.819332986282477" calcext:value-type="float">
            <text:p>0.819332986282477</text:p>
          </table:table-cell>
          <table:table-cell table:formula="of:=-LN([.C526])" office:value-type="float" office:value="0.19926470110148" calcext:value-type="float">
            <text:p>0.19926470110148</text:p>
          </table:table-cell>
        </table:table-row>
        <table:table-row table:style-name="ro1">
          <table:table-cell office:value-type="float" office:value="525.141" calcext:value-type="float">
            <text:p>525.141</text:p>
          </table:table-cell>
          <table:table-cell office:value-type="float" office:value="12.1161" calcext:value-type="float">
            <text:p>12.1161</text:p>
          </table:table-cell>
          <table:table-cell table:formula="of:=[.B527]/[.$B$2]" office:value-type="float" office:value="0.81913692508434" calcext:value-type="float">
            <text:p>0.81913692508434</text:p>
          </table:table-cell>
          <table:table-cell table:formula="of:=-LN([.C527])" office:value-type="float" office:value="0.199504023407874" calcext:value-type="float">
            <text:p>0.199504023407874</text:p>
          </table:table-cell>
        </table:table-row>
        <table:table-row table:style-name="ro1">
          <table:table-cell office:value-type="float" office:value="526.141" calcext:value-type="float">
            <text:p>526.141</text:p>
          </table:table-cell>
          <table:table-cell office:value-type="float" office:value="12.1117" calcext:value-type="float">
            <text:p>12.1117</text:p>
          </table:table-cell>
          <table:table-cell table:formula="of:=[.B528]/[.$B$2]" office:value-type="float" office:value="0.81883945292165" calcext:value-type="float">
            <text:p>0.81883945292165</text:p>
          </table:table-cell>
          <table:table-cell table:formula="of:=-LN([.C528])" office:value-type="float" office:value="0.199867242523796" calcext:value-type="float">
            <text:p>0.199867242523796</text:p>
          </table:table-cell>
        </table:table-row>
        <table:table-row table:style-name="ro1">
          <table:table-cell office:value-type="float" office:value="527.14" calcext:value-type="float">
            <text:p>527.14</text:p>
          </table:table-cell>
          <table:table-cell office:value-type="float" office:value="12.1075" calcext:value-type="float">
            <text:p>12.1075</text:p>
          </table:table-cell>
          <table:table-cell table:formula="of:=[.B529]/[.$B$2]" office:value-type="float" office:value="0.8185555022209" calcext:value-type="float">
            <text:p>0.8185555022209</text:p>
          </table:table-cell>
          <table:table-cell table:formula="of:=-LN([.C529])" office:value-type="float" office:value="0.200214074792583" calcext:value-type="float">
            <text:p>0.200214074792583</text:p>
          </table:table-cell>
        </table:table-row>
        <table:table-row table:style-name="ro1">
          <table:table-cell office:value-type="float" office:value="528.14" calcext:value-type="float">
            <text:p>528.14</text:p>
          </table:table-cell>
          <table:table-cell office:value-type="float" office:value="12.1029" calcext:value-type="float">
            <text:p>12.1029</text:p>
          </table:table-cell>
          <table:table-cell table:formula="of:=[.B530]/[.$B$2]" office:value-type="float" office:value="0.818244508596269" calcext:value-type="float">
            <text:p>0.818244508596269</text:p>
          </table:table-cell>
          <table:table-cell table:formula="of:=-LN([.C530])" office:value-type="float" office:value="0.200594076779775" calcext:value-type="float">
            <text:p>0.200594076779775</text:p>
          </table:table-cell>
        </table:table-row>
        <table:table-row table:style-name="ro1">
          <table:table-cell office:value-type="float" office:value="529.141" calcext:value-type="float">
            <text:p>529.141</text:p>
          </table:table-cell>
          <table:table-cell office:value-type="float" office:value="12.098" calcext:value-type="float">
            <text:p>12.098</text:p>
          </table:table-cell>
          <table:table-cell table:formula="of:=[.B531]/[.$B$2]" office:value-type="float" office:value="0.817913232778728" calcext:value-type="float">
            <text:p>0.817913232778728</text:p>
          </table:table-cell>
          <table:table-cell table:formula="of:=-LN([.C531])" office:value-type="float" office:value="0.200999020403108" calcext:value-type="float">
            <text:p>0.200999020403108</text:p>
          </table:table-cell>
        </table:table-row>
        <table:table-row table:style-name="ro1">
          <table:table-cell office:value-type="float" office:value="530.141" calcext:value-type="float">
            <text:p>530.141</text:p>
          </table:table-cell>
          <table:table-cell office:value-type="float" office:value="12.0934" calcext:value-type="float">
            <text:p>12.0934</text:p>
          </table:table-cell>
          <table:table-cell table:formula="of:=[.B532]/[.$B$2]" office:value-type="float" office:value="0.817602239154098" calcext:value-type="float">
            <text:p>0.817602239154098</text:p>
          </table:table-cell>
          <table:table-cell table:formula="of:=-LN([.C532])" office:value-type="float" office:value="0.201379320845036" calcext:value-type="float">
            <text:p>0.201379320845036</text:p>
          </table:table-cell>
        </table:table-row>
        <table:table-row table:style-name="ro1">
          <table:table-cell office:value-type="float" office:value="531.14" calcext:value-type="float">
            <text:p>531.14</text:p>
          </table:table-cell>
          <table:table-cell office:value-type="float" office:value="12.0898" calcext:value-type="float">
            <text:p>12.0898</text:p>
          </table:table-cell>
          <table:table-cell table:formula="of:=[.B533]/[.$B$2]" office:value-type="float" office:value="0.817358852839169" calcext:value-type="float">
            <text:p>0.817358852839169</text:p>
          </table:table-cell>
          <table:table-cell table:formula="of:=-LN([.C533])" office:value-type="float" office:value="0.201677048195147" calcext:value-type="float">
            <text:p>0.201677048195147</text:p>
          </table:table-cell>
        </table:table-row>
        <table:table-row table:style-name="ro1">
          <table:table-cell office:value-type="float" office:value="532.14" calcext:value-type="float">
            <text:p>532.14</text:p>
          </table:table-cell>
          <table:table-cell office:value-type="float" office:value="12.0844" calcext:value-type="float">
            <text:p>12.0844</text:p>
          </table:table-cell>
          <table:table-cell table:formula="of:=[.B534]/[.$B$2]" office:value-type="float" office:value="0.816993773366777" calcext:value-type="float">
            <text:p>0.816993773366777</text:p>
          </table:table-cell>
          <table:table-cell table:formula="of:=-LN([.C534])" office:value-type="float" office:value="0.202123805489272" calcext:value-type="float">
            <text:p>0.202123805489272</text:p>
          </table:table-cell>
        </table:table-row>
        <table:table-row table:style-name="ro1">
          <table:table-cell office:value-type="float" office:value="533.141" calcext:value-type="float">
            <text:p>533.141</text:p>
          </table:table-cell>
          <table:table-cell office:value-type="float" office:value="12.0805" calcext:value-type="float">
            <text:p>12.0805</text:p>
          </table:table-cell>
          <table:table-cell table:formula="of:=[.B535]/[.$B$2]" office:value-type="float" office:value="0.816730104858937" calcext:value-type="float">
            <text:p>0.816730104858937</text:p>
          </table:table-cell>
          <table:table-cell table:formula="of:=-LN([.C535])" office:value-type="float" office:value="0.202446587709257" calcext:value-type="float">
            <text:p>0.202446587709257</text:p>
          </table:table-cell>
        </table:table-row>
        <table:table-row table:style-name="ro1">
          <table:table-cell office:value-type="float" office:value="534.14" calcext:value-type="float">
            <text:p>534.14</text:p>
          </table:table-cell>
          <table:table-cell office:value-type="float" office:value="12.0758" calcext:value-type="float">
            <text:p>12.0758</text:p>
          </table:table-cell>
          <table:table-cell table:formula="of:=[.B536]/[.$B$2]" office:value-type="float" office:value="0.816412350503336" calcext:value-type="float">
            <text:p>0.816412350503336</text:p>
          </table:table-cell>
          <table:table-cell table:formula="of:=-LN([.C536])" office:value-type="float" office:value="0.202835720155808" calcext:value-type="float">
            <text:p>0.202835720155808</text:p>
          </table:table-cell>
        </table:table-row>
        <table:table-row table:style-name="ro1">
          <table:table-cell office:value-type="float" office:value="535.14" calcext:value-type="float">
            <text:p>535.14</text:p>
          </table:table-cell>
          <table:table-cell office:value-type="float" office:value="12.0723" calcext:value-type="float">
            <text:p>12.0723</text:p>
          </table:table-cell>
          <table:table-cell table:formula="of:=[.B537]/[.$B$2]" office:value-type="float" office:value="0.816175724919378" calcext:value-type="float">
            <text:p>0.816175724919378</text:p>
          </table:table-cell>
          <table:table-cell table:formula="of:=-LN([.C537])" office:value-type="float" office:value="0.203125598036429" calcext:value-type="float">
            <text:p>0.203125598036429</text:p>
          </table:table-cell>
        </table:table-row>
        <table:table-row table:style-name="ro1">
          <table:table-cell office:value-type="float" office:value="536.141" calcext:value-type="float">
            <text:p>536.141</text:p>
          </table:table-cell>
          <table:table-cell office:value-type="float" office:value="12.0668" calcext:value-type="float">
            <text:p>12.0668</text:p>
          </table:table-cell>
          <table:table-cell table:formula="of:=[.B538]/[.$B$2]" office:value-type="float" office:value="0.815803884716016" calcext:value-type="float">
            <text:p>0.815803884716016</text:p>
          </table:table-cell>
          <table:table-cell table:formula="of:=-LN([.C538])" office:value-type="float" office:value="0.203581290261505" calcext:value-type="float">
            <text:p>0.203581290261505</text:p>
          </table:table-cell>
        </table:table-row>
        <table:table-row table:style-name="ro1">
          <table:table-cell office:value-type="float" office:value="537.14" calcext:value-type="float">
            <text:p>537.14</text:p>
          </table:table-cell>
          <table:table-cell office:value-type="float" office:value="12.0638" calcext:value-type="float">
            <text:p>12.0638</text:p>
          </table:table-cell>
          <table:table-cell table:formula="of:=[.B539]/[.$B$2]" office:value-type="float" office:value="0.815601062786909" calcext:value-type="float">
            <text:p>0.815601062786909</text:p>
          </table:table-cell>
          <table:table-cell table:formula="of:=-LN([.C539])" office:value-type="float" office:value="0.203829937208987" calcext:value-type="float">
            <text:p>0.203829937208987</text:p>
          </table:table-cell>
        </table:table-row>
        <table:table-row table:style-name="ro1">
          <table:table-cell office:value-type="float" office:value="538.14" calcext:value-type="float">
            <text:p>538.14</text:p>
          </table:table-cell>
          <table:table-cell office:value-type="float" office:value="12.0593" calcext:value-type="float">
            <text:p>12.0593</text:p>
          </table:table-cell>
          <table:table-cell table:formula="of:=[.B540]/[.$B$2]" office:value-type="float" office:value="0.815296829893248" calcext:value-type="float">
            <text:p>0.815296829893248</text:p>
          </table:table-cell>
          <table:table-cell table:formula="of:=-LN([.C540])" office:value-type="float" office:value="0.204203023591102" calcext:value-type="float">
            <text:p>0.204203023591102</text:p>
          </table:table-cell>
        </table:table-row>
        <table:table-row table:style-name="ro1">
          <table:table-cell office:value-type="float" office:value="539.14" calcext:value-type="float">
            <text:p>539.14</text:p>
          </table:table-cell>
          <table:table-cell office:value-type="float" office:value="12.0552" calcext:value-type="float">
            <text:p>12.0552</text:p>
          </table:table-cell>
          <table:table-cell table:formula="of:=[.B541]/[.$B$2]" office:value-type="float" office:value="0.815019639923469" calcext:value-type="float">
            <text:p>0.815019639923469</text:p>
          </table:table-cell>
          <table:table-cell table:formula="of:=-LN([.C541])" office:value-type="float" office:value="0.204543067966023" calcext:value-type="float">
            <text:p>0.204543067966023</text:p>
          </table:table-cell>
        </table:table-row>
        <table:table-row table:style-name="ro1">
          <table:table-cell office:value-type="float" office:value="540.14" calcext:value-type="float">
            <text:p>540.14</text:p>
          </table:table-cell>
          <table:table-cell office:value-type="float" office:value="12.0503" calcext:value-type="float">
            <text:p>12.0503</text:p>
          </table:table-cell>
          <table:table-cell table:formula="of:=[.B542]/[.$B$2]" office:value-type="float" office:value="0.814688364105927" calcext:value-type="float">
            <text:p>0.814688364105927</text:p>
          </table:table-cell>
          <table:table-cell table:formula="of:=-LN([.C542])" office:value-type="float" office:value="0.204949614195513" calcext:value-type="float">
            <text:p>0.204949614195513</text:p>
          </table:table-cell>
        </table:table-row>
        <table:table-row table:style-name="ro1">
          <table:table-cell office:value-type="float" office:value="541.14" calcext:value-type="float">
            <text:p>541.14</text:p>
          </table:table-cell>
          <table:table-cell office:value-type="float" office:value="12.0467" calcext:value-type="float">
            <text:p>12.0467</text:p>
          </table:table-cell>
          <table:table-cell table:formula="of:=[.B543]/[.$B$2]" office:value-type="float" office:value="0.814444977790999" calcext:value-type="float">
            <text:p>0.814444977790999</text:p>
          </table:table-cell>
          <table:table-cell table:formula="of:=-LN([.C543])" office:value-type="float" office:value="0.20524840657853" calcext:value-type="float">
            <text:p>0.20524840657853</text:p>
          </table:table-cell>
        </table:table-row>
        <table:table-row table:style-name="ro1">
          <table:table-cell office:value-type="float" office:value="542.141" calcext:value-type="float">
            <text:p>542.141</text:p>
          </table:table-cell>
          <table:table-cell office:value-type="float" office:value="12.0432" calcext:value-type="float">
            <text:p>12.0432</text:p>
          </table:table-cell>
          <table:table-cell table:formula="of:=[.B544]/[.$B$2]" office:value-type="float" office:value="0.814208352207041" calcext:value-type="float">
            <text:p>0.814208352207041</text:p>
          </table:table-cell>
          <table:table-cell table:formula="of:=-LN([.C544])" office:value-type="float" office:value="0.2055389847897" calcext:value-type="float">
            <text:p>0.2055389847897</text:p>
          </table:table-cell>
        </table:table-row>
        <table:table-row table:style-name="ro1">
          <table:table-cell office:value-type="float" office:value="543.141" calcext:value-type="float">
            <text:p>543.141</text:p>
          </table:table-cell>
          <table:table-cell office:value-type="float" office:value="12.0393" calcext:value-type="float">
            <text:p>12.0393</text:p>
          </table:table-cell>
          <table:table-cell table:formula="of:=[.B545]/[.$B$2]" office:value-type="float" office:value="0.813944683699202" calcext:value-type="float">
            <text:p>0.813944683699202</text:p>
          </table:table-cell>
          <table:table-cell table:formula="of:=-LN([.C545])" office:value-type="float" office:value="0.205862871432207" calcext:value-type="float">
            <text:p>0.205862871432207</text:p>
          </table:table-cell>
        </table:table-row>
        <table:table-row table:style-name="ro1">
          <table:table-cell office:value-type="float" office:value="544.14" calcext:value-type="float">
            <text:p>544.14</text:p>
          </table:table-cell>
          <table:table-cell office:value-type="float" office:value="12.0354" calcext:value-type="float">
            <text:p>12.0354</text:p>
          </table:table-cell>
          <table:table-cell table:formula="of:=[.B546]/[.$B$2]" office:value-type="float" office:value="0.813681015191363" calcext:value-type="float">
            <text:p>0.813681015191363</text:p>
          </table:table-cell>
          <table:table-cell table:formula="of:=-LN([.C546])" office:value-type="float" office:value="0.20618686301126" calcext:value-type="float">
            <text:p>0.20618686301126</text:p>
          </table:table-cell>
        </table:table-row>
        <table:table-row table:style-name="ro1">
          <table:table-cell office:value-type="float" office:value="545.14" calcext:value-type="float">
            <text:p>545.14</text:p>
          </table:table-cell>
          <table:table-cell office:value-type="float" office:value="12.0314" calcext:value-type="float">
            <text:p>12.0314</text:p>
          </table:table-cell>
          <table:table-cell table:formula="of:=[.B547]/[.$B$2]" office:value-type="float" office:value="0.813410585952553" calcext:value-type="float">
            <text:p>0.813410585952553</text:p>
          </table:table-cell>
          <table:table-cell table:formula="of:=-LN([.C547])" office:value-type="float" office:value="0.206519271145024" calcext:value-type="float">
            <text:p>0.206519271145024</text:p>
          </table:table-cell>
        </table:table-row>
        <table:table-row table:style-name="ro1">
          <table:table-cell office:value-type="float" office:value="546.14" calcext:value-type="float">
            <text:p>546.14</text:p>
          </table:table-cell>
          <table:table-cell office:value-type="float" office:value="12.0281" calcext:value-type="float">
            <text:p>12.0281</text:p>
          </table:table-cell>
          <table:table-cell table:formula="of:=[.B548]/[.$B$2]" office:value-type="float" office:value="0.813187481830536" calcext:value-type="float">
            <text:p>0.813187481830536</text:p>
          </table:table-cell>
          <table:table-cell table:formula="of:=-LN([.C548])" office:value-type="float" office:value="0.206793591061954" calcext:value-type="float">
            <text:p>0.206793591061954</text:p>
          </table:table-cell>
        </table:table-row>
        <table:table-row table:style-name="ro1">
          <table:table-cell office:value-type="float" office:value="547.141" calcext:value-type="float">
            <text:p>547.141</text:p>
          </table:table-cell>
          <table:table-cell office:value-type="float" office:value="12.0243" calcext:value-type="float">
            <text:p>12.0243</text:p>
          </table:table-cell>
          <table:table-cell table:formula="of:=[.B549]/[.$B$2]" office:value-type="float" office:value="0.812930574053667" calcext:value-type="float">
            <text:p>0.812930574053667</text:p>
          </table:table-cell>
          <table:table-cell table:formula="of:=-LN([.C549])" office:value-type="float" office:value="0.207109567848605" calcext:value-type="float">
            <text:p>0.207109567848605</text:p>
          </table:table-cell>
        </table:table-row>
        <table:table-row table:style-name="ro1">
          <table:table-cell office:value-type="float" office:value="548.141" calcext:value-type="float">
            <text:p>548.141</text:p>
          </table:table-cell>
          <table:table-cell office:value-type="float" office:value="12.021" calcext:value-type="float">
            <text:p>12.021</text:p>
          </table:table-cell>
          <table:table-cell table:formula="of:=[.B550]/[.$B$2]" office:value-type="float" office:value="0.812707469931649" calcext:value-type="float">
            <text:p>0.812707469931649</text:p>
          </table:table-cell>
          <table:table-cell table:formula="of:=-LN([.C550])" office:value-type="float" office:value="0.207384049765713" calcext:value-type="float">
            <text:p>0.207384049765713</text:p>
          </table:table-cell>
        </table:table-row>
        <table:table-row table:style-name="ro1">
          <table:table-cell office:value-type="float" office:value="549.14" calcext:value-type="float">
            <text:p>549.14</text:p>
          </table:table-cell>
          <table:table-cell office:value-type="float" office:value="12.0177" calcext:value-type="float">
            <text:p>12.0177</text:p>
          </table:table-cell>
          <table:table-cell table:formula="of:=[.B551]/[.$B$2]" office:value-type="float" office:value="0.812484365809631" calcext:value-type="float">
            <text:p>0.812484365809631</text:p>
          </table:table-cell>
          <table:table-cell table:formula="of:=-LN([.C551])" office:value-type="float" office:value="0.207658607043829" calcext:value-type="float">
            <text:p>0.207658607043829</text:p>
          </table:table-cell>
        </table:table-row>
        <table:table-row table:style-name="ro1">
          <table:table-cell office:value-type="float" office:value="550.141" calcext:value-type="float">
            <text:p>550.141</text:p>
          </table:table-cell>
          <table:table-cell office:value-type="float" office:value="12.013" calcext:value-type="float">
            <text:p>12.013</text:p>
          </table:table-cell>
          <table:table-cell table:formula="of:=[.B552]/[.$B$2]" office:value-type="float" office:value="0.812166611454031" calcext:value-type="float">
            <text:p>0.812166611454031</text:p>
          </table:table-cell>
          <table:table-cell table:formula="of:=-LN([.C552])" office:value-type="float" office:value="0.208049773348592" calcext:value-type="float">
            <text:p>0.208049773348592</text:p>
          </table:table-cell>
        </table:table-row>
        <table:table-row table:style-name="ro1">
          <table:table-cell office:value-type="float" office:value="551.141" calcext:value-type="float">
            <text:p>551.141</text:p>
          </table:table-cell>
          <table:table-cell office:value-type="float" office:value="12.0098" calcext:value-type="float">
            <text:p>12.0098</text:p>
          </table:table-cell>
          <table:table-cell table:formula="of:=[.B553]/[.$B$2]" office:value-type="float" office:value="0.811950268062983" calcext:value-type="float">
            <text:p>0.811950268062983</text:p>
          </table:table-cell>
          <table:table-cell table:formula="of:=-LN([.C553])" office:value-type="float" office:value="0.208316186923939" calcext:value-type="float">
            <text:p>0.208316186923939</text:p>
          </table:table-cell>
        </table:table-row>
        <table:table-row table:style-name="ro1">
          <table:table-cell office:value-type="float" office:value="552.141" calcext:value-type="float">
            <text:p>552.141</text:p>
          </table:table-cell>
          <table:table-cell office:value-type="float" office:value="12.0062" calcext:value-type="float">
            <text:p>12.0062</text:p>
          </table:table-cell>
          <table:table-cell table:formula="of:=[.B554]/[.$B$2]" office:value-type="float" office:value="0.811706881748055" calcext:value-type="float">
            <text:p>0.811706881748055</text:p>
          </table:table-cell>
          <table:table-cell table:formula="of:=-LN([.C554])" office:value-type="float" office:value="0.208615987059429" calcext:value-type="float">
            <text:p>0.208615987059429</text:p>
          </table:table-cell>
        </table:table-row>
        <table:table-row table:style-name="ro1">
          <table:table-cell office:value-type="float" office:value="553.14" calcext:value-type="float">
            <text:p>553.14</text:p>
          </table:table-cell>
          <table:table-cell office:value-type="float" office:value="12.0021" calcext:value-type="float">
            <text:p>12.0021</text:p>
          </table:table-cell>
          <table:table-cell table:formula="of:=[.B555]/[.$B$2]" office:value-type="float" office:value="0.811429691778275" calcext:value-type="float">
            <text:p>0.811429691778275</text:p>
          </table:table-cell>
          <table:table-cell table:formula="of:=-LN([.C555])" office:value-type="float" office:value="0.208957535610544" calcext:value-type="float">
            <text:p>0.208957535610544</text:p>
          </table:table-cell>
        </table:table-row>
        <table:table-row table:style-name="ro1">
          <table:table-cell office:value-type="float" office:value="554.14" calcext:value-type="float">
            <text:p>554.14</text:p>
          </table:table-cell>
          <table:table-cell office:value-type="float" office:value="11.9978" calcext:value-type="float">
            <text:p>11.9978</text:p>
          </table:table-cell>
          <table:table-cell table:formula="of:=[.B556]/[.$B$2]" office:value-type="float" office:value="0.811138980346555" calcext:value-type="float">
            <text:p>0.811138980346555</text:p>
          </table:table-cell>
          <table:table-cell table:formula="of:=-LN([.C556])" office:value-type="float" office:value="0.209315870440773" calcext:value-type="float">
            <text:p>0.209315870440773</text:p>
          </table:table-cell>
        </table:table-row>
        <table:table-row table:style-name="ro1">
          <table:table-cell office:value-type="float" office:value="555.14" calcext:value-type="float">
            <text:p>555.14</text:p>
          </table:table-cell>
          <table:table-cell office:value-type="float" office:value="11.994" calcext:value-type="float">
            <text:p>11.994</text:p>
          </table:table-cell>
          <table:table-cell table:formula="of:=[.B557]/[.$B$2]" office:value-type="float" office:value="0.810882072569686" calcext:value-type="float">
            <text:p>0.810882072569686</text:p>
          </table:table-cell>
          <table:table-cell table:formula="of:=-LN([.C557])" office:value-type="float" office:value="0.209632645341512" calcext:value-type="float">
            <text:p>0.209632645341512</text:p>
          </table:table-cell>
        </table:table-row>
        <table:table-row table:style-name="ro1">
          <table:table-cell office:value-type="float" office:value="556.14" calcext:value-type="float">
            <text:p>556.14</text:p>
          </table:table-cell>
          <table:table-cell office:value-type="float" office:value="11.991" calcext:value-type="float">
            <text:p>11.991</text:p>
          </table:table-cell>
          <table:table-cell table:formula="of:=[.B558]/[.$B$2]" office:value-type="float" office:value="0.810679250640579" calcext:value-type="float">
            <text:p>0.810679250640579</text:p>
          </table:table-cell>
          <table:table-cell table:formula="of:=-LN([.C558])" office:value-type="float" office:value="0.209882801690534" calcext:value-type="float">
            <text:p>0.209882801690534</text:p>
          </table:table-cell>
        </table:table-row>
        <table:table-row table:style-name="ro1">
          <table:table-cell office:value-type="float" office:value="557.14" calcext:value-type="float">
            <text:p>557.14</text:p>
          </table:table-cell>
          <table:table-cell office:value-type="float" office:value="11.9879" calcext:value-type="float">
            <text:p>11.9879</text:p>
          </table:table-cell>
          <table:table-cell table:formula="of:=[.B559]/[.$B$2]" office:value-type="float" office:value="0.810469667980502" calcext:value-type="float">
            <text:p>0.810469667980502</text:p>
          </table:table-cell>
          <table:table-cell table:formula="of:=-LN([.C559])" office:value-type="float" office:value="0.210141362343214" calcext:value-type="float">
            <text:p>0.210141362343214</text:p>
          </table:table-cell>
        </table:table-row>
        <table:table-row table:style-name="ro1">
          <table:table-cell office:value-type="float" office:value="558.14" calcext:value-type="float">
            <text:p>558.14</text:p>
          </table:table-cell>
          <table:table-cell office:value-type="float" office:value="11.9841" calcext:value-type="float">
            <text:p>11.9841</text:p>
          </table:table-cell>
          <table:table-cell table:formula="of:=[.B560]/[.$B$2]" office:value-type="float" office:value="0.810212760203633" calcext:value-type="float">
            <text:p>0.810212760203633</text:p>
          </table:table-cell>
          <table:table-cell table:formula="of:=-LN([.C560])" office:value-type="float" office:value="0.210458398888502" calcext:value-type="float">
            <text:p>0.210458398888502</text:p>
          </table:table-cell>
        </table:table-row>
        <table:table-row table:style-name="ro1">
          <table:table-cell office:value-type="float" office:value="559.14" calcext:value-type="float">
            <text:p>559.14</text:p>
          </table:table-cell>
          <table:table-cell office:value-type="float" office:value="11.9804" calcext:value-type="float">
            <text:p>11.9804</text:p>
          </table:table-cell>
          <table:table-cell table:formula="of:=[.B561]/[.$B$2]" office:value-type="float" office:value="0.809962613157735" calcext:value-type="float">
            <text:p>0.809962613157735</text:p>
          </table:table-cell>
          <table:table-cell table:formula="of:=-LN([.C561])" office:value-type="float" office:value="0.210767188976291" calcext:value-type="float">
            <text:p>0.210767188976291</text:p>
          </table:table-cell>
        </table:table-row>
        <table:table-row table:style-name="ro1">
          <table:table-cell office:value-type="float" office:value="560.141" calcext:value-type="float">
            <text:p>560.141</text:p>
          </table:table-cell>
          <table:table-cell office:value-type="float" office:value="11.9763" calcext:value-type="float">
            <text:p>11.9763</text:p>
          </table:table-cell>
          <table:table-cell table:formula="of:=[.B562]/[.$B$2]" office:value-type="float" office:value="0.809685423187955" calcext:value-type="float">
            <text:p>0.809685423187955</text:p>
          </table:table-cell>
          <table:table-cell table:formula="of:=-LN([.C562])" office:value-type="float" office:value="0.211109473184051" calcext:value-type="float">
            <text:p>0.211109473184051</text:p>
          </table:table-cell>
        </table:table-row>
        <table:table-row table:style-name="ro1">
          <table:table-cell office:value-type="float" office:value="561.141" calcext:value-type="float">
            <text:p>561.141</text:p>
          </table:table-cell>
          <table:table-cell office:value-type="float" office:value="11.972" calcext:value-type="float">
            <text:p>11.972</text:p>
          </table:table-cell>
          <table:table-cell table:formula="of:=[.B563]/[.$B$2]" office:value-type="float" office:value="0.809394711756235" calcext:value-type="float">
            <text:p>0.809394711756235</text:p>
          </table:table-cell>
          <table:table-cell table:formula="of:=-LN([.C563])" office:value-type="float" office:value="0.211468580097378" calcext:value-type="float">
            <text:p>0.211468580097378</text:p>
          </table:table-cell>
        </table:table-row>
        <table:table-row table:style-name="ro1">
          <table:table-cell office:value-type="float" office:value="562.14" calcext:value-type="float">
            <text:p>562.14</text:p>
          </table:table-cell>
          <table:table-cell office:value-type="float" office:value="11.9678" calcext:value-type="float">
            <text:p>11.9678</text:p>
          </table:table-cell>
          <table:table-cell table:formula="of:=[.B564]/[.$B$2]" office:value-type="float" office:value="0.809110761055485" calcext:value-type="float">
            <text:p>0.809110761055485</text:p>
          </table:table-cell>
          <table:table-cell table:formula="of:=-LN([.C564])" office:value-type="float" office:value="0.211819460225289" calcext:value-type="float">
            <text:p>0.211819460225289</text:p>
          </table:table-cell>
        </table:table-row>
        <table:table-row table:style-name="ro1">
          <table:table-cell office:value-type="float" office:value="563.14" calcext:value-type="float">
            <text:p>563.14</text:p>
          </table:table-cell>
          <table:table-cell office:value-type="float" office:value="11.9642" calcext:value-type="float">
            <text:p>11.9642</text:p>
          </table:table-cell>
          <table:table-cell table:formula="of:=[.B565]/[.$B$2]" office:value-type="float" office:value="0.808867374740557" calcext:value-type="float">
            <text:p>0.808867374740557</text:p>
          </table:table-cell>
          <table:table-cell table:formula="of:=-LN([.C565])" office:value-type="float" office:value="0.212120312642735" calcext:value-type="float">
            <text:p>0.212120312642735</text:p>
          </table:table-cell>
        </table:table-row>
        <table:table-row table:style-name="ro1">
          <table:table-cell office:value-type="float" office:value="564.14" calcext:value-type="float">
            <text:p>564.14</text:p>
          </table:table-cell>
          <table:table-cell office:value-type="float" office:value="11.9597" calcext:value-type="float">
            <text:p>11.9597</text:p>
          </table:table-cell>
          <table:table-cell table:formula="of:=[.B566]/[.$B$2]" office:value-type="float" office:value="0.808563141846897" calcext:value-type="float">
            <text:p>0.808563141846897</text:p>
          </table:table-cell>
          <table:table-cell table:formula="of:=-LN([.C566])" office:value-type="float" office:value="0.212496505491984" calcext:value-type="float">
            <text:p>0.212496505491984</text:p>
          </table:table-cell>
        </table:table-row>
        <table:table-row table:style-name="ro1">
          <table:table-cell office:value-type="float" office:value="565.141" calcext:value-type="float">
            <text:p>565.141</text:p>
          </table:table-cell>
          <table:table-cell office:value-type="float" office:value="11.9548" calcext:value-type="float">
            <text:p>11.9548</text:p>
          </table:table-cell>
          <table:table-cell table:formula="of:=[.B567]/[.$B$2]" office:value-type="float" office:value="0.808231866029355" calcext:value-type="float">
            <text:p>0.808231866029355</text:p>
          </table:table-cell>
          <table:table-cell table:formula="of:=-LN([.C567])" office:value-type="float" office:value="0.212906298719404" calcext:value-type="float">
            <text:p>0.212906298719404</text:p>
          </table:table-cell>
        </table:table-row>
        <table:table-row table:style-name="ro1">
          <table:table-cell office:value-type="float" office:value="566.14" calcext:value-type="float">
            <text:p>566.14</text:p>
          </table:table-cell>
          <table:table-cell office:value-type="float" office:value="11.9502" calcext:value-type="float">
            <text:p>11.9502</text:p>
          </table:table-cell>
          <table:table-cell table:formula="of:=[.B568]/[.$B$2]" office:value-type="float" office:value="0.807920872404724" calcext:value-type="float">
            <text:p>0.807920872404724</text:p>
          </table:table-cell>
          <table:table-cell table:formula="of:=-LN([.C568])" office:value-type="float" office:value="0.213291155448689" calcext:value-type="float">
            <text:p>0.213291155448689</text:p>
          </table:table-cell>
        </table:table-row>
        <table:table-row table:style-name="ro1">
          <table:table-cell office:value-type="float" office:value="567.14" calcext:value-type="float">
            <text:p>567.14</text:p>
          </table:table-cell>
          <table:table-cell office:value-type="float" office:value="11.9472" calcext:value-type="float">
            <text:p>11.9472</text:p>
          </table:table-cell>
          <table:table-cell table:formula="of:=[.B569]/[.$B$2]" office:value-type="float" office:value="0.807718050475618" calcext:value-type="float">
            <text:p>0.807718050475618</text:p>
          </table:table-cell>
          <table:table-cell table:formula="of:=-LN([.C569])" office:value-type="float" office:value="0.21354222878853" calcext:value-type="float">
            <text:p>0.21354222878853</text:p>
          </table:table-cell>
        </table:table-row>
        <table:table-row table:style-name="ro1">
          <table:table-cell office:value-type="float" office:value="568.14" calcext:value-type="float">
            <text:p>568.14</text:p>
          </table:table-cell>
          <table:table-cell office:value-type="float" office:value="11.9404" calcext:value-type="float">
            <text:p>11.9404</text:p>
          </table:table-cell>
          <table:table-cell table:formula="of:=[.B570]/[.$B$2]" office:value-type="float" office:value="0.807258320769642" calcext:value-type="float">
            <text:p>0.807258320769642</text:p>
          </table:table-cell>
          <table:table-cell table:formula="of:=-LN([.C570])" office:value-type="float" office:value="0.214111561846994" calcext:value-type="float">
            <text:p>0.214111561846994</text:p>
          </table:table-cell>
        </table:table-row>
        <table:table-row table:style-name="ro1">
          <table:table-cell office:value-type="float" office:value="569.141" calcext:value-type="float">
            <text:p>569.141</text:p>
          </table:table-cell>
          <table:table-cell office:value-type="float" office:value="11.9378" calcext:value-type="float">
            <text:p>11.9378</text:p>
          </table:table-cell>
          <table:table-cell table:formula="of:=[.B571]/[.$B$2]" office:value-type="float" office:value="0.807082541764416" calcext:value-type="float">
            <text:p>0.807082541764416</text:p>
          </table:table-cell>
          <table:table-cell table:formula="of:=-LN([.C571])" office:value-type="float" office:value="0.214329333706705" calcext:value-type="float">
            <text:p>0.214329333706705</text:p>
          </table:table-cell>
        </table:table-row>
        <table:table-row table:style-name="ro1">
          <table:table-cell office:value-type="float" office:value="570.141" calcext:value-type="float">
            <text:p>570.141</text:p>
          </table:table-cell>
          <table:table-cell office:value-type="float" office:value="11.9347" calcext:value-type="float">
            <text:p>11.9347</text:p>
          </table:table-cell>
          <table:table-cell table:formula="of:=[.B572]/[.$B$2]" office:value-type="float" office:value="0.806872959104338" calcext:value-type="float">
            <text:p>0.806872959104338</text:p>
          </table:table-cell>
          <table:table-cell table:formula="of:=-LN([.C572])" office:value-type="float" office:value="0.214589046767124" calcext:value-type="float">
            <text:p>0.214589046767124</text:p>
          </table:table-cell>
        </table:table-row>
        <table:table-row table:style-name="ro1">
          <table:table-cell office:value-type="float" office:value="571.14" calcext:value-type="float">
            <text:p>571.14</text:p>
          </table:table-cell>
          <table:table-cell office:value-type="float" office:value="11.931" calcext:value-type="float">
            <text:p>11.931</text:p>
          </table:table-cell>
          <table:table-cell table:formula="of:=[.B573]/[.$B$2]" office:value-type="float" office:value="0.80662281205844" calcext:value-type="float">
            <text:p>0.80662281205844</text:p>
          </table:table-cell>
          <table:table-cell table:formula="of:=-LN([.C573])" office:value-type="float" office:value="0.214899115194167" calcext:value-type="float">
            <text:p>0.214899115194167</text:p>
          </table:table-cell>
        </table:table-row>
        <table:table-row table:style-name="ro1">
          <table:table-cell office:value-type="float" office:value="572.14" calcext:value-type="float">
            <text:p>572.14</text:p>
          </table:table-cell>
          <table:table-cell office:value-type="float" office:value="11.9269" calcext:value-type="float">
            <text:p>11.9269</text:p>
          </table:table-cell>
          <table:table-cell table:formula="of:=[.B574]/[.$B$2]" office:value-type="float" office:value="0.80634562208866" calcext:value-type="float">
            <text:p>0.80634562208866</text:p>
          </table:table-cell>
          <table:table-cell table:formula="of:=-LN([.C574])" office:value-type="float" office:value="0.215242816864503" calcext:value-type="float">
            <text:p>0.215242816864503</text:p>
          </table:table-cell>
        </table:table-row>
        <table:table-row table:style-name="ro1">
          <table:table-cell office:value-type="float" office:value="573.14" calcext:value-type="float">
            <text:p>573.14</text:p>
          </table:table-cell>
          <table:table-cell office:value-type="float" office:value="11.9226" calcext:value-type="float">
            <text:p>11.9226</text:p>
          </table:table-cell>
          <table:table-cell table:formula="of:=[.B575]/[.$B$2]" office:value-type="float" office:value="0.80605491065694" calcext:value-type="float">
            <text:p>0.80605491065694</text:p>
          </table:table-cell>
          <table:table-cell table:formula="of:=-LN([.C575])" office:value-type="float" office:value="0.215603411430142" calcext:value-type="float">
            <text:p>0.215603411430142</text:p>
          </table:table-cell>
        </table:table-row>
        <table:table-row table:style-name="ro1">
          <table:table-cell office:value-type="float" office:value="574.14" calcext:value-type="float">
            <text:p>574.14</text:p>
          </table:table-cell>
          <table:table-cell office:value-type="float" office:value="11.9188" calcext:value-type="float">
            <text:p>11.9188</text:p>
          </table:table-cell>
          <table:table-cell table:formula="of:=[.B576]/[.$B$2]" office:value-type="float" office:value="0.805798002880071" calcext:value-type="float">
            <text:p>0.805798002880071</text:p>
          </table:table-cell>
          <table:table-cell table:formula="of:=-LN([.C576])" office:value-type="float" office:value="0.215922184659246" calcext:value-type="float">
            <text:p>0.215922184659246</text:p>
          </table:table-cell>
        </table:table-row>
        <table:table-row table:style-name="ro1">
          <table:table-cell office:value-type="float" office:value="575.14" calcext:value-type="float">
            <text:p>575.14</text:p>
          </table:table-cell>
          <table:table-cell office:value-type="float" office:value="11.9139" calcext:value-type="float">
            <text:p>11.9139</text:p>
          </table:table-cell>
          <table:table-cell table:formula="of:=[.B577]/[.$B$2]" office:value-type="float" office:value="0.80546672706253" calcext:value-type="float">
            <text:p>0.80546672706253</text:p>
          </table:table-cell>
          <table:table-cell table:formula="of:=-LN([.C577])" office:value-type="float" office:value="0.216333384403214" calcext:value-type="float">
            <text:p>0.216333384403214</text:p>
          </table:table-cell>
        </table:table-row>
        <table:table-row table:style-name="ro1">
          <table:table-cell office:value-type="float" office:value="576.14" calcext:value-type="float">
            <text:p>576.14</text:p>
          </table:table-cell>
          <table:table-cell office:value-type="float" office:value="11.9101" calcext:value-type="float">
            <text:p>11.9101</text:p>
          </table:table-cell>
          <table:table-cell table:formula="of:=[.B578]/[.$B$2]" office:value-type="float" office:value="0.805209819285661" calcext:value-type="float">
            <text:p>0.805209819285661</text:p>
          </table:table-cell>
          <table:table-cell table:formula="of:=-LN([.C578])" office:value-type="float" office:value="0.216652390450245" calcext:value-type="float">
            <text:p>0.216652390450245</text:p>
          </table:table-cell>
        </table:table-row>
        <table:table-row table:style-name="ro1">
          <table:table-cell office:value-type="float" office:value="577.14" calcext:value-type="float">
            <text:p>577.14</text:p>
          </table:table-cell>
          <table:table-cell office:value-type="float" office:value="11.9049" calcext:value-type="float">
            <text:p>11.9049</text:p>
          </table:table-cell>
          <table:table-cell table:formula="of:=[.B579]/[.$B$2]" office:value-type="float" office:value="0.804858261275209" calcext:value-type="float">
            <text:p>0.804858261275209</text:p>
          </table:table-cell>
          <table:table-cell table:formula="of:=-LN([.C579])" office:value-type="float" office:value="0.217089090016286" calcext:value-type="float">
            <text:p>0.217089090016286</text:p>
          </table:table-cell>
        </table:table-row>
        <table:table-row table:style-name="ro1">
          <table:table-cell office:value-type="float" office:value="578.141" calcext:value-type="float">
            <text:p>578.141</text:p>
          </table:table-cell>
          <table:table-cell office:value-type="float" office:value="11.9014" calcext:value-type="float">
            <text:p>11.9014</text:p>
          </table:table-cell>
          <table:table-cell table:formula="of:=[.B580]/[.$B$2]" office:value-type="float" office:value="0.804621635691251" calcext:value-type="float">
            <text:p>0.804621635691251</text:p>
          </table:table-cell>
          <table:table-cell table:formula="of:=-LN([.C580])" office:value-type="float" office:value="0.217383129831395" calcext:value-type="float">
            <text:p>0.217383129831395</text:p>
          </table:table-cell>
        </table:table-row>
        <table:table-row table:style-name="ro1">
          <table:table-cell office:value-type="float" office:value="579.141" calcext:value-type="float">
            <text:p>579.141</text:p>
          </table:table-cell>
          <table:table-cell office:value-type="float" office:value="11.8979" calcext:value-type="float">
            <text:p>11.8979</text:p>
          </table:table-cell>
          <table:table-cell table:formula="of:=[.B581]/[.$B$2]" office:value-type="float" office:value="0.804385010107293" calcext:value-type="float">
            <text:p>0.804385010107293</text:p>
          </table:table-cell>
          <table:table-cell table:formula="of:=-LN([.C581])" office:value-type="float" office:value="0.217677256131348" calcext:value-type="float">
            <text:p>0.217677256131348</text:p>
          </table:table-cell>
        </table:table-row>
        <table:table-row table:style-name="ro1">
          <table:table-cell office:value-type="float" office:value="580.141" calcext:value-type="float">
            <text:p>580.141</text:p>
          </table:table-cell>
          <table:table-cell office:value-type="float" office:value="11.8926" calcext:value-type="float">
            <text:p>11.8926</text:p>
          </table:table-cell>
          <table:table-cell table:formula="of:=[.B582]/[.$B$2]" office:value-type="float" office:value="0.804026691365871" calcext:value-type="float">
            <text:p>0.804026691365871</text:p>
          </table:table-cell>
          <table:table-cell table:formula="of:=-LN([.C582])" office:value-type="float" office:value="0.218122812137962" calcext:value-type="float">
            <text:p>0.218122812137962</text:p>
          </table:table-cell>
        </table:table-row>
        <table:table-row table:style-name="ro1">
          <table:table-cell office:value-type="float" office:value="581.141" calcext:value-type="float">
            <text:p>581.141</text:p>
          </table:table-cell>
          <table:table-cell office:value-type="float" office:value="11.8899" calcext:value-type="float">
            <text:p>11.8899</text:p>
          </table:table-cell>
          <table:table-cell table:formula="of:=[.B583]/[.$B$2]" office:value-type="float" office:value="0.803844151629674" calcext:value-type="float">
            <text:p>0.803844151629674</text:p>
          </table:table-cell>
          <table:table-cell table:formula="of:=-LN([.C583])" office:value-type="float" office:value="0.218349869849439" calcext:value-type="float">
            <text:p>0.218349869849439</text:p>
          </table:table-cell>
        </table:table-row>
        <table:table-row table:style-name="ro1">
          <table:table-cell office:value-type="float" office:value="582.141" calcext:value-type="float">
            <text:p>582.141</text:p>
          </table:table-cell>
          <table:table-cell office:value-type="float" office:value="11.8862" calcext:value-type="float">
            <text:p>11.8862</text:p>
          </table:table-cell>
          <table:table-cell table:formula="of:=[.B584]/[.$B$2]" office:value-type="float" office:value="0.803594004583776" calcext:value-type="float">
            <text:p>0.803594004583776</text:p>
          </table:table-cell>
          <table:table-cell table:formula="of:=-LN([.C584])" office:value-type="float" office:value="0.218661106766332" calcext:value-type="float">
            <text:p>0.218661106766332</text:p>
          </table:table-cell>
        </table:table-row>
        <table:table-row table:style-name="ro1">
          <table:table-cell office:value-type="float" office:value="583.14" calcext:value-type="float">
            <text:p>583.14</text:p>
          </table:table-cell>
          <table:table-cell office:value-type="float" office:value="11.8807" calcext:value-type="float">
            <text:p>11.8807</text:p>
          </table:table-cell>
          <table:table-cell table:formula="of:=[.B585]/[.$B$2]" office:value-type="float" office:value="0.803222164380413" calcext:value-type="float">
            <text:p>0.803222164380413</text:p>
          </table:table-cell>
          <table:table-cell table:formula="of:=-LN([.C585])" office:value-type="float" office:value="0.219123935330275" calcext:value-type="float">
            <text:p>0.219123935330275</text:p>
          </table:table-cell>
        </table:table-row>
        <table:table-row table:style-name="ro1">
          <table:table-cell office:value-type="float" office:value="584.14" calcext:value-type="float">
            <text:p>584.14</text:p>
          </table:table-cell>
          <table:table-cell office:value-type="float" office:value="11.877" calcext:value-type="float">
            <text:p>11.877</text:p>
          </table:table-cell>
          <table:table-cell table:formula="of:=[.B586]/[.$B$2]" office:value-type="float" office:value="0.802972017334514" calcext:value-type="float">
            <text:p>0.802972017334514</text:p>
          </table:table-cell>
          <table:table-cell table:formula="of:=-LN([.C586])" office:value-type="float" office:value="0.219435413295727" calcext:value-type="float">
            <text:p>0.219435413295727</text:p>
          </table:table-cell>
        </table:table-row>
        <table:table-row table:style-name="ro1">
          <table:table-cell office:value-type="float" office:value="585.14" calcext:value-type="float">
            <text:p>585.14</text:p>
          </table:table-cell>
          <table:table-cell office:value-type="float" office:value="11.8752" calcext:value-type="float">
            <text:p>11.8752</text:p>
          </table:table-cell>
          <table:table-cell table:formula="of:=[.B587]/[.$B$2]" office:value-type="float" office:value="0.80285032417705" calcext:value-type="float">
            <text:p>0.80285032417705</text:p>
          </table:table-cell>
          <table:table-cell table:formula="of:=-LN([.C587])" office:value-type="float" office:value="0.219586978203689" calcext:value-type="float">
            <text:p>0.219586978203689</text:p>
          </table:table-cell>
        </table:table-row>
        <table:table-row table:style-name="ro1">
          <table:table-cell office:value-type="float" office:value="586.14" calcext:value-type="float">
            <text:p>586.14</text:p>
          </table:table-cell>
          <table:table-cell office:value-type="float" office:value="11.8697" calcext:value-type="float">
            <text:p>11.8697</text:p>
          </table:table-cell>
          <table:table-cell table:formula="of:=[.B588]/[.$B$2]" office:value-type="float" office:value="0.802478483973687" calcext:value-type="float">
            <text:p>0.802478483973687</text:p>
          </table:table-cell>
          <table:table-cell table:formula="of:=-LN([.C588])" office:value-type="float" office:value="0.220050235585136" calcext:value-type="float">
            <text:p>0.220050235585136</text:p>
          </table:table-cell>
        </table:table-row>
        <table:table-row table:style-name="ro1">
          <table:table-cell office:value-type="float" office:value="587.141" calcext:value-type="float">
            <text:p>587.141</text:p>
          </table:table-cell>
          <table:table-cell office:value-type="float" office:value="11.8681" calcext:value-type="float">
            <text:p>11.8681</text:p>
          </table:table-cell>
          <table:table-cell table:formula="of:=[.B589]/[.$B$2]" office:value-type="float" office:value="0.802370312278164" calcext:value-type="float">
            <text:p>0.802370312278164</text:p>
          </table:table-cell>
          <table:table-cell table:formula="of:=-LN([.C589])" office:value-type="float" office:value="0.220185041675205" calcext:value-type="float">
            <text:p>0.220185041675205</text:p>
          </table:table-cell>
        </table:table-row>
        <table:table-row table:style-name="ro1">
          <table:table-cell office:value-type="float" office:value="588.141" calcext:value-type="float">
            <text:p>588.141</text:p>
          </table:table-cell>
          <table:table-cell office:value-type="float" office:value="11.8641" calcext:value-type="float">
            <text:p>11.8641</text:p>
          </table:table-cell>
          <table:table-cell table:formula="of:=[.B590]/[.$B$2]" office:value-type="float" office:value="0.802099883039354" calcext:value-type="float">
            <text:p>0.802099883039354</text:p>
          </table:table-cell>
          <table:table-cell table:formula="of:=-LN([.C590])" office:value-type="float" office:value="0.220522136427304" calcext:value-type="float">
            <text:p>0.220522136427304</text:p>
          </table:table-cell>
        </table:table-row>
        <table:table-row table:style-name="ro1">
          <table:table-cell office:value-type="float" office:value="589.141" calcext:value-type="float">
            <text:p>589.141</text:p>
          </table:table-cell>
          <table:table-cell office:value-type="float" office:value="11.8602" calcext:value-type="float">
            <text:p>11.8602</text:p>
          </table:table-cell>
          <table:table-cell table:formula="of:=[.B591]/[.$B$2]" office:value-type="float" office:value="0.801836214531515" calcext:value-type="float">
            <text:p>0.801836214531515</text:p>
          </table:table-cell>
          <table:table-cell table:formula="of:=-LN([.C591])" office:value-type="float" office:value="0.220850913254028" calcext:value-type="float">
            <text:p>0.220850913254028</text:p>
          </table:table-cell>
        </table:table-row>
        <table:table-row table:style-name="ro1">
          <table:table-cell office:value-type="float" office:value="590.141" calcext:value-type="float">
            <text:p>590.141</text:p>
          </table:table-cell>
          <table:table-cell office:value-type="float" office:value="11.8563" calcext:value-type="float">
            <text:p>11.8563</text:p>
          </table:table-cell>
          <table:table-cell table:formula="of:=[.B592]/[.$B$2]" office:value-type="float" office:value="0.801572546023676" calcext:value-type="float">
            <text:p>0.801572546023676</text:p>
          </table:table-cell>
          <table:table-cell table:formula="of:=-LN([.C592])" office:value-type="float" office:value="0.221179798210506" calcext:value-type="float">
            <text:p>0.221179798210506</text:p>
          </table:table-cell>
        </table:table-row>
        <table:table-row table:style-name="ro1">
          <table:table-cell office:value-type="float" office:value="591.14" calcext:value-type="float">
            <text:p>591.14</text:p>
          </table:table-cell>
          <table:table-cell office:value-type="float" office:value="11.8521" calcext:value-type="float">
            <text:p>11.8521</text:p>
          </table:table-cell>
          <table:table-cell table:formula="of:=[.B593]/[.$B$2]" office:value-type="float" office:value="0.801288595322926" calcext:value-type="float">
            <text:p>0.801288595322926</text:p>
          </table:table-cell>
          <table:table-cell table:formula="of:=-LN([.C593])" office:value-type="float" office:value="0.221534103017573" calcext:value-type="float">
            <text:p>0.221534103017573</text:p>
          </table:table-cell>
        </table:table-row>
        <table:table-row table:style-name="ro1">
          <table:table-cell office:value-type="float" office:value="592.14" calcext:value-type="float">
            <text:p>592.14</text:p>
          </table:table-cell>
          <table:table-cell office:value-type="float" office:value="11.848" calcext:value-type="float">
            <text:p>11.848</text:p>
          </table:table-cell>
          <table:table-cell table:formula="of:=[.B594]/[.$B$2]" office:value-type="float" office:value="0.801011405353147" calcext:value-type="float">
            <text:p>0.801011405353147</text:p>
          </table:table-cell>
          <table:table-cell table:formula="of:=-LN([.C594])" office:value-type="float" office:value="0.221880093122332" calcext:value-type="float">
            <text:p>0.221880093122332</text:p>
          </table:table-cell>
        </table:table-row>
        <table:table-row table:style-name="ro1">
          <table:table-cell office:value-type="float" office:value="593.14" calcext:value-type="float">
            <text:p>593.14</text:p>
          </table:table-cell>
          <table:table-cell office:value-type="float" office:value="11.8441" calcext:value-type="float">
            <text:p>11.8441</text:p>
          </table:table-cell>
          <table:table-cell table:formula="of:=[.B595]/[.$B$2]" office:value-type="float" office:value="0.800747736845308" calcext:value-type="float">
            <text:p>0.800747736845308</text:p>
          </table:table-cell>
          <table:table-cell table:formula="of:=-LN([.C595])" office:value-type="float" office:value="0.222209316790579" calcext:value-type="float">
            <text:p>0.222209316790579</text:p>
          </table:table-cell>
        </table:table-row>
        <table:table-row table:style-name="ro1">
          <table:table-cell office:value-type="float" office:value="594.14" calcext:value-type="float">
            <text:p>594.14</text:p>
          </table:table-cell>
          <table:table-cell office:value-type="float" office:value="11.8393" calcext:value-type="float">
            <text:p>11.8393</text:p>
          </table:table-cell>
          <table:table-cell table:formula="of:=[.B596]/[.$B$2]" office:value-type="float" office:value="0.800423221758737" calcext:value-type="float">
            <text:p>0.800423221758737</text:p>
          </table:table-cell>
          <table:table-cell table:formula="of:=-LN([.C596])" office:value-type="float" office:value="0.222614664001344" calcext:value-type="float">
            <text:p>0.222614664001344</text:p>
          </table:table-cell>
        </table:table-row>
        <table:table-row table:style-name="ro1">
          <table:table-cell office:value-type="float" office:value="595.141" calcext:value-type="float">
            <text:p>595.141</text:p>
          </table:table-cell>
          <table:table-cell office:value-type="float" office:value="11.8367" calcext:value-type="float">
            <text:p>11.8367</text:p>
          </table:table-cell>
          <table:table-cell table:formula="of:=[.B597]/[.$B$2]" office:value-type="float" office:value="0.800247442753511" calcext:value-type="float">
            <text:p>0.800247442753511</text:p>
          </table:table-cell>
          <table:table-cell table:formula="of:=-LN([.C597])" office:value-type="float" office:value="0.22283429569677" calcext:value-type="float">
            <text:p>0.22283429569677</text:p>
          </table:table-cell>
        </table:table-row>
        <table:table-row table:style-name="ro1">
          <table:table-cell office:value-type="float" office:value="596.141" calcext:value-type="float">
            <text:p>596.141</text:p>
          </table:table-cell>
          <table:table-cell office:value-type="float" office:value="11.8325" calcext:value-type="float">
            <text:p>11.8325</text:p>
          </table:table-cell>
          <table:table-cell table:formula="of:=[.B598]/[.$B$2]" office:value-type="float" office:value="0.799963492052761" calcext:value-type="float">
            <text:p>0.799963492052761</text:p>
          </table:table-cell>
          <table:table-cell table:formula="of:=-LN([.C598])" office:value-type="float" office:value="0.223189187289564" calcext:value-type="float">
            <text:p>0.223189187289564</text:p>
          </table:table-cell>
        </table:table-row>
        <table:table-row table:style-name="ro1">
          <table:table-cell office:value-type="float" office:value="597.141" calcext:value-type="float">
            <text:p>597.141</text:p>
          </table:table-cell>
          <table:table-cell office:value-type="float" office:value="11.8294" calcext:value-type="float">
            <text:p>11.8294</text:p>
          </table:table-cell>
          <table:table-cell table:formula="of:=[.B599]/[.$B$2]" office:value-type="float" office:value="0.799753909392684" calcext:value-type="float">
            <text:p>0.799753909392684</text:p>
          </table:table-cell>
          <table:table-cell table:formula="of:=-LN([.C599])" office:value-type="float" office:value="0.223451211896019" calcext:value-type="float">
            <text:p>0.223451211896019</text:p>
          </table:table-cell>
        </table:table-row>
        <table:table-row table:style-name="ro1">
          <table:table-cell office:value-type="float" office:value="598.141" calcext:value-type="float">
            <text:p>598.141</text:p>
          </table:table-cell>
          <table:table-cell office:value-type="float" office:value="11.8247" calcext:value-type="float">
            <text:p>11.8247</text:p>
          </table:table-cell>
          <table:table-cell table:formula="of:=[.B600]/[.$B$2]" office:value-type="float" office:value="0.799436155037083" calcext:value-type="float">
            <text:p>0.799436155037083</text:p>
          </table:table-cell>
          <table:table-cell table:formula="of:=-LN([.C600])" office:value-type="float" office:value="0.223848606010515" calcext:value-type="float">
            <text:p>0.223848606010515</text:p>
          </table:table-cell>
        </table:table-row>
        <table:table-row table:style-name="ro1">
          <table:table-cell office:value-type="float" office:value="599.14" calcext:value-type="float">
            <text:p>599.14</text:p>
          </table:table-cell>
          <table:table-cell office:value-type="float" office:value="11.8195" calcext:value-type="float">
            <text:p>11.8195</text:p>
          </table:table-cell>
          <table:table-cell table:formula="of:=[.B601]/[.$B$2]" office:value-type="float" office:value="0.799084597026631" calcext:value-type="float">
            <text:p>0.799084597026631</text:p>
          </table:table-cell>
          <table:table-cell table:formula="of:=-LN([.C601])" office:value-type="float" office:value="0.224288460189032" calcext:value-type="float">
            <text:p>0.224288460189032</text:p>
          </table:table-cell>
        </table:table-row>
        <table:table-row table:style-name="ro1">
          <table:table-cell office:value-type="float" office:value="600.14" calcext:value-type="float">
            <text:p>600.14</text:p>
          </table:table-cell>
          <table:table-cell office:value-type="float" office:value="11.8166" calcext:value-type="float">
            <text:p>11.8166</text:p>
          </table:table-cell>
          <table:table-cell table:formula="of:=[.B602]/[.$B$2]" office:value-type="float" office:value="0.798888535828494" calcext:value-type="float">
            <text:p>0.798888535828494</text:p>
          </table:table-cell>
          <table:table-cell table:formula="of:=-LN([.C602])" office:value-type="float" office:value="0.22453384754266" calcext:value-type="float">
            <text:p>0.22453384754266</text:p>
          </table:table-cell>
        </table:table-row>
        <table:table-row table:style-name="ro1">
          <table:table-cell office:value-type="float" office:value="601.141" calcext:value-type="float">
            <text:p>601.141</text:p>
          </table:table-cell>
          <table:table-cell office:value-type="float" office:value="11.8136" calcext:value-type="float">
            <text:p>11.8136</text:p>
          </table:table-cell>
          <table:table-cell table:formula="of:=[.B603]/[.$B$2]" office:value-type="float" office:value="0.798685713899387" calcext:value-type="float">
            <text:p>0.798685713899387</text:p>
          </table:table-cell>
          <table:table-cell table:formula="of:=-LN([.C603])" office:value-type="float" office:value="0.224787759910403" calcext:value-type="float">
            <text:p>0.224787759910403</text:p>
          </table:table-cell>
        </table:table-row>
        <table:table-row table:style-name="ro1">
          <table:table-cell office:value-type="float" office:value="602.141" calcext:value-type="float">
            <text:p>602.141</text:p>
          </table:table-cell>
          <table:table-cell office:value-type="float" office:value="11.8069" calcext:value-type="float">
            <text:p>11.8069</text:p>
          </table:table-cell>
          <table:table-cell table:formula="of:=[.B604]/[.$B$2]" office:value-type="float" office:value="0.798232744924381" calcext:value-type="float">
            <text:p>0.798232744924381</text:p>
          </table:table-cell>
          <table:table-cell table:formula="of:=-LN([.C604])" office:value-type="float" office:value="0.225355063750685" calcext:value-type="float">
            <text:p>0.225355063750685</text:p>
          </table:table-cell>
        </table:table-row>
        <table:table-row table:style-name="ro1">
          <table:table-cell office:value-type="float" office:value="603.141" calcext:value-type="float">
            <text:p>603.141</text:p>
          </table:table-cell>
          <table:table-cell office:value-type="float" office:value="11.8066" calcext:value-type="float">
            <text:p>11.8066</text:p>
          </table:table-cell>
          <table:table-cell table:formula="of:=[.B605]/[.$B$2]" office:value-type="float" office:value="0.798212462731471" calcext:value-type="float">
            <text:p>0.798212462731471</text:p>
          </table:table-cell>
          <table:table-cell table:formula="of:=-LN([.C605])" office:value-type="float" office:value="0.22538047294458" calcext:value-type="float">
            <text:p>0.22538047294458</text:p>
          </table:table-cell>
        </table:table-row>
        <table:table-row table:style-name="ro1">
          <table:table-cell office:value-type="float" office:value="604.14" calcext:value-type="float">
            <text:p>604.14</text:p>
          </table:table-cell>
          <table:table-cell office:value-type="float" office:value="11.802" calcext:value-type="float">
            <text:p>11.802</text:p>
          </table:table-cell>
          <table:table-cell table:formula="of:=[.B606]/[.$B$2]" office:value-type="float" office:value="0.79790146910684" calcext:value-type="float">
            <text:p>0.79790146910684</text:p>
          </table:table-cell>
          <table:table-cell table:formula="of:=-LN([.C606])" office:value-type="float" office:value="0.225770161452853" calcext:value-type="float">
            <text:p>0.225770161452853</text:p>
          </table:table-cell>
        </table:table-row>
        <table:table-row table:style-name="ro1">
          <table:table-cell office:value-type="float" office:value="605.14" calcext:value-type="float">
            <text:p>605.14</text:p>
          </table:table-cell>
          <table:table-cell office:value-type="float" office:value="11.798" calcext:value-type="float">
            <text:p>11.798</text:p>
          </table:table-cell>
          <table:table-cell table:formula="of:=[.B607]/[.$B$2]" office:value-type="float" office:value="0.797631039868031" calcext:value-type="float">
            <text:p>0.797631039868031</text:p>
          </table:table-cell>
          <table:table-cell table:formula="of:=-LN([.C607])" office:value-type="float" office:value="0.226109144506947" calcext:value-type="float">
            <text:p>0.226109144506947</text:p>
          </table:table-cell>
        </table:table-row>
        <table:table-row table:style-name="ro1">
          <table:table-cell office:value-type="float" office:value="606.14" calcext:value-type="float">
            <text:p>606.14</text:p>
          </table:table-cell>
          <table:table-cell office:value-type="float" office:value="11.7945" calcext:value-type="float">
            <text:p>11.7945</text:p>
          </table:table-cell>
          <table:table-cell table:formula="of:=[.B608]/[.$B$2]" office:value-type="float" office:value="0.797394414284072" calcext:value-type="float">
            <text:p>0.797394414284072</text:p>
          </table:table-cell>
          <table:table-cell table:formula="of:=-LN([.C608])" office:value-type="float" office:value="0.226405848970287" calcext:value-type="float">
            <text:p>0.226405848970287</text:p>
          </table:table-cell>
        </table:table-row>
        <table:table-row table:style-name="ro1">
          <table:table-cell office:value-type="float" office:value="607.14" calcext:value-type="float">
            <text:p>607.14</text:p>
          </table:table-cell>
          <table:table-cell office:value-type="float" office:value="11.79" calcext:value-type="float">
            <text:p>11.79</text:p>
          </table:table-cell>
          <table:table-cell table:formula="of:=[.B609]/[.$B$2]" office:value-type="float" office:value="0.797090181390412" calcext:value-type="float">
            <text:p>0.797090181390412</text:p>
          </table:table-cell>
          <table:table-cell table:formula="of:=-LN([.C609])" office:value-type="float" office:value="0.226787455538551" calcext:value-type="float">
            <text:p>0.226787455538551</text:p>
          </table:table-cell>
        </table:table-row>
        <table:table-row table:style-name="ro1">
          <table:table-cell office:value-type="float" office:value="608.141" calcext:value-type="float">
            <text:p>608.141</text:p>
          </table:table-cell>
          <table:table-cell office:value-type="float" office:value="11.7866" calcext:value-type="float">
            <text:p>11.7866</text:p>
          </table:table-cell>
          <table:table-cell table:formula="of:=[.B610]/[.$B$2]" office:value-type="float" office:value="0.796860316537424" calcext:value-type="float">
            <text:p>0.796860316537424</text:p>
          </table:table-cell>
          <table:table-cell table:formula="of:=-LN([.C610])" office:value-type="float" office:value="0.22707587711109" calcext:value-type="float">
            <text:p>0.22707587711109</text:p>
          </table:table-cell>
        </table:table-row>
        <table:table-row table:style-name="ro1">
          <table:table-cell office:value-type="float" office:value="609.141" calcext:value-type="float">
            <text:p>609.141</text:p>
          </table:table-cell>
          <table:table-cell office:value-type="float" office:value="11.782" calcext:value-type="float">
            <text:p>11.782</text:p>
          </table:table-cell>
          <table:table-cell table:formula="of:=[.B611]/[.$B$2]" office:value-type="float" office:value="0.796549322912793" calcext:value-type="float">
            <text:p>0.796549322912793</text:p>
          </table:table-cell>
          <table:table-cell table:formula="of:=-LN([.C611])" office:value-type="float" office:value="0.227466226988335" calcext:value-type="float">
            <text:p>0.227466226988335</text:p>
          </table:table-cell>
        </table:table-row>
        <table:table-row table:style-name="ro1">
          <table:table-cell office:value-type="float" office:value="610.141" calcext:value-type="float">
            <text:p>610.141</text:p>
          </table:table-cell>
          <table:table-cell office:value-type="float" office:value="11.7783" calcext:value-type="float">
            <text:p>11.7783</text:p>
          </table:table-cell>
          <table:table-cell table:formula="of:=[.B612]/[.$B$2]" office:value-type="float" office:value="0.796299175866895" calcext:value-type="float">
            <text:p>0.796299175866895</text:p>
          </table:table-cell>
          <table:table-cell table:formula="of:=-LN([.C612])" office:value-type="float" office:value="0.227780314672313" calcext:value-type="float">
            <text:p>0.227780314672313</text:p>
          </table:table-cell>
        </table:table-row>
        <table:table-row table:style-name="ro1">
          <table:table-cell office:value-type="float" office:value="611.142" calcext:value-type="float">
            <text:p>611.142</text:p>
          </table:table-cell>
          <table:table-cell office:value-type="float" office:value="11.7758" calcext:value-type="float">
            <text:p>11.7758</text:p>
          </table:table-cell>
          <table:table-cell table:formula="of:=[.B613]/[.$B$2]" office:value-type="float" office:value="0.796130157592639" calcext:value-type="float">
            <text:p>0.796130157592639</text:p>
          </table:table-cell>
          <table:table-cell table:formula="of:=-LN([.C613])" office:value-type="float" office:value="0.227992591941186" calcext:value-type="float">
            <text:p>0.227992591941186</text:p>
          </table:table-cell>
        </table:table-row>
        <table:table-row table:style-name="ro1">
          <table:table-cell office:value-type="float" office:value="612.14" calcext:value-type="float">
            <text:p>612.14</text:p>
          </table:table-cell>
          <table:table-cell office:value-type="float" office:value="11.7713" calcext:value-type="float">
            <text:p>11.7713</text:p>
          </table:table-cell>
          <table:table-cell table:formula="of:=[.B614]/[.$B$2]" office:value-type="float" office:value="0.795825924698979" calcext:value-type="float">
            <text:p>0.795825924698979</text:p>
          </table:table-cell>
          <table:table-cell table:formula="of:=-LN([.C614])" office:value-type="float" office:value="0.228374804617464" calcext:value-type="float">
            <text:p>0.228374804617464</text:p>
          </table:table-cell>
        </table:table-row>
        <table:table-row table:style-name="ro1">
          <table:table-cell office:value-type="float" office:value="613.141" calcext:value-type="float">
            <text:p>613.141</text:p>
          </table:table-cell>
          <table:table-cell office:value-type="float" office:value="11.7677" calcext:value-type="float">
            <text:p>11.7677</text:p>
          </table:table-cell>
          <table:table-cell table:formula="of:=[.B615]/[.$B$2]" office:value-type="float" office:value="0.79558253838405" calcext:value-type="float">
            <text:p>0.79558253838405</text:p>
          </table:table-cell>
          <table:table-cell table:formula="of:=-LN([.C615])" office:value-type="float" office:value="0.228680679975641" calcext:value-type="float">
            <text:p>0.228680679975641</text:p>
          </table:table-cell>
        </table:table-row>
        <table:table-row table:style-name="ro1">
          <table:table-cell office:value-type="float" office:value="614.141" calcext:value-type="float">
            <text:p>614.141</text:p>
          </table:table-cell>
          <table:table-cell office:value-type="float" office:value="11.7642" calcext:value-type="float">
            <text:p>11.7642</text:p>
          </table:table-cell>
          <table:table-cell table:formula="of:=[.B616]/[.$B$2]" office:value-type="float" office:value="0.795345912800092" calcext:value-type="float">
            <text:p>0.795345912800092</text:p>
          </table:table-cell>
          <table:table-cell table:formula="of:=-LN([.C616])" office:value-type="float" office:value="0.228978148520536" calcext:value-type="float">
            <text:p>0.228978148520536</text:p>
          </table:table-cell>
        </table:table-row>
        <table:table-row table:style-name="ro1">
          <table:table-cell office:value-type="float" office:value="615.14" calcext:value-type="float">
            <text:p>615.14</text:p>
          </table:table-cell>
          <table:table-cell office:value-type="float" office:value="11.7592" calcext:value-type="float">
            <text:p>11.7592</text:p>
          </table:table-cell>
          <table:table-cell table:formula="of:=[.B617]/[.$B$2]" office:value-type="float" office:value="0.79500787625158" calcext:value-type="float">
            <text:p>0.79500787625158</text:p>
          </table:table-cell>
          <table:table-cell table:formula="of:=-LN([.C617])" office:value-type="float" office:value="0.229403257142189" calcext:value-type="float">
            <text:p>0.229403257142189</text:p>
          </table:table-cell>
        </table:table-row>
        <table:table-row table:style-name="ro1">
          <table:table-cell office:value-type="float" office:value="616.14" calcext:value-type="float">
            <text:p>616.14</text:p>
          </table:table-cell>
          <table:table-cell office:value-type="float" office:value="11.7562" calcext:value-type="float">
            <text:p>11.7562</text:p>
          </table:table-cell>
          <table:table-cell table:formula="of:=[.B618]/[.$B$2]" office:value-type="float" office:value="0.794805054322473" calcext:value-type="float">
            <text:p>0.794805054322473</text:p>
          </table:table-cell>
          <table:table-cell table:formula="of:=-LN([.C618])" office:value-type="float" office:value="0.229658409086556" calcext:value-type="float">
            <text:p>0.229658409086556</text:p>
          </table:table-cell>
        </table:table-row>
        <table:table-row table:style-name="ro1">
          <table:table-cell office:value-type="float" office:value="617.14" calcext:value-type="float">
            <text:p>617.14</text:p>
          </table:table-cell>
          <table:table-cell office:value-type="float" office:value="11.7518" calcext:value-type="float">
            <text:p>11.7518</text:p>
          </table:table-cell>
          <table:table-cell table:formula="of:=[.B619]/[.$B$2]" office:value-type="float" office:value="0.794507582159783" calcext:value-type="float">
            <text:p>0.794507582159783</text:p>
          </table:table-cell>
          <table:table-cell table:formula="of:=-LN([.C619])" office:value-type="float" office:value="0.230032749740918" calcext:value-type="float">
            <text:p>0.230032749740918</text:p>
          </table:table-cell>
        </table:table-row>
        <table:table-row table:style-name="ro1">
          <table:table-cell office:value-type="float" office:value="618.14" calcext:value-type="float">
            <text:p>618.14</text:p>
          </table:table-cell>
          <table:table-cell office:value-type="float" office:value="11.7481" calcext:value-type="float">
            <text:p>11.7481</text:p>
          </table:table-cell>
          <table:table-cell table:formula="of:=[.B620]/[.$B$2]" office:value-type="float" office:value="0.794257435113885" calcext:value-type="float">
            <text:p>0.794257435113885</text:p>
          </table:table-cell>
          <table:table-cell table:formula="of:=-LN([.C620])" office:value-type="float" office:value="0.23034764470052" calcext:value-type="float">
            <text:p>0.23034764470052</text:p>
          </table:table-cell>
        </table:table-row>
        <table:table-row table:style-name="ro1">
          <table:table-cell office:value-type="float" office:value="619.14" calcext:value-type="float">
            <text:p>619.14</text:p>
          </table:table-cell>
          <table:table-cell office:value-type="float" office:value="11.7451" calcext:value-type="float">
            <text:p>11.7451</text:p>
          </table:table-cell>
          <table:table-cell table:formula="of:=[.B621]/[.$B$2]" office:value-type="float" office:value="0.794054613184778" calcext:value-type="float">
            <text:p>0.794054613184778</text:p>
          </table:table-cell>
          <table:table-cell table:formula="of:=-LN([.C621])" office:value-type="float" office:value="0.230603037751812" calcext:value-type="float">
            <text:p>0.230603037751812</text:p>
          </table:table-cell>
        </table:table-row>
        <table:table-row table:style-name="ro1">
          <table:table-cell office:value-type="float" office:value="620.14" calcext:value-type="float">
            <text:p>620.14</text:p>
          </table:table-cell>
          <table:table-cell office:value-type="float" office:value="11.7411" calcext:value-type="float">
            <text:p>11.7411</text:p>
          </table:table-cell>
          <table:table-cell table:formula="of:=[.B622]/[.$B$2]" office:value-type="float" office:value="0.793784183945968" calcext:value-type="float">
            <text:p>0.793784183945968</text:p>
          </table:table-cell>
          <table:table-cell table:formula="of:=-LN([.C622])" office:value-type="float" office:value="0.230943663313945" calcext:value-type="float">
            <text:p>0.230943663313945</text:p>
          </table:table-cell>
        </table:table-row>
        <table:table-row table:style-name="ro1">
          <table:table-cell office:value-type="float" office:value="621.14" calcext:value-type="float">
            <text:p>621.14</text:p>
          </table:table-cell>
          <table:table-cell office:value-type="float" office:value="11.7378" calcext:value-type="float">
            <text:p>11.7378</text:p>
          </table:table-cell>
          <table:table-cell table:formula="of:=[.B623]/[.$B$2]" office:value-type="float" office:value="0.793561079823951" calcext:value-type="float">
            <text:p>0.793561079823951</text:p>
          </table:table-cell>
          <table:table-cell table:formula="of:=-LN([.C623])" office:value-type="float" office:value="0.231224766774646" calcext:value-type="float">
            <text:p>0.231224766774646</text:p>
          </table:table-cell>
        </table:table-row>
        <table:table-row table:style-name="ro1">
          <table:table-cell office:value-type="float" office:value="622.14" calcext:value-type="float">
            <text:p>622.14</text:p>
          </table:table-cell>
          <table:table-cell office:value-type="float" office:value="11.7337" calcext:value-type="float">
            <text:p>11.7337</text:p>
          </table:table-cell>
          <table:table-cell table:formula="of:=[.B624]/[.$B$2]" office:value-type="float" office:value="0.793283889854171" calcext:value-type="float">
            <text:p>0.793283889854171</text:p>
          </table:table-cell>
          <table:table-cell table:formula="of:=-LN([.C624])" office:value-type="float" office:value="0.231574126640159" calcext:value-type="float">
            <text:p>0.231574126640159</text:p>
          </table:table-cell>
        </table:table-row>
        <table:table-row table:style-name="ro1">
          <table:table-cell office:value-type="float" office:value="623.14" calcext:value-type="float">
            <text:p>623.14</text:p>
          </table:table-cell>
          <table:table-cell office:value-type="float" office:value="11.73" calcext:value-type="float">
            <text:p>11.73</text:p>
          </table:table-cell>
          <table:table-cell table:formula="of:=[.B625]/[.$B$2]" office:value-type="float" office:value="0.793033742808272" calcext:value-type="float">
            <text:p>0.793033742808272</text:p>
          </table:table-cell>
          <table:table-cell table:formula="of:=-LN([.C625])" office:value-type="float" office:value="0.231889507422446" calcext:value-type="float">
            <text:p>0.231889507422446</text:p>
          </table:table-cell>
        </table:table-row>
        <table:table-row table:style-name="ro1">
          <table:table-cell office:value-type="float" office:value="624.14" calcext:value-type="float">
            <text:p>624.14</text:p>
          </table:table-cell>
          <table:table-cell office:value-type="float" office:value="11.7255" calcext:value-type="float">
            <text:p>11.7255</text:p>
          </table:table-cell>
          <table:table-cell table:formula="of:=[.B626]/[.$B$2]" office:value-type="float" office:value="0.792729509914612" calcext:value-type="float">
            <text:p>0.792729509914612</text:p>
          </table:table-cell>
          <table:table-cell table:formula="of:=-LN([.C626])" office:value-type="float" office:value="0.232273212741472" calcext:value-type="float">
            <text:p>0.232273212741472</text:p>
          </table:table-cell>
        </table:table-row>
        <table:table-row table:style-name="ro1">
          <table:table-cell office:value-type="float" office:value="625.14" calcext:value-type="float">
            <text:p>625.14</text:p>
          </table:table-cell>
          <table:table-cell office:value-type="float" office:value="11.7234" calcext:value-type="float">
            <text:p>11.7234</text:p>
          </table:table-cell>
          <table:table-cell table:formula="of:=[.B627]/[.$B$2]" office:value-type="float" office:value="0.792587534564237" calcext:value-type="float">
            <text:p>0.792587534564237</text:p>
          </table:table-cell>
          <table:table-cell table:formula="of:=-LN([.C627])" office:value-type="float" office:value="0.232452325621447" calcext:value-type="float">
            <text:p>0.232452325621447</text:p>
          </table:table-cell>
        </table:table-row>
        <table:table-row table:style-name="ro1">
          <table:table-cell office:value-type="float" office:value="626.14" calcext:value-type="float">
            <text:p>626.14</text:p>
          </table:table-cell>
          <table:table-cell office:value-type="float" office:value="11.7178" calcext:value-type="float">
            <text:p>11.7178</text:p>
          </table:table-cell>
          <table:table-cell table:formula="of:=[.B628]/[.$B$2]" office:value-type="float" office:value="0.792208933629904" calcext:value-type="float">
            <text:p>0.792208933629904</text:p>
          </table:table-cell>
          <table:table-cell table:formula="of:=-LN([.C628])" office:value-type="float" office:value="0.232930116869892" calcext:value-type="float">
            <text:p>0.232930116869892</text:p>
          </table:table-cell>
        </table:table-row>
        <table:table-row table:style-name="ro1">
          <table:table-cell office:value-type="float" office:value="627.14" calcext:value-type="float">
            <text:p>627.14</text:p>
          </table:table-cell>
          <table:table-cell office:value-type="float" office:value="11.7116" calcext:value-type="float">
            <text:p>11.7116</text:p>
          </table:table-cell>
          <table:table-cell table:formula="of:=[.B629]/[.$B$2]" office:value-type="float" office:value="0.79178976830975" calcext:value-type="float">
            <text:p>0.79178976830975</text:p>
          </table:table-cell>
          <table:table-cell table:formula="of:=-LN([.C629])" office:value-type="float" office:value="0.233459366457566" calcext:value-type="float">
            <text:p>0.233459366457566</text:p>
          </table:table-cell>
        </table:table-row>
        <table:table-row table:style-name="ro1">
          <table:table-cell office:value-type="float" office:value="628.14" calcext:value-type="float">
            <text:p>628.14</text:p>
          </table:table-cell>
          <table:table-cell office:value-type="float" office:value="11.7115" calcext:value-type="float">
            <text:p>11.7115</text:p>
          </table:table-cell>
          <table:table-cell table:formula="of:=[.B630]/[.$B$2]" office:value-type="float" office:value="0.791783007578779" calcext:value-type="float">
            <text:p>0.791783007578779</text:p>
          </table:table-cell>
          <table:table-cell table:formula="of:=-LN([.C630])" office:value-type="float" office:value="0.233467905037003" calcext:value-type="float">
            <text:p>0.233467905037003</text:p>
          </table:table-cell>
        </table:table-row>
        <table:table-row table:style-name="ro1">
          <table:table-cell office:value-type="float" office:value="629.14" calcext:value-type="float">
            <text:p>629.14</text:p>
          </table:table-cell>
          <table:table-cell office:value-type="float" office:value="11.7078" calcext:value-type="float">
            <text:p>11.7078</text:p>
          </table:table-cell>
          <table:table-cell table:formula="of:=[.B631]/[.$B$2]" office:value-type="float" office:value="0.791532860532881" calcext:value-type="float">
            <text:p>0.791532860532881</text:p>
          </table:table-cell>
          <table:table-cell table:formula="of:=-LN([.C631])" office:value-type="float" office:value="0.233783883740959" calcext:value-type="float">
            <text:p>0.233783883740959</text:p>
          </table:table-cell>
        </table:table-row>
        <table:table-row table:style-name="ro1">
          <table:table-cell office:value-type="float" office:value="630.141" calcext:value-type="float">
            <text:p>630.141</text:p>
          </table:table-cell>
          <table:table-cell office:value-type="float" office:value="11.7042" calcext:value-type="float">
            <text:p>11.7042</text:p>
          </table:table-cell>
          <table:table-cell table:formula="of:=[.B632]/[.$B$2]" office:value-type="float" office:value="0.791289474217953" calcext:value-type="float">
            <text:p>0.791289474217953</text:p>
          </table:table-cell>
          <table:table-cell table:formula="of:=-LN([.C632])" office:value-type="float" office:value="0.234091418341025" calcext:value-type="float">
            <text:p>0.234091418341025</text:p>
          </table:table-cell>
        </table:table-row>
        <table:table-row table:style-name="ro1">
          <table:table-cell office:value-type="float" office:value="631.141" calcext:value-type="float">
            <text:p>631.141</text:p>
          </table:table-cell>
          <table:table-cell office:value-type="float" office:value="11.701" calcext:value-type="float">
            <text:p>11.701</text:p>
          </table:table-cell>
          <table:table-cell table:formula="of:=[.B633]/[.$B$2]" office:value-type="float" office:value="0.791073130826905" calcext:value-type="float">
            <text:p>0.791073130826905</text:p>
          </table:table-cell>
          <table:table-cell table:formula="of:=-LN([.C633])" office:value-type="float" office:value="0.234364861851009" calcext:value-type="float">
            <text:p>0.234364861851009</text:p>
          </table:table-cell>
        </table:table-row>
        <table:table-row table:style-name="ro1">
          <table:table-cell office:value-type="float" office:value="632.141" calcext:value-type="float">
            <text:p>632.141</text:p>
          </table:table-cell>
          <table:table-cell office:value-type="float" office:value="11.6961" calcext:value-type="float">
            <text:p>11.6961</text:p>
          </table:table-cell>
          <table:table-cell table:formula="of:=[.B634]/[.$B$2]" office:value-type="float" office:value="0.790741855009364" calcext:value-type="float">
            <text:p>0.790741855009364</text:p>
          </table:table-cell>
          <table:table-cell table:formula="of:=-LN([.C634])" office:value-type="float" office:value="0.234783717185357" calcext:value-type="float">
            <text:p>0.234783717185357</text:p>
          </table:table-cell>
        </table:table-row>
        <table:table-row table:style-name="ro1">
          <table:table-cell office:value-type="float" office:value="633.141" calcext:value-type="float">
            <text:p>633.141</text:p>
          </table:table-cell>
          <table:table-cell office:value-type="float" office:value="11.6922" calcext:value-type="float">
            <text:p>11.6922</text:p>
          </table:table-cell>
          <table:table-cell table:formula="of:=[.B635]/[.$B$2]" office:value-type="float" office:value="0.790478186501525" calcext:value-type="float">
            <text:p>0.790478186501525</text:p>
          </table:table-cell>
          <table:table-cell table:formula="of:=-LN([.C635])" office:value-type="float" office:value="0.235117217271823" calcext:value-type="float">
            <text:p>0.235117217271823</text:p>
          </table:table-cell>
        </table:table-row>
        <table:table-row table:style-name="ro1">
          <table:table-cell office:value-type="float" office:value="634.14" calcext:value-type="float">
            <text:p>634.14</text:p>
          </table:table-cell>
          <table:table-cell office:value-type="float" office:value="11.6888" calcext:value-type="float">
            <text:p>11.6888</text:p>
          </table:table-cell>
          <table:table-cell table:formula="of:=[.B636]/[.$B$2]" office:value-type="float" office:value="0.790248321648537" calcext:value-type="float">
            <text:p>0.790248321648537</text:p>
          </table:table-cell>
          <table:table-cell table:formula="of:=-LN([.C636])" office:value-type="float" office:value="0.235408051712092" calcext:value-type="float">
            <text:p>0.235408051712092</text:p>
          </table:table-cell>
        </table:table-row>
        <table:table-row table:style-name="ro1">
          <table:table-cell office:value-type="float" office:value="635.141" calcext:value-type="float">
            <text:p>635.141</text:p>
          </table:table-cell>
          <table:table-cell office:value-type="float" office:value="11.6855" calcext:value-type="float">
            <text:p>11.6855</text:p>
          </table:table-cell>
          <table:table-cell table:formula="of:=[.B637]/[.$B$2]" office:value-type="float" office:value="0.790025217526519" calcext:value-type="float">
            <text:p>0.790025217526519</text:p>
          </table:table-cell>
          <table:table-cell table:formula="of:=-LN([.C637])" office:value-type="float" office:value="0.235690413110887" calcext:value-type="float">
            <text:p>0.235690413110887</text:p>
          </table:table-cell>
        </table:table-row>
        <table:table-row table:style-name="ro1">
          <table:table-cell office:value-type="float" office:value="636.141" calcext:value-type="float">
            <text:p>636.141</text:p>
          </table:table-cell>
          <table:table-cell office:value-type="float" office:value="11.6819" calcext:value-type="float">
            <text:p>11.6819</text:p>
          </table:table-cell>
          <table:table-cell table:formula="of:=[.B638]/[.$B$2]" office:value-type="float" office:value="0.789781831211591" calcext:value-type="float">
            <text:p>0.789781831211591</text:p>
          </table:table-cell>
          <table:table-cell table:formula="of:=-LN([.C638])" office:value-type="float" office:value="0.235998534684403" calcext:value-type="float">
            <text:p>0.235998534684403</text:p>
          </table:table-cell>
        </table:table-row>
        <table:table-row table:style-name="ro1">
          <table:table-cell office:value-type="float" office:value="637.141" calcext:value-type="float">
            <text:p>637.141</text:p>
          </table:table-cell>
          <table:table-cell office:value-type="float" office:value="11.6778" calcext:value-type="float">
            <text:p>11.6778</text:p>
          </table:table-cell>
          <table:table-cell table:formula="of:=[.B639]/[.$B$2]" office:value-type="float" office:value="0.789504641241811" calcext:value-type="float">
            <text:p>0.789504641241811</text:p>
          </table:table-cell>
          <table:table-cell table:formula="of:=-LN([.C639])" office:value-type="float" office:value="0.236349566593383" calcext:value-type="float">
            <text:p>0.236349566593383</text:p>
          </table:table-cell>
        </table:table-row>
        <table:table-row table:style-name="ro1">
          <table:table-cell office:value-type="float" office:value="638.14" calcext:value-type="float">
            <text:p>638.14</text:p>
          </table:table-cell>
          <table:table-cell office:value-type="float" office:value="11.6747" calcext:value-type="float">
            <text:p>11.6747</text:p>
          </table:table-cell>
          <table:table-cell table:formula="of:=[.B640]/[.$B$2]" office:value-type="float" office:value="0.789295058581734" calcext:value-type="float">
            <text:p>0.789295058581734</text:p>
          </table:table-cell>
          <table:table-cell table:formula="of:=-LN([.C640])" office:value-type="float" office:value="0.236615062794493" calcext:value-type="float">
            <text:p>0.236615062794493</text:p>
          </table:table-cell>
        </table:table-row>
        <table:table-row table:style-name="ro1">
          <table:table-cell office:value-type="float" office:value="639.14" calcext:value-type="float">
            <text:p>639.14</text:p>
          </table:table-cell>
          <table:table-cell office:value-type="float" office:value="11.6703" calcext:value-type="float">
            <text:p>11.6703</text:p>
          </table:table-cell>
          <table:table-cell table:formula="of:=[.B641]/[.$B$2]" office:value-type="float" office:value="0.788997586419044" calcext:value-type="float">
            <text:p>0.788997586419044</text:p>
          </table:table-cell>
          <table:table-cell table:formula="of:=-LN([.C641])" office:value-type="float" office:value="0.236992017178909" calcext:value-type="float">
            <text:p>0.236992017178909</text:p>
          </table:table-cell>
        </table:table-row>
        <table:table-row table:style-name="ro1">
          <table:table-cell office:value-type="float" office:value="640.14" calcext:value-type="float">
            <text:p>640.14</text:p>
          </table:table-cell>
          <table:table-cell office:value-type="float" office:value="11.6663" calcext:value-type="float">
            <text:p>11.6663</text:p>
          </table:table-cell>
          <table:table-cell table:formula="of:=[.B642]/[.$B$2]" office:value-type="float" office:value="0.788727157180234" calcext:value-type="float">
            <text:p>0.788727157180234</text:p>
          </table:table-cell>
          <table:table-cell table:formula="of:=-LN([.C642])" office:value-type="float" office:value="0.237334826331843" calcext:value-type="float">
            <text:p>0.237334826331843</text:p>
          </table:table-cell>
        </table:table-row>
        <table:table-row table:style-name="ro1">
          <table:table-cell office:value-type="float" office:value="641.14" calcext:value-type="float">
            <text:p>641.14</text:p>
          </table:table-cell>
          <table:table-cell office:value-type="float" office:value="11.6624" calcext:value-type="float">
            <text:p>11.6624</text:p>
          </table:table-cell>
          <table:table-cell table:formula="of:=[.B643]/[.$B$2]" office:value-type="float" office:value="0.788463488672395" calcext:value-type="float">
            <text:p>0.788463488672395</text:p>
          </table:table-cell>
          <table:table-cell table:formula="of:=-LN([.C643])" office:value-type="float" office:value="0.237669178442019" calcext:value-type="float">
            <text:p>0.237669178442019</text:p>
          </table:table-cell>
        </table:table-row>
        <table:table-row table:style-name="ro1">
          <table:table-cell office:value-type="float" office:value="642.14" calcext:value-type="float">
            <text:p>642.14</text:p>
          </table:table-cell>
          <table:table-cell office:value-type="float" office:value="11.6587" calcext:value-type="float">
            <text:p>11.6587</text:p>
          </table:table-cell>
          <table:table-cell table:formula="of:=[.B644]/[.$B$2]" office:value-type="float" office:value="0.788213341626497" calcext:value-type="float">
            <text:p>0.788213341626497</text:p>
          </table:table-cell>
          <table:table-cell table:formula="of:=-LN([.C644])" office:value-type="float" office:value="0.237986487662514" calcext:value-type="float">
            <text:p>0.237986487662514</text:p>
          </table:table-cell>
        </table:table-row>
        <table:table-row table:style-name="ro1">
          <table:table-cell office:value-type="float" office:value="643.14" calcext:value-type="float">
            <text:p>643.14</text:p>
          </table:table-cell>
          <table:table-cell office:value-type="float" office:value="11.6552" calcext:value-type="float">
            <text:p>11.6552</text:p>
          </table:table-cell>
          <table:table-cell table:formula="of:=[.B645]/[.$B$2]" office:value-type="float" office:value="0.787976716042539" calcext:value-type="float">
            <text:p>0.787976716042539</text:p>
          </table:table-cell>
          <table:table-cell table:formula="of:=-LN([.C645])" office:value-type="float" office:value="0.238286737730181" calcext:value-type="float">
            <text:p>0.238286737730181</text:p>
          </table:table-cell>
        </table:table-row>
        <table:table-row table:style-name="ro1">
          <table:table-cell office:value-type="float" office:value="644.14" calcext:value-type="float">
            <text:p>644.14</text:p>
          </table:table-cell>
          <table:table-cell office:value-type="float" office:value="11.6511" calcext:value-type="float">
            <text:p>11.6511</text:p>
          </table:table-cell>
          <table:table-cell table:formula="of:=[.B646]/[.$B$2]" office:value-type="float" office:value="0.787699526072759" calcext:value-type="float">
            <text:p>0.787699526072759</text:p>
          </table:table-cell>
          <table:table-cell table:formula="of:=-LN([.C646])" office:value-type="float" office:value="0.238638573932607" calcext:value-type="float">
            <text:p>0.238638573932607</text:p>
          </table:table-cell>
        </table:table-row>
        <table:table-row table:style-name="ro1">
          <table:table-cell office:value-type="float" office:value="645.14" calcext:value-type="float">
            <text:p>645.14</text:p>
          </table:table-cell>
          <table:table-cell office:value-type="float" office:value="11.6476" calcext:value-type="float">
            <text:p>11.6476</text:p>
          </table:table-cell>
          <table:table-cell table:formula="of:=[.B647]/[.$B$2]" office:value-type="float" office:value="0.787462900488801" calcext:value-type="float">
            <text:p>0.787462900488801</text:p>
          </table:table-cell>
          <table:table-cell table:formula="of:=-LN([.C647])" office:value-type="float" office:value="0.238939019882495" calcext:value-type="float">
            <text:p>0.238939019882495</text:p>
          </table:table-cell>
        </table:table-row>
        <table:table-row table:style-name="ro1">
          <table:table-cell office:value-type="float" office:value="646.14" calcext:value-type="float">
            <text:p>646.14</text:p>
          </table:table-cell>
          <table:table-cell office:value-type="float" office:value="11.6438" calcext:value-type="float">
            <text:p>11.6438</text:p>
          </table:table-cell>
          <table:table-cell table:formula="of:=[.B648]/[.$B$2]" office:value-type="float" office:value="0.787205992711932" calcext:value-type="float">
            <text:p>0.787205992711932</text:p>
          </table:table-cell>
          <table:table-cell table:formula="of:=-LN([.C648])" office:value-type="float" office:value="0.239265320580067" calcext:value-type="float">
            <text:p>0.239265320580067</text:p>
          </table:table-cell>
        </table:table-row>
        <table:table-row table:style-name="ro1">
          <table:table-cell office:value-type="float" office:value="647.14" calcext:value-type="float">
            <text:p>647.14</text:p>
          </table:table-cell>
          <table:table-cell office:value-type="float" office:value="11.6407" calcext:value-type="float">
            <text:p>11.6407</text:p>
          </table:table-cell>
          <table:table-cell table:formula="of:=[.B649]/[.$B$2]" office:value-type="float" office:value="0.786996410051855" calcext:value-type="float">
            <text:p>0.786996410051855</text:p>
          </table:table-cell>
          <table:table-cell table:formula="of:=-LN([.C649])" office:value-type="float" office:value="0.239531592135678" calcext:value-type="float">
            <text:p>0.239531592135678</text:p>
          </table:table-cell>
        </table:table-row>
        <table:table-row table:style-name="ro1">
          <table:table-cell office:value-type="float" office:value="648.14" calcext:value-type="float">
            <text:p>648.14</text:p>
          </table:table-cell>
          <table:table-cell office:value-type="float" office:value="11.6358" calcext:value-type="float">
            <text:p>11.6358</text:p>
          </table:table-cell>
          <table:table-cell table:formula="of:=[.B650]/[.$B$2]" office:value-type="float" office:value="0.786665134234313" calcext:value-type="float">
            <text:p>0.786665134234313</text:p>
          </table:table-cell>
          <table:table-cell table:formula="of:=-LN([.C650])" office:value-type="float" office:value="0.239952617639717" calcext:value-type="float">
            <text:p>0.239952617639717</text:p>
          </table:table-cell>
        </table:table-row>
        <table:table-row table:style-name="ro1">
          <table:table-cell office:value-type="float" office:value="649.14" calcext:value-type="float">
            <text:p>649.14</text:p>
          </table:table-cell>
          <table:table-cell office:value-type="float" office:value="11.6323" calcext:value-type="float">
            <text:p>11.6323</text:p>
          </table:table-cell>
          <table:table-cell table:formula="of:=[.B651]/[.$B$2]" office:value-type="float" office:value="0.786428508650355" calcext:value-type="float">
            <text:p>0.786428508650355</text:p>
          </table:table-cell>
          <table:table-cell table:formula="of:=-LN([.C651])" office:value-type="float" office:value="0.240253458707651" calcext:value-type="float">
            <text:p>0.240253458707651</text:p>
          </table:table-cell>
        </table:table-row>
        <table:table-row table:style-name="ro1">
          <table:table-cell office:value-type="float" office:value="650.141" calcext:value-type="float">
            <text:p>650.141</text:p>
          </table:table-cell>
          <table:table-cell office:value-type="float" office:value="11.6297" calcext:value-type="float">
            <text:p>11.6297</text:p>
          </table:table-cell>
          <table:table-cell table:formula="of:=[.B652]/[.$B$2]" office:value-type="float" office:value="0.786252729645129" calcext:value-type="float">
            <text:p>0.786252729645129</text:p>
          </table:table-cell>
          <table:table-cell table:formula="of:=-LN([.C652])" office:value-type="float" office:value="0.240476999246799" calcext:value-type="float">
            <text:p>0.240476999246799</text:p>
          </table:table-cell>
        </table:table-row>
        <table:table-row table:style-name="ro1">
          <table:table-cell office:value-type="float" office:value="651.141" calcext:value-type="float">
            <text:p>651.141</text:p>
          </table:table-cell>
          <table:table-cell office:value-type="float" office:value="11.6244" calcext:value-type="float">
            <text:p>11.6244</text:p>
          </table:table-cell>
          <table:table-cell table:formula="of:=[.B653]/[.$B$2]" office:value-type="float" office:value="0.785894410903707" calcext:value-type="float">
            <text:p>0.785894410903707</text:p>
          </table:table-cell>
          <table:table-cell table:formula="of:=-LN([.C653])" office:value-type="float" office:value="0.240932832849628" calcext:value-type="float">
            <text:p>0.240932832849628</text:p>
          </table:table-cell>
        </table:table-row>
        <table:table-row table:style-name="ro1">
          <table:table-cell office:value-type="float" office:value="652.141" calcext:value-type="float">
            <text:p>652.141</text:p>
          </table:table-cell>
          <table:table-cell office:value-type="float" office:value="11.6212" calcext:value-type="float">
            <text:p>11.6212</text:p>
          </table:table-cell>
          <table:table-cell table:formula="of:=[.B654]/[.$B$2]" office:value-type="float" office:value="0.78567806751266" calcext:value-type="float">
            <text:p>0.78567806751266</text:p>
          </table:table-cell>
          <table:table-cell table:formula="of:=-LN([.C654])" office:value-type="float" office:value="0.241208153772315" calcext:value-type="float">
            <text:p>0.241208153772315</text:p>
          </table:table-cell>
        </table:table-row>
        <table:table-row table:style-name="ro1">
          <table:table-cell office:value-type="float" office:value="653.141" calcext:value-type="float">
            <text:p>653.141</text:p>
          </table:table-cell>
          <table:table-cell office:value-type="float" office:value="11.617" calcext:value-type="float">
            <text:p>11.617</text:p>
          </table:table-cell>
          <table:table-cell table:formula="of:=[.B655]/[.$B$2]" office:value-type="float" office:value="0.78539411681191" calcext:value-type="float">
            <text:p>0.78539411681191</text:p>
          </table:table-cell>
          <table:table-cell table:formula="of:=-LN([.C655])" office:value-type="float" office:value="0.241569627556492" calcext:value-type="float">
            <text:p>0.241569627556492</text:p>
          </table:table-cell>
        </table:table-row>
        <table:table-row table:style-name="ro1">
          <table:table-cell office:value-type="float" office:value="654.14" calcext:value-type="float">
            <text:p>654.14</text:p>
          </table:table-cell>
          <table:table-cell office:value-type="float" office:value="11.6134" calcext:value-type="float">
            <text:p>11.6134</text:p>
          </table:table-cell>
          <table:table-cell table:formula="of:=[.B656]/[.$B$2]" office:value-type="float" office:value="0.785150730496981" calcext:value-type="float">
            <text:p>0.785150730496981</text:p>
          </table:table-cell>
          <table:table-cell table:formula="of:=-LN([.C656])" office:value-type="float" office:value="0.241879566259986" calcext:value-type="float">
            <text:p>0.241879566259986</text:p>
          </table:table-cell>
        </table:table-row>
        <table:table-row table:style-name="ro1">
          <table:table-cell office:value-type="float" office:value="655.141" calcext:value-type="float">
            <text:p>655.141</text:p>
          </table:table-cell>
          <table:table-cell office:value-type="float" office:value="11.6099" calcext:value-type="float">
            <text:p>11.6099</text:p>
          </table:table-cell>
          <table:table-cell table:formula="of:=[.B657]/[.$B$2]" office:value-type="float" office:value="0.784914104913023" calcext:value-type="float">
            <text:p>0.784914104913023</text:p>
          </table:table-cell>
          <table:table-cell table:formula="of:=-LN([.C657])" office:value-type="float" office:value="0.242180987679552" calcext:value-type="float">
            <text:p>0.242180987679552</text:p>
          </table:table-cell>
        </table:table-row>
        <table:table-row table:style-name="ro1">
          <table:table-cell office:value-type="float" office:value="656.141" calcext:value-type="float">
            <text:p>656.141</text:p>
          </table:table-cell>
          <table:table-cell office:value-type="float" office:value="11.6065" calcext:value-type="float">
            <text:p>11.6065</text:p>
          </table:table-cell>
          <table:table-cell table:formula="of:=[.B658]/[.$B$2]" office:value-type="float" office:value="0.784684240060035" calcext:value-type="float">
            <text:p>0.784684240060035</text:p>
          </table:table-cell>
          <table:table-cell table:formula="of:=-LN([.C658])" office:value-type="float" office:value="0.242473884082466" calcext:value-type="float">
            <text:p>0.242473884082466</text:p>
          </table:table-cell>
        </table:table-row>
        <table:table-row table:style-name="ro1">
          <table:table-cell office:value-type="float" office:value="657.14" calcext:value-type="float">
            <text:p>657.14</text:p>
          </table:table-cell>
          <table:table-cell office:value-type="float" office:value="11.6014" calcext:value-type="float">
            <text:p>11.6014</text:p>
          </table:table-cell>
          <table:table-cell table:formula="of:=[.B659]/[.$B$2]" office:value-type="float" office:value="0.784339442780554" calcext:value-type="float">
            <text:p>0.784339442780554</text:p>
          </table:table-cell>
          <table:table-cell table:formula="of:=-LN([.C659])" office:value-type="float" office:value="0.242913389602749" calcext:value-type="float">
            <text:p>0.242913389602749</text:p>
          </table:table-cell>
        </table:table-row>
        <table:table-row table:style-name="ro1">
          <table:table-cell office:value-type="float" office:value="658.14" calcext:value-type="float">
            <text:p>658.14</text:p>
          </table:table-cell>
          <table:table-cell office:value-type="float" office:value="11.5984" calcext:value-type="float">
            <text:p>11.5984</text:p>
          </table:table-cell>
          <table:table-cell table:formula="of:=[.B660]/[.$B$2]" office:value-type="float" office:value="0.784136620851446" calcext:value-type="float">
            <text:p>0.784136620851446</text:p>
          </table:table-cell>
          <table:table-cell table:formula="of:=-LN([.C660])" office:value-type="float" office:value="0.243172012523354" calcext:value-type="float">
            <text:p>0.243172012523354</text:p>
          </table:table-cell>
        </table:table-row>
        <table:table-row table:style-name="ro1">
          <table:table-cell office:value-type="float" office:value="659.14" calcext:value-type="float">
            <text:p>659.14</text:p>
          </table:table-cell>
          <table:table-cell office:value-type="float" office:value="11.595" calcext:value-type="float">
            <text:p>11.595</text:p>
          </table:table-cell>
          <table:table-cell table:formula="of:=[.B661]/[.$B$2]" office:value-type="float" office:value="0.783906755998459" calcext:value-type="float">
            <text:p>0.783906755998459</text:p>
          </table:table-cell>
          <table:table-cell table:formula="of:=-LN([.C661])" office:value-type="float" office:value="0.243465199380335" calcext:value-type="float">
            <text:p>0.243465199380335</text:p>
          </table:table-cell>
        </table:table-row>
        <table:table-row table:style-name="ro1">
          <table:table-cell office:value-type="float" office:value="660.141" calcext:value-type="float">
            <text:p>660.141</text:p>
          </table:table-cell>
          <table:table-cell office:value-type="float" office:value="11.5909" calcext:value-type="float">
            <text:p>11.5909</text:p>
          </table:table-cell>
          <table:table-cell table:formula="of:=[.B662]/[.$B$2]" office:value-type="float" office:value="0.783629566028679" calcext:value-type="float">
            <text:p>0.783629566028679</text:p>
          </table:table-cell>
          <table:table-cell table:formula="of:=-LN([.C662])" office:value-type="float" office:value="0.243818862601753" calcext:value-type="float">
            <text:p>0.243818862601753</text:p>
          </table:table-cell>
        </table:table-row>
        <table:table-row table:style-name="ro1">
          <table:table-cell office:value-type="float" office:value="661.141" calcext:value-type="float">
            <text:p>661.141</text:p>
          </table:table-cell>
          <table:table-cell office:value-type="float" office:value="11.5882" calcext:value-type="float">
            <text:p>11.5882</text:p>
          </table:table-cell>
          <table:table-cell table:formula="of:=[.B663]/[.$B$2]" office:value-type="float" office:value="0.783447026292483" calcext:value-type="float">
            <text:p>0.783447026292483</text:p>
          </table:table-cell>
          <table:table-cell table:formula="of:=-LN([.C663])" office:value-type="float" office:value="0.244051831095975" calcext:value-type="float">
            <text:p>0.244051831095975</text:p>
          </table:table-cell>
        </table:table-row>
        <table:table-row table:style-name="ro1">
          <table:table-cell office:value-type="float" office:value="662.141" calcext:value-type="float">
            <text:p>662.141</text:p>
          </table:table-cell>
          <table:table-cell office:value-type="float" office:value="11.5846" calcext:value-type="float">
            <text:p>11.5846</text:p>
          </table:table-cell>
          <table:table-cell table:formula="of:=[.B664]/[.$B$2]" office:value-type="float" office:value="0.783203639977554" calcext:value-type="float">
            <text:p>0.783203639977554</text:p>
          </table:table-cell>
          <table:table-cell table:formula="of:=-LN([.C664])" office:value-type="float" office:value="0.244362540205704" calcext:value-type="float">
            <text:p>0.244362540205704</text:p>
          </table:table-cell>
        </table:table-row>
        <table:table-row table:style-name="ro1">
          <table:table-cell office:value-type="float" office:value="663.14" calcext:value-type="float">
            <text:p>663.14</text:p>
          </table:table-cell>
          <table:table-cell office:value-type="float" office:value="11.5798" calcext:value-type="float">
            <text:p>11.5798</text:p>
          </table:table-cell>
          <table:table-cell table:formula="of:=[.B665]/[.$B$2]" office:value-type="float" office:value="0.782879124890983" calcext:value-type="float">
            <text:p>0.782879124890983</text:p>
          </table:table-cell>
          <table:table-cell table:formula="of:=-LN([.C665])" office:value-type="float" office:value="0.244776969249297" calcext:value-type="float">
            <text:p>0.244776969249297</text:p>
          </table:table-cell>
        </table:table-row>
        <table:table-row table:style-name="ro1">
          <table:table-cell office:value-type="float" office:value="664.14" calcext:value-type="float">
            <text:p>664.14</text:p>
          </table:table-cell>
          <table:table-cell office:value-type="float" office:value="11.5764" calcext:value-type="float">
            <text:p>11.5764</text:p>
          </table:table-cell>
          <table:table-cell table:formula="of:=[.B666]/[.$B$2]" office:value-type="float" office:value="0.782649260037995" calcext:value-type="float">
            <text:p>0.782649260037995</text:p>
          </table:table-cell>
          <table:table-cell table:formula="of:=-LN([.C666])" office:value-type="float" office:value="0.245070627105459" calcext:value-type="float">
            <text:p>0.245070627105459</text:p>
          </table:table-cell>
        </table:table-row>
        <table:table-row table:style-name="ro1">
          <table:table-cell office:value-type="float" office:value="665.141" calcext:value-type="float">
            <text:p>665.141</text:p>
          </table:table-cell>
          <table:table-cell office:value-type="float" office:value="11.5708" calcext:value-type="float">
            <text:p>11.5708</text:p>
          </table:table-cell>
          <table:table-cell table:formula="of:=[.B667]/[.$B$2]" office:value-type="float" office:value="0.782270659103662" calcext:value-type="float">
            <text:p>0.782270659103662</text:p>
          </table:table-cell>
          <table:table-cell table:formula="of:=-LN([.C667])" office:value-type="float" office:value="0.245554486933797" calcext:value-type="float">
            <text:p>0.245554486933797</text:p>
          </table:table-cell>
        </table:table-row>
        <table:table-row table:style-name="ro1">
          <table:table-cell office:value-type="float" office:value="666.141" calcext:value-type="float">
            <text:p>666.141</text:p>
          </table:table-cell>
          <table:table-cell office:value-type="float" office:value="11.5684" calcext:value-type="float">
            <text:p>11.5684</text:p>
          </table:table-cell>
          <table:table-cell table:formula="of:=[.B668]/[.$B$2]" office:value-type="float" office:value="0.782108401560377" calcext:value-type="float">
            <text:p>0.782108401560377</text:p>
          </table:table-cell>
          <table:table-cell table:formula="of:=-LN([.C668])" office:value-type="float" office:value="0.24576192712262" calcext:value-type="float">
            <text:p>0.24576192712262</text:p>
          </table:table-cell>
        </table:table-row>
        <table:table-row table:style-name="ro1">
          <table:table-cell office:value-type="float" office:value="667.141" calcext:value-type="float">
            <text:p>667.141</text:p>
          </table:table-cell>
          <table:table-cell office:value-type="float" office:value="11.5652" calcext:value-type="float">
            <text:p>11.5652</text:p>
          </table:table-cell>
          <table:table-cell table:formula="of:=[.B669]/[.$B$2]" office:value-type="float" office:value="0.781892058169329" calcext:value-type="float">
            <text:p>0.781892058169329</text:p>
          </table:table-cell>
          <table:table-cell table:formula="of:=-LN([.C669])" office:value-type="float" office:value="0.24603858099581" calcext:value-type="float">
            <text:p>0.24603858099581</text:p>
          </table:table-cell>
        </table:table-row>
        <table:table-row table:style-name="ro1">
          <table:table-cell office:value-type="float" office:value="668.14" calcext:value-type="float">
            <text:p>668.14</text:p>
          </table:table-cell>
          <table:table-cell office:value-type="float" office:value="11.561" calcext:value-type="float">
            <text:p>11.561</text:p>
          </table:table-cell>
          <table:table-cell table:formula="of:=[.B670]/[.$B$2]" office:value-type="float" office:value="0.78160810746858" calcext:value-type="float">
            <text:p>0.78160810746858</text:p>
          </table:table-cell>
          <table:table-cell table:formula="of:=-LN([.C670])" office:value-type="float" office:value="0.246401805394645" calcext:value-type="float">
            <text:p>0.246401805394645</text:p>
          </table:table-cell>
        </table:table-row>
        <table:table-row table:style-name="ro1">
          <table:table-cell office:value-type="float" office:value="669.14" calcext:value-type="float">
            <text:p>669.14</text:p>
          </table:table-cell>
          <table:table-cell office:value-type="float" office:value="11.5571" calcext:value-type="float">
            <text:p>11.5571</text:p>
          </table:table-cell>
          <table:table-cell table:formula="of:=[.B671]/[.$B$2]" office:value-type="float" office:value="0.781344438960741" calcext:value-type="float">
            <text:p>0.781344438960741</text:p>
          </table:table-cell>
          <table:table-cell table:formula="of:=-LN([.C671])" office:value-type="float" office:value="0.246739203367403" calcext:value-type="float">
            <text:p>0.246739203367403</text:p>
          </table:table-cell>
        </table:table-row>
        <table:table-row table:style-name="ro1">
          <table:table-cell office:value-type="float" office:value="670.14" calcext:value-type="float">
            <text:p>670.14</text:p>
          </table:table-cell>
          <table:table-cell office:value-type="float" office:value="11.5538" calcext:value-type="float">
            <text:p>11.5538</text:p>
          </table:table-cell>
          <table:table-cell table:formula="of:=[.B672]/[.$B$2]" office:value-type="float" office:value="0.781121334838723" calcext:value-type="float">
            <text:p>0.781121334838723</text:p>
          </table:table-cell>
          <table:table-cell table:formula="of:=-LN([.C672])" office:value-type="float" office:value="0.247024782901079" calcext:value-type="float">
            <text:p>0.247024782901079</text:p>
          </table:table-cell>
        </table:table-row>
        <table:table-row table:style-name="ro1">
          <table:table-cell office:value-type="float" office:value="671.14" calcext:value-type="float">
            <text:p>671.14</text:p>
          </table:table-cell>
          <table:table-cell office:value-type="float" office:value="11.5494" calcext:value-type="float">
            <text:p>11.5494</text:p>
          </table:table-cell>
          <table:table-cell table:formula="of:=[.B673]/[.$B$2]" office:value-type="float" office:value="0.780823862676033" calcext:value-type="float">
            <text:p>0.780823862676033</text:p>
          </table:table-cell>
          <table:table-cell table:formula="of:=-LN([.C673])" office:value-type="float" office:value="0.247405682521322" calcext:value-type="float">
            <text:p>0.247405682521322</text:p>
          </table:table-cell>
        </table:table-row>
        <table:table-row table:style-name="ro1">
          <table:table-cell office:value-type="float" office:value="672.14" calcext:value-type="float">
            <text:p>672.14</text:p>
          </table:table-cell>
          <table:table-cell office:value-type="float" office:value="11.5449" calcext:value-type="float">
            <text:p>11.5449</text:p>
          </table:table-cell>
          <table:table-cell table:formula="of:=[.B674]/[.$B$2]" office:value-type="float" office:value="0.780519629782372" calcext:value-type="float">
            <text:p>0.780519629782372</text:p>
          </table:table-cell>
          <table:table-cell table:formula="of:=-LN([.C674])" office:value-type="float" office:value="0.247795389077222" calcext:value-type="float">
            <text:p>0.247795389077222</text:p>
          </table:table-cell>
        </table:table-row>
        <table:table-row table:style-name="ro1">
          <table:table-cell office:value-type="float" office:value="673.141" calcext:value-type="float">
            <text:p>673.141</text:p>
          </table:table-cell>
          <table:table-cell office:value-type="float" office:value="11.5423" calcext:value-type="float">
            <text:p>11.5423</text:p>
          </table:table-cell>
          <table:table-cell table:formula="of:=[.B675]/[.$B$2]" office:value-type="float" office:value="0.780343850777146" calcext:value-type="float">
            <text:p>0.780343850777146</text:p>
          </table:table-cell>
          <table:table-cell table:formula="of:=-LN([.C675])" office:value-type="float" office:value="0.248020622107731" calcext:value-type="float">
            <text:p>0.248020622107731</text:p>
          </table:table-cell>
        </table:table-row>
        <table:table-row table:style-name="ro1">
          <table:table-cell office:value-type="float" office:value="674.141" calcext:value-type="float">
            <text:p>674.141</text:p>
          </table:table-cell>
          <table:table-cell office:value-type="float" office:value="11.5372" calcext:value-type="float">
            <text:p>11.5372</text:p>
          </table:table-cell>
          <table:table-cell table:formula="of:=[.B676]/[.$B$2]" office:value-type="float" office:value="0.779999053497664" calcext:value-type="float">
            <text:p>0.779999053497664</text:p>
          </table:table-cell>
          <table:table-cell table:formula="of:=-LN([.C676])" office:value-type="float" office:value="0.248462572763769" calcext:value-type="float">
            <text:p>0.248462572763769</text:p>
          </table:table-cell>
        </table:table-row>
        <table:table-row table:style-name="ro1">
          <table:table-cell office:value-type="float" office:value="675.141" calcext:value-type="float">
            <text:p>675.141</text:p>
          </table:table-cell>
          <table:table-cell office:value-type="float" office:value="11.5336" calcext:value-type="float">
            <text:p>11.5336</text:p>
          </table:table-cell>
          <table:table-cell table:formula="of:=[.B677]/[.$B$2]" office:value-type="float" office:value="0.779755667182736" calcext:value-type="float">
            <text:p>0.779755667182736</text:p>
          </table:table-cell>
          <table:table-cell table:formula="of:=-LN([.C677])" office:value-type="float" office:value="0.248774655572273" calcext:value-type="float">
            <text:p>0.248774655572273</text:p>
          </table:table-cell>
        </table:table-row>
        <table:table-row table:style-name="ro1">
          <table:table-cell office:value-type="float" office:value="676.14" calcext:value-type="float">
            <text:p>676.14</text:p>
          </table:table-cell>
          <table:table-cell office:value-type="float" office:value="11.53" calcext:value-type="float">
            <text:p>11.53</text:p>
          </table:table-cell>
          <table:table-cell table:formula="of:=[.B678]/[.$B$2]" office:value-type="float" office:value="0.779512280867807" calcext:value-type="float">
            <text:p>0.779512280867807</text:p>
          </table:table-cell>
          <table:table-cell table:formula="of:=-LN([.C678])" office:value-type="float" office:value="0.249086835806862" calcext:value-type="float">
            <text:p>0.249086835806862</text:p>
          </table:table-cell>
        </table:table-row>
        <table:table-row table:style-name="ro1">
          <table:table-cell office:value-type="float" office:value="677.14" calcext:value-type="float">
            <text:p>677.14</text:p>
          </table:table-cell>
          <table:table-cell office:value-type="float" office:value="11.5256" calcext:value-type="float">
            <text:p>11.5256</text:p>
          </table:table-cell>
          <table:table-cell table:formula="of:=[.B679]/[.$B$2]" office:value-type="float" office:value="0.779214808705117" calcext:value-type="float">
            <text:p>0.779214808705117</text:p>
          </table:table-cell>
          <table:table-cell table:formula="of:=-LN([.C679])" office:value-type="float" office:value="0.249468521822704" calcext:value-type="float">
            <text:p>0.249468521822704</text:p>
          </table:table-cell>
        </table:table-row>
        <table:table-row table:style-name="ro1">
          <table:table-cell office:value-type="float" office:value="678.14" calcext:value-type="float">
            <text:p>678.14</text:p>
          </table:table-cell>
          <table:table-cell office:value-type="float" office:value="11.5222" calcext:value-type="float">
            <text:p>11.5222</text:p>
          </table:table-cell>
          <table:table-cell table:formula="of:=[.B680]/[.$B$2]" office:value-type="float" office:value="0.778984943852129" calcext:value-type="float">
            <text:p>0.778984943852129</text:p>
          </table:table-cell>
          <table:table-cell table:formula="of:=-LN([.C680])" office:value-type="float" office:value="0.249763560830736" calcext:value-type="float">
            <text:p>0.249763560830736</text:p>
          </table:table-cell>
        </table:table-row>
        <table:table-row table:style-name="ro1">
          <table:table-cell office:value-type="float" office:value="679.14" calcext:value-type="float">
            <text:p>679.14</text:p>
          </table:table-cell>
          <table:table-cell office:value-type="float" office:value="11.5176" calcext:value-type="float">
            <text:p>11.5176</text:p>
          </table:table-cell>
          <table:table-cell table:formula="of:=[.B681]/[.$B$2]" office:value-type="float" office:value="0.778673950227499" calcext:value-type="float">
            <text:p>0.778673950227499</text:p>
          </table:table-cell>
          <table:table-cell table:formula="of:=-LN([.C681])" office:value-type="float" office:value="0.250162869857822" calcext:value-type="float">
            <text:p>0.250162869857822</text:p>
          </table:table-cell>
        </table:table-row>
        <table:table-row table:style-name="ro1">
          <table:table-cell office:value-type="float" office:value="680.141" calcext:value-type="float">
            <text:p>680.141</text:p>
          </table:table-cell>
          <table:table-cell office:value-type="float" office:value="11.5142" calcext:value-type="float">
            <text:p>11.5142</text:p>
          </table:table-cell>
          <table:table-cell table:formula="of:=[.B682]/[.$B$2]" office:value-type="float" office:value="0.778444085374511" calcext:value-type="float">
            <text:p>0.778444085374511</text:p>
          </table:table-cell>
          <table:table-cell table:formula="of:=-LN([.C682])" office:value-type="float" office:value="0.250458113827003" calcext:value-type="float">
            <text:p>0.250458113827003</text:p>
          </table:table-cell>
        </table:table-row>
        <table:table-row table:style-name="ro1">
          <table:table-cell office:value-type="float" office:value="681.141" calcext:value-type="float">
            <text:p>681.141</text:p>
          </table:table-cell>
          <table:table-cell office:value-type="float" office:value="11.5107" calcext:value-type="float">
            <text:p>11.5107</text:p>
          </table:table-cell>
          <table:table-cell table:formula="of:=[.B683]/[.$B$2]" office:value-type="float" office:value="0.778207459790553" calcext:value-type="float">
            <text:p>0.778207459790553</text:p>
          </table:table-cell>
          <table:table-cell table:formula="of:=-LN([.C683])" office:value-type="float" office:value="0.250762132522151" calcext:value-type="float">
            <text:p>0.250762132522151</text:p>
          </table:table-cell>
        </table:table-row>
        <table:table-row table:style-name="ro1">
          <table:table-cell office:value-type="float" office:value="682.141" calcext:value-type="float">
            <text:p>682.141</text:p>
          </table:table-cell>
          <table:table-cell office:value-type="float" office:value="11.5071" calcext:value-type="float">
            <text:p>11.5071</text:p>
          </table:table-cell>
          <table:table-cell table:formula="of:=[.B684]/[.$B$2]" office:value-type="float" office:value="0.777964073475624" calcext:value-type="float">
            <text:p>0.777964073475624</text:p>
          </table:table-cell>
          <table:table-cell table:formula="of:=-LN([.C684])" office:value-type="float" office:value="0.251074933921882" calcext:value-type="float">
            <text:p>0.251074933921882</text:p>
          </table:table-cell>
        </table:table-row>
        <table:table-row table:style-name="ro1">
          <table:table-cell office:value-type="float" office:value="683.14" calcext:value-type="float">
            <text:p>683.14</text:p>
          </table:table-cell>
          <table:table-cell office:value-type="float" office:value="11.5043" calcext:value-type="float">
            <text:p>11.5043</text:p>
          </table:table-cell>
          <table:table-cell table:formula="of:=[.B685]/[.$B$2]" office:value-type="float" office:value="0.777774773008458" calcext:value-type="float">
            <text:p>0.777774773008458</text:p>
          </table:table-cell>
          <table:table-cell table:formula="of:=-LN([.C685])" office:value-type="float" office:value="0.251318291563209" calcext:value-type="float">
            <text:p>0.251318291563209</text:p>
          </table:table-cell>
        </table:table-row>
        <table:table-row table:style-name="ro1">
          <table:table-cell office:value-type="float" office:value="684.14" calcext:value-type="float">
            <text:p>684.14</text:p>
          </table:table-cell>
          <table:table-cell office:value-type="float" office:value="11.5005" calcext:value-type="float">
            <text:p>11.5005</text:p>
          </table:table-cell>
          <table:table-cell table:formula="of:=[.B686]/[.$B$2]" office:value-type="float" office:value="0.777517865231589" calcext:value-type="float">
            <text:p>0.777517865231589</text:p>
          </table:table-cell>
          <table:table-cell table:formula="of:=-LN([.C686])" office:value-type="float" office:value="0.251648657402908" calcext:value-type="float">
            <text:p>0.251648657402908</text:p>
          </table:table-cell>
        </table:table-row>
        <table:table-row table:style-name="ro1">
          <table:table-cell office:value-type="float" office:value="685.141" calcext:value-type="float">
            <text:p>685.141</text:p>
          </table:table-cell>
          <table:table-cell office:value-type="float" office:value="11.4968" calcext:value-type="float">
            <text:p>11.4968</text:p>
          </table:table-cell>
          <table:table-cell table:formula="of:=[.B687]/[.$B$2]" office:value-type="float" office:value="0.77726771818569" calcext:value-type="float">
            <text:p>0.77726771818569</text:p>
          </table:table-cell>
          <table:table-cell table:formula="of:=-LN([.C687])" office:value-type="float" office:value="0.25197043430993" calcext:value-type="float">
            <text:p>0.25197043430993</text:p>
          </table:table-cell>
        </table:table-row>
        <table:table-row table:style-name="ro1">
          <table:table-cell office:value-type="float" office:value="686.14" calcext:value-type="float">
            <text:p>686.14</text:p>
          </table:table-cell>
          <table:table-cell office:value-type="float" office:value="11.4949" calcext:value-type="float">
            <text:p>11.4949</text:p>
          </table:table-cell>
          <table:table-cell table:formula="of:=[.B688]/[.$B$2]" office:value-type="float" office:value="0.777139264297256" calcext:value-type="float">
            <text:p>0.777139264297256</text:p>
          </table:table-cell>
          <table:table-cell table:formula="of:=-LN([.C688])" office:value-type="float" office:value="0.252135711345062" calcext:value-type="float">
            <text:p>0.252135711345062</text:p>
          </table:table-cell>
        </table:table-row>
        <table:table-row table:style-name="ro1">
          <table:table-cell office:value-type="float" office:value="687.141" calcext:value-type="float">
            <text:p>687.141</text:p>
          </table:table-cell>
          <table:table-cell office:value-type="float" office:value="11.4897" calcext:value-type="float">
            <text:p>11.4897</text:p>
          </table:table-cell>
          <table:table-cell table:formula="of:=[.B689]/[.$B$2]" office:value-type="float" office:value="0.776787706286804" calcext:value-type="float">
            <text:p>0.776787706286804</text:p>
          </table:table-cell>
          <table:table-cell table:formula="of:=-LN([.C689])" office:value-type="float" office:value="0.252588188228603" calcext:value-type="float">
            <text:p>0.252588188228603</text:p>
          </table:table-cell>
        </table:table-row>
        <table:table-row table:style-name="ro1">
          <table:table-cell office:value-type="float" office:value="688.141" calcext:value-type="float">
            <text:p>688.141</text:p>
          </table:table-cell>
          <table:table-cell office:value-type="float" office:value="11.4873" calcext:value-type="float">
            <text:p>11.4873</text:p>
          </table:table-cell>
          <table:table-cell table:formula="of:=[.B690]/[.$B$2]" office:value-type="float" office:value="0.776625448743518" calcext:value-type="float">
            <text:p>0.776625448743518</text:p>
          </table:table-cell>
          <table:table-cell table:formula="of:=-LN([.C690])" office:value-type="float" office:value="0.252797092786094" calcext:value-type="float">
            <text:p>0.252797092786094</text:p>
          </table:table-cell>
        </table:table-row>
        <table:table-row table:style-name="ro1">
          <table:table-cell office:value-type="float" office:value="689.141" calcext:value-type="float">
            <text:p>689.141</text:p>
          </table:table-cell>
          <table:table-cell office:value-type="float" office:value="11.4828" calcext:value-type="float">
            <text:p>11.4828</text:p>
          </table:table-cell>
          <table:table-cell table:formula="of:=[.B691]/[.$B$2]" office:value-type="float" office:value="0.776321215849858" calcext:value-type="float">
            <text:p>0.776321215849858</text:p>
          </table:table-cell>
          <table:table-cell table:formula="of:=-LN([.C691])" office:value-type="float" office:value="0.25318890649675" calcext:value-type="float">
            <text:p>0.25318890649675</text:p>
          </table:table-cell>
        </table:table-row>
        <table:table-row table:style-name="ro1">
          <table:table-cell office:value-type="float" office:value="690.14" calcext:value-type="float">
            <text:p>690.14</text:p>
          </table:table-cell>
          <table:table-cell office:value-type="float" office:value="11.4794" calcext:value-type="float">
            <text:p>11.4794</text:p>
          </table:table-cell>
          <table:table-cell table:formula="of:=[.B692]/[.$B$2]" office:value-type="float" office:value="0.77609135099687" calcext:value-type="float">
            <text:p>0.77609135099687</text:p>
          </table:table-cell>
          <table:table-cell table:formula="of:=-LN([.C692])" office:value-type="float" office:value="0.253485045370625" calcext:value-type="float">
            <text:p>0.253485045370625</text:p>
          </table:table-cell>
        </table:table-row>
        <table:table-row table:style-name="ro1">
          <table:table-cell office:value-type="float" office:value="691.141" calcext:value-type="float">
            <text:p>691.141</text:p>
          </table:table-cell>
          <table:table-cell office:value-type="float" office:value="11.4771" calcext:value-type="float">
            <text:p>11.4771</text:p>
          </table:table-cell>
          <table:table-cell table:formula="of:=[.B693]/[.$B$2]" office:value-type="float" office:value="0.775935854184555" calcext:value-type="float">
            <text:p>0.775935854184555</text:p>
          </table:table-cell>
          <table:table-cell table:formula="of:=-LN([.C693])" office:value-type="float" office:value="0.253685424348927" calcext:value-type="float">
            <text:p>0.253685424348927</text:p>
          </table:table-cell>
        </table:table-row>
        <table:table-row table:style-name="ro1">
          <table:table-cell office:value-type="float" office:value="692.141" calcext:value-type="float">
            <text:p>692.141</text:p>
          </table:table-cell>
          <table:table-cell office:value-type="float" office:value="11.4722" calcext:value-type="float">
            <text:p>11.4722</text:p>
          </table:table-cell>
          <table:table-cell table:formula="of:=[.B694]/[.$B$2]" office:value-type="float" office:value="0.775604578367013" calcext:value-type="float">
            <text:p>0.775604578367013</text:p>
          </table:table-cell>
          <table:table-cell table:formula="of:=-LN([.C694])" office:value-type="float" office:value="0.254112452630788" calcext:value-type="float">
            <text:p>0.254112452630788</text:p>
          </table:table-cell>
        </table:table-row>
        <table:table-row table:style-name="ro1">
          <table:table-cell office:value-type="float" office:value="693.141" calcext:value-type="float">
            <text:p>693.141</text:p>
          </table:table-cell>
          <table:table-cell office:value-type="float" office:value="11.4684" calcext:value-type="float">
            <text:p>11.4684</text:p>
          </table:table-cell>
          <table:table-cell table:formula="of:=[.B695]/[.$B$2]" office:value-type="float" office:value="0.775347670590144" calcext:value-type="float">
            <text:p>0.775347670590144</text:p>
          </table:table-cell>
          <table:table-cell table:formula="of:=-LN([.C695])" office:value-type="float" office:value="0.254443743009833" calcext:value-type="float">
            <text:p>0.254443743009833</text:p>
          </table:table-cell>
        </table:table-row>
        <table:table-row table:style-name="ro1">
          <table:table-cell office:value-type="float" office:value="694.14" calcext:value-type="float">
            <text:p>694.14</text:p>
          </table:table-cell>
          <table:table-cell office:value-type="float" office:value="11.4664" calcext:value-type="float">
            <text:p>11.4664</text:p>
          </table:table-cell>
          <table:table-cell table:formula="of:=[.B696]/[.$B$2]" office:value-type="float" office:value="0.77521245597074" calcext:value-type="float">
            <text:p>0.77521245597074</text:p>
          </table:table-cell>
          <table:table-cell table:formula="of:=-LN([.C696])" office:value-type="float" office:value="0.254618150460961" calcext:value-type="float">
            <text:p>0.254618150460961</text:p>
          </table:table-cell>
        </table:table-row>
        <table:table-row table:style-name="ro1">
          <table:table-cell office:value-type="float" office:value="695.14" calcext:value-type="float">
            <text:p>695.14</text:p>
          </table:table-cell>
          <table:table-cell office:value-type="float" office:value="11.4639" calcext:value-type="float">
            <text:p>11.4639</text:p>
          </table:table-cell>
          <table:table-cell table:formula="of:=[.B697]/[.$B$2]" office:value-type="float" office:value="0.775043437696484" calcext:value-type="float">
            <text:p>0.775043437696484</text:p>
          </table:table-cell>
          <table:table-cell table:formula="of:=-LN([.C697])" office:value-type="float" office:value="0.254836202558832" calcext:value-type="float">
            <text:p>0.254836202558832</text:p>
          </table:table-cell>
        </table:table-row>
        <table:table-row table:style-name="ro1">
          <table:table-cell office:value-type="float" office:value="696.141" calcext:value-type="float">
            <text:p>696.141</text:p>
          </table:table-cell>
          <table:table-cell office:value-type="float" office:value="11.4594" calcext:value-type="float">
            <text:p>11.4594</text:p>
          </table:table-cell>
          <table:table-cell table:formula="of:=[.B698]/[.$B$2]" office:value-type="float" office:value="0.774739204802823" calcext:value-type="float">
            <text:p>0.774739204802823</text:p>
          </table:table-cell>
          <table:table-cell table:formula="of:=-LN([.C698])" office:value-type="float" office:value="0.255228816192803" calcext:value-type="float">
            <text:p>0.255228816192803</text:p>
          </table:table-cell>
        </table:table-row>
        <table:table-row table:style-name="ro1">
          <table:table-cell office:value-type="float" office:value="697.141" calcext:value-type="float">
            <text:p>697.141</text:p>
          </table:table-cell>
          <table:table-cell office:value-type="float" office:value="11.4551" calcext:value-type="float">
            <text:p>11.4551</text:p>
          </table:table-cell>
          <table:table-cell table:formula="of:=[.B699]/[.$B$2]" office:value-type="float" office:value="0.774448493371103" calcext:value-type="float">
            <text:p>0.774448493371103</text:p>
          </table:table-cell>
          <table:table-cell table:formula="of:=-LN([.C699])" office:value-type="float" office:value="0.255604124408167" calcext:value-type="float">
            <text:p>0.255604124408167</text:p>
          </table:table-cell>
        </table:table-row>
        <table:table-row table:style-name="ro1">
          <table:table-cell office:value-type="float" office:value="698.14" calcext:value-type="float">
            <text:p>698.14</text:p>
          </table:table-cell>
          <table:table-cell office:value-type="float" office:value="11.4528" calcext:value-type="float">
            <text:p>11.4528</text:p>
          </table:table-cell>
          <table:table-cell table:formula="of:=[.B700]/[.$B$2]" office:value-type="float" office:value="0.774292996558788" calcext:value-type="float">
            <text:p>0.774292996558788</text:p>
          </table:table-cell>
          <table:table-cell table:formula="of:=-LN([.C700])" office:value-type="float" office:value="0.255804928498261" calcext:value-type="float">
            <text:p>0.255804928498261</text:p>
          </table:table-cell>
        </table:table-row>
        <table:table-row table:style-name="ro1">
          <table:table-cell office:value-type="float" office:value="699.14" calcext:value-type="float">
            <text:p>699.14</text:p>
          </table:table-cell>
          <table:table-cell office:value-type="float" office:value="11.4487" calcext:value-type="float">
            <text:p>11.4487</text:p>
          </table:table-cell>
          <table:table-cell table:formula="of:=[.B701]/[.$B$2]" office:value-type="float" office:value="0.774015806589009" calcext:value-type="float">
            <text:p>0.774015806589009</text:p>
          </table:table-cell>
          <table:table-cell table:formula="of:=-LN([.C701])" office:value-type="float" office:value="0.256162983651312" calcext:value-type="float">
            <text:p>0.256162983651312</text:p>
          </table:table-cell>
        </table:table-row>
        <table:table-row table:style-name="ro1">
          <table:table-cell office:value-type="float" office:value="700.14" calcext:value-type="float">
            <text:p>700.14</text:p>
          </table:table-cell>
          <table:table-cell office:value-type="float" office:value="11.4471" calcext:value-type="float">
            <text:p>11.4471</text:p>
          </table:table-cell>
          <table:table-cell table:formula="of:=[.B702]/[.$B$2]" office:value-type="float" office:value="0.773907634893485" calcext:value-type="float">
            <text:p>0.773907634893485</text:p>
          </table:table-cell>
          <table:table-cell table:formula="of:=-LN([.C702])" office:value-type="float" office:value="0.256302747276309" calcext:value-type="float">
            <text:p>0.256302747276309</text:p>
          </table:table-cell>
        </table:table-row>
        <table:table-row table:style-name="ro1">
          <table:table-cell office:value-type="float" office:value="701.14" calcext:value-type="float">
            <text:p>701.14</text:p>
          </table:table-cell>
          <table:table-cell office:value-type="float" office:value="11.4422" calcext:value-type="float">
            <text:p>11.4422</text:p>
          </table:table-cell>
          <table:table-cell table:formula="of:=[.B703]/[.$B$2]" office:value-type="float" office:value="0.773576359075943" calcext:value-type="float">
            <text:p>0.773576359075943</text:p>
          </table:table-cell>
          <table:table-cell table:formula="of:=-LN([.C703])" office:value-type="float" office:value="0.256730894932625" calcext:value-type="float">
            <text:p>0.256730894932625</text:p>
          </table:table-cell>
        </table:table-row>
        <table:table-row table:style-name="ro1">
          <table:table-cell office:value-type="float" office:value="702.141" calcext:value-type="float">
            <text:p>702.141</text:p>
          </table:table-cell>
          <table:table-cell office:value-type="float" office:value="11.4393" calcext:value-type="float">
            <text:p>11.4393</text:p>
          </table:table-cell>
          <table:table-cell table:formula="of:=[.B704]/[.$B$2]" office:value-type="float" office:value="0.773380297877807" calcext:value-type="float">
            <text:p>0.773380297877807</text:p>
          </table:table-cell>
          <table:table-cell table:formula="of:=-LN([.C704])" office:value-type="float" office:value="0.256984374819479" calcext:value-type="float">
            <text:p>0.256984374819479</text:p>
          </table:table-cell>
        </table:table-row>
        <table:table-row table:style-name="ro1">
          <table:table-cell office:value-type="float" office:value="703.141" calcext:value-type="float">
            <text:p>703.141</text:p>
          </table:table-cell>
          <table:table-cell office:value-type="float" office:value="11.4361" calcext:value-type="float">
            <text:p>11.4361</text:p>
          </table:table-cell>
          <table:table-cell table:formula="of:=[.B705]/[.$B$2]" office:value-type="float" office:value="0.773163954486759" calcext:value-type="float">
            <text:p>0.773163954486759</text:p>
          </table:table-cell>
          <table:table-cell table:formula="of:=-LN([.C705])" office:value-type="float" office:value="0.257264151349802" calcext:value-type="float">
            <text:p>0.257264151349802</text:p>
          </table:table-cell>
        </table:table-row>
        <table:table-row table:style-name="ro1">
          <table:table-cell office:value-type="float" office:value="704.14" calcext:value-type="float">
            <text:p>704.14</text:p>
          </table:table-cell>
          <table:table-cell office:value-type="float" office:value="11.4323" calcext:value-type="float">
            <text:p>11.4323</text:p>
          </table:table-cell>
          <table:table-cell table:formula="of:=[.B706]/[.$B$2]" office:value-type="float" office:value="0.77290704670989" calcext:value-type="float">
            <text:p>0.77290704670989</text:p>
          </table:table-cell>
          <table:table-cell table:formula="of:=-LN([.C706])" office:value-type="float" office:value="0.257596487677221" calcext:value-type="float">
            <text:p>0.257596487677221</text:p>
          </table:table-cell>
        </table:table-row>
        <table:table-row table:style-name="ro1">
          <table:table-cell office:value-type="float" office:value="705.14" calcext:value-type="float">
            <text:p>705.14</text:p>
          </table:table-cell>
          <table:table-cell office:value-type="float" office:value="11.4295" calcext:value-type="float">
            <text:p>11.4295</text:p>
          </table:table-cell>
          <table:table-cell table:formula="of:=[.B707]/[.$B$2]" office:value-type="float" office:value="0.772717746242724" calcext:value-type="float">
            <text:p>0.772717746242724</text:p>
          </table:table-cell>
          <table:table-cell table:formula="of:=-LN([.C707])" office:value-type="float" office:value="0.257841437769864" calcext:value-type="float">
            <text:p>0.257841437769864</text:p>
          </table:table-cell>
        </table:table-row>
        <table:table-row table:style-name="ro1">
          <table:table-cell office:value-type="float" office:value="706.141" calcext:value-type="float">
            <text:p>706.141</text:p>
          </table:table-cell>
          <table:table-cell office:value-type="float" office:value="11.425" calcext:value-type="float">
            <text:p>11.425</text:p>
          </table:table-cell>
          <table:table-cell table:formula="of:=[.B708]/[.$B$2]" office:value-type="float" office:value="0.772413513349063" calcext:value-type="float">
            <text:p>0.772413513349063</text:p>
          </table:table-cell>
          <table:table-cell table:formula="of:=-LN([.C708])" office:value-type="float" office:value="0.258235233307562" calcext:value-type="float">
            <text:p>0.258235233307562</text:p>
          </table:table-cell>
        </table:table-row>
        <table:table-row table:style-name="ro1">
          <table:table-cell office:value-type="float" office:value="707.14" calcext:value-type="float">
            <text:p>707.14</text:p>
          </table:table-cell>
          <table:table-cell office:value-type="float" office:value="11.4208" calcext:value-type="float">
            <text:p>11.4208</text:p>
          </table:table-cell>
          <table:table-cell table:formula="of:=[.B709]/[.$B$2]" office:value-type="float" office:value="0.772129562648314" calcext:value-type="float">
            <text:p>0.772129562648314</text:p>
          </table:table-cell>
          <table:table-cell table:formula="of:=-LN([.C709])" office:value-type="float" office:value="0.258602915774126" calcext:value-type="float">
            <text:p>0.258602915774126</text:p>
          </table:table-cell>
        </table:table-row>
        <table:table-row table:style-name="ro1">
          <table:table-cell office:value-type="float" office:value="708.141" calcext:value-type="float">
            <text:p>708.141</text:p>
          </table:table-cell>
          <table:table-cell office:value-type="float" office:value="11.4189" calcext:value-type="float">
            <text:p>11.4189</text:p>
          </table:table-cell>
          <table:table-cell table:formula="of:=[.B710]/[.$B$2]" office:value-type="float" office:value="0.772001108759879" calcext:value-type="float">
            <text:p>0.772001108759879</text:p>
          </table:table-cell>
          <table:table-cell table:formula="of:=-LN([.C710])" office:value-type="float" office:value="0.258769292740932" calcext:value-type="float">
            <text:p>0.258769292740932</text:p>
          </table:table-cell>
        </table:table-row>
        <table:table-row table:style-name="ro1">
          <table:table-cell office:value-type="float" office:value="709.14" calcext:value-type="float">
            <text:p>709.14</text:p>
          </table:table-cell>
          <table:table-cell office:value-type="float" office:value="11.4151" calcext:value-type="float">
            <text:p>11.4151</text:p>
          </table:table-cell>
          <table:table-cell table:formula="of:=[.B711]/[.$B$2]" office:value-type="float" office:value="0.77174420098301" calcext:value-type="float">
            <text:p>0.77174420098301</text:p>
          </table:table-cell>
          <table:table-cell table:formula="of:=-LN([.C711])" office:value-type="float" office:value="0.259102129741465" calcext:value-type="float">
            <text:p>0.259102129741465</text:p>
          </table:table-cell>
        </table:table-row>
        <table:table-row table:style-name="ro1">
          <table:table-cell office:value-type="float" office:value="710.141" calcext:value-type="float">
            <text:p>710.141</text:p>
          </table:table-cell>
          <table:table-cell office:value-type="float" office:value="11.4109" calcext:value-type="float">
            <text:p>11.4109</text:p>
          </table:table-cell>
          <table:table-cell table:formula="of:=[.B712]/[.$B$2]" office:value-type="float" office:value="0.771460250282261" calcext:value-type="float">
            <text:p>0.771460250282261</text:p>
          </table:table-cell>
          <table:table-cell table:formula="of:=-LN([.C712])" office:value-type="float" office:value="0.259470131147528" calcext:value-type="float">
            <text:p>0.259470131147528</text:p>
          </table:table-cell>
        </table:table-row>
        <table:table-row table:style-name="ro1">
          <table:table-cell office:value-type="float" office:value="711.14" calcext:value-type="float">
            <text:p>711.14</text:p>
          </table:table-cell>
          <table:table-cell office:value-type="float" office:value="11.4066" calcext:value-type="float">
            <text:p>11.4066</text:p>
          </table:table-cell>
          <table:table-cell table:formula="of:=[.B713]/[.$B$2]" office:value-type="float" office:value="0.771169538850541" calcext:value-type="float">
            <text:p>0.771169538850541</text:p>
          </table:table-cell>
          <table:table-cell table:formula="of:=-LN([.C713])" office:value-type="float" office:value="0.259847034844331" calcext:value-type="float">
            <text:p>0.259847034844331</text:p>
          </table:table-cell>
        </table:table-row>
        <table:table-row table:style-name="ro1">
          <table:table-cell office:value-type="float" office:value="712.141" calcext:value-type="float">
            <text:p>712.141</text:p>
          </table:table-cell>
          <table:table-cell office:value-type="float" office:value="11.4033" calcext:value-type="float">
            <text:p>11.4033</text:p>
          </table:table-cell>
          <table:table-cell table:formula="of:=[.B714]/[.$B$2]" office:value-type="float" office:value="0.770946434728523" calcext:value-type="float">
            <text:p>0.770946434728523</text:p>
          </table:table-cell>
          <table:table-cell table:formula="of:=-LN([.C714])" office:value-type="float" office:value="0.260136382892593" calcext:value-type="float">
            <text:p>0.260136382892593</text:p>
          </table:table-cell>
        </table:table-row>
        <table:table-row table:style-name="ro1">
          <table:table-cell office:value-type="float" office:value="713.141" calcext:value-type="float">
            <text:p>713.141</text:p>
          </table:table-cell>
          <table:table-cell office:value-type="float" office:value="11.399" calcext:value-type="float">
            <text:p>11.399</text:p>
          </table:table-cell>
          <table:table-cell table:formula="of:=[.B715]/[.$B$2]" office:value-type="float" office:value="0.770655723296803" calcext:value-type="float">
            <text:p>0.770655723296803</text:p>
          </table:table-cell>
          <table:table-cell table:formula="of:=-LN([.C715])" office:value-type="float" office:value="0.260513537833189" calcext:value-type="float">
            <text:p>0.260513537833189</text:p>
          </table:table-cell>
        </table:table-row>
        <table:table-row table:style-name="ro1">
          <table:table-cell office:value-type="float" office:value="714.14" calcext:value-type="float">
            <text:p>714.14</text:p>
          </table:table-cell>
          <table:table-cell office:value-type="float" office:value="11.3953" calcext:value-type="float">
            <text:p>11.3953</text:p>
          </table:table-cell>
          <table:table-cell table:formula="of:=[.B716]/[.$B$2]" office:value-type="float" office:value="0.770405576250904" calcext:value-type="float">
            <text:p>0.770405576250904</text:p>
          </table:table-cell>
          <table:table-cell table:formula="of:=-LN([.C716])" office:value-type="float" office:value="0.26083818040019" calcext:value-type="float">
            <text:p>0.26083818040019</text:p>
          </table:table-cell>
        </table:table-row>
        <table:table-row table:style-name="ro1">
          <table:table-cell office:value-type="float" office:value="715.141" calcext:value-type="float">
            <text:p>715.141</text:p>
          </table:table-cell>
          <table:table-cell office:value-type="float" office:value="11.3909" calcext:value-type="float">
            <text:p>11.3909</text:p>
          </table:table-cell>
          <table:table-cell table:formula="of:=[.B717]/[.$B$2]" office:value-type="float" office:value="0.770108104088214" calcext:value-type="float">
            <text:p>0.770108104088214</text:p>
          </table:table-cell>
          <table:table-cell table:formula="of:=-LN([.C717])" office:value-type="float" office:value="0.261224379069093" calcext:value-type="float">
            <text:p>0.261224379069093</text:p>
          </table:table-cell>
        </table:table-row>
        <table:table-row table:style-name="ro1">
          <table:table-cell office:value-type="float" office:value="716.14" calcext:value-type="float">
            <text:p>716.14</text:p>
          </table:table-cell>
          <table:table-cell office:value-type="float" office:value="11.3881" calcext:value-type="float">
            <text:p>11.3881</text:p>
          </table:table-cell>
          <table:table-cell table:formula="of:=[.B718]/[.$B$2]" office:value-type="float" office:value="0.769918803621048" calcext:value-type="float">
            <text:p>0.769918803621048</text:p>
          </table:table-cell>
          <table:table-cell table:formula="of:=-LN([.C718])" office:value-type="float" office:value="0.261470219537429" calcext:value-type="float">
            <text:p>0.261470219537429</text:p>
          </table:table-cell>
        </table:table-row>
        <table:table-row table:style-name="ro1">
          <table:table-cell office:value-type="float" office:value="717.141" calcext:value-type="float">
            <text:p>717.141</text:p>
          </table:table-cell>
          <table:table-cell office:value-type="float" office:value="11.3842" calcext:value-type="float">
            <text:p>11.3842</text:p>
          </table:table-cell>
          <table:table-cell table:formula="of:=[.B719]/[.$B$2]" office:value-type="float" office:value="0.769655135113209" calcext:value-type="float">
            <text:p>0.769655135113209</text:p>
          </table:table-cell>
          <table:table-cell table:formula="of:=-LN([.C719])" office:value-type="float" office:value="0.261812740937386" calcext:value-type="float">
            <text:p>0.261812740937386</text:p>
          </table:table-cell>
        </table:table-row>
        <table:table-row table:style-name="ro1">
          <table:table-cell office:value-type="float" office:value="718.141" calcext:value-type="float">
            <text:p>718.141</text:p>
          </table:table-cell>
          <table:table-cell office:value-type="float" office:value="11.3815" calcext:value-type="float">
            <text:p>11.3815</text:p>
          </table:table-cell>
          <table:table-cell table:formula="of:=[.B720]/[.$B$2]" office:value-type="float" office:value="0.769472595377012" calcext:value-type="float">
            <text:p>0.769472595377012</text:p>
          </table:table-cell>
          <table:table-cell table:formula="of:=-LN([.C720])" office:value-type="float" office:value="0.262049939882524" calcext:value-type="float">
            <text:p>0.262049939882524</text:p>
          </table:table-cell>
        </table:table-row>
        <table:table-row table:style-name="ro1">
          <table:table-cell office:value-type="float" office:value="719.141" calcext:value-type="float">
            <text:p>719.141</text:p>
          </table:table-cell>
          <table:table-cell office:value-type="float" office:value="11.3756" calcext:value-type="float">
            <text:p>11.3756</text:p>
          </table:table-cell>
          <table:table-cell table:formula="of:=[.B721]/[.$B$2]" office:value-type="float" office:value="0.769073712249769" calcext:value-type="float">
            <text:p>0.769073712249769</text:p>
          </table:table-cell>
          <table:table-cell table:formula="of:=-LN([.C721])" office:value-type="float" office:value="0.262568459389156" calcext:value-type="float">
            <text:p>0.262568459389156</text:p>
          </table:table-cell>
        </table:table-row>
        <table:table-row table:style-name="ro1">
          <table:table-cell office:value-type="float" office:value="720.14" calcext:value-type="float">
            <text:p>720.14</text:p>
          </table:table-cell>
          <table:table-cell office:value-type="float" office:value="11.3736" calcext:value-type="float">
            <text:p>11.3736</text:p>
          </table:table-cell>
          <table:table-cell table:formula="of:=[.B722]/[.$B$2]" office:value-type="float" office:value="0.768938497630364" calcext:value-type="float">
            <text:p>0.768938497630364</text:p>
          </table:table-cell>
          <table:table-cell table:formula="of:=-LN([.C722])" office:value-type="float" office:value="0.262744289748479" calcext:value-type="float">
            <text:p>0.262744289748479</text:p>
          </table:table-cell>
        </table:table-row>
        <table:table-row table:style-name="ro1">
          <table:table-cell office:value-type="float" office:value="721.141" calcext:value-type="float">
            <text:p>721.141</text:p>
          </table:table-cell>
          <table:table-cell office:value-type="float" office:value="11.3709" calcext:value-type="float">
            <text:p>11.3709</text:p>
          </table:table-cell>
          <table:table-cell table:formula="of:=[.B723]/[.$B$2]" office:value-type="float" office:value="0.768755957894168" calcext:value-type="float">
            <text:p>0.768755957894168</text:p>
          </table:table-cell>
          <table:table-cell table:formula="of:=-LN([.C723])" office:value-type="float" office:value="0.262981709785207" calcext:value-type="float">
            <text:p>0.262981709785207</text:p>
          </table:table-cell>
        </table:table-row>
        <table:table-row table:style-name="ro1">
          <table:table-cell office:value-type="float" office:value="722.141" calcext:value-type="float">
            <text:p>722.141</text:p>
          </table:table-cell>
          <table:table-cell office:value-type="float" office:value="11.3695" calcext:value-type="float">
            <text:p>11.3695</text:p>
          </table:table-cell>
          <table:table-cell table:formula="of:=[.B724]/[.$B$2]" office:value-type="float" office:value="0.768661307660584" calcext:value-type="float">
            <text:p>0.768661307660584</text:p>
          </table:table-cell>
          <table:table-cell table:formula="of:=-LN([.C724])" office:value-type="float" office:value="0.263104838666121" calcext:value-type="float">
            <text:p>0.263104838666121</text:p>
          </table:table-cell>
        </table:table-row>
        <table:table-row table:style-name="ro1">
          <table:table-cell office:value-type="float" office:value="723.141" calcext:value-type="float">
            <text:p>723.141</text:p>
          </table:table-cell>
          <table:table-cell office:value-type="float" office:value="11.3607" calcext:value-type="float">
            <text:p>11.3607</text:p>
          </table:table-cell>
          <table:table-cell table:formula="of:=[.B725]/[.$B$2]" office:value-type="float" office:value="0.768066363335204" calcext:value-type="float">
            <text:p>0.768066363335204</text:p>
          </table:table-cell>
          <table:table-cell table:formula="of:=-LN([.C725])" office:value-type="float" office:value="0.263879138974932" calcext:value-type="float">
            <text:p>0.263879138974932</text:p>
          </table:table-cell>
        </table:table-row>
        <table:table-row table:style-name="ro1">
          <table:table-cell office:value-type="float" office:value="724.14" calcext:value-type="float">
            <text:p>724.14</text:p>
          </table:table-cell>
          <table:table-cell office:value-type="float" office:value="11.358" calcext:value-type="float">
            <text:p>11.358</text:p>
          </table:table-cell>
          <table:table-cell table:formula="of:=[.B726]/[.$B$2]" office:value-type="float" office:value="0.767883823599008" calcext:value-type="float">
            <text:p>0.767883823599008</text:p>
          </table:table-cell>
          <table:table-cell table:formula="of:=-LN([.C726])" office:value-type="float" office:value="0.264116828632589" calcext:value-type="float">
            <text:p>0.264116828632589</text:p>
          </table:table-cell>
        </table:table-row>
        <table:table-row table:style-name="ro1">
          <table:table-cell office:value-type="float" office:value="725.141" calcext:value-type="float">
            <text:p>725.141</text:p>
          </table:table-cell>
          <table:table-cell office:value-type="float" office:value="11.3548" calcext:value-type="float">
            <text:p>11.3548</text:p>
          </table:table-cell>
          <table:table-cell table:formula="of:=[.B727]/[.$B$2]" office:value-type="float" office:value="0.76766748020796" calcext:value-type="float">
            <text:p>0.76766748020796</text:p>
          </table:table-cell>
          <table:table-cell table:formula="of:=-LN([.C727])" office:value-type="float" office:value="0.264398608071599" calcext:value-type="float">
            <text:p>0.264398608071599</text:p>
          </table:table-cell>
        </table:table-row>
        <table:table-row table:style-name="ro1">
          <table:table-cell office:value-type="float" office:value="726.141" calcext:value-type="float">
            <text:p>726.141</text:p>
          </table:table-cell>
          <table:table-cell office:value-type="float" office:value="11.3513" calcext:value-type="float">
            <text:p>11.3513</text:p>
          </table:table-cell>
          <table:table-cell table:formula="of:=[.B728]/[.$B$2]" office:value-type="float" office:value="0.767430854624002" calcext:value-type="float">
            <text:p>0.767430854624002</text:p>
          </table:table-cell>
          <table:table-cell table:formula="of:=-LN([.C728])" office:value-type="float" office:value="0.264706895274397" calcext:value-type="float">
            <text:p>0.264706895274397</text:p>
          </table:table-cell>
        </table:table-row>
        <table:table-row table:style-name="ro1">
          <table:table-cell office:value-type="float" office:value="727.14" calcext:value-type="float">
            <text:p>727.14</text:p>
          </table:table-cell>
          <table:table-cell office:value-type="float" office:value="11.3472" calcext:value-type="float">
            <text:p>11.3472</text:p>
          </table:table-cell>
          <table:table-cell table:formula="of:=[.B729]/[.$B$2]" office:value-type="float" office:value="0.767153664654223" calcext:value-type="float">
            <text:p>0.767153664654223</text:p>
          </table:table-cell>
          <table:table-cell table:formula="of:=-LN([.C729])" office:value-type="float" office:value="0.265068152630133" calcext:value-type="float">
            <text:p>0.265068152630133</text:p>
          </table:table-cell>
        </table:table-row>
        <table:table-row table:style-name="ro1">
          <table:table-cell office:value-type="float" office:value="728.141" calcext:value-type="float">
            <text:p>728.141</text:p>
          </table:table-cell>
          <table:table-cell office:value-type="float" office:value="11.3443" calcext:value-type="float">
            <text:p>11.3443</text:p>
          </table:table-cell>
          <table:table-cell table:formula="of:=[.B730]/[.$B$2]" office:value-type="float" office:value="0.766957603456086" calcext:value-type="float">
            <text:p>0.766957603456086</text:p>
          </table:table-cell>
          <table:table-cell table:formula="of:=-LN([.C730])" office:value-type="float" office:value="0.265323754949573" calcext:value-type="float">
            <text:p>0.265323754949573</text:p>
          </table:table-cell>
        </table:table-row>
        <table:table-row table:style-name="ro1">
          <table:table-cell office:value-type="float" office:value="729.14" calcext:value-type="float">
            <text:p>729.14</text:p>
          </table:table-cell>
          <table:table-cell office:value-type="float" office:value="11.3404" calcext:value-type="float">
            <text:p>11.3404</text:p>
          </table:table-cell>
          <table:table-cell table:formula="of:=[.B731]/[.$B$2]" office:value-type="float" office:value="0.766693934948247" calcext:value-type="float">
            <text:p>0.766693934948247</text:p>
          </table:table-cell>
          <table:table-cell table:formula="of:=-LN([.C731])" office:value-type="float" office:value="0.265667599041708" calcext:value-type="float">
            <text:p>0.265667599041708</text:p>
          </table:table-cell>
        </table:table-row>
        <table:table-row table:style-name="ro1">
          <table:table-cell office:value-type="float" office:value="730.141" calcext:value-type="float">
            <text:p>730.141</text:p>
          </table:table-cell>
          <table:table-cell office:value-type="float" office:value="11.3359" calcext:value-type="float">
            <text:p>11.3359</text:p>
          </table:table-cell>
          <table:table-cell table:formula="of:=[.B732]/[.$B$2]" office:value-type="float" office:value="0.766389702054586" calcext:value-type="float">
            <text:p>0.766389702054586</text:p>
          </table:table-cell>
          <table:table-cell table:formula="of:=-LN([.C732])" office:value-type="float" office:value="0.266064489192136" calcext:value-type="float">
            <text:p>0.266064489192136</text:p>
          </table:table-cell>
        </table:table-row>
        <table:table-row table:style-name="ro1">
          <table:table-cell office:value-type="float" office:value="731.141" calcext:value-type="float">
            <text:p>731.141</text:p>
          </table:table-cell>
          <table:table-cell office:value-type="float" office:value="11.3323" calcext:value-type="float">
            <text:p>11.3323</text:p>
          </table:table-cell>
          <table:table-cell table:formula="of:=[.B733]/[.$B$2]" office:value-type="float" office:value="0.766146315739658" calcext:value-type="float">
            <text:p>0.766146315739658</text:p>
          </table:table-cell>
          <table:table-cell table:formula="of:=-LN([.C733])" office:value-type="float" office:value="0.266382114767194" calcext:value-type="float">
            <text:p>0.266382114767194</text:p>
          </table:table-cell>
        </table:table-row>
        <table:table-row table:style-name="ro1">
          <table:table-cell office:value-type="float" office:value="732.14" calcext:value-type="float">
            <text:p>732.14</text:p>
          </table:table-cell>
          <table:table-cell office:value-type="float" office:value="11.329" calcext:value-type="float">
            <text:p>11.329</text:p>
          </table:table-cell>
          <table:table-cell table:formula="of:=[.B734]/[.$B$2]" office:value-type="float" office:value="0.76592321161764" calcext:value-type="float">
            <text:p>0.76592321161764</text:p>
          </table:table-cell>
          <table:table-cell table:formula="of:=-LN([.C734])" office:value-type="float" office:value="0.266673360196478" calcext:value-type="float">
            <text:p>0.266673360196478</text:p>
          </table:table-cell>
        </table:table-row>
        <table:table-row table:style-name="ro1">
          <table:table-cell office:value-type="float" office:value="733.141" calcext:value-type="float">
            <text:p>733.141</text:p>
          </table:table-cell>
          <table:table-cell office:value-type="float" office:value="11.3245" calcext:value-type="float">
            <text:p>11.3245</text:p>
          </table:table-cell>
          <table:table-cell table:formula="of:=[.B735]/[.$B$2]" office:value-type="float" office:value="0.76561897872398" calcext:value-type="float">
            <text:p>0.76561897872398</text:p>
          </table:table-cell>
          <table:table-cell table:formula="of:=-LN([.C735])" office:value-type="float" office:value="0.267070649803752" calcext:value-type="float">
            <text:p>0.267070649803752</text:p>
          </table:table-cell>
        </table:table-row>
        <table:table-row table:style-name="ro1">
          <table:table-cell office:value-type="float" office:value="734.14" calcext:value-type="float">
            <text:p>734.14</text:p>
          </table:table-cell>
          <table:table-cell office:value-type="float" office:value="11.3212" calcext:value-type="float">
            <text:p>11.3212</text:p>
          </table:table-cell>
          <table:table-cell table:formula="of:=[.B736]/[.$B$2]" office:value-type="float" office:value="0.765395874601962" calcext:value-type="float">
            <text:p>0.765395874601962</text:p>
          </table:table-cell>
          <table:table-cell table:formula="of:=-LN([.C736])" office:value-type="float" office:value="0.267362095864008" calcext:value-type="float">
            <text:p>0.267362095864008</text:p>
          </table:table-cell>
        </table:table-row>
        <table:table-row table:style-name="ro1">
          <table:table-cell office:value-type="float" office:value="735.141" calcext:value-type="float">
            <text:p>735.141</text:p>
          </table:table-cell>
          <table:table-cell office:value-type="float" office:value="11.3171" calcext:value-type="float">
            <text:p>11.3171</text:p>
          </table:table-cell>
          <table:table-cell table:formula="of:=[.B737]/[.$B$2]" office:value-type="float" office:value="0.765118684632183" calcext:value-type="float">
            <text:p>0.765118684632183</text:p>
          </table:table-cell>
          <table:table-cell table:formula="of:=-LN([.C737])" office:value-type="float" office:value="0.267724313879038" calcext:value-type="float">
            <text:p>0.267724313879038</text:p>
          </table:table-cell>
        </table:table-row>
        <table:table-row table:style-name="ro1">
          <table:table-cell office:value-type="float" office:value="736.14" calcext:value-type="float">
            <text:p>736.14</text:p>
          </table:table-cell>
          <table:table-cell office:value-type="float" office:value="11.3141" calcext:value-type="float">
            <text:p>11.3141</text:p>
          </table:table-cell>
          <table:table-cell table:formula="of:=[.B738]/[.$B$2]" office:value-type="float" office:value="0.764915862703075" calcext:value-type="float">
            <text:p>0.764915862703075</text:p>
          </table:table-cell>
          <table:table-cell table:formula="of:=-LN([.C738])" office:value-type="float" office:value="0.267989434598891" calcext:value-type="float">
            <text:p>0.267989434598891</text:p>
          </table:table-cell>
        </table:table-row>
        <table:table-row table:style-name="ro1">
          <table:table-cell office:value-type="float" office:value="737.141" calcext:value-type="float">
            <text:p>737.141</text:p>
          </table:table-cell>
          <table:table-cell office:value-type="float" office:value="11.3097" calcext:value-type="float">
            <text:p>11.3097</text:p>
          </table:table-cell>
          <table:table-cell table:formula="of:=[.B739]/[.$B$2]" office:value-type="float" office:value="0.764618390540385" calcext:value-type="float">
            <text:p>0.764618390540385</text:p>
          </table:table-cell>
          <table:table-cell table:formula="of:=-LN([.C739])" office:value-type="float" office:value="0.268378405510539" calcext:value-type="float">
            <text:p>0.268378405510539</text:p>
          </table:table-cell>
        </table:table-row>
        <table:table-row table:style-name="ro1">
          <table:table-cell office:value-type="float" office:value="738.14" calcext:value-type="float">
            <text:p>738.14</text:p>
          </table:table-cell>
          <table:table-cell office:value-type="float" office:value="11.3054" calcext:value-type="float">
            <text:p>11.3054</text:p>
          </table:table-cell>
          <table:table-cell table:formula="of:=[.B740]/[.$B$2]" office:value-type="float" office:value="0.764327679108665" calcext:value-type="float">
            <text:p>0.764327679108665</text:p>
          </table:table-cell>
          <table:table-cell table:formula="of:=-LN([.C740])" office:value-type="float" office:value="0.268758682409763" calcext:value-type="float">
            <text:p>0.268758682409763</text:p>
          </table:table-cell>
        </table:table-row>
        <table:table-row table:style-name="ro1">
          <table:table-cell office:value-type="float" office:value="739.14" calcext:value-type="float">
            <text:p>739.14</text:p>
          </table:table-cell>
          <table:table-cell office:value-type="float" office:value="11.3019" calcext:value-type="float">
            <text:p>11.3019</text:p>
          </table:table-cell>
          <table:table-cell table:formula="of:=[.B741]/[.$B$2]" office:value-type="float" office:value="0.764091053524707" calcext:value-type="float">
            <text:p>0.764091053524707</text:p>
          </table:table-cell>
          <table:table-cell table:formula="of:=-LN([.C741])" office:value-type="float" office:value="0.269068316910828" calcext:value-type="float">
            <text:p>0.269068316910828</text:p>
          </table:table-cell>
        </table:table-row>
        <table:table-row table:style-name="ro1">
          <table:table-cell office:value-type="float" office:value="740.141" calcext:value-type="float">
            <text:p>740.141</text:p>
          </table:table-cell>
          <table:table-cell office:value-type="float" office:value="11.2989" calcext:value-type="float">
            <text:p>11.2989</text:p>
          </table:table-cell>
          <table:table-cell table:formula="of:=[.B742]/[.$B$2]" office:value-type="float" office:value="0.7638882315956" calcext:value-type="float">
            <text:p>0.7638882315956</text:p>
          </table:table-cell>
          <table:table-cell table:formula="of:=-LN([.C742])" office:value-type="float" office:value="0.269333794240624" calcext:value-type="float">
            <text:p>0.269333794240624</text:p>
          </table:table-cell>
        </table:table-row>
        <table:table-row table:style-name="ro1">
          <table:table-cell office:value-type="float" office:value="741.14" calcext:value-type="float">
            <text:p>741.14</text:p>
          </table:table-cell>
          <table:table-cell office:value-type="float" office:value="11.2958" calcext:value-type="float">
            <text:p>11.2958</text:p>
          </table:table-cell>
          <table:table-cell table:formula="of:=[.B743]/[.$B$2]" office:value-type="float" office:value="0.763678648935523" calcext:value-type="float">
            <text:p>0.763678648935523</text:p>
          </table:table-cell>
          <table:table-cell table:formula="of:=-LN([.C743])" office:value-type="float" office:value="0.269608194876122" calcext:value-type="float">
            <text:p>0.269608194876122</text:p>
          </table:table-cell>
        </table:table-row>
        <table:table-row table:style-name="ro1">
          <table:table-cell office:value-type="float" office:value="742.141" calcext:value-type="float">
            <text:p>742.141</text:p>
          </table:table-cell>
          <table:table-cell office:value-type="float" office:value="11.2918" calcext:value-type="float">
            <text:p>11.2918</text:p>
          </table:table-cell>
          <table:table-cell table:formula="of:=[.B744]/[.$B$2]" office:value-type="float" office:value="0.763408219696714" calcext:value-type="float">
            <text:p>0.763408219696714</text:p>
          </table:table-cell>
          <table:table-cell table:formula="of:=-LN([.C744])" office:value-type="float" office:value="0.269962371507709" calcext:value-type="float">
            <text:p>0.269962371507709</text:p>
          </table:table-cell>
        </table:table-row>
        <table:table-row table:style-name="ro1">
          <table:table-cell office:value-type="float" office:value="743.141" calcext:value-type="float">
            <text:p>743.141</text:p>
          </table:table-cell>
          <table:table-cell office:value-type="float" office:value="11.2885" calcext:value-type="float">
            <text:p>11.2885</text:p>
          </table:table-cell>
          <table:table-cell table:formula="of:=[.B745]/[.$B$2]" office:value-type="float" office:value="0.763185115574696" calcext:value-type="float">
            <text:p>0.763185115574696</text:p>
          </table:table-cell>
          <table:table-cell table:formula="of:=-LN([.C745])" office:value-type="float" office:value="0.27025466169194" calcext:value-type="float">
            <text:p>0.27025466169194</text:p>
          </table:table-cell>
        </table:table-row>
        <table:table-row table:style-name="ro1">
          <table:table-cell office:value-type="float" office:value="744.14" calcext:value-type="float">
            <text:p>744.14</text:p>
          </table:table-cell>
          <table:table-cell office:value-type="float" office:value="11.2857" calcext:value-type="float">
            <text:p>11.2857</text:p>
          </table:table-cell>
          <table:table-cell table:formula="of:=[.B746]/[.$B$2]" office:value-type="float" office:value="0.76299581510753" calcext:value-type="float">
            <text:p>0.76299581510753</text:p>
          </table:table-cell>
          <table:table-cell table:formula="of:=-LN([.C746])" office:value-type="float" office:value="0.270502732499708" calcext:value-type="float">
            <text:p>0.270502732499708</text:p>
          </table:table-cell>
        </table:table-row>
        <table:table-row table:style-name="ro1">
          <table:table-cell office:value-type="float" office:value="745.141" calcext:value-type="float">
            <text:p>745.141</text:p>
          </table:table-cell>
          <table:table-cell office:value-type="float" office:value="11.2827" calcext:value-type="float">
            <text:p>11.2827</text:p>
          </table:table-cell>
          <table:table-cell table:formula="of:=[.B747]/[.$B$2]" office:value-type="float" office:value="0.762792993178423" calcext:value-type="float">
            <text:p>0.762792993178423</text:p>
          </table:table-cell>
          <table:table-cell table:formula="of:=-LN([.C747])" office:value-type="float" office:value="0.270768590958231" calcext:value-type="float">
            <text:p>0.270768590958231</text:p>
          </table:table-cell>
        </table:table-row>
        <table:table-row table:style-name="ro1">
          <table:table-cell office:value-type="float" office:value="746.14" calcext:value-type="float">
            <text:p>746.14</text:p>
          </table:table-cell>
          <table:table-cell office:value-type="float" office:value="11.2793" calcext:value-type="float">
            <text:p>11.2793</text:p>
          </table:table-cell>
          <table:table-cell table:formula="of:=[.B748]/[.$B$2]" office:value-type="float" office:value="0.762563128325435" calcext:value-type="float">
            <text:p>0.762563128325435</text:p>
          </table:table-cell>
          <table:table-cell table:formula="of:=-LN([.C748])" office:value-type="float" office:value="0.271069982681105" calcext:value-type="float">
            <text:p>0.271069982681105</text:p>
          </table:table-cell>
        </table:table-row>
        <table:table-row table:style-name="ro1">
          <table:table-cell office:value-type="float" office:value="747.141" calcext:value-type="float">
            <text:p>747.141</text:p>
          </table:table-cell>
          <table:table-cell office:value-type="float" office:value="11.2755" calcext:value-type="float">
            <text:p>11.2755</text:p>
          </table:table-cell>
          <table:table-cell table:formula="of:=[.B749]/[.$B$2]" office:value-type="float" office:value="0.762306220548566" calcext:value-type="float">
            <text:p>0.762306220548566</text:p>
          </table:table-cell>
          <table:table-cell table:formula="of:=-LN([.C749])" office:value-type="float" office:value="0.271406939784334" calcext:value-type="float">
            <text:p>0.271406939784334</text:p>
          </table:table-cell>
        </table:table-row>
        <table:table-row table:style-name="ro1">
          <table:table-cell office:value-type="float" office:value="748.141" calcext:value-type="float">
            <text:p>748.141</text:p>
          </table:table-cell>
          <table:table-cell office:value-type="float" office:value="11.2718" calcext:value-type="float">
            <text:p>11.2718</text:p>
          </table:table-cell>
          <table:table-cell table:formula="of:=[.B750]/[.$B$2]" office:value-type="float" office:value="0.762056073502667" calcext:value-type="float">
            <text:p>0.762056073502667</text:p>
          </table:table-cell>
          <table:table-cell table:formula="of:=-LN([.C750])" office:value-type="float" office:value="0.27173513872906" calcext:value-type="float">
            <text:p>0.27173513872906</text:p>
          </table:table-cell>
        </table:table-row>
        <table:table-row table:style-name="ro1">
          <table:table-cell office:value-type="float" office:value="749.141" calcext:value-type="float">
            <text:p>749.141</text:p>
          </table:table-cell>
          <table:table-cell office:value-type="float" office:value="11.2683" calcext:value-type="float">
            <text:p>11.2683</text:p>
          </table:table-cell>
          <table:table-cell table:formula="of:=[.B751]/[.$B$2]" office:value-type="float" office:value="0.761819447918709" calcext:value-type="float">
            <text:p>0.761819447918709</text:p>
          </table:table-cell>
          <table:table-cell table:formula="of:=-LN([.C751])" office:value-type="float" office:value="0.27204569635996" calcext:value-type="float">
            <text:p>0.27204569635996</text:p>
          </table:table-cell>
        </table:table-row>
        <table:table-row table:style-name="ro1">
          <table:table-cell office:value-type="float" office:value="750.14" calcext:value-type="float">
            <text:p>750.14</text:p>
          </table:table-cell>
          <table:table-cell office:value-type="float" office:value="11.2652" calcext:value-type="float">
            <text:p>11.2652</text:p>
          </table:table-cell>
          <table:table-cell table:formula="of:=[.B752]/[.$B$2]" office:value-type="float" office:value="0.761609865258632" calcext:value-type="float">
            <text:p>0.761609865258632</text:p>
          </table:table-cell>
          <table:table-cell table:formula="of:=-LN([.C752])" office:value-type="float" office:value="0.272320842255588" calcext:value-type="float">
            <text:p>0.272320842255588</text:p>
          </table:table-cell>
        </table:table-row>
        <table:table-row table:style-name="ro1">
          <table:table-cell office:value-type="float" office:value="751.14" calcext:value-type="float">
            <text:p>751.14</text:p>
          </table:table-cell>
          <table:table-cell office:value-type="float" office:value="11.2615" calcext:value-type="float">
            <text:p>11.2615</text:p>
          </table:table-cell>
          <table:table-cell table:formula="of:=[.B753]/[.$B$2]" office:value-type="float" office:value="0.761359718212733" calcext:value-type="float">
            <text:p>0.761359718212733</text:p>
          </table:table-cell>
          <table:table-cell table:formula="of:=-LN([.C753])" office:value-type="float" office:value="0.272649341328534" calcext:value-type="float">
            <text:p>0.272649341328534</text:p>
          </table:table-cell>
        </table:table-row>
        <table:table-row table:style-name="ro1">
          <table:table-cell office:value-type="float" office:value="752.14" calcext:value-type="float">
            <text:p>752.14</text:p>
          </table:table-cell>
          <table:table-cell office:value-type="float" office:value="11.258" calcext:value-type="float">
            <text:p>11.258</text:p>
          </table:table-cell>
          <table:table-cell table:formula="of:=[.B754]/[.$B$2]" office:value-type="float" office:value="0.761123092628775" calcext:value-type="float">
            <text:p>0.761123092628775</text:p>
          </table:table-cell>
          <table:table-cell table:formula="of:=-LN([.C754])" office:value-type="float" office:value="0.272960183045995" calcext:value-type="float">
            <text:p>0.272960183045995</text:p>
          </table:table-cell>
        </table:table-row>
        <table:table-row table:style-name="ro1">
          <table:table-cell office:value-type="float" office:value="753.14" calcext:value-type="float">
            <text:p>753.14</text:p>
          </table:table-cell>
          <table:table-cell office:value-type="float" office:value="11.2551" calcext:value-type="float">
            <text:p>11.2551</text:p>
          </table:table-cell>
          <table:table-cell table:formula="of:=[.B755]/[.$B$2]" office:value-type="float" office:value="0.760927031430638" calcext:value-type="float">
            <text:p>0.760927031430638</text:p>
          </table:table-cell>
          <table:table-cell table:formula="of:=-LN([.C755])" office:value-type="float" office:value="0.273217810828579" calcext:value-type="float">
            <text:p>0.273217810828579</text:p>
          </table:table-cell>
        </table:table-row>
        <table:table-row table:style-name="ro1">
          <table:table-cell office:value-type="float" office:value="754.14" calcext:value-type="float">
            <text:p>754.14</text:p>
          </table:table-cell>
          <table:table-cell office:value-type="float" office:value="11.2512" calcext:value-type="float">
            <text:p>11.2512</text:p>
          </table:table-cell>
          <table:table-cell table:formula="of:=[.B756]/[.$B$2]" office:value-type="float" office:value="0.760663362922799" calcext:value-type="float">
            <text:p>0.760663362922799</text:p>
          </table:table-cell>
          <table:table-cell table:formula="of:=-LN([.C756])" office:value-type="float" office:value="0.273564380459219" calcext:value-type="float">
            <text:p>0.273564380459219</text:p>
          </table:table-cell>
        </table:table-row>
        <table:table-row table:style-name="ro1">
          <table:table-cell office:value-type="float" office:value="755.14" calcext:value-type="float">
            <text:p>755.14</text:p>
          </table:table-cell>
          <table:table-cell office:value-type="float" office:value="11.2475" calcext:value-type="float">
            <text:p>11.2475</text:p>
          </table:table-cell>
          <table:table-cell table:formula="of:=[.B757]/[.$B$2]" office:value-type="float" office:value="0.760413215876901" calcext:value-type="float">
            <text:p>0.760413215876901</text:p>
          </table:table-cell>
          <table:table-cell table:formula="of:=-LN([.C757])" office:value-type="float" office:value="0.27389328835464" calcext:value-type="float">
            <text:p>0.27389328835464</text:p>
          </table:table-cell>
        </table:table-row>
        <table:table-row table:style-name="ro1">
          <table:table-cell office:value-type="float" office:value="756.14" calcext:value-type="float">
            <text:p>756.14</text:p>
          </table:table-cell>
          <table:table-cell office:value-type="float" office:value="11.2451" calcext:value-type="float">
            <text:p>11.2451</text:p>
          </table:table-cell>
          <table:table-cell table:formula="of:=[.B758]/[.$B$2]" office:value-type="float" office:value="0.760250958333615" calcext:value-type="float">
            <text:p>0.760250958333615</text:p>
          </table:table-cell>
          <table:table-cell table:formula="of:=-LN([.C758])" office:value-type="float" office:value="0.274106691874829" calcext:value-type="float">
            <text:p>0.274106691874829</text:p>
          </table:table-cell>
        </table:table-row>
        <table:table-row table:style-name="ro1">
          <table:table-cell office:value-type="float" office:value="757.14" calcext:value-type="float">
            <text:p>757.14</text:p>
          </table:table-cell>
          <table:table-cell office:value-type="float" office:value="11.2402" calcext:value-type="float">
            <text:p>11.2402</text:p>
          </table:table-cell>
          <table:table-cell table:formula="of:=[.B759]/[.$B$2]" office:value-type="float" office:value="0.759919682516074" calcext:value-type="float">
            <text:p>0.759919682516074</text:p>
          </table:table-cell>
          <table:table-cell table:formula="of:=-LN([.C759])" office:value-type="float" office:value="0.274542532186283" calcext:value-type="float">
            <text:p>0.274542532186283</text:p>
          </table:table-cell>
        </table:table-row>
        <table:table-row table:style-name="ro1">
          <table:table-cell office:value-type="float" office:value="758.141" calcext:value-type="float">
            <text:p>758.141</text:p>
          </table:table-cell>
          <table:table-cell office:value-type="float" office:value="11.2375" calcext:value-type="float">
            <text:p>11.2375</text:p>
          </table:table-cell>
          <table:table-cell table:formula="of:=[.B760]/[.$B$2]" office:value-type="float" office:value="0.759737142779878" calcext:value-type="float">
            <text:p>0.759737142779878</text:p>
          </table:table-cell>
          <table:table-cell table:formula="of:=-LN([.C760])" office:value-type="float" office:value="0.274782770290091" calcext:value-type="float">
            <text:p>0.274782770290091</text:p>
          </table:table-cell>
        </table:table-row>
        <table:table-row table:style-name="ro1">
          <table:table-cell office:value-type="float" office:value="759.141" calcext:value-type="float">
            <text:p>759.141</text:p>
          </table:table-cell>
          <table:table-cell office:value-type="float" office:value="11.234" calcext:value-type="float">
            <text:p>11.234</text:p>
          </table:table-cell>
          <table:table-cell table:formula="of:=[.B761]/[.$B$2]" office:value-type="float" office:value="0.759500517195919" calcext:value-type="float">
            <text:p>0.759500517195919</text:p>
          </table:table-cell>
          <table:table-cell table:formula="of:=-LN([.C761])" office:value-type="float" office:value="0.275094275977589" calcext:value-type="float">
            <text:p>0.275094275977589</text:p>
          </table:table-cell>
        </table:table-row>
        <table:table-row table:style-name="ro1">
          <table:table-cell office:value-type="float" office:value="760.141" calcext:value-type="float">
            <text:p>760.141</text:p>
          </table:table-cell>
          <table:table-cell office:value-type="float" office:value="11.2297" calcext:value-type="float">
            <text:p>11.2297</text:p>
          </table:table-cell>
          <table:table-cell table:formula="of:=[.B762]/[.$B$2]" office:value-type="float" office:value="0.759209805764199" calcext:value-type="float">
            <text:p>0.759209805764199</text:p>
          </table:table-cell>
          <table:table-cell table:formula="of:=-LN([.C762])" office:value-type="float" office:value="0.275477115852812" calcext:value-type="float">
            <text:p>0.275477115852812</text:p>
          </table:table-cell>
        </table:table-row>
        <table:table-row table:style-name="ro1">
          <table:table-cell office:value-type="float" office:value="761.141" calcext:value-type="float">
            <text:p>761.141</text:p>
          </table:table-cell>
          <table:table-cell office:value-type="float" office:value="11.2266" calcext:value-type="float">
            <text:p>11.2266</text:p>
          </table:table-cell>
          <table:table-cell table:formula="of:=[.B763]/[.$B$2]" office:value-type="float" office:value="0.759000223104122" calcext:value-type="float">
            <text:p>0.759000223104122</text:p>
          </table:table-cell>
          <table:table-cell table:formula="of:=-LN([.C763])" office:value-type="float" office:value="0.275753207641726" calcext:value-type="float">
            <text:p>0.275753207641726</text:p>
          </table:table-cell>
        </table:table-row>
        <table:table-row table:style-name="ro1">
          <table:table-cell office:value-type="float" office:value="762.141" calcext:value-type="float">
            <text:p>762.141</text:p>
          </table:table-cell>
          <table:table-cell office:value-type="float" office:value="11.2237" calcext:value-type="float">
            <text:p>11.2237</text:p>
          </table:table-cell>
          <table:table-cell table:formula="of:=[.B764]/[.$B$2]" office:value-type="float" office:value="0.758804161905985" calcext:value-type="float">
            <text:p>0.758804161905985</text:p>
          </table:table-cell>
          <table:table-cell table:formula="of:=-LN([.C764])" office:value-type="float" office:value="0.276011556083941" calcext:value-type="float">
            <text:p>0.276011556083941</text:p>
          </table:table-cell>
        </table:table-row>
        <table:table-row table:style-name="ro1">
          <table:table-cell office:value-type="float" office:value="763.141" calcext:value-type="float">
            <text:p>763.141</text:p>
          </table:table-cell>
          <table:table-cell office:value-type="float" office:value="11.2183" calcext:value-type="float">
            <text:p>11.2183</text:p>
          </table:table-cell>
          <table:table-cell table:formula="of:=[.B765]/[.$B$2]" office:value-type="float" office:value="0.758439082433593" calcext:value-type="float">
            <text:p>0.758439082433593</text:p>
          </table:table-cell>
          <table:table-cell table:formula="of:=-LN([.C765])" office:value-type="float" office:value="0.276492796624375" calcext:value-type="float">
            <text:p>0.276492796624375</text:p>
          </table:table-cell>
        </table:table-row>
        <table:table-row table:style-name="ro1">
          <table:table-cell office:value-type="float" office:value="764.14" calcext:value-type="float">
            <text:p>764.14</text:p>
          </table:table-cell>
          <table:table-cell office:value-type="float" office:value="11.2152" calcext:value-type="float">
            <text:p>11.2152</text:p>
          </table:table-cell>
          <table:table-cell table:formula="of:=[.B766]/[.$B$2]" office:value-type="float" office:value="0.758229499773516" calcext:value-type="float">
            <text:p>0.758229499773516</text:p>
          </table:table-cell>
          <table:table-cell table:formula="of:=-LN([.C766])" office:value-type="float" office:value="0.276769169015641" calcext:value-type="float">
            <text:p>0.276769169015641</text:p>
          </table:table-cell>
        </table:table-row>
        <table:table-row table:style-name="ro1">
          <table:table-cell office:value-type="float" office:value="765.141" calcext:value-type="float">
            <text:p>765.141</text:p>
          </table:table-cell>
          <table:table-cell office:value-type="float" office:value="11.2122" calcext:value-type="float">
            <text:p>11.2122</text:p>
          </table:table-cell>
          <table:table-cell table:formula="of:=[.B767]/[.$B$2]" office:value-type="float" office:value="0.758026677844409" calcext:value-type="float">
            <text:p>0.758026677844409</text:p>
          </table:table-cell>
          <table:table-cell table:formula="of:=-LN([.C767])" office:value-type="float" office:value="0.277036698913703" calcext:value-type="float">
            <text:p>0.277036698913703</text:p>
          </table:table-cell>
        </table:table-row>
        <table:table-row table:style-name="ro1">
          <table:table-cell office:value-type="float" office:value="766.141" calcext:value-type="float">
            <text:p>766.141</text:p>
          </table:table-cell>
          <table:table-cell office:value-type="float" office:value="11.2084" calcext:value-type="float">
            <text:p>11.2084</text:p>
          </table:table-cell>
          <table:table-cell table:formula="of:=[.B768]/[.$B$2]" office:value-type="float" office:value="0.75776977006754" calcext:value-type="float">
            <text:p>0.75776977006754</text:p>
          </table:table-cell>
          <table:table-cell table:formula="of:=-LN([.C768])" office:value-type="float" office:value="0.277375672896235" calcext:value-type="float">
            <text:p>0.277375672896235</text:p>
          </table:table-cell>
        </table:table-row>
        <table:table-row table:style-name="ro1">
          <table:table-cell office:value-type="float" office:value="767.141" calcext:value-type="float">
            <text:p>767.141</text:p>
          </table:table-cell>
          <table:table-cell office:value-type="float" office:value="11.2037" calcext:value-type="float">
            <text:p>11.2037</text:p>
          </table:table-cell>
          <table:table-cell table:formula="of:=[.B769]/[.$B$2]" office:value-type="float" office:value="0.757452015711939" calcext:value-type="float">
            <text:p>0.757452015711939</text:p>
          </table:table-cell>
          <table:table-cell table:formula="of:=-LN([.C769])" office:value-type="float" office:value="0.27779508919983" calcext:value-type="float">
            <text:p>0.27779508919983</text:p>
          </table:table-cell>
        </table:table-row>
        <table:table-row table:style-name="ro1">
          <table:table-cell office:value-type="float" office:value="768.141" calcext:value-type="float">
            <text:p>768.141</text:p>
          </table:table-cell>
          <table:table-cell office:value-type="float" office:value="11.2019" calcext:value-type="float">
            <text:p>11.2019</text:p>
          </table:table-cell>
          <table:table-cell table:formula="of:=[.B770]/[.$B$2]" office:value-type="float" office:value="0.757330322554475" calcext:value-type="float">
            <text:p>0.757330322554475</text:p>
          </table:table-cell>
          <table:table-cell table:formula="of:=-LN([.C770])" office:value-type="float" office:value="0.277955763317361" calcext:value-type="float">
            <text:p>0.277955763317361</text:p>
          </table:table-cell>
        </table:table-row>
        <table:table-row table:style-name="ro1">
          <table:table-cell office:value-type="float" office:value="769.141" calcext:value-type="float">
            <text:p>769.141</text:p>
          </table:table-cell>
          <table:table-cell office:value-type="float" office:value="11.1982" calcext:value-type="float">
            <text:p>11.1982</text:p>
          </table:table-cell>
          <table:table-cell table:formula="of:=[.B771]/[.$B$2]" office:value-type="float" office:value="0.757080175508576" calcext:value-type="float">
            <text:p>0.757080175508576</text:p>
          </table:table-cell>
          <table:table-cell table:formula="of:=-LN([.C771])" office:value-type="float" office:value="0.27828611898842" calcext:value-type="float">
            <text:p>0.27828611898842</text:p>
          </table:table-cell>
        </table:table-row>
        <table:table-row table:style-name="ro1">
          <table:table-cell office:value-type="float" office:value="770.141" calcext:value-type="float">
            <text:p>770.141</text:p>
          </table:table-cell>
          <table:table-cell office:value-type="float" office:value="11.1948" calcext:value-type="float">
            <text:p>11.1948</text:p>
          </table:table-cell>
          <table:table-cell table:formula="of:=[.B772]/[.$B$2]" office:value-type="float" office:value="0.756850310655588" calcext:value-type="float">
            <text:p>0.756850310655588</text:p>
          </table:table-cell>
          <table:table-cell table:formula="of:=-LN([.C772])" office:value-type="float" office:value="0.278589785315051" calcext:value-type="float">
            <text:p>0.278589785315051</text:p>
          </table:table-cell>
        </table:table-row>
        <table:table-row table:style-name="ro1">
          <table:table-cell office:value-type="float" office:value="771.141" calcext:value-type="float">
            <text:p>771.141</text:p>
          </table:table-cell>
          <table:table-cell office:value-type="float" office:value="11.1913" calcext:value-type="float">
            <text:p>11.1913</text:p>
          </table:table-cell>
          <table:table-cell table:formula="of:=[.B773]/[.$B$2]" office:value-type="float" office:value="0.75661368507163" calcext:value-type="float">
            <text:p>0.75661368507163</text:p>
          </table:table-cell>
          <table:table-cell table:formula="of:=-LN([.C773])" office:value-type="float" office:value="0.278902479355417" calcext:value-type="float">
            <text:p>0.278902479355417</text:p>
          </table:table-cell>
        </table:table-row>
        <table:table-row table:style-name="ro1">
          <table:table-cell office:value-type="float" office:value="772.141" calcext:value-type="float">
            <text:p>772.141</text:p>
          </table:table-cell>
          <table:table-cell office:value-type="float" office:value="11.1872" calcext:value-type="float">
            <text:p>11.1872</text:p>
          </table:table-cell>
          <table:table-cell table:formula="of:=[.B774]/[.$B$2]" office:value-type="float" office:value="0.756336495101851" calcext:value-type="float">
            <text:p>0.756336495101851</text:p>
          </table:table-cell>
          <table:table-cell table:formula="of:=-LN([.C774])" office:value-type="float" office:value="0.27926890248886" calcext:value-type="float">
            <text:p>0.27926890248886</text:p>
          </table:table-cell>
        </table:table-row>
        <table:table-row table:style-name="ro1">
          <table:table-cell office:value-type="float" office:value="773.141" calcext:value-type="float">
            <text:p>773.141</text:p>
          </table:table-cell>
          <table:table-cell office:value-type="float" office:value="11.1828" calcext:value-type="float">
            <text:p>11.1828</text:p>
          </table:table-cell>
          <table:table-cell table:formula="of:=[.B775]/[.$B$2]" office:value-type="float" office:value="0.75603902293916" calcext:value-type="float">
            <text:p>0.75603902293916</text:p>
          </table:table-cell>
          <table:table-cell table:formula="of:=-LN([.C775])" office:value-type="float" office:value="0.279662286490357" calcext:value-type="float">
            <text:p>0.279662286490357</text:p>
          </table:table-cell>
        </table:table-row>
        <table:table-row table:style-name="ro1">
          <table:table-cell office:value-type="float" office:value="774.14" calcext:value-type="float">
            <text:p>774.14</text:p>
          </table:table-cell>
          <table:table-cell office:value-type="float" office:value="11.1797" calcext:value-type="float">
            <text:p>11.1797</text:p>
          </table:table-cell>
          <table:table-cell table:formula="of:=[.B776]/[.$B$2]" office:value-type="float" office:value="0.755829440279083" calcext:value-type="float">
            <text:p>0.755829440279083</text:p>
          </table:table-cell>
          <table:table-cell table:formula="of:=-LN([.C776])" office:value-type="float" office:value="0.27993953635239" calcext:value-type="float">
            <text:p>0.27993953635239</text:p>
          </table:table-cell>
        </table:table-row>
        <table:table-row table:style-name="ro1">
          <table:table-cell office:value-type="float" office:value="775.14" calcext:value-type="float">
            <text:p>775.14</text:p>
          </table:table-cell>
          <table:table-cell office:value-type="float" office:value="11.1759" calcext:value-type="float">
            <text:p>11.1759</text:p>
          </table:table-cell>
          <table:table-cell table:formula="of:=[.B777]/[.$B$2]" office:value-type="float" office:value="0.755572532502214" calcext:value-type="float">
            <text:p>0.755572532502214</text:p>
          </table:table-cell>
          <table:table-cell table:formula="of:=-LN([.C777])" office:value-type="float" office:value="0.280279495918369" calcext:value-type="float">
            <text:p>0.280279495918369</text:p>
          </table:table-cell>
        </table:table-row>
        <table:table-row table:style-name="ro1">
          <table:table-cell office:value-type="float" office:value="776.14" calcext:value-type="float">
            <text:p>776.14</text:p>
          </table:table-cell>
          <table:table-cell office:value-type="float" office:value="11.1719" calcext:value-type="float">
            <text:p>11.1719</text:p>
          </table:table-cell>
          <table:table-cell table:formula="of:=[.B778]/[.$B$2]" office:value-type="float" office:value="0.755302103263405" calcext:value-type="float">
            <text:p>0.755302103263405</text:p>
          </table:table-cell>
          <table:table-cell table:formula="of:=-LN([.C778])" office:value-type="float" office:value="0.28063747299376" calcext:value-type="float">
            <text:p>0.28063747299376</text:p>
          </table:table-cell>
        </table:table-row>
        <table:table-row table:style-name="ro1">
          <table:table-cell office:value-type="float" office:value="777.14" calcext:value-type="float">
            <text:p>777.14</text:p>
          </table:table-cell>
          <table:table-cell office:value-type="float" office:value="11.1696" calcext:value-type="float">
            <text:p>11.1696</text:p>
          </table:table-cell>
          <table:table-cell table:formula="of:=[.B779]/[.$B$2]" office:value-type="float" office:value="0.75514660645109" calcext:value-type="float">
            <text:p>0.75514660645109</text:p>
          </table:table-cell>
          <table:table-cell table:formula="of:=-LN([.C779])" office:value-type="float" office:value="0.28084336785383" calcext:value-type="float">
            <text:p>0.28084336785383</text:p>
          </table:table-cell>
        </table:table-row>
        <table:table-row table:style-name="ro1">
          <table:table-cell office:value-type="float" office:value="778.14" calcext:value-type="float">
            <text:p>778.14</text:p>
          </table:table-cell>
          <table:table-cell office:value-type="float" office:value="11.165" calcext:value-type="float">
            <text:p>11.165</text:p>
          </table:table-cell>
          <table:table-cell table:formula="of:=[.B780]/[.$B$2]" office:value-type="float" office:value="0.754835612826459" calcext:value-type="float">
            <text:p>0.754835612826459</text:p>
          </table:table-cell>
          <table:table-cell table:formula="of:=-LN([.C780])" office:value-type="float" office:value="0.281255284795709" calcext:value-type="float">
            <text:p>0.281255284795709</text:p>
          </table:table-cell>
        </table:table-row>
        <table:table-row table:style-name="ro1">
          <table:table-cell office:value-type="float" office:value="779.14" calcext:value-type="float">
            <text:p>779.14</text:p>
          </table:table-cell>
          <table:table-cell office:value-type="float" office:value="11.162" calcext:value-type="float">
            <text:p>11.162</text:p>
          </table:table-cell>
          <table:table-cell table:formula="of:=[.B781]/[.$B$2]" office:value-type="float" office:value="0.754632790897352" calcext:value-type="float">
            <text:p>0.754632790897352</text:p>
          </table:table-cell>
          <table:table-cell table:formula="of:=-LN([.C781])" office:value-type="float" office:value="0.281524017721588" calcext:value-type="float">
            <text:p>0.281524017721588</text:p>
          </table:table-cell>
        </table:table-row>
        <table:table-row table:style-name="ro1">
          <table:table-cell office:value-type="float" office:value="780.14" calcext:value-type="float">
            <text:p>780.14</text:p>
          </table:table-cell>
          <table:table-cell office:value-type="float" office:value="11.1581" calcext:value-type="float">
            <text:p>11.1581</text:p>
          </table:table-cell>
          <table:table-cell table:formula="of:=[.B782]/[.$B$2]" office:value-type="float" office:value="0.754369122389513" calcext:value-type="float">
            <text:p>0.754369122389513</text:p>
          </table:table-cell>
          <table:table-cell table:formula="of:=-LN([.C782])" office:value-type="float" office:value="0.281873478525052" calcext:value-type="float">
            <text:p>0.281873478525052</text:p>
          </table:table-cell>
        </table:table-row>
        <table:table-row table:style-name="ro1">
          <table:table-cell office:value-type="float" office:value="781.14" calcext:value-type="float">
            <text:p>781.14</text:p>
          </table:table-cell>
          <table:table-cell office:value-type="float" office:value="11.1542" calcext:value-type="float">
            <text:p>11.1542</text:p>
          </table:table-cell>
          <table:table-cell table:formula="of:=[.B783]/[.$B$2]" office:value-type="float" office:value="0.754105453881674" calcext:value-type="float">
            <text:p>0.754105453881674</text:p>
          </table:table-cell>
          <table:table-cell table:formula="of:=-LN([.C783])" office:value-type="float" office:value="0.282223061494061" calcext:value-type="float">
            <text:p>0.282223061494061</text:p>
          </table:table-cell>
        </table:table-row>
        <table:table-row table:style-name="ro1">
          <table:table-cell office:value-type="float" office:value="782.14" calcext:value-type="float">
            <text:p>782.14</text:p>
          </table:table-cell>
          <table:table-cell office:value-type="float" office:value="11.1504" calcext:value-type="float">
            <text:p>11.1504</text:p>
          </table:table-cell>
          <table:table-cell table:formula="of:=[.B784]/[.$B$2]" office:value-type="float" office:value="0.753848546104805" calcext:value-type="float">
            <text:p>0.753848546104805</text:p>
          </table:table-cell>
          <table:table-cell table:formula="of:=-LN([.C784])" office:value-type="float" office:value="0.282563798385713" calcext:value-type="float">
            <text:p>0.282563798385713</text:p>
          </table:table-cell>
        </table:table-row>
        <table:table-row table:style-name="ro1">
          <table:table-cell office:value-type="float" office:value="783.14" calcext:value-type="float">
            <text:p>783.14</text:p>
          </table:table-cell>
          <table:table-cell office:value-type="float" office:value="11.1476" calcext:value-type="float">
            <text:p>11.1476</text:p>
          </table:table-cell>
          <table:table-cell table:formula="of:=[.B785]/[.$B$2]" office:value-type="float" office:value="0.753659245637638" calcext:value-type="float">
            <text:p>0.753659245637638</text:p>
          </table:table-cell>
          <table:table-cell table:formula="of:=-LN([.C785])" office:value-type="float" office:value="0.282814941987356" calcext:value-type="float">
            <text:p>0.282814941987356</text:p>
          </table:table-cell>
        </table:table-row>
        <table:table-row table:style-name="ro1">
          <table:table-cell office:value-type="float" office:value="784.141" calcext:value-type="float">
            <text:p>784.141</text:p>
          </table:table-cell>
          <table:table-cell office:value-type="float" office:value="11.1436" calcext:value-type="float">
            <text:p>11.1436</text:p>
          </table:table-cell>
          <table:table-cell table:formula="of:=[.B786]/[.$B$2]" office:value-type="float" office:value="0.753388816398829" calcext:value-type="float">
            <text:p>0.753388816398829</text:p>
          </table:table-cell>
          <table:table-cell table:formula="of:=-LN([.C786])" office:value-type="float" office:value="0.283173828009009" calcext:value-type="float">
            <text:p>0.283173828009009</text:p>
          </table:table-cell>
        </table:table-row>
        <table:table-row table:style-name="ro1">
          <table:table-cell office:value-type="float" office:value="785.141" calcext:value-type="float">
            <text:p>785.141</text:p>
          </table:table-cell>
          <table:table-cell office:value-type="float" office:value="11.1395" calcext:value-type="float">
            <text:p>11.1395</text:p>
          </table:table-cell>
          <table:table-cell table:formula="of:=[.B787]/[.$B$2]" office:value-type="float" office:value="0.75311162642905" calcext:value-type="float">
            <text:p>0.75311162642905</text:p>
          </table:table-cell>
          <table:table-cell table:formula="of:=-LN([.C787])" office:value-type="float" office:value="0.283541819899389" calcext:value-type="float">
            <text:p>0.283541819899389</text:p>
          </table:table-cell>
        </table:table-row>
        <table:table-row table:style-name="ro1">
          <table:table-cell office:value-type="float" office:value="786.141" calcext:value-type="float">
            <text:p>786.141</text:p>
          </table:table-cell>
          <table:table-cell office:value-type="float" office:value="11.1368" calcext:value-type="float">
            <text:p>11.1368</text:p>
          </table:table-cell>
          <table:table-cell table:formula="of:=[.B788]/[.$B$2]" office:value-type="float" office:value="0.752929086692853" calcext:value-type="float">
            <text:p>0.752929086692853</text:p>
          </table:table-cell>
          <table:table-cell table:formula="of:=-LN([.C788])" office:value-type="float" office:value="0.28378422999561" calcext:value-type="float">
            <text:p>0.28378422999561</text:p>
          </table:table-cell>
        </table:table-row>
        <table:table-row table:style-name="ro1">
          <table:table-cell office:value-type="float" office:value="787.14" calcext:value-type="float">
            <text:p>787.14</text:p>
          </table:table-cell>
          <table:table-cell office:value-type="float" office:value="11.1336" calcext:value-type="float">
            <text:p>11.1336</text:p>
          </table:table-cell>
          <table:table-cell table:formula="of:=[.B789]/[.$B$2]" office:value-type="float" office:value="0.752712743301806" calcext:value-type="float">
            <text:p>0.752712743301806</text:p>
          </table:table-cell>
          <table:table-cell table:formula="of:=-LN([.C789])" office:value-type="float" office:value="0.284071606964324" calcext:value-type="float">
            <text:p>0.284071606964324</text:p>
          </table:table-cell>
        </table:table-row>
        <table:table-row table:style-name="ro1">
          <table:table-cell office:value-type="float" office:value="788.14" calcext:value-type="float">
            <text:p>788.14</text:p>
          </table:table-cell>
          <table:table-cell office:value-type="float" office:value="11.1311" calcext:value-type="float">
            <text:p>11.1311</text:p>
          </table:table-cell>
          <table:table-cell table:formula="of:=[.B790]/[.$B$2]" office:value-type="float" office:value="0.75254372502755" calcext:value-type="float">
            <text:p>0.75254372502755</text:p>
          </table:table-cell>
          <table:table-cell table:formula="of:=-LN([.C790])" office:value-type="float" office:value="0.284296177698311" calcext:value-type="float">
            <text:p>0.284296177698311</text:p>
          </table:table-cell>
        </table:table-row>
        <table:table-row table:style-name="ro1">
          <table:table-cell office:value-type="float" office:value="789.14" calcext:value-type="float">
            <text:p>789.14</text:p>
          </table:table-cell>
          <table:table-cell office:value-type="float" office:value="11.1258" calcext:value-type="float">
            <text:p>11.1258</text:p>
          </table:table-cell>
          <table:table-cell table:formula="of:=[.B791]/[.$B$2]" office:value-type="float" office:value="0.752185406286128" calcext:value-type="float">
            <text:p>0.752185406286128</text:p>
          </table:table-cell>
          <table:table-cell table:formula="of:=-LN([.C791])" office:value-type="float" office:value="0.284772434508575" calcext:value-type="float">
            <text:p>0.284772434508575</text:p>
          </table:table-cell>
        </table:table-row>
        <table:table-row table:style-name="ro1">
          <table:table-cell office:value-type="float" office:value="790.14" calcext:value-type="float">
            <text:p>790.14</text:p>
          </table:table-cell>
          <table:table-cell office:value-type="float" office:value="11.1227" calcext:value-type="float">
            <text:p>11.1227</text:p>
          </table:table-cell>
          <table:table-cell table:formula="of:=[.B792]/[.$B$2]" office:value-type="float" office:value="0.75197582362605" calcext:value-type="float">
            <text:p>0.75197582362605</text:p>
          </table:table-cell>
          <table:table-cell table:formula="of:=-LN([.C792])" office:value-type="float" office:value="0.285051104982545" calcext:value-type="float">
            <text:p>0.285051104982545</text:p>
          </table:table-cell>
        </table:table-row>
        <table:table-row table:style-name="ro1">
          <table:table-cell office:value-type="float" office:value="791.14" calcext:value-type="float">
            <text:p>791.14</text:p>
          </table:table-cell>
          <table:table-cell office:value-type="float" office:value="11.119" calcext:value-type="float">
            <text:p>11.119</text:p>
          </table:table-cell>
          <table:table-cell table:formula="of:=[.B793]/[.$B$2]" office:value-type="float" office:value="0.751725676580152" calcext:value-type="float">
            <text:p>0.751725676580152</text:p>
          </table:table-cell>
          <table:table-cell table:formula="of:=-LN([.C793])" office:value-type="float" office:value="0.285383813366718" calcext:value-type="float">
            <text:p>0.285383813366718</text:p>
          </table:table-cell>
        </table:table-row>
        <table:table-row table:style-name="ro1">
          <table:table-cell office:value-type="float" office:value="792.14" calcext:value-type="float">
            <text:p>792.14</text:p>
          </table:table-cell>
          <table:table-cell office:value-type="float" office:value="11.1159" calcext:value-type="float">
            <text:p>11.1159</text:p>
          </table:table-cell>
          <table:table-cell table:formula="of:=[.B794]/[.$B$2]" office:value-type="float" office:value="0.751516093920075" calcext:value-type="float">
            <text:p>0.751516093920075</text:p>
          </table:table-cell>
          <table:table-cell table:formula="of:=-LN([.C794])" office:value-type="float" office:value="0.285662654289779" calcext:value-type="float">
            <text:p>0.285662654289779</text:p>
          </table:table-cell>
        </table:table-row>
        <table:table-row table:style-name="ro1">
          <table:table-cell office:value-type="float" office:value="793.14" calcext:value-type="float">
            <text:p>793.14</text:p>
          </table:table-cell>
          <table:table-cell office:value-type="float" office:value="11.113" calcext:value-type="float">
            <text:p>11.113</text:p>
          </table:table-cell>
          <table:table-cell table:formula="of:=[.B795]/[.$B$2]" office:value-type="float" office:value="0.751320032721938" calcext:value-type="float">
            <text:p>0.751320032721938</text:p>
          </table:table-cell>
          <table:table-cell table:formula="of:=-LN([.C795])" office:value-type="float" office:value="0.285923575884321" calcext:value-type="float">
            <text:p>0.285923575884321</text:p>
          </table:table-cell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11.1092" calcext:value-type="float">
            <text:p>11.1092</text:p>
          </table:table-cell>
          <table:table-cell table:formula="of:=[.B796]/[.$B$2]" office:value-type="float" office:value="0.751063124945069" calcext:value-type="float">
            <text:p>0.751063124945069</text:p>
          </table:table-cell>
          <table:table-cell table:formula="of:=-LN([.C796])" office:value-type="float" office:value="0.286265576229655" calcext:value-type="float">
            <text:p>0.286265576229655</text:p>
          </table:table-cell>
        </table:table-row>
        <table:table-row table:style-name="ro1">
          <table:table-cell office:value-type="float" office:value="795.14" calcext:value-type="float">
            <text:p>795.14</text:p>
          </table:table-cell>
          <table:table-cell office:value-type="float" office:value="11.1066" calcext:value-type="float">
            <text:p>11.1066</text:p>
          </table:table-cell>
          <table:table-cell table:formula="of:=[.B797]/[.$B$2]" office:value-type="float" office:value="0.750887345939843" calcext:value-type="float">
            <text:p>0.750887345939843</text:p>
          </table:table-cell>
          <table:table-cell table:formula="of:=-LN([.C797])" office:value-type="float" office:value="0.286499643876273" calcext:value-type="float">
            <text:p>0.286499643876273</text:p>
          </table:table-cell>
        </table:table-row>
        <table:table-row table:style-name="ro1">
          <table:table-cell office:value-type="float" office:value="796.14" calcext:value-type="float">
            <text:p>796.14</text:p>
          </table:table-cell>
          <table:table-cell office:value-type="float" office:value="11.1023" calcext:value-type="float">
            <text:p>11.1023</text:p>
          </table:table-cell>
          <table:table-cell table:formula="of:=[.B798]/[.$B$2]" office:value-type="float" office:value="0.750596634508123" calcext:value-type="float">
            <text:p>0.750596634508123</text:p>
          </table:table-cell>
          <table:table-cell table:formula="of:=-LN([.C798])" office:value-type="float" office:value="0.286886876026783" calcext:value-type="float">
            <text:p>0.286886876026783</text:p>
          </table:table-cell>
        </table:table-row>
        <table:table-row table:style-name="ro1">
          <table:table-cell office:value-type="float" office:value="797.14" calcext:value-type="float">
            <text:p>797.14</text:p>
          </table:table-cell>
          <table:table-cell office:value-type="float" office:value="11.0978" calcext:value-type="float">
            <text:p>11.0978</text:p>
          </table:table-cell>
          <table:table-cell table:formula="of:=[.B799]/[.$B$2]" office:value-type="float" office:value="0.750292401614463" calcext:value-type="float">
            <text:p>0.750292401614463</text:p>
          </table:table-cell>
          <table:table-cell table:formula="of:=-LN([.C799])" office:value-type="float" office:value="0.287292279611598" calcext:value-type="float">
            <text:p>0.287292279611598</text:p>
          </table:table-cell>
        </table:table-row>
        <table:table-row table:style-name="ro1">
          <table:table-cell office:value-type="float" office:value="798.14" calcext:value-type="float">
            <text:p>798.14</text:p>
          </table:table-cell>
          <table:table-cell office:value-type="float" office:value="11.0958" calcext:value-type="float">
            <text:p>11.0958</text:p>
          </table:table-cell>
          <table:table-cell table:formula="of:=[.B800]/[.$B$2]" office:value-type="float" office:value="0.750157186995058" calcext:value-type="float">
            <text:p>0.750157186995058</text:p>
          </table:table-cell>
          <table:table-cell table:formula="of:=-LN([.C800])" office:value-type="float" office:value="0.287472511751081" calcext:value-type="float">
            <text:p>0.287472511751081</text:p>
          </table:table-cell>
        </table:table-row>
        <table:table-row table:style-name="ro1">
          <table:table-cell office:value-type="float" office:value="799.14" calcext:value-type="float">
            <text:p>799.14</text:p>
          </table:table-cell>
          <table:table-cell office:value-type="float" office:value="11.0923" calcext:value-type="float">
            <text:p>11.0923</text:p>
          </table:table-cell>
          <table:table-cell table:formula="of:=[.B801]/[.$B$2]" office:value-type="float" office:value="0.7499205614111" calcext:value-type="float">
            <text:p>0.7499205614111</text:p>
          </table:table-cell>
          <table:table-cell table:formula="of:=-LN([.C801])" office:value-type="float" office:value="0.287787996180035" calcext:value-type="float">
            <text:p>0.287787996180035</text:p>
          </table:table-cell>
        </table:table-row>
        <table:table-row table:style-name="ro1">
          <table:table-cell office:value-type="float" office:value="800.14" calcext:value-type="float">
            <text:p>800.14</text:p>
          </table:table-cell>
          <table:table-cell office:value-type="float" office:value="11.0877" calcext:value-type="float">
            <text:p>11.0877</text:p>
          </table:table-cell>
          <table:table-cell table:formula="of:=[.B802]/[.$B$2]" office:value-type="float" office:value="0.749609567786469" calcext:value-type="float">
            <text:p>0.749609567786469</text:p>
          </table:table-cell>
          <table:table-cell table:formula="of:=-LN([.C802])" office:value-type="float" office:value="0.288202784283367" calcext:value-type="float">
            <text:p>0.288202784283367</text:p>
          </table:table-cell>
        </table:table-row>
        <table:table-row table:style-name="ro1">
          <table:table-cell office:value-type="float" office:value="801.141" calcext:value-type="float">
            <text:p>801.141</text:p>
          </table:table-cell>
          <table:table-cell office:value-type="float" office:value="11.0844" calcext:value-type="float">
            <text:p>11.0844</text:p>
          </table:table-cell>
          <table:table-cell table:formula="of:=[.B803]/[.$B$2]" office:value-type="float" office:value="0.749386463664452" calcext:value-type="float">
            <text:p>0.749386463664452</text:p>
          </table:table-cell>
          <table:table-cell table:formula="of:=-LN([.C803])" office:value-type="float" office:value="0.288500455683402" calcext:value-type="float">
            <text:p>0.288500455683402</text:p>
          </table:table-cell>
        </table:table-row>
        <table:table-row table:style-name="ro1">
          <table:table-cell office:value-type="float" office:value="802.141" calcext:value-type="float">
            <text:p>802.141</text:p>
          </table:table-cell>
          <table:table-cell office:value-type="float" office:value="11.0815" calcext:value-type="float">
            <text:p>11.0815</text:p>
          </table:table-cell>
          <table:table-cell table:formula="of:=[.B804]/[.$B$2]" office:value-type="float" office:value="0.749190402466315" calcext:value-type="float">
            <text:p>0.749190402466315</text:p>
          </table:table-cell>
          <table:table-cell table:formula="of:=-LN([.C804])" office:value-type="float" office:value="0.288762118870239" calcext:value-type="float">
            <text:p>0.288762118870239</text:p>
          </table:table-cell>
        </table:table-row>
        <table:table-row table:style-name="ro1">
          <table:table-cell office:value-type="float" office:value="803.14" calcext:value-type="float">
            <text:p>803.14</text:p>
          </table:table-cell>
          <table:table-cell office:value-type="float" office:value="11.0779" calcext:value-type="float">
            <text:p>11.0779</text:p>
          </table:table-cell>
          <table:table-cell table:formula="of:=[.B805]/[.$B$2]" office:value-type="float" office:value="0.748947016151386" calcext:value-type="float">
            <text:p>0.748947016151386</text:p>
          </table:table-cell>
          <table:table-cell table:formula="of:=-LN([.C805])" office:value-type="float" office:value="0.289087037417823" calcext:value-type="float">
            <text:p>0.289087037417823</text:p>
          </table:table-cell>
        </table:table-row>
        <table:table-row table:style-name="ro1">
          <table:table-cell office:value-type="float" office:value="804.14" calcext:value-type="float">
            <text:p>804.14</text:p>
          </table:table-cell>
          <table:table-cell office:value-type="float" office:value="11.0732" calcext:value-type="float">
            <text:p>11.0732</text:p>
          </table:table-cell>
          <table:table-cell table:formula="of:=[.B806]/[.$B$2]" office:value-type="float" office:value="0.748629261795785" calcext:value-type="float">
            <text:p>0.748629261795785</text:p>
          </table:table-cell>
          <table:table-cell table:formula="of:=-LN([.C806])" office:value-type="float" office:value="0.289511395582477" calcext:value-type="float">
            <text:p>0.289511395582477</text:p>
          </table:table-cell>
        </table:table-row>
        <table:table-row table:style-name="ro1">
          <table:table-cell office:value-type="float" office:value="805.14" calcext:value-type="float">
            <text:p>805.14</text:p>
          </table:table-cell>
          <table:table-cell office:value-type="float" office:value="11.071" calcext:value-type="float">
            <text:p>11.071</text:p>
          </table:table-cell>
          <table:table-cell table:formula="of:=[.B807]/[.$B$2]" office:value-type="float" office:value="0.74848052571444" calcext:value-type="float">
            <text:p>0.74848052571444</text:p>
          </table:table-cell>
          <table:table-cell table:formula="of:=-LN([.C807])" office:value-type="float" office:value="0.2897100932105" calcext:value-type="float">
            <text:p>0.2897100932105</text:p>
          </table:table-cell>
        </table:table-row>
        <table:table-row table:style-name="ro1">
          <table:table-cell office:value-type="float" office:value="806.14" calcext:value-type="float">
            <text:p>806.14</text:p>
          </table:table-cell>
          <table:table-cell office:value-type="float" office:value="11.0692" calcext:value-type="float">
            <text:p>11.0692</text:p>
          </table:table-cell>
          <table:table-cell table:formula="of:=[.B808]/[.$B$2]" office:value-type="float" office:value="0.748358832556976" calcext:value-type="float">
            <text:p>0.748358832556976</text:p>
          </table:table-cell>
          <table:table-cell table:formula="of:=-LN([.C808])" office:value-type="float" office:value="0.289872693368039" calcext:value-type="float">
            <text:p>0.289872693368039</text:p>
          </table:table-cell>
        </table:table-row>
        <table:table-row table:style-name="ro1">
          <table:table-cell office:value-type="float" office:value="807.14" calcext:value-type="float">
            <text:p>807.14</text:p>
          </table:table-cell>
          <table:table-cell office:value-type="float" office:value="11.0659" calcext:value-type="float">
            <text:p>11.0659</text:p>
          </table:table-cell>
          <table:table-cell table:formula="of:=[.B809]/[.$B$2]" office:value-type="float" office:value="0.748135728434958" calcext:value-type="float">
            <text:p>0.748135728434958</text:p>
          </table:table-cell>
          <table:table-cell table:formula="of:=-LN([.C809])" office:value-type="float" office:value="0.2901708623417" calcext:value-type="float">
            <text:p>0.2901708623417</text:p>
          </table:table-cell>
        </table:table-row>
        <table:table-row table:style-name="ro1">
          <table:table-cell office:value-type="float" office:value="808.141" calcext:value-type="float">
            <text:p>808.141</text:p>
          </table:table-cell>
          <table:table-cell office:value-type="float" office:value="11.0628" calcext:value-type="float">
            <text:p>11.0628</text:p>
          </table:table-cell>
          <table:table-cell table:formula="of:=[.B810]/[.$B$2]" office:value-type="float" office:value="0.747926145774881" calcext:value-type="float">
            <text:p>0.747926145774881</text:p>
          </table:table-cell>
          <table:table-cell table:formula="of:=-LN([.C810])" office:value-type="float" office:value="0.290451041477418" calcext:value-type="float">
            <text:p>0.290451041477418</text:p>
          </table:table-cell>
        </table:table-row>
        <table:table-row table:style-name="ro1">
          <table:table-cell office:value-type="float" office:value="809.141" calcext:value-type="float">
            <text:p>809.141</text:p>
          </table:table-cell>
          <table:table-cell office:value-type="float" office:value="11.058" calcext:value-type="float">
            <text:p>11.058</text:p>
          </table:table-cell>
          <table:table-cell table:formula="of:=[.B811]/[.$B$2]" office:value-type="float" office:value="0.74760163068831" calcext:value-type="float">
            <text:p>0.74760163068831</text:p>
          </table:table-cell>
          <table:table-cell table:formula="of:=-LN([.C811])" office:value-type="float" office:value="0.290885022172089" calcext:value-type="float">
            <text:p>0.290885022172089</text:p>
          </table:table-cell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11.0568" calcext:value-type="float">
            <text:p>11.0568</text:p>
          </table:table-cell>
          <table:table-cell table:formula="of:=[.B812]/[.$B$2]" office:value-type="float" office:value="0.747520501916667" calcext:value-type="float">
            <text:p>0.747520501916667</text:p>
          </table:table-cell>
          <table:table-cell table:formula="of:=-LN([.C812])" office:value-type="float" office:value="0.29099354678015" calcext:value-type="float">
            <text:p>0.29099354678015</text:p>
          </table:table-cell>
        </table:table-row>
        <table:table-row table:style-name="ro1">
          <table:table-cell office:value-type="float" office:value="811.14" calcext:value-type="float">
            <text:p>811.14</text:p>
          </table:table-cell>
          <table:table-cell office:value-type="float" office:value="11.0535" calcext:value-type="float">
            <text:p>11.0535</text:p>
          </table:table-cell>
          <table:table-cell table:formula="of:=[.B813]/[.$B$2]" office:value-type="float" office:value="0.74729739779465" calcext:value-type="float">
            <text:p>0.74729739779465</text:p>
          </table:table-cell>
          <table:table-cell table:formula="of:=-LN([.C813])" office:value-type="float" office:value="0.291292050194804" calcext:value-type="float">
            <text:p>0.291292050194804</text:p>
          </table:table-cell>
        </table:table-row>
        <table:table-row table:style-name="ro1">
          <table:table-cell office:value-type="float" office:value="812.14" calcext:value-type="float">
            <text:p>812.14</text:p>
          </table:table-cell>
          <table:table-cell office:value-type="float" office:value="11.05" calcext:value-type="float">
            <text:p>11.05</text:p>
          </table:table-cell>
          <table:table-cell table:formula="of:=[.B814]/[.$B$2]" office:value-type="float" office:value="0.747060772210691" calcext:value-type="float">
            <text:p>0.747060772210691</text:p>
          </table:table-cell>
          <table:table-cell table:formula="of:=-LN([.C814])" office:value-type="float" office:value="0.291608742124068" calcext:value-type="float">
            <text:p>0.291608742124068</text:p>
          </table:table-cell>
        </table:table-row>
        <table:table-row table:style-name="ro1">
          <table:table-cell office:value-type="float" office:value="813.141" calcext:value-type="float">
            <text:p>813.141</text:p>
          </table:table-cell>
          <table:table-cell office:value-type="float" office:value="11.046" calcext:value-type="float">
            <text:p>11.046</text:p>
          </table:table-cell>
          <table:table-cell table:formula="of:=[.B815]/[.$B$2]" office:value-type="float" office:value="0.746790342971882" calcext:value-type="float">
            <text:p>0.746790342971882</text:p>
          </table:table-cell>
          <table:table-cell table:formula="of:=-LN([.C815])" office:value-type="float" office:value="0.291970798608834" calcext:value-type="float">
            <text:p>0.291970798608834</text:p>
          </table:table-cell>
        </table:table-row>
        <table:table-row table:style-name="ro1">
          <table:table-cell office:value-type="float" office:value="814.141" calcext:value-type="float">
            <text:p>814.141</text:p>
          </table:table-cell>
          <table:table-cell office:value-type="float" office:value="11.0437" calcext:value-type="float">
            <text:p>11.0437</text:p>
          </table:table-cell>
          <table:table-cell table:formula="of:=[.B816]/[.$B$2]" office:value-type="float" office:value="0.746634846159567" calcext:value-type="float">
            <text:p>0.746634846159567</text:p>
          </table:table-cell>
          <table:table-cell table:formula="of:=-LN([.C816])" office:value-type="float" office:value="0.292179040459861" calcext:value-type="float">
            <text:p>0.292179040459861</text:p>
          </table:table-cell>
        </table:table-row>
        <table:table-row table:style-name="ro1">
          <table:table-cell office:value-type="float" office:value="815.14" calcext:value-type="float">
            <text:p>815.14</text:p>
          </table:table-cell>
          <table:table-cell office:value-type="float" office:value="11.0404" calcext:value-type="float">
            <text:p>11.0404</text:p>
          </table:table-cell>
          <table:table-cell table:formula="of:=[.B817]/[.$B$2]" office:value-type="float" office:value="0.746411742037549" calcext:value-type="float">
            <text:p>0.746411742037549</text:p>
          </table:table-cell>
          <table:table-cell table:formula="of:=-LN([.C817])" office:value-type="float" office:value="0.292477898011182" calcext:value-type="float">
            <text:p>0.292477898011182</text:p>
          </table:table-cell>
        </table:table-row>
        <table:table-row table:style-name="ro1">
          <table:table-cell office:value-type="float" office:value="816.141" calcext:value-type="float">
            <text:p>816.141</text:p>
          </table:table-cell>
          <table:table-cell office:value-type="float" office:value="11.0364" calcext:value-type="float">
            <text:p>11.0364</text:p>
          </table:table-cell>
          <table:table-cell table:formula="of:=[.B818]/[.$B$2]" office:value-type="float" office:value="0.74614131279874" calcext:value-type="float">
            <text:p>0.74614131279874</text:p>
          </table:table-cell>
          <table:table-cell table:formula="of:=-LN([.C818])" office:value-type="float" office:value="0.292840269373315" calcext:value-type="float">
            <text:p>0.292840269373315</text:p>
          </table:table-cell>
        </table:table-row>
        <table:table-row table:style-name="ro1">
          <table:table-cell office:value-type="float" office:value="817.14" calcext:value-type="float">
            <text:p>817.14</text:p>
          </table:table-cell>
          <table:table-cell office:value-type="float" office:value="11.0338" calcext:value-type="float">
            <text:p>11.0338</text:p>
          </table:table-cell>
          <table:table-cell table:formula="of:=[.B819]/[.$B$2]" office:value-type="float" office:value="0.745965533793514" calcext:value-type="float">
            <text:p>0.745965533793514</text:p>
          </table:table-cell>
          <table:table-cell table:formula="of:=-LN([.C819])" office:value-type="float" office:value="0.293075881194869" calcext:value-type="float">
            <text:p>0.293075881194869</text:p>
          </table:table-cell>
        </table:table-row>
        <table:table-row table:style-name="ro1">
          <table:table-cell office:value-type="float" office:value="818.14" calcext:value-type="float">
            <text:p>818.14</text:p>
          </table:table-cell>
          <table:table-cell office:value-type="float" office:value="11.0284" calcext:value-type="float">
            <text:p>11.0284</text:p>
          </table:table-cell>
          <table:table-cell table:formula="of:=[.B820]/[.$B$2]" office:value-type="float" office:value="0.745600454321121" calcext:value-type="float">
            <text:p>0.745600454321121</text:p>
          </table:table-cell>
          <table:table-cell table:formula="of:=-LN([.C820])" office:value-type="float" office:value="0.293565406274674" calcext:value-type="float">
            <text:p>0.293565406274674</text:p>
          </table:table-cell>
        </table:table-row>
        <table:table-row table:style-name="ro1">
          <table:table-cell office:value-type="float" office:value="819.141" calcext:value-type="float">
            <text:p>819.141</text:p>
          </table:table-cell>
          <table:table-cell office:value-type="float" office:value="11.0262" calcext:value-type="float">
            <text:p>11.0262</text:p>
          </table:table-cell>
          <table:table-cell table:formula="of:=[.B821]/[.$B$2]" office:value-type="float" office:value="0.745451718239776" calcext:value-type="float">
            <text:p>0.745451718239776</text:p>
          </table:table-cell>
          <table:table-cell table:formula="of:=-LN([.C821])" office:value-type="float" office:value="0.293764911140534" calcext:value-type="float">
            <text:p>0.293764911140534</text:p>
          </table:table-cell>
        </table:table-row>
        <table:table-row table:style-name="ro1">
          <table:table-cell office:value-type="float" office:value="820.14" calcext:value-type="float">
            <text:p>820.14</text:p>
          </table:table-cell>
          <table:table-cell office:value-type="float" office:value="11.0227" calcext:value-type="float">
            <text:p>11.0227</text:p>
          </table:table-cell>
          <table:table-cell table:formula="of:=[.B822]/[.$B$2]" office:value-type="float" office:value="0.745215092655818" calcext:value-type="float">
            <text:p>0.745215092655818</text:p>
          </table:table-cell>
          <table:table-cell table:formula="of:=-LN([.C822])" office:value-type="float" office:value="0.294082387298473" calcext:value-type="float">
            <text:p>0.294082387298473</text:p>
          </table:table-cell>
        </table:table-row>
        <table:table-row table:style-name="ro1">
          <table:table-cell office:value-type="float" office:value="821.14" calcext:value-type="float">
            <text:p>821.14</text:p>
          </table:table-cell>
          <table:table-cell office:value-type="float" office:value="11.0192" calcext:value-type="float">
            <text:p>11.0192</text:p>
          </table:table-cell>
          <table:table-cell table:formula="of:=[.B823]/[.$B$2]" office:value-type="float" office:value="0.74497846707186" calcext:value-type="float">
            <text:p>0.74497846707186</text:p>
          </table:table-cell>
          <table:table-cell table:formula="of:=-LN([.C823])" office:value-type="float" office:value="0.294399964279533" calcext:value-type="float">
            <text:p>0.294399964279533</text:p>
          </table:table-cell>
        </table:table-row>
        <table:table-row table:style-name="ro1">
          <table:table-cell office:value-type="float" office:value="822.141" calcext:value-type="float">
            <text:p>822.141</text:p>
          </table:table-cell>
          <table:table-cell office:value-type="float" office:value="11.015" calcext:value-type="float">
            <text:p>11.015</text:p>
          </table:table-cell>
          <table:table-cell table:formula="of:=[.B824]/[.$B$2]" office:value-type="float" office:value="0.74469451637111" calcext:value-type="float">
            <text:p>0.74469451637111</text:p>
          </table:table-cell>
          <table:table-cell table:formula="of:=-LN([.C824])" office:value-type="float" office:value="0.294781189833524" calcext:value-type="float">
            <text:p>0.294781189833524</text:p>
          </table:table-cell>
        </table:table-row>
        <table:table-row table:style-name="ro1">
          <table:table-cell office:value-type="float" office:value="823.14" calcext:value-type="float">
            <text:p>823.14</text:p>
          </table:table-cell>
          <table:table-cell office:value-type="float" office:value="11.0104" calcext:value-type="float">
            <text:p>11.0104</text:p>
          </table:table-cell>
          <table:table-cell table:formula="of:=[.B825]/[.$B$2]" office:value-type="float" office:value="0.74438352274648" calcext:value-type="float">
            <text:p>0.74438352274648</text:p>
          </table:table-cell>
          <table:table-cell table:formula="of:=-LN([.C825])" office:value-type="float" office:value="0.295198889404644" calcext:value-type="float">
            <text:p>0.295198889404644</text:p>
          </table:table-cell>
        </table:table-row>
        <table:table-row table:style-name="ro1">
          <table:table-cell office:value-type="float" office:value="824.14" calcext:value-type="float">
            <text:p>824.14</text:p>
          </table:table-cell>
          <table:table-cell office:value-type="float" office:value="11.0072" calcext:value-type="float">
            <text:p>11.0072</text:p>
          </table:table-cell>
          <table:table-cell table:formula="of:=[.B826]/[.$B$2]" office:value-type="float" office:value="0.744167179355432" calcext:value-type="float">
            <text:p>0.744167179355432</text:p>
          </table:table-cell>
          <table:table-cell table:formula="of:=-LN([.C826])" office:value-type="float" office:value="0.295489565956361" calcext:value-type="float">
            <text:p>0.295489565956361</text:p>
          </table:table-cell>
        </table:table-row>
        <table:table-row table:style-name="ro1">
          <table:table-cell office:value-type="float" office:value="825.141" calcext:value-type="float">
            <text:p>825.141</text:p>
          </table:table-cell>
          <table:table-cell office:value-type="float" office:value="11.0029" calcext:value-type="float">
            <text:p>11.0029</text:p>
          </table:table-cell>
          <table:table-cell table:formula="of:=[.B827]/[.$B$2]" office:value-type="float" office:value="0.743876467923712" calcext:value-type="float">
            <text:p>0.743876467923712</text:p>
          </table:table-cell>
          <table:table-cell table:formula="of:=-LN([.C827])" office:value-type="float" office:value="0.295880295671783" calcext:value-type="float">
            <text:p>0.295880295671783</text:p>
          </table:table-cell>
        </table:table-row>
        <table:table-row table:style-name="ro1">
          <table:table-cell office:value-type="float" office:value="826.141" calcext:value-type="float">
            <text:p>826.141</text:p>
          </table:table-cell>
          <table:table-cell office:value-type="float" office:value="10.9998" calcext:value-type="float">
            <text:p>10.9998</text:p>
          </table:table-cell>
          <table:table-cell table:formula="of:=[.B828]/[.$B$2]" office:value-type="float" office:value="0.743666885263635" calcext:value-type="float">
            <text:p>0.743666885263635</text:p>
          </table:table-cell>
          <table:table-cell table:formula="of:=-LN([.C828])" office:value-type="float" office:value="0.296162079272933" calcext:value-type="float">
            <text:p>0.296162079272933</text:p>
          </table:table-cell>
        </table:table-row>
        <table:table-row table:style-name="ro1">
          <table:table-cell office:value-type="float" office:value="827.141" calcext:value-type="float">
            <text:p>827.141</text:p>
          </table:table-cell>
          <table:table-cell office:value-type="float" office:value="10.9962" calcext:value-type="float">
            <text:p>10.9962</text:p>
          </table:table-cell>
          <table:table-cell table:formula="of:=[.B829]/[.$B$2]" office:value-type="float" office:value="0.743423498948706" calcext:value-type="float">
            <text:p>0.743423498948706</text:p>
          </table:table-cell>
          <table:table-cell table:formula="of:=-LN([.C829])" office:value-type="float" office:value="0.296489411518081" calcext:value-type="float">
            <text:p>0.296489411518081</text:p>
          </table:table-cell>
        </table:table-row>
        <table:table-row table:style-name="ro1">
          <table:table-cell office:value-type="float" office:value="828.141" calcext:value-type="float">
            <text:p>828.141</text:p>
          </table:table-cell>
          <table:table-cell office:value-type="float" office:value="10.9924" calcext:value-type="float">
            <text:p>10.9924</text:p>
          </table:table-cell>
          <table:table-cell table:formula="of:=[.B830]/[.$B$2]" office:value-type="float" office:value="0.743166591171838" calcext:value-type="float">
            <text:p>0.743166591171838</text:p>
          </table:table-cell>
          <table:table-cell table:formula="of:=-LN([.C830])" office:value-type="float" office:value="0.296835045168048" calcext:value-type="float">
            <text:p>0.296835045168048</text:p>
          </table:table-cell>
        </table:table-row>
        <table:table-row table:style-name="ro1">
          <table:table-cell office:value-type="float" office:value="829.141" calcext:value-type="float">
            <text:p>829.141</text:p>
          </table:table-cell>
          <table:table-cell office:value-type="float" office:value="10.9895" calcext:value-type="float">
            <text:p>10.9895</text:p>
          </table:table-cell>
          <table:table-cell table:formula="of:=[.B831]/[.$B$2]" office:value-type="float" office:value="0.742970529973701" calcext:value-type="float">
            <text:p>0.742970529973701</text:p>
          </table:table-cell>
          <table:table-cell table:formula="of:=-LN([.C831])" office:value-type="float" office:value="0.297098898612639" calcext:value-type="float">
            <text:p>0.297098898612639</text:p>
          </table:table-cell>
        </table:table-row>
        <table:table-row table:style-name="ro1">
          <table:table-cell office:value-type="float" office:value="830.14" calcext:value-type="float">
            <text:p>830.14</text:p>
          </table:table-cell>
          <table:table-cell office:value-type="float" office:value="10.9861" calcext:value-type="float">
            <text:p>10.9861</text:p>
          </table:table-cell>
          <table:table-cell table:formula="of:=[.B832]/[.$B$2]" office:value-type="float" office:value="0.742740665120713" calcext:value-type="float">
            <text:p>0.742740665120713</text:p>
          </table:table-cell>
          <table:table-cell table:formula="of:=-LN([.C832])" office:value-type="float" office:value="0.297408332714745" calcext:value-type="float">
            <text:p>0.297408332714745</text:p>
          </table:table-cell>
        </table:table-row>
        <table:table-row table:style-name="ro1">
          <table:table-cell office:value-type="float" office:value="831.14" calcext:value-type="float">
            <text:p>831.14</text:p>
          </table:table-cell>
          <table:table-cell office:value-type="float" office:value="10.9821" calcext:value-type="float">
            <text:p>10.9821</text:p>
          </table:table-cell>
          <table:table-cell table:formula="of:=[.B833]/[.$B$2]" office:value-type="float" office:value="0.742470235881904" calcext:value-type="float">
            <text:p>0.742470235881904</text:p>
          </table:table-cell>
          <table:table-cell table:formula="of:=-LN([.C833])" office:value-type="float" office:value="0.2977724954631" calcext:value-type="float">
            <text:p>0.2977724954631</text:p>
          </table:table-cell>
        </table:table-row>
        <table:table-row table:style-name="ro1">
          <table:table-cell office:value-type="float" office:value="832.141" calcext:value-type="float">
            <text:p>832.141</text:p>
          </table:table-cell>
          <table:table-cell office:value-type="float" office:value="10.9783" calcext:value-type="float">
            <text:p>10.9783</text:p>
          </table:table-cell>
          <table:table-cell table:formula="of:=[.B834]/[.$B$2]" office:value-type="float" office:value="0.742213328105035" calcext:value-type="float">
            <text:p>0.742213328105035</text:p>
          </table:table-cell>
          <table:table-cell table:formula="of:=-LN([.C834])" office:value-type="float" office:value="0.298118572951482" calcext:value-type="float">
            <text:p>0.298118572951482</text:p>
          </table:table-cell>
        </table:table-row>
        <table:table-row table:style-name="ro1">
          <table:table-cell office:value-type="float" office:value="833.141" calcext:value-type="float">
            <text:p>833.141</text:p>
          </table:table-cell>
          <table:table-cell office:value-type="float" office:value="10.9754" calcext:value-type="float">
            <text:p>10.9754</text:p>
          </table:table-cell>
          <table:table-cell table:formula="of:=[.B835]/[.$B$2]" office:value-type="float" office:value="0.742017266906898" calcext:value-type="float">
            <text:p>0.742017266906898</text:p>
          </table:table-cell>
          <table:table-cell table:formula="of:=-LN([.C835])" office:value-type="float" office:value="0.298382765321503" calcext:value-type="float">
            <text:p>0.298382765321503</text:p>
          </table:table-cell>
        </table:table-row>
        <table:table-row table:style-name="ro1">
          <table:table-cell office:value-type="float" office:value="834.141" calcext:value-type="float">
            <text:p>834.141</text:p>
          </table:table-cell>
          <table:table-cell office:value-type="float" office:value="10.9712" calcext:value-type="float">
            <text:p>10.9712</text:p>
          </table:table-cell>
          <table:table-cell table:formula="of:=[.B836]/[.$B$2]" office:value-type="float" office:value="0.741733316206148" calcext:value-type="float">
            <text:p>0.741733316206148</text:p>
          </table:table-cell>
          <table:table-cell table:formula="of:=-LN([.C836])" office:value-type="float" office:value="0.298765512539867" calcext:value-type="float">
            <text:p>0.298765512539867</text:p>
          </table:table-cell>
        </table:table-row>
        <table:table-row table:style-name="ro1">
          <table:table-cell office:value-type="float" office:value="835.141" calcext:value-type="float">
            <text:p>835.141</text:p>
          </table:table-cell>
          <table:table-cell office:value-type="float" office:value="10.9684" calcext:value-type="float">
            <text:p>10.9684</text:p>
          </table:table-cell>
          <table:table-cell table:formula="of:=[.B837]/[.$B$2]" office:value-type="float" office:value="0.741544015738982" calcext:value-type="float">
            <text:p>0.741544015738982</text:p>
          </table:table-cell>
          <table:table-cell table:formula="of:=-LN([.C837])" office:value-type="float" office:value="0.299020758762697" calcext:value-type="float">
            <text:p>0.299020758762697</text:p>
          </table:table-cell>
        </table:table-row>
        <table:table-row table:style-name="ro1">
          <table:table-cell office:value-type="float" office:value="836.14" calcext:value-type="float">
            <text:p>836.14</text:p>
          </table:table-cell>
          <table:table-cell office:value-type="float" office:value="10.9649" calcext:value-type="float">
            <text:p>10.9649</text:p>
          </table:table-cell>
          <table:table-cell table:formula="of:=[.B838]/[.$B$2]" office:value-type="float" office:value="0.741307390155024" calcext:value-type="float">
            <text:p>0.741307390155024</text:p>
          </table:table-cell>
          <table:table-cell table:formula="of:=-LN([.C838])" office:value-type="float" office:value="0.299339908186606" calcext:value-type="float">
            <text:p>0.299339908186606</text:p>
          </table:table-cell>
        </table:table-row>
        <table:table-row table:style-name="ro1">
          <table:table-cell office:value-type="float" office:value="837.14" calcext:value-type="float">
            <text:p>837.14</text:p>
          </table:table-cell>
          <table:table-cell office:value-type="float" office:value="10.9607" calcext:value-type="float">
            <text:p>10.9607</text:p>
          </table:table-cell>
          <table:table-cell table:formula="of:=[.B839]/[.$B$2]" office:value-type="float" office:value="0.741023439454274" calcext:value-type="float">
            <text:p>0.741023439454274</text:p>
          </table:table-cell>
          <table:table-cell table:formula="of:=-LN([.C839])" office:value-type="float" office:value="0.299723021994335" calcext:value-type="float">
            <text:p>0.299723021994335</text:p>
          </table:table-cell>
        </table:table-row>
        <table:table-row table:style-name="ro1">
          <table:table-cell office:value-type="float" office:value="838.14" calcext:value-type="float">
            <text:p>838.14</text:p>
          </table:table-cell>
          <table:table-cell office:value-type="float" office:value="10.9574" calcext:value-type="float">
            <text:p>10.9574</text:p>
          </table:table-cell>
          <table:table-cell table:formula="of:=[.B840]/[.$B$2]" office:value-type="float" office:value="0.740800335332256" calcext:value-type="float">
            <text:p>0.740800335332256</text:p>
          </table:table-cell>
          <table:table-cell table:formula="of:=-LN([.C840])" office:value-type="float" office:value="0.300024142987937" calcext:value-type="float">
            <text:p>0.300024142987937</text:p>
          </table:table-cell>
        </table:table-row>
        <table:table-row table:style-name="ro1">
          <table:table-cell office:value-type="float" office:value="839.141" calcext:value-type="float">
            <text:p>839.141</text:p>
          </table:table-cell>
          <table:table-cell office:value-type="float" office:value="10.9542" calcext:value-type="float">
            <text:p>10.9542</text:p>
          </table:table-cell>
          <table:table-cell table:formula="of:=[.B841]/[.$B$2]" office:value-type="float" office:value="0.740583991941209" calcext:value-type="float">
            <text:p>0.740583991941209</text:p>
          </table:table-cell>
          <table:table-cell table:formula="of:=-LN([.C841])" office:value-type="float" office:value="0.300316225722448" calcext:value-type="float">
            <text:p>0.300316225722448</text:p>
          </table:table-cell>
        </table:table-row>
        <table:table-row table:style-name="ro1">
          <table:table-cell office:value-type="float" office:value="840.141" calcext:value-type="float">
            <text:p>840.141</text:p>
          </table:table-cell>
          <table:table-cell office:value-type="float" office:value="10.9517" calcext:value-type="float">
            <text:p>10.9517</text:p>
          </table:table-cell>
          <table:table-cell table:formula="of:=[.B842]/[.$B$2]" office:value-type="float" office:value="0.740414973666953" calcext:value-type="float">
            <text:p>0.740414973666953</text:p>
          </table:table-cell>
          <table:table-cell table:formula="of:=-LN([.C842])" office:value-type="float" office:value="0.300544474733979" calcext:value-type="float">
            <text:p>0.300544474733979</text:p>
          </table:table-cell>
        </table:table-row>
        <table:table-row table:style-name="ro1">
          <table:table-cell office:value-type="float" office:value="841.141" calcext:value-type="float">
            <text:p>841.141</text:p>
          </table:table-cell>
          <table:table-cell office:value-type="float" office:value="10.9473" calcext:value-type="float">
            <text:p>10.9473</text:p>
          </table:table-cell>
          <table:table-cell table:formula="of:=[.B843]/[.$B$2]" office:value-type="float" office:value="0.740117501504263" calcext:value-type="float">
            <text:p>0.740117501504263</text:p>
          </table:table-cell>
          <table:table-cell table:formula="of:=-LN([.C843])" office:value-type="float" office:value="0.300946319572484" calcext:value-type="float">
            <text:p>0.300946319572484</text:p>
          </table:table-cell>
        </table:table-row>
        <table:table-row table:style-name="ro1">
          <table:table-cell office:value-type="float" office:value="842.14" calcext:value-type="float">
            <text:p>842.14</text:p>
          </table:table-cell>
          <table:table-cell office:value-type="float" office:value="10.944" calcext:value-type="float">
            <text:p>10.944</text:p>
          </table:table-cell>
          <table:table-cell table:formula="of:=[.B844]/[.$B$2]" office:value-type="float" office:value="0.739894397382245" calcext:value-type="float">
            <text:p>0.739894397382245</text:p>
          </table:table-cell>
          <table:table-cell table:formula="of:=-LN([.C844])" office:value-type="float" office:value="0.301247809207635" calcext:value-type="float">
            <text:p>0.301247809207635</text:p>
          </table:table-cell>
        </table:table-row>
        <table:table-row table:style-name="ro1">
          <table:table-cell office:value-type="float" office:value="843.14" calcext:value-type="float">
            <text:p>843.14</text:p>
          </table:table-cell>
          <table:table-cell office:value-type="float" office:value="10.9397" calcext:value-type="float">
            <text:p>10.9397</text:p>
          </table:table-cell>
          <table:table-cell table:formula="of:=[.B845]/[.$B$2]" office:value-type="float" office:value="0.739603685950525" calcext:value-type="float">
            <text:p>0.739603685950525</text:p>
          </table:table-cell>
          <table:table-cell table:formula="of:=-LN([.C845])" office:value-type="float" office:value="0.301640795773467" calcext:value-type="float">
            <text:p>0.301640795773467</text:p>
          </table:table-cell>
        </table:table-row>
        <table:table-row table:style-name="ro1">
          <table:table-cell office:value-type="float" office:value="844.141" calcext:value-type="float">
            <text:p>844.141</text:p>
          </table:table-cell>
          <table:table-cell office:value-type="float" office:value="10.9374" calcext:value-type="float">
            <text:p>10.9374</text:p>
          </table:table-cell>
          <table:table-cell table:formula="of:=[.B846]/[.$B$2]" office:value-type="float" office:value="0.73944818913821" calcext:value-type="float">
            <text:p>0.73944818913821</text:p>
          </table:table-cell>
          <table:table-cell table:formula="of:=-LN([.C846])" office:value-type="float" office:value="0.301851061303036" calcext:value-type="float">
            <text:p>0.301851061303036</text:p>
          </table:table-cell>
        </table:table-row>
        <table:table-row table:style-name="ro1">
          <table:table-cell office:value-type="float" office:value="845.141" calcext:value-type="float">
            <text:p>845.141</text:p>
          </table:table-cell>
          <table:table-cell office:value-type="float" office:value="10.9334" calcext:value-type="float">
            <text:p>10.9334</text:p>
          </table:table-cell>
          <table:table-cell table:formula="of:=[.B847]/[.$B$2]" office:value-type="float" office:value="0.7391777598994" calcext:value-type="float">
            <text:p>0.7391777598994</text:p>
          </table:table-cell>
          <table:table-cell table:formula="of:=-LN([.C847])" office:value-type="float" office:value="0.302216845823456" calcext:value-type="float">
            <text:p>0.302216845823456</text:p>
          </table:table-cell>
        </table:table-row>
        <table:table-row table:style-name="ro1">
          <table:table-cell office:value-type="float" office:value="846.141" calcext:value-type="float">
            <text:p>846.141</text:p>
          </table:table-cell>
          <table:table-cell office:value-type="float" office:value="10.9307" calcext:value-type="float">
            <text:p>10.9307</text:p>
          </table:table-cell>
          <table:table-cell table:formula="of:=[.B848]/[.$B$2]" office:value-type="float" office:value="0.738995220163204" calcext:value-type="float">
            <text:p>0.738995220163204</text:p>
          </table:table-cell>
          <table:table-cell table:formula="of:=-LN([.C848])" office:value-type="float" office:value="0.302463826034279" calcext:value-type="float">
            <text:p>0.302463826034279</text:p>
          </table:table-cell>
        </table:table-row>
        <table:table-row table:style-name="ro1">
          <table:table-cell office:value-type="float" office:value="847.14" calcext:value-type="float">
            <text:p>847.14</text:p>
          </table:table-cell>
          <table:table-cell office:value-type="float" office:value="10.9262" calcext:value-type="float">
            <text:p>10.9262</text:p>
          </table:table-cell>
          <table:table-cell table:formula="of:=[.B849]/[.$B$2]" office:value-type="float" office:value="0.738690987269544" calcext:value-type="float">
            <text:p>0.738690987269544</text:p>
          </table:table-cell>
          <table:table-cell table:formula="of:=-LN([.C849])" office:value-type="float" office:value="0.302875595321194" calcext:value-type="float">
            <text:p>0.302875595321194</text:p>
          </table:table-cell>
        </table:table-row>
        <table:table-row table:style-name="ro1">
          <table:table-cell office:value-type="float" office:value="848.14" calcext:value-type="float">
            <text:p>848.14</text:p>
          </table:table-cell>
          <table:table-cell office:value-type="float" office:value="10.9225" calcext:value-type="float">
            <text:p>10.9225</text:p>
          </table:table-cell>
          <table:table-cell table:formula="of:=[.B850]/[.$B$2]" office:value-type="float" office:value="0.738440840223645" calcext:value-type="float">
            <text:p>0.738440840223645</text:p>
          </table:table-cell>
          <table:table-cell table:formula="of:=-LN([.C850])" office:value-type="float" office:value="0.303214288244376" calcext:value-type="float">
            <text:p>0.303214288244376</text:p>
          </table:table-cell>
        </table:table-row>
        <table:table-row table:style-name="ro1">
          <table:table-cell office:value-type="float" office:value="849.14" calcext:value-type="float">
            <text:p>849.14</text:p>
          </table:table-cell>
          <table:table-cell office:value-type="float" office:value="10.9205" calcext:value-type="float">
            <text:p>10.9205</text:p>
          </table:table-cell>
          <table:table-cell table:formula="of:=[.B851]/[.$B$2]" office:value-type="float" office:value="0.73830562560424" calcext:value-type="float">
            <text:p>0.73830562560424</text:p>
          </table:table-cell>
          <table:table-cell table:formula="of:=-LN([.C851])" office:value-type="float" office:value="0.303397413273501" calcext:value-type="float">
            <text:p>0.303397413273501</text:p>
          </table:table-cell>
        </table:table-row>
        <table:table-row table:style-name="ro1">
          <table:table-cell office:value-type="float" office:value="850.14" calcext:value-type="float">
            <text:p>850.14</text:p>
          </table:table-cell>
          <table:table-cell office:value-type="float" office:value="10.9167" calcext:value-type="float">
            <text:p>10.9167</text:p>
          </table:table-cell>
          <table:table-cell table:formula="of:=[.B852]/[.$B$2]" office:value-type="float" office:value="0.738048717827372" calcext:value-type="float">
            <text:p>0.738048717827372</text:p>
          </table:table-cell>
          <table:table-cell table:formula="of:=-LN([.C852])" office:value-type="float" office:value="0.303745443244226" calcext:value-type="float">
            <text:p>0.303745443244226</text:p>
          </table:table-cell>
        </table:table-row>
        <table:table-row table:style-name="ro1">
          <table:table-cell office:value-type="float" office:value="851.14" calcext:value-type="float">
            <text:p>851.14</text:p>
          </table:table-cell>
          <table:table-cell office:value-type="float" office:value="10.9125" calcext:value-type="float">
            <text:p>10.9125</text:p>
          </table:table-cell>
          <table:table-cell table:formula="of:=[.B853]/[.$B$2]" office:value-type="float" office:value="0.737764767126622" calcext:value-type="float">
            <text:p>0.737764767126622</text:p>
          </table:table-cell>
          <table:table-cell table:formula="of:=-LN([.C853])" office:value-type="float" office:value="0.30413024892211" calcext:value-type="float">
            <text:p>0.30413024892211</text:p>
          </table:table-cell>
        </table:table-row>
        <table:table-row table:style-name="ro1">
          <table:table-cell office:value-type="float" office:value="852.141" calcext:value-type="float">
            <text:p>852.141</text:p>
          </table:table-cell>
          <table:table-cell office:value-type="float" office:value="10.9109" calcext:value-type="float">
            <text:p>10.9109</text:p>
          </table:table-cell>
          <table:table-cell table:formula="of:=[.B854]/[.$B$2]" office:value-type="float" office:value="0.737656595431098" calcext:value-type="float">
            <text:p>0.737656595431098</text:p>
          </table:table-cell>
          <table:table-cell table:formula="of:=-LN([.C854])" office:value-type="float" office:value="0.304276880519649" calcext:value-type="float">
            <text:p>0.304276880519649</text:p>
          </table:table-cell>
        </table:table-row>
        <table:table-row table:style-name="ro1">
          <table:table-cell office:value-type="float" office:value="853.141" calcext:value-type="float">
            <text:p>853.141</text:p>
          </table:table-cell>
          <table:table-cell office:value-type="float" office:value="10.9072" calcext:value-type="float">
            <text:p>10.9072</text:p>
          </table:table-cell>
          <table:table-cell table:formula="of:=[.B855]/[.$B$2]" office:value-type="float" office:value="0.737406448385199" calcext:value-type="float">
            <text:p>0.737406448385199</text:p>
          </table:table-cell>
          <table:table-cell table:formula="of:=-LN([.C855])" office:value-type="float" office:value="0.304616048461446" calcext:value-type="float">
            <text:p>0.304616048461446</text:p>
          </table:table-cell>
        </table:table-row>
        <table:table-row table:style-name="ro1">
          <table:table-cell office:value-type="float" office:value="854.141" calcext:value-type="float">
            <text:p>854.141</text:p>
          </table:table-cell>
          <table:table-cell office:value-type="float" office:value="10.9024" calcext:value-type="float">
            <text:p>10.9024</text:p>
          </table:table-cell>
          <table:table-cell table:formula="of:=[.B856]/[.$B$2]" office:value-type="float" office:value="0.737081933298628" calcext:value-type="float">
            <text:p>0.737081933298628</text:p>
          </table:table-cell>
          <table:table-cell table:formula="of:=-LN([.C856])" office:value-type="float" office:value="0.30505622160332" calcext:value-type="float">
            <text:p>0.30505622160332</text:p>
          </table:table-cell>
        </table:table-row>
        <table:table-row table:style-name="ro1">
          <table:table-cell office:value-type="float" office:value="855.141" calcext:value-type="float">
            <text:p>855.141</text:p>
          </table:table-cell>
          <table:table-cell office:value-type="float" office:value="10.8999" calcext:value-type="float">
            <text:p>10.8999</text:p>
          </table:table-cell>
          <table:table-cell table:formula="of:=[.B857]/[.$B$2]" office:value-type="float" office:value="0.736912915024373" calcext:value-type="float">
            <text:p>0.736912915024373</text:p>
          </table:table-cell>
          <table:table-cell table:formula="of:=-LN([.C857])" office:value-type="float" office:value="0.305285555206743" calcext:value-type="float">
            <text:p>0.305285555206743</text:p>
          </table:table-cell>
        </table:table-row>
        <table:table-row table:style-name="ro1">
          <table:table-cell office:value-type="float" office:value="856.14" calcext:value-type="float">
            <text:p>856.14</text:p>
          </table:table-cell>
          <table:table-cell office:value-type="float" office:value="10.8963" calcext:value-type="float">
            <text:p>10.8963</text:p>
          </table:table-cell>
          <table:table-cell table:formula="of:=[.B858]/[.$B$2]" office:value-type="float" office:value="0.736669528709444" calcext:value-type="float">
            <text:p>0.736669528709444</text:p>
          </table:table-cell>
          <table:table-cell table:formula="of:=-LN([.C858])" office:value-type="float" office:value="0.305615888020053" calcext:value-type="float">
            <text:p>0.305615888020053</text:p>
          </table:table-cell>
        </table:table-row>
        <table:table-row table:style-name="ro1">
          <table:table-cell office:value-type="float" office:value="857.141" calcext:value-type="float">
            <text:p>857.141</text:p>
          </table:table-cell>
          <table:table-cell office:value-type="float" office:value="10.8919" calcext:value-type="float">
            <text:p>10.8919</text:p>
          </table:table-cell>
          <table:table-cell table:formula="of:=[.B859]/[.$B$2]" office:value-type="float" office:value="0.736372056546754" calcext:value-type="float">
            <text:p>0.736372056546754</text:p>
          </table:table-cell>
          <table:table-cell table:formula="of:=-LN([.C859])" office:value-type="float" office:value="0.306019776368775" calcext:value-type="float">
            <text:p>0.306019776368775</text:p>
          </table:table-cell>
        </table:table-row>
        <table:table-row table:style-name="ro1">
          <table:table-cell office:value-type="float" office:value="858.141" calcext:value-type="float">
            <text:p>858.141</text:p>
          </table:table-cell>
          <table:table-cell office:value-type="float" office:value="10.8882" calcext:value-type="float">
            <text:p>10.8882</text:p>
          </table:table-cell>
          <table:table-cell table:formula="of:=[.B860]/[.$B$2]" office:value-type="float" office:value="0.736121909500855" calcext:value-type="float">
            <text:p>0.736121909500855</text:p>
          </table:table-cell>
          <table:table-cell table:formula="of:=-LN([.C860])" office:value-type="float" office:value="0.306359536060934" calcext:value-type="float">
            <text:p>0.306359536060934</text:p>
          </table:table-cell>
        </table:table-row>
        <table:table-row table:style-name="ro1">
          <table:table-cell office:value-type="float" office:value="859.141" calcext:value-type="float">
            <text:p>859.141</text:p>
          </table:table-cell>
          <table:table-cell office:value-type="float" office:value="10.8861" calcext:value-type="float">
            <text:p>10.8861</text:p>
          </table:table-cell>
          <table:table-cell table:formula="of:=[.B861]/[.$B$2]" office:value-type="float" office:value="0.735979934150481" calcext:value-type="float">
            <text:p>0.735979934150481</text:p>
          </table:table-cell>
          <table:table-cell table:formula="of:=-LN([.C861])" office:value-type="float" office:value="0.306552424007413" calcext:value-type="float">
            <text:p>0.306552424007413</text:p>
          </table:table-cell>
        </table:table-row>
        <table:table-row table:style-name="ro1">
          <table:table-cell office:value-type="float" office:value="860.141" calcext:value-type="float">
            <text:p>860.141</text:p>
          </table:table-cell>
          <table:table-cell office:value-type="float" office:value="10.8824" calcext:value-type="float">
            <text:p>10.8824</text:p>
          </table:table-cell>
          <table:table-cell table:formula="of:=[.B862]/[.$B$2]" office:value-type="float" office:value="0.735729787104582" calcext:value-type="float">
            <text:p>0.735729787104582</text:p>
          </table:table-cell>
          <table:table-cell table:formula="of:=-LN([.C862])" office:value-type="float" office:value="0.306892364750747" calcext:value-type="float">
            <text:p>0.306892364750747</text:p>
          </table:table-cell>
        </table:table-row>
        <table:table-row table:style-name="ro1">
          <table:table-cell office:value-type="float" office:value="861.141" calcext:value-type="float">
            <text:p>861.141</text:p>
          </table:table-cell>
          <table:table-cell office:value-type="float" office:value="10.879" calcext:value-type="float">
            <text:p>10.879</text:p>
          </table:table-cell>
          <table:table-cell table:formula="of:=[.B863]/[.$B$2]" office:value-type="float" office:value="0.735499922251594" calcext:value-type="float">
            <text:p>0.735499922251594</text:p>
          </table:table-cell>
          <table:table-cell table:formula="of:=-LN([.C863])" office:value-type="float" office:value="0.307204844648885" calcext:value-type="float">
            <text:p>0.307204844648885</text:p>
          </table:table-cell>
        </table:table-row>
        <table:table-row table:style-name="ro1">
          <table:table-cell office:value-type="float" office:value="862.141" calcext:value-type="float">
            <text:p>862.141</text:p>
          </table:table-cell>
          <table:table-cell office:value-type="float" office:value="10.8753" calcext:value-type="float">
            <text:p>10.8753</text:p>
          </table:table-cell>
          <table:table-cell table:formula="of:=[.B864]/[.$B$2]" office:value-type="float" office:value="0.735249775205695" calcext:value-type="float">
            <text:p>0.735249775205695</text:p>
          </table:table-cell>
          <table:table-cell table:formula="of:=-LN([.C864])" office:value-type="float" office:value="0.307545007286678" calcext:value-type="float">
            <text:p>0.307545007286678</text:p>
          </table:table-cell>
        </table:table-row>
        <table:table-row table:style-name="ro1">
          <table:table-cell office:value-type="float" office:value="863.141" calcext:value-type="float">
            <text:p>863.141</text:p>
          </table:table-cell>
          <table:table-cell office:value-type="float" office:value="10.8724" calcext:value-type="float">
            <text:p>10.8724</text:p>
          </table:table-cell>
          <table:table-cell table:formula="of:=[.B865]/[.$B$2]" office:value-type="float" office:value="0.735053714007559" calcext:value-type="float">
            <text:p>0.735053714007559</text:p>
          </table:table-cell>
          <table:table-cell table:formula="of:=-LN([.C865])" office:value-type="float" office:value="0.307811702157142" calcext:value-type="float">
            <text:p>0.307811702157142</text:p>
          </table:table-cell>
        </table:table-row>
        <table:table-row table:style-name="ro1">
          <table:table-cell office:value-type="float" office:value="864.141" calcext:value-type="float">
            <text:p>864.141</text:p>
          </table:table-cell>
          <table:table-cell office:value-type="float" office:value="10.8691" calcext:value-type="float">
            <text:p>10.8691</text:p>
          </table:table-cell>
          <table:table-cell table:formula="of:=[.B866]/[.$B$2]" office:value-type="float" office:value="0.734830609885541" calcext:value-type="float">
            <text:p>0.734830609885541</text:p>
          </table:table-cell>
          <table:table-cell table:formula="of:=-LN([.C866])" office:value-type="float" office:value="0.30811526907068" calcext:value-type="float">
            <text:p>0.30811526907068</text:p>
          </table:table-cell>
        </table:table-row>
        <table:table-row table:style-name="ro1">
          <table:table-cell office:value-type="float" office:value="865.141" calcext:value-type="float">
            <text:p>865.141</text:p>
          </table:table-cell>
          <table:table-cell office:value-type="float" office:value="10.8647" calcext:value-type="float">
            <text:p>10.8647</text:p>
          </table:table-cell>
          <table:table-cell table:formula="of:=[.B867]/[.$B$2]" office:value-type="float" office:value="0.734533137722851" calcext:value-type="float">
            <text:p>0.734533137722851</text:p>
          </table:table-cell>
          <table:table-cell table:formula="of:=-LN([.C867])" office:value-type="float" office:value="0.308520168357515" calcext:value-type="float">
            <text:p>0.308520168357515</text:p>
          </table:table-cell>
        </table:table-row>
        <table:table-row table:style-name="ro1">
          <table:table-cell office:value-type="float" office:value="866.14" calcext:value-type="float">
            <text:p>866.14</text:p>
          </table:table-cell>
          <table:table-cell office:value-type="float" office:value="10.8608" calcext:value-type="float">
            <text:p>10.8608</text:p>
          </table:table-cell>
          <table:table-cell table:formula="of:=[.B868]/[.$B$2]" office:value-type="float" office:value="0.734269469215012" calcext:value-type="float">
            <text:p>0.734269469215012</text:p>
          </table:table-cell>
          <table:table-cell table:formula="of:=-LN([.C868])" office:value-type="float" office:value="0.308879193470115" calcext:value-type="float">
            <text:p>0.308879193470115</text:p>
          </table:table-cell>
        </table:table-row>
        <table:table-row table:style-name="ro1">
          <table:table-cell office:value-type="float" office:value="867.14" calcext:value-type="float">
            <text:p>867.14</text:p>
          </table:table-cell>
          <table:table-cell office:value-type="float" office:value="10.8586" calcext:value-type="float">
            <text:p>10.8586</text:p>
          </table:table-cell>
          <table:table-cell table:formula="of:=[.B869]/[.$B$2]" office:value-type="float" office:value="0.734120733133666" calcext:value-type="float">
            <text:p>0.734120733133666</text:p>
          </table:table-cell>
          <table:table-cell table:formula="of:=-LN([.C869])" office:value-type="float" office:value="0.309081777335924" calcext:value-type="float">
            <text:p>0.309081777335924</text:p>
          </table:table-cell>
        </table:table-row>
        <table:table-row table:style-name="ro1">
          <table:table-cell office:value-type="float" office:value="868.14" calcext:value-type="float">
            <text:p>868.14</text:p>
          </table:table-cell>
          <table:table-cell office:value-type="float" office:value="10.8554" calcext:value-type="float">
            <text:p>10.8554</text:p>
          </table:table-cell>
          <table:table-cell table:formula="of:=[.B870]/[.$B$2]" office:value-type="float" office:value="0.733904389742619" calcext:value-type="float">
            <text:p>0.733904389742619</text:p>
          </table:table-cell>
          <table:table-cell table:formula="of:=-LN([.C870])" office:value-type="float" office:value="0.30937651805833" calcext:value-type="float">
            <text:p>0.30937651805833</text:p>
          </table:table-cell>
        </table:table-row>
        <table:table-row table:style-name="ro1">
          <table:table-cell office:value-type="float" office:value="869.141" calcext:value-type="float">
            <text:p>869.141</text:p>
          </table:table-cell>
          <table:table-cell office:value-type="float" office:value="10.8517" calcext:value-type="float">
            <text:p>10.8517</text:p>
          </table:table-cell>
          <table:table-cell table:formula="of:=[.B871]/[.$B$2]" office:value-type="float" office:value="0.73365424269672" calcext:value-type="float">
            <text:p>0.73365424269672</text:p>
          </table:table-cell>
          <table:table-cell table:formula="of:=-LN([.C871])" office:value-type="float" office:value="0.309717420347059" calcext:value-type="float">
            <text:p>0.309717420347059</text:p>
          </table:table-cell>
        </table:table-row>
        <table:table-row table:style-name="ro1">
          <table:table-cell office:value-type="float" office:value="870.141" calcext:value-type="float">
            <text:p>870.141</text:p>
          </table:table-cell>
          <table:table-cell office:value-type="float" office:value="10.848" calcext:value-type="float">
            <text:p>10.848</text:p>
          </table:table-cell>
          <table:table-cell table:formula="of:=[.B872]/[.$B$2]" office:value-type="float" office:value="0.733404095650822" calcext:value-type="float">
            <text:p>0.733404095650822</text:p>
          </table:table-cell>
          <table:table-cell table:formula="of:=-LN([.C872])" office:value-type="float" office:value="0.31005843888979" calcext:value-type="float">
            <text:p>0.31005843888979</text:p>
          </table:table-cell>
        </table:table-row>
        <table:table-row table:style-name="ro1">
          <table:table-cell office:value-type="float" office:value="871.141" calcext:value-type="float">
            <text:p>871.141</text:p>
          </table:table-cell>
          <table:table-cell office:value-type="float" office:value="10.8438" calcext:value-type="float">
            <text:p>10.8438</text:p>
          </table:table-cell>
          <table:table-cell table:formula="of:=[.B873]/[.$B$2]" office:value-type="float" office:value="0.733120144950072" calcext:value-type="float">
            <text:p>0.733120144950072</text:p>
          </table:table-cell>
          <table:table-cell table:formula="of:=-LN([.C873])" office:value-type="float" office:value="0.310445682000319" calcext:value-type="float">
            <text:p>0.310445682000319</text:p>
          </table:table-cell>
        </table:table-row>
        <table:table-row table:style-name="ro1">
          <table:table-cell office:value-type="float" office:value="872.141" calcext:value-type="float">
            <text:p>872.141</text:p>
          </table:table-cell>
          <table:table-cell office:value-type="float" office:value="10.8404" calcext:value-type="float">
            <text:p>10.8404</text:p>
          </table:table-cell>
          <table:table-cell table:formula="of:=[.B874]/[.$B$2]" office:value-type="float" office:value="0.732890280097084" calcext:value-type="float">
            <text:p>0.732890280097084</text:p>
          </table:table-cell>
          <table:table-cell table:formula="of:=-LN([.C874])" office:value-type="float" office:value="0.310759274388128" calcext:value-type="float">
            <text:p>0.310759274388128</text:p>
          </table:table-cell>
        </table:table-row>
        <table:table-row table:style-name="ro1">
          <table:table-cell office:value-type="float" office:value="873.141" calcext:value-type="float">
            <text:p>873.141</text:p>
          </table:table-cell>
          <table:table-cell office:value-type="float" office:value="10.8379" calcext:value-type="float">
            <text:p>10.8379</text:p>
          </table:table-cell>
          <table:table-cell table:formula="of:=[.B875]/[.$B$2]" office:value-type="float" office:value="0.732721261822828" calcext:value-type="float">
            <text:p>0.732721261822828</text:p>
          </table:table-cell>
          <table:table-cell table:formula="of:=-LN([.C875])" office:value-type="float" office:value="0.310989919781086" calcext:value-type="float">
            <text:p>0.310989919781086</text:p>
          </table:table-cell>
        </table:table-row>
        <table:table-row table:style-name="ro1">
          <table:table-cell office:value-type="float" office:value="874.141" calcext:value-type="float">
            <text:p>874.141</text:p>
          </table:table-cell>
          <table:table-cell office:value-type="float" office:value="10.8333" calcext:value-type="float">
            <text:p>10.8333</text:p>
          </table:table-cell>
          <table:table-cell table:formula="of:=[.B876]/[.$B$2]" office:value-type="float" office:value="0.732410268198198" calcext:value-type="float">
            <text:p>0.732410268198198</text:p>
          </table:table-cell>
          <table:table-cell table:formula="of:=-LN([.C876])" office:value-type="float" office:value="0.311414446348059" calcext:value-type="float">
            <text:p>0.311414446348059</text:p>
          </table:table-cell>
        </table:table-row>
        <table:table-row table:style-name="ro1">
          <table:table-cell office:value-type="float" office:value="875.14" calcext:value-type="float">
            <text:p>875.14</text:p>
          </table:table-cell>
          <table:table-cell office:value-type="float" office:value="10.8314" calcext:value-type="float">
            <text:p>10.8314</text:p>
          </table:table-cell>
          <table:table-cell table:formula="of:=[.B877]/[.$B$2]" office:value-type="float" office:value="0.732281814309763" calcext:value-type="float">
            <text:p>0.732281814309763</text:p>
          </table:table-cell>
          <table:table-cell table:formula="of:=-LN([.C877])" office:value-type="float" office:value="0.311589846884865" calcext:value-type="float">
            <text:p>0.311589846884865</text:p>
          </table:table-cell>
        </table:table-row>
        <table:table-row table:style-name="ro1">
          <table:table-cell office:value-type="float" office:value="876.14" calcext:value-type="float">
            <text:p>876.14</text:p>
          </table:table-cell>
          <table:table-cell office:value-type="float" office:value="10.8287" calcext:value-type="float">
            <text:p>10.8287</text:p>
          </table:table-cell>
          <table:table-cell table:formula="of:=[.B878]/[.$B$2]" office:value-type="float" office:value="0.732099274573567" calcext:value-type="float">
            <text:p>0.732099274573567</text:p>
          </table:table-cell>
          <table:table-cell table:formula="of:=-LN([.C878])" office:value-type="float" office:value="0.311839153214382" calcext:value-type="float">
            <text:p>0.311839153214382</text:p>
          </table:table-cell>
        </table:table-row>
        <table:table-row table:style-name="ro1">
          <table:table-cell office:value-type="float" office:value="877.14" calcext:value-type="float">
            <text:p>877.14</text:p>
          </table:table-cell>
          <table:table-cell office:value-type="float" office:value="10.826" calcext:value-type="float">
            <text:p>10.826</text:p>
          </table:table-cell>
          <table:table-cell table:formula="of:=[.B879]/[.$B$2]" office:value-type="float" office:value="0.731916734837371" calcext:value-type="float">
            <text:p>0.731916734837371</text:p>
          </table:table-cell>
          <table:table-cell table:formula="of:=-LN([.C879])" office:value-type="float" office:value="0.312088521713044" calcext:value-type="float">
            <text:p>0.312088521713044</text:p>
          </table:table-cell>
        </table:table-row>
        <table:table-row table:style-name="ro1">
          <table:table-cell office:value-type="float" office:value="878.14" calcext:value-type="float">
            <text:p>878.14</text:p>
          </table:table-cell>
          <table:table-cell office:value-type="float" office:value="10.8232" calcext:value-type="float">
            <text:p>10.8232</text:p>
          </table:table-cell>
          <table:table-cell table:formula="of:=[.B880]/[.$B$2]" office:value-type="float" office:value="0.731727434370204" calcext:value-type="float">
            <text:p>0.731727434370204</text:p>
          </table:table-cell>
          <table:table-cell table:formula="of:=-LN([.C880])" office:value-type="float" office:value="0.312347191780817" calcext:value-type="float">
            <text:p>0.312347191780817</text:p>
          </table:table-cell>
        </table:table-row>
        <table:table-row table:style-name="ro1">
          <table:table-cell office:value-type="float" office:value="879.14" calcext:value-type="float">
            <text:p>879.14</text:p>
          </table:table-cell>
          <table:table-cell office:value-type="float" office:value="10.8203" calcext:value-type="float">
            <text:p>10.8203</text:p>
          </table:table-cell>
          <table:table-cell table:formula="of:=[.B881]/[.$B$2]" office:value-type="float" office:value="0.731531373172067" calcext:value-type="float">
            <text:p>0.731531373172067</text:p>
          </table:table-cell>
          <table:table-cell table:formula="of:=-LN([.C881])" office:value-type="float" office:value="0.312615170621333" calcext:value-type="float">
            <text:p>0.312615170621333</text:p>
          </table:table-cell>
        </table:table-row>
        <table:table-row table:style-name="ro1">
          <table:table-cell office:value-type="float" office:value="880.14" calcext:value-type="float">
            <text:p>880.14</text:p>
          </table:table-cell>
          <table:table-cell office:value-type="float" office:value="10.8169" calcext:value-type="float">
            <text:p>10.8169</text:p>
          </table:table-cell>
          <table:table-cell table:formula="of:=[.B882]/[.$B$2]" office:value-type="float" office:value="0.73130150831908" calcext:value-type="float">
            <text:p>0.73130150831908</text:p>
          </table:table-cell>
          <table:table-cell table:formula="of:=-LN([.C882])" office:value-type="float" office:value="0.312929444189815" calcext:value-type="float">
            <text:p>0.312929444189815</text:p>
          </table:table-cell>
        </table:table-row>
        <table:table-row table:style-name="ro1">
          <table:table-cell office:value-type="float" office:value="881.14" calcext:value-type="float">
            <text:p>881.14</text:p>
          </table:table-cell>
          <table:table-cell office:value-type="float" office:value="10.8131" calcext:value-type="float">
            <text:p>10.8131</text:p>
          </table:table-cell>
          <table:table-cell table:formula="of:=[.B883]/[.$B$2]" office:value-type="float" office:value="0.731044600542211" calcext:value-type="float">
            <text:p>0.731044600542211</text:p>
          </table:table-cell>
          <table:table-cell table:formula="of:=-LN([.C883])" office:value-type="float" office:value="0.313280808039939" calcext:value-type="float">
            <text:p>0.313280808039939</text:p>
          </table:table-cell>
        </table:table-row>
        <table:table-row table:style-name="ro1">
          <table:table-cell office:value-type="float" office:value="882.141" calcext:value-type="float">
            <text:p>882.141</text:p>
          </table:table-cell>
          <table:table-cell office:value-type="float" office:value="10.8105" calcext:value-type="float">
            <text:p>10.8105</text:p>
          </table:table-cell>
          <table:table-cell table:formula="of:=[.B884]/[.$B$2]" office:value-type="float" office:value="0.730868821536985" calcext:value-type="float">
            <text:p>0.730868821536985</text:p>
          </table:table-cell>
          <table:table-cell table:formula="of:=-LN([.C884])" office:value-type="float" office:value="0.313521286037362" calcext:value-type="float">
            <text:p>0.313521286037362</text:p>
          </table:table-cell>
        </table:table-row>
        <table:table-row table:style-name="ro1">
          <table:table-cell office:value-type="float" office:value="883.141" calcext:value-type="float">
            <text:p>883.141</text:p>
          </table:table-cell>
          <table:table-cell office:value-type="float" office:value="10.807" calcext:value-type="float">
            <text:p>10.807</text:p>
          </table:table-cell>
          <table:table-cell table:formula="of:=[.B885]/[.$B$2]" office:value-type="float" office:value="0.730632195953027" calcext:value-type="float">
            <text:p>0.730632195953027</text:p>
          </table:table-cell>
          <table:table-cell table:formula="of:=-LN([.C885])" office:value-type="float" office:value="0.313845097766801" calcext:value-type="float">
            <text:p>0.313845097766801</text:p>
          </table:table-cell>
        </table:table-row>
        <table:table-row table:style-name="ro1">
          <table:table-cell office:value-type="float" office:value="884.14" calcext:value-type="float">
            <text:p>884.14</text:p>
          </table:table-cell>
          <table:table-cell office:value-type="float" office:value="10.8042" calcext:value-type="float">
            <text:p>10.8042</text:p>
          </table:table-cell>
          <table:table-cell table:formula="of:=[.B886]/[.$B$2]" office:value-type="float" office:value="0.73044289548586" calcext:value-type="float">
            <text:p>0.73044289548586</text:p>
          </table:table-cell>
          <table:table-cell table:formula="of:=-LN([.C886])" office:value-type="float" office:value="0.314104222666452" calcext:value-type="float">
            <text:p>0.314104222666452</text:p>
          </table:table-cell>
        </table:table-row>
        <table:table-row table:style-name="ro1">
          <table:table-cell office:value-type="float" office:value="885.141" calcext:value-type="float">
            <text:p>885.141</text:p>
          </table:table-cell>
          <table:table-cell office:value-type="float" office:value="10.8005" calcext:value-type="float">
            <text:p>10.8005</text:p>
          </table:table-cell>
          <table:table-cell table:formula="of:=[.B887]/[.$B$2]" office:value-type="float" office:value="0.730192748439961" calcext:value-type="float">
            <text:p>0.730192748439961</text:p>
          </table:table-cell>
          <table:table-cell table:formula="of:=-LN([.C887])" office:value-type="float" office:value="0.314446740733" calcext:value-type="float">
            <text:p>0.314446740733</text:p>
          </table:table-cell>
        </table:table-row>
        <table:table-row table:style-name="ro1">
          <table:table-cell office:value-type="float" office:value="886.141" calcext:value-type="float">
            <text:p>886.141</text:p>
          </table:table-cell>
          <table:table-cell office:value-type="float" office:value="10.7974" calcext:value-type="float">
            <text:p>10.7974</text:p>
          </table:table-cell>
          <table:table-cell table:formula="of:=[.B888]/[.$B$2]" office:value-type="float" office:value="0.729983165779884" calcext:value-type="float">
            <text:p>0.729983165779884</text:p>
          </table:table-cell>
          <table:table-cell table:formula="of:=-LN([.C888])" office:value-type="float" office:value="0.314733805681101" calcext:value-type="float">
            <text:p>0.314733805681101</text:p>
          </table:table-cell>
        </table:table-row>
        <table:table-row table:style-name="ro1">
          <table:table-cell office:value-type="float" office:value="887.141" calcext:value-type="float">
            <text:p>887.141</text:p>
          </table:table-cell>
          <table:table-cell office:value-type="float" office:value="10.7957" calcext:value-type="float">
            <text:p>10.7957</text:p>
          </table:table-cell>
          <table:table-cell table:formula="of:=[.B889]/[.$B$2]" office:value-type="float" office:value="0.72986823335339" calcext:value-type="float">
            <text:p>0.72986823335339</text:p>
          </table:table-cell>
          <table:table-cell table:formula="of:=-LN([.C889])" office:value-type="float" office:value="0.314891263387823" calcext:value-type="float">
            <text:p>0.314891263387823</text:p>
          </table:table-cell>
        </table:table-row>
        <table:table-row table:style-name="ro1">
          <table:table-cell office:value-type="float" office:value="888.14" calcext:value-type="float">
            <text:p>888.14</text:p>
          </table:table-cell>
          <table:table-cell office:value-type="float" office:value="10.7914" calcext:value-type="float">
            <text:p>10.7914</text:p>
          </table:table-cell>
          <table:table-cell table:formula="of:=[.B890]/[.$B$2]" office:value-type="float" office:value="0.72957752192167" calcext:value-type="float">
            <text:p>0.72957752192167</text:p>
          </table:table-cell>
          <table:table-cell table:formula="of:=-LN([.C890])" office:value-type="float" office:value="0.315289649466256" calcext:value-type="float">
            <text:p>0.315289649466256</text:p>
          </table:table-cell>
        </table:table-row>
        <table:table-row table:style-name="ro1">
          <table:table-cell office:value-type="float" office:value="889.14" calcext:value-type="float">
            <text:p>889.14</text:p>
          </table:table-cell>
          <table:table-cell office:value-type="float" office:value="10.7911" calcext:value-type="float">
            <text:p>10.7911</text:p>
          </table:table-cell>
          <table:table-cell table:formula="of:=[.B891]/[.$B$2]" office:value-type="float" office:value="0.72955723972876" calcext:value-type="float">
            <text:p>0.72955723972876</text:p>
          </table:table-cell>
          <table:table-cell table:formula="of:=-LN([.C891])" office:value-type="float" office:value="0.315317449767428" calcext:value-type="float">
            <text:p>0.315317449767428</text:p>
          </table:table-cell>
        </table:table-row>
        <table:table-row table:style-name="ro1">
          <table:table-cell office:value-type="float" office:value="890.14" calcext:value-type="float">
            <text:p>890.14</text:p>
          </table:table-cell>
          <table:table-cell office:value-type="float" office:value="10.7861" calcext:value-type="float">
            <text:p>10.7861</text:p>
          </table:table-cell>
          <table:table-cell table:formula="of:=[.B892]/[.$B$2]" office:value-type="float" office:value="0.729219203180248" calcext:value-type="float">
            <text:p>0.729219203180248</text:p>
          </table:table-cell>
          <table:table-cell table:formula="of:=-LN([.C892])" office:value-type="float" office:value="0.315780901938191" calcext:value-type="float">
            <text:p>0.315780901938191</text:p>
          </table:table-cell>
        </table:table-row>
        <table:table-row table:style-name="ro1">
          <table:table-cell office:value-type="float" office:value="891.14" calcext:value-type="float">
            <text:p>891.14</text:p>
          </table:table-cell>
          <table:table-cell office:value-type="float" office:value="10.7817" calcext:value-type="float">
            <text:p>10.7817</text:p>
          </table:table-cell>
          <table:table-cell table:formula="of:=[.B893]/[.$B$2]" office:value-type="float" office:value="0.728921731017558" calcext:value-type="float">
            <text:p>0.728921731017558</text:p>
          </table:table-cell>
          <table:table-cell table:formula="of:=-LN([.C893])" office:value-type="float" office:value="0.316188917596815" calcext:value-type="float">
            <text:p>0.316188917596815</text:p>
          </table:table-cell>
        </table:table-row>
        <table:table-row table:style-name="ro1">
          <table:table-cell office:value-type="float" office:value="892.14" calcext:value-type="float">
            <text:p>892.14</text:p>
          </table:table-cell>
          <table:table-cell office:value-type="float" office:value="10.7784" calcext:value-type="float">
            <text:p>10.7784</text:p>
          </table:table-cell>
          <table:table-cell table:formula="of:=[.B894]/[.$B$2]" office:value-type="float" office:value="0.72869862689554" calcext:value-type="float">
            <text:p>0.72869862689554</text:p>
          </table:table-cell>
          <table:table-cell table:formula="of:=-LN([.C894])" office:value-type="float" office:value="0.316495038628329" calcext:value-type="float">
            <text:p>0.316495038628329</text:p>
          </table:table-cell>
        </table:table-row>
        <table:table-row table:style-name="ro1">
          <table:table-cell office:value-type="float" office:value="893.14" calcext:value-type="float">
            <text:p>893.14</text:p>
          </table:table-cell>
          <table:table-cell office:value-type="float" office:value="10.7742" calcext:value-type="float">
            <text:p>10.7742</text:p>
          </table:table-cell>
          <table:table-cell table:formula="of:=[.B895]/[.$B$2]" office:value-type="float" office:value="0.72841467619479" calcext:value-type="float">
            <text:p>0.72841467619479</text:p>
          </table:table-cell>
          <table:table-cell table:formula="of:=-LN([.C895])" office:value-type="float" office:value="0.31688478279406" calcext:value-type="float">
            <text:p>0.31688478279406</text:p>
          </table:table-cell>
        </table:table-row>
        <table:table-row table:style-name="ro1">
          <table:table-cell office:value-type="float" office:value="894.141" calcext:value-type="float">
            <text:p>894.141</text:p>
          </table:table-cell>
          <table:table-cell office:value-type="float" office:value="10.7713" calcext:value-type="float">
            <text:p>10.7713</text:p>
          </table:table-cell>
          <table:table-cell table:formula="of:=[.B896]/[.$B$2]" office:value-type="float" office:value="0.728218614996653" calcext:value-type="float">
            <text:p>0.728218614996653</text:p>
          </table:table-cell>
          <table:table-cell table:formula="of:=-LN([.C896])" office:value-type="float" office:value="0.317153980539994" calcext:value-type="float">
            <text:p>0.317153980539994</text:p>
          </table:table-cell>
        </table:table-row>
        <table:table-row table:style-name="ro1">
          <table:table-cell office:value-type="float" office:value="895.141" calcext:value-type="float">
            <text:p>895.141</text:p>
          </table:table-cell>
          <table:table-cell office:value-type="float" office:value="10.7683" calcext:value-type="float">
            <text:p>10.7683</text:p>
          </table:table-cell>
          <table:table-cell table:formula="of:=[.B897]/[.$B$2]" office:value-type="float" office:value="0.728015793067547" calcext:value-type="float">
            <text:p>0.728015793067547</text:p>
          </table:table-cell>
          <table:table-cell table:formula="of:=-LN([.C897])" office:value-type="float" office:value="0.317432537246655" calcext:value-type="float">
            <text:p>0.317432537246655</text:p>
          </table:table-cell>
        </table:table-row>
        <table:table-row table:style-name="ro1">
          <table:table-cell office:value-type="float" office:value="896.141" calcext:value-type="float">
            <text:p>896.141</text:p>
          </table:table-cell>
          <table:table-cell office:value-type="float" office:value="10.7619" calcext:value-type="float">
            <text:p>10.7619</text:p>
          </table:table-cell>
          <table:table-cell table:formula="of:=[.B898]/[.$B$2]" office:value-type="float" office:value="0.727583106285452" calcext:value-type="float">
            <text:p>0.727583106285452</text:p>
          </table:table-cell>
          <table:table-cell table:formula="of:=-LN([.C898])" office:value-type="float" office:value="0.318027051016941" calcext:value-type="float">
            <text:p>0.318027051016941</text:p>
          </table:table-cell>
        </table:table-row>
        <table:table-row table:style-name="ro1">
          <table:table-cell office:value-type="float" office:value="897.141" calcext:value-type="float">
            <text:p>897.141</text:p>
          </table:table-cell>
          <table:table-cell office:value-type="float" office:value="10.7616" calcext:value-type="float">
            <text:p>10.7616</text:p>
          </table:table-cell>
          <table:table-cell table:formula="of:=[.B899]/[.$B$2]" office:value-type="float" office:value="0.727562824092541" calcext:value-type="float">
            <text:p>0.727562824092541</text:p>
          </table:table-cell>
          <table:table-cell table:formula="of:=-LN([.C899])" office:value-type="float" office:value="0.318054927524017" calcext:value-type="float">
            <text:p>0.318054927524017</text:p>
          </table:table-cell>
        </table:table-row>
        <table:table-row table:style-name="ro1">
          <table:table-cell office:value-type="float" office:value="898.14" calcext:value-type="float">
            <text:p>898.14</text:p>
          </table:table-cell>
          <table:table-cell office:value-type="float" office:value="10.7566" calcext:value-type="float">
            <text:p>10.7566</text:p>
          </table:table-cell>
          <table:table-cell table:formula="of:=[.B900]/[.$B$2]" office:value-type="float" office:value="0.727224787544029" calcext:value-type="float">
            <text:p>0.727224787544029</text:p>
          </table:table-cell>
          <table:table-cell table:formula="of:=-LN([.C900])" office:value-type="float" office:value="0.318519650418124" calcext:value-type="float">
            <text:p>0.318519650418124</text:p>
          </table:table-cell>
        </table:table-row>
        <table:table-row table:style-name="ro1">
          <table:table-cell office:value-type="float" office:value="899.14" calcext:value-type="float">
            <text:p>899.14</text:p>
          </table:table-cell>
          <table:table-cell office:value-type="float" office:value="10.7544" calcext:value-type="float">
            <text:p>10.7544</text:p>
          </table:table-cell>
          <table:table-cell table:formula="of:=[.B901]/[.$B$2]" office:value-type="float" office:value="0.727076051462684" calcext:value-type="float">
            <text:p>0.727076051462684</text:p>
          </table:table-cell>
          <table:table-cell table:formula="of:=-LN([.C901])" office:value-type="float" office:value="0.318724196929924" calcext:value-type="float">
            <text:p>0.318724196929924</text:p>
          </table:table-cell>
        </table:table-row>
        <table:table-row table:style-name="ro1">
          <table:table-cell office:value-type="float" office:value="900.14" calcext:value-type="float">
            <text:p>900.14</text:p>
          </table:table-cell>
          <table:table-cell office:value-type="float" office:value="10.7512" calcext:value-type="float">
            <text:p>10.7512</text:p>
          </table:table-cell>
          <table:table-cell table:formula="of:=[.B902]/[.$B$2]" office:value-type="float" office:value="0.726859708071637" calcext:value-type="float">
            <text:p>0.726859708071637</text:p>
          </table:table-cell>
          <table:table-cell table:formula="of:=-LN([.C902])" office:value-type="float" office:value="0.319021793837113" calcext:value-type="float">
            <text:p>0.319021793837113</text:p>
          </table:table-cell>
        </table:table-row>
        <table:table-row table:style-name="ro1">
          <table:table-cell office:value-type="float" office:value="901.14" calcext:value-type="float">
            <text:p>901.14</text:p>
          </table:table-cell>
          <table:table-cell office:value-type="float" office:value="10.7471" calcext:value-type="float">
            <text:p>10.7471</text:p>
          </table:table-cell>
          <table:table-cell table:formula="of:=[.B903]/[.$B$2]" office:value-type="float" office:value="0.726582518101857" calcext:value-type="float">
            <text:p>0.726582518101857</text:p>
          </table:table-cell>
          <table:table-cell table:formula="of:=-LN([.C903])" office:value-type="float" office:value="0.319403219349801" calcext:value-type="float">
            <text:p>0.319403219349801</text:p>
          </table:table-cell>
        </table:table-row>
        <table:table-row table:style-name="ro1">
          <table:table-cell office:value-type="float" office:value="902.141" calcext:value-type="float">
            <text:p>902.141</text:p>
          </table:table-cell>
          <table:table-cell office:value-type="float" office:value="10.7447" calcext:value-type="float">
            <text:p>10.7447</text:p>
          </table:table-cell>
          <table:table-cell table:formula="of:=[.B904]/[.$B$2]" office:value-type="float" office:value="0.726420260558572" calcext:value-type="float">
            <text:p>0.726420260558572</text:p>
          </table:table-cell>
          <table:table-cell table:formula="of:=-LN([.C904])" office:value-type="float" office:value="0.319626560345899" calcext:value-type="float">
            <text:p>0.319626560345899</text:p>
          </table:table-cell>
        </table:table-row>
        <table:table-row table:style-name="ro1">
          <table:table-cell office:value-type="float" office:value="903.141" calcext:value-type="float">
            <text:p>903.141</text:p>
          </table:table-cell>
          <table:table-cell office:value-type="float" office:value="10.7415" calcext:value-type="float">
            <text:p>10.7415</text:p>
          </table:table-cell>
          <table:table-cell table:formula="of:=[.B905]/[.$B$2]" office:value-type="float" office:value="0.726203917167524" calcext:value-type="float">
            <text:p>0.726203917167524</text:p>
          </table:table-cell>
          <table:table-cell table:formula="of:=-LN([.C905])" office:value-type="float" office:value="0.319924425954863" calcext:value-type="float">
            <text:p>0.319924425954863</text:p>
          </table:table-cell>
        </table:table-row>
        <table:table-row table:style-name="ro1">
          <table:table-cell office:value-type="float" office:value="904.141" calcext:value-type="float">
            <text:p>904.141</text:p>
          </table:table-cell>
          <table:table-cell office:value-type="float" office:value="10.7372" calcext:value-type="float">
            <text:p>10.7372</text:p>
          </table:table-cell>
          <table:table-cell table:formula="of:=[.B906]/[.$B$2]" office:value-type="float" office:value="0.725913205735804" calcext:value-type="float">
            <text:p>0.725913205735804</text:p>
          </table:table-cell>
          <table:table-cell table:formula="of:=-LN([.C906])" office:value-type="float" office:value="0.320324822632264" calcext:value-type="float">
            <text:p>0.320324822632264</text:p>
          </table:table-cell>
        </table:table-row>
        <table:table-row table:style-name="ro1">
          <table:table-cell office:value-type="float" office:value="905.141" calcext:value-type="float">
            <text:p>905.141</text:p>
          </table:table-cell>
          <table:table-cell office:value-type="float" office:value="10.7343" calcext:value-type="float">
            <text:p>10.7343</text:p>
          </table:table-cell>
          <table:table-cell table:formula="of:=[.B907]/[.$B$2]" office:value-type="float" office:value="0.725717144537667" calcext:value-type="float">
            <text:p>0.725717144537667</text:p>
          </table:table-cell>
          <table:table-cell table:formula="of:=-LN([.C907])" office:value-type="float" office:value="0.320594948149125" calcext:value-type="float">
            <text:p>0.320594948149125</text:p>
          </table:table-cell>
        </table:table-row>
        <table:table-row table:style-name="ro1">
          <table:table-cell office:value-type="float" office:value="906.141" calcext:value-type="float">
            <text:p>906.141</text:p>
          </table:table-cell>
          <table:table-cell office:value-type="float" office:value="10.731" calcext:value-type="float">
            <text:p>10.731</text:p>
          </table:table-cell>
          <table:table-cell table:formula="of:=[.B908]/[.$B$2]" office:value-type="float" office:value="0.72549404041565" calcext:value-type="float">
            <text:p>0.72549404041565</text:p>
          </table:table-cell>
          <table:table-cell table:formula="of:=-LN([.C908])" office:value-type="float" office:value="0.32090242114284" calcext:value-type="float">
            <text:p>0.32090242114284</text:p>
          </table:table-cell>
        </table:table-row>
        <table:table-row table:style-name="ro1">
          <table:table-cell office:value-type="float" office:value="907.14" calcext:value-type="float">
            <text:p>907.14</text:p>
          </table:table-cell>
          <table:table-cell office:value-type="float" office:value="10.7267" calcext:value-type="float">
            <text:p>10.7267</text:p>
          </table:table-cell>
          <table:table-cell table:formula="of:=[.B909]/[.$B$2]" office:value-type="float" office:value="0.72520332898393" calcext:value-type="float">
            <text:p>0.72520332898393</text:p>
          </table:table-cell>
          <table:table-cell table:formula="of:=-LN([.C909])" office:value-type="float" office:value="0.321303209676332" calcext:value-type="float">
            <text:p>0.321303209676332</text:p>
          </table:table-cell>
        </table:table-row>
        <table:table-row table:style-name="ro1">
          <table:table-cell office:value-type="float" office:value="908.14" calcext:value-type="float">
            <text:p>908.14</text:p>
          </table:table-cell>
          <table:table-cell office:value-type="float" office:value="10.7239" calcext:value-type="float">
            <text:p>10.7239</text:p>
          </table:table-cell>
          <table:table-cell table:formula="of:=[.B910]/[.$B$2]" office:value-type="float" office:value="0.725014028516763" calcext:value-type="float">
            <text:p>0.725014028516763</text:p>
          </table:table-cell>
          <table:table-cell table:formula="of:=-LN([.C910])" office:value-type="float" office:value="0.321564274636371" calcext:value-type="float">
            <text:p>0.321564274636371</text:p>
          </table:table-cell>
        </table:table-row>
        <table:table-row table:style-name="ro1">
          <table:table-cell office:value-type="float" office:value="909.14" calcext:value-type="float">
            <text:p>909.14</text:p>
          </table:table-cell>
          <table:table-cell office:value-type="float" office:value="10.7207" calcext:value-type="float">
            <text:p>10.7207</text:p>
          </table:table-cell>
          <table:table-cell table:formula="of:=[.B911]/[.$B$2]" office:value-type="float" office:value="0.724797685125716" calcext:value-type="float">
            <text:p>0.724797685125716</text:p>
          </table:table-cell>
          <table:table-cell table:formula="of:=-LN([.C911])" office:value-type="float" office:value="0.321862718069566" calcext:value-type="float">
            <text:p>0.321862718069566</text:p>
          </table:table-cell>
        </table:table-row>
        <table:table-row table:style-name="ro1">
          <table:table-cell office:value-type="float" office:value="910.14" calcext:value-type="float">
            <text:p>910.14</text:p>
          </table:table-cell>
          <table:table-cell office:value-type="float" office:value="10.7172" calcext:value-type="float">
            <text:p>10.7172</text:p>
          </table:table-cell>
          <table:table-cell table:formula="of:=[.B912]/[.$B$2]" office:value-type="float" office:value="0.724561059541758" calcext:value-type="float">
            <text:p>0.724561059541758</text:p>
          </table:table-cell>
          <table:table-cell table:formula="of:=-LN([.C912])" office:value-type="float" office:value="0.322189242592126" calcext:value-type="float">
            <text:p>0.322189242592126</text:p>
          </table:table-cell>
        </table:table-row>
        <table:table-row table:style-name="ro1">
          <table:table-cell office:value-type="float" office:value="911.141" calcext:value-type="float">
            <text:p>911.141</text:p>
          </table:table-cell>
          <table:table-cell office:value-type="float" office:value="10.7139" calcext:value-type="float">
            <text:p>10.7139</text:p>
          </table:table-cell>
          <table:table-cell table:formula="of:=[.B913]/[.$B$2]" office:value-type="float" office:value="0.72433795541974" calcext:value-type="float">
            <text:p>0.72433795541974</text:p>
          </table:table-cell>
          <table:table-cell table:formula="of:=-LN([.C913])" office:value-type="float" office:value="0.322497206254849" calcext:value-type="float">
            <text:p>0.322497206254849</text:p>
          </table:table-cell>
        </table:table-row>
        <table:table-row table:style-name="ro1">
          <table:table-cell office:value-type="float" office:value="912.141" calcext:value-type="float">
            <text:p>912.141</text:p>
          </table:table-cell>
          <table:table-cell office:value-type="float" office:value="10.7096" calcext:value-type="float">
            <text:p>10.7096</text:p>
          </table:table-cell>
          <table:table-cell table:formula="of:=[.B914]/[.$B$2]" office:value-type="float" office:value="0.72404724398802" calcext:value-type="float">
            <text:p>0.72404724398802</text:p>
          </table:table-cell>
          <table:table-cell table:formula="of:=-LN([.C914])" office:value-type="float" office:value="0.322898634598279" calcext:value-type="float">
            <text:p>0.322898634598279</text:p>
          </table:table-cell>
        </table:table-row>
        <table:table-row table:style-name="ro1">
          <table:table-cell office:value-type="float" office:value="913.141" calcext:value-type="float">
            <text:p>913.141</text:p>
          </table:table-cell>
          <table:table-cell office:value-type="float" office:value="10.707" calcext:value-type="float">
            <text:p>10.707</text:p>
          </table:table-cell>
          <table:table-cell table:formula="of:=[.B915]/[.$B$2]" office:value-type="float" office:value="0.723871464982794" calcext:value-type="float">
            <text:p>0.723871464982794</text:p>
          </table:table-cell>
          <table:table-cell table:formula="of:=-LN([.C915])" office:value-type="float" office:value="0.323141436911697" calcext:value-type="float">
            <text:p>0.323141436911697</text:p>
          </table:table-cell>
        </table:table-row>
        <table:table-row table:style-name="ro1">
          <table:table-cell office:value-type="float" office:value="914.141" calcext:value-type="float">
            <text:p>914.141</text:p>
          </table:table-cell>
          <table:table-cell office:value-type="float" office:value="10.7032" calcext:value-type="float">
            <text:p>10.7032</text:p>
          </table:table-cell>
          <table:table-cell table:formula="of:=[.B916]/[.$B$2]" office:value-type="float" office:value="0.723614557205925" calcext:value-type="float">
            <text:p>0.723614557205925</text:p>
          </table:table-cell>
          <table:table-cell table:formula="of:=-LN([.C916])" office:value-type="float" office:value="0.323496407910558" calcext:value-type="float">
            <text:p>0.323496407910558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10.6987" calcext:value-type="float">
            <text:p>10.6987</text:p>
          </table:table-cell>
          <table:table-cell table:formula="of:=[.B917]/[.$B$2]" office:value-type="float" office:value="0.723310324312265" calcext:value-type="float">
            <text:p>0.723310324312265</text:p>
          </table:table-cell>
          <table:table-cell table:formula="of:=-LN([.C917])" office:value-type="float" office:value="0.323916931328227" calcext:value-type="float">
            <text:p>0.323916931328227</text:p>
          </table:table-cell>
        </table:table-row>
        <table:table-row table:style-name="ro1">
          <table:table-cell office:value-type="float" office:value="916.14" calcext:value-type="float">
            <text:p>916.14</text:p>
          </table:table-cell>
          <table:table-cell office:value-type="float" office:value="10.695" calcext:value-type="float">
            <text:p>10.695</text:p>
          </table:table-cell>
          <table:table-cell table:formula="of:=[.B918]/[.$B$2]" office:value-type="float" office:value="0.723060177266366" calcext:value-type="float">
            <text:p>0.723060177266366</text:p>
          </table:table-cell>
          <table:table-cell table:formula="of:=-LN([.C918])" office:value-type="float" office:value="0.324262827553461" calcext:value-type="float">
            <text:p>0.324262827553461</text:p>
          </table:table-cell>
        </table:table-row>
        <table:table-row table:style-name="ro1">
          <table:table-cell office:value-type="float" office:value="917.14" calcext:value-type="float">
            <text:p>917.14</text:p>
          </table:table-cell>
          <table:table-cell office:value-type="float" office:value="10.6919" calcext:value-type="float">
            <text:p>10.6919</text:p>
          </table:table-cell>
          <table:table-cell table:formula="of:=[.B919]/[.$B$2]" office:value-type="float" office:value="0.722850594606289" calcext:value-type="float">
            <text:p>0.722850594606289</text:p>
          </table:table-cell>
          <table:table-cell table:formula="of:=-LN([.C919])" office:value-type="float" office:value="0.324552724642026" calcext:value-type="float">
            <text:p>0.324552724642026</text:p>
          </table:table-cell>
        </table:table-row>
        <table:table-row table:style-name="ro1">
          <table:table-cell office:value-type="float" office:value="918.14" calcext:value-type="float">
            <text:p>918.14</text:p>
          </table:table-cell>
          <table:table-cell office:value-type="float" office:value="10.6879" calcext:value-type="float">
            <text:p>10.6879</text:p>
          </table:table-cell>
          <table:table-cell table:formula="of:=[.B920]/[.$B$2]" office:value-type="float" office:value="0.72258016536748" calcext:value-type="float">
            <text:p>0.72258016536748</text:p>
          </table:table-cell>
          <table:table-cell table:formula="of:=-LN([.C920])" office:value-type="float" office:value="0.324926909624736" calcext:value-type="float">
            <text:p>0.324926909624736</text:p>
          </table:table-cell>
        </table:table-row>
        <table:table-row table:style-name="ro1">
          <table:table-cell office:value-type="float" office:value="919.14" calcext:value-type="float">
            <text:p>919.14</text:p>
          </table:table-cell>
          <table:table-cell office:value-type="float" office:value="10.684" calcext:value-type="float">
            <text:p>10.684</text:p>
          </table:table-cell>
          <table:table-cell table:formula="of:=[.B921]/[.$B$2]" office:value-type="float" office:value="0.72231649685964" calcext:value-type="float">
            <text:p>0.72231649685964</text:p>
          </table:table-cell>
          <table:table-cell table:formula="of:=-LN([.C921])" office:value-type="float" office:value="0.325291874840116" calcext:value-type="float">
            <text:p>0.325291874840116</text:p>
          </table:table-cell>
        </table:table-row>
        <table:table-row table:style-name="ro1">
          <table:table-cell office:value-type="float" office:value="920.14" calcext:value-type="float">
            <text:p>920.14</text:p>
          </table:table-cell>
          <table:table-cell office:value-type="float" office:value="10.681" calcext:value-type="float">
            <text:p>10.681</text:p>
          </table:table-cell>
          <table:table-cell table:formula="of:=[.B922]/[.$B$2]" office:value-type="float" office:value="0.722113674930534" calcext:value-type="float">
            <text:p>0.722113674930534</text:p>
          </table:table-cell>
          <table:table-cell table:formula="of:=-LN([.C922])" office:value-type="float" office:value="0.325572707980272" calcext:value-type="float">
            <text:p>0.325572707980272</text:p>
          </table:table-cell>
        </table:table-row>
        <table:table-row table:style-name="ro1">
          <table:table-cell office:value-type="float" office:value="921.14" calcext:value-type="float">
            <text:p>921.14</text:p>
          </table:table-cell>
          <table:table-cell office:value-type="float" office:value="10.6778" calcext:value-type="float">
            <text:p>10.6778</text:p>
          </table:table-cell>
          <table:table-cell table:formula="of:=[.B923]/[.$B$2]" office:value-type="float" office:value="0.721897331539486" calcext:value-type="float">
            <text:p>0.721897331539486</text:p>
          </table:table-cell>
          <table:table-cell table:formula="of:=-LN([.C923])" office:value-type="float" office:value="0.325872350284516" calcext:value-type="float">
            <text:p>0.325872350284516</text:p>
          </table:table-cell>
        </table:table-row>
        <table:table-row table:style-name="ro1">
          <table:table-cell office:value-type="float" office:value="922.14" calcext:value-type="float">
            <text:p>922.14</text:p>
          </table:table-cell>
          <table:table-cell office:value-type="float" office:value="10.6744" calcext:value-type="float">
            <text:p>10.6744</text:p>
          </table:table-cell>
          <table:table-cell table:formula="of:=[.B924]/[.$B$2]" office:value-type="float" office:value="0.721667466686498" calcext:value-type="float">
            <text:p>0.721667466686498</text:p>
          </table:table-cell>
          <table:table-cell table:formula="of:=-LN([.C924])" office:value-type="float" office:value="0.326190818641756" calcext:value-type="float">
            <text:p>0.326190818641756</text:p>
          </table:table-cell>
        </table:table-row>
        <table:table-row table:style-name="ro1">
          <table:table-cell office:value-type="float" office:value="923.14" calcext:value-type="float">
            <text:p>923.14</text:p>
          </table:table-cell>
          <table:table-cell office:value-type="float" office:value="10.6714" calcext:value-type="float">
            <text:p>10.6714</text:p>
          </table:table-cell>
          <table:table-cell table:formula="of:=[.B925]/[.$B$2]" office:value-type="float" office:value="0.721464644757391" calcext:value-type="float">
            <text:p>0.721464644757391</text:p>
          </table:table-cell>
          <table:table-cell table:formula="of:=-LN([.C925])" office:value-type="float" office:value="0.326471904384127" calcext:value-type="float">
            <text:p>0.326471904384127</text:p>
          </table:table-cell>
        </table:table-row>
        <table:table-row table:style-name="ro1">
          <table:table-cell office:value-type="float" office:value="924.14" calcext:value-type="float">
            <text:p>924.14</text:p>
          </table:table-cell>
          <table:table-cell office:value-type="float" office:value="10.6685" calcext:value-type="float">
            <text:p>10.6685</text:p>
          </table:table-cell>
          <table:table-cell table:formula="of:=[.B926]/[.$B$2]" office:value-type="float" office:value="0.721268583559254" calcext:value-type="float">
            <text:p>0.721268583559254</text:p>
          </table:table-cell>
          <table:table-cell table:formula="of:=-LN([.C926])" office:value-type="float" office:value="0.326743695725029" calcext:value-type="float">
            <text:p>0.326743695725029</text:p>
          </table:table-cell>
        </table:table-row>
        <table:table-row table:style-name="ro1">
          <table:table-cell office:value-type="float" office:value="925.141" calcext:value-type="float">
            <text:p>925.141</text:p>
          </table:table-cell>
          <table:table-cell office:value-type="float" office:value="10.6649" calcext:value-type="float">
            <text:p>10.6649</text:p>
          </table:table-cell>
          <table:table-cell table:formula="of:=[.B927]/[.$B$2]" office:value-type="float" office:value="0.721025197244326" calcext:value-type="float">
            <text:p>0.721025197244326</text:p>
          </table:table-cell>
          <table:table-cell table:formula="of:=-LN([.C927])" office:value-type="float" office:value="0.327081194673548" calcext:value-type="float">
            <text:p>0.327081194673548</text:p>
          </table:table-cell>
        </table:table-row>
        <table:table-row table:style-name="ro1">
          <table:table-cell office:value-type="float" office:value="926.141" calcext:value-type="float">
            <text:p>926.141</text:p>
          </table:table-cell>
          <table:table-cell office:value-type="float" office:value="10.6612" calcext:value-type="float">
            <text:p>10.6612</text:p>
          </table:table-cell>
          <table:table-cell table:formula="of:=[.B928]/[.$B$2]" office:value-type="float" office:value="0.720775050198427" calcext:value-type="float">
            <text:p>0.720775050198427</text:p>
          </table:table-cell>
          <table:table-cell table:formula="of:=-LN([.C928])" office:value-type="float" office:value="0.327428187329226" calcext:value-type="float">
            <text:p>0.327428187329226</text:p>
          </table:table-cell>
        </table:table-row>
        <table:table-row table:style-name="ro1">
          <table:table-cell office:value-type="float" office:value="927.141" calcext:value-type="float">
            <text:p>927.141</text:p>
          </table:table-cell>
          <table:table-cell office:value-type="float" office:value="10.6579" calcext:value-type="float">
            <text:p>10.6579</text:p>
          </table:table-cell>
          <table:table-cell table:formula="of:=[.B929]/[.$B$2]" office:value-type="float" office:value="0.72055194607641" calcext:value-type="float">
            <text:p>0.72055194607641</text:p>
          </table:table-cell>
          <table:table-cell table:formula="of:=-LN([.C929])" office:value-type="float" office:value="0.327737768880638" calcext:value-type="float">
            <text:p>0.327737768880638</text:p>
          </table:table-cell>
        </table:table-row>
        <table:table-row table:style-name="ro1">
          <table:table-cell office:value-type="float" office:value="928.14" calcext:value-type="float">
            <text:p>928.14</text:p>
          </table:table-cell>
          <table:table-cell office:value-type="float" office:value="10.6544" calcext:value-type="float">
            <text:p>10.6544</text:p>
          </table:table-cell>
          <table:table-cell table:formula="of:=[.B930]/[.$B$2]" office:value-type="float" office:value="0.720315320492452" calcext:value-type="float">
            <text:p>0.720315320492452</text:p>
          </table:table-cell>
          <table:table-cell table:formula="of:=-LN([.C930])" office:value-type="float" office:value="0.328066217713609" calcext:value-type="float">
            <text:p>0.328066217713609</text:p>
          </table:table-cell>
        </table:table-row>
        <table:table-row table:style-name="ro1">
          <table:table-cell office:value-type="float" office:value="929.14" calcext:value-type="float">
            <text:p>929.14</text:p>
          </table:table-cell>
          <table:table-cell office:value-type="float" office:value="10.652" calcext:value-type="float">
            <text:p>10.652</text:p>
          </table:table-cell>
          <table:table-cell table:formula="of:=[.B931]/[.$B$2]" office:value-type="float" office:value="0.720153062949166" calcext:value-type="float">
            <text:p>0.720153062949166</text:p>
          </table:table-cell>
          <table:table-cell table:formula="of:=-LN([.C931])" office:value-type="float" office:value="0.328291502136144" calcext:value-type="float">
            <text:p>0.328291502136144</text:p>
          </table:table-cell>
        </table:table-row>
        <table:table-row table:style-name="ro1">
          <table:table-cell office:value-type="float" office:value="930.14" calcext:value-type="float">
            <text:p>930.14</text:p>
          </table:table-cell>
          <table:table-cell office:value-type="float" office:value="10.6496" calcext:value-type="float">
            <text:p>10.6496</text:p>
          </table:table-cell>
          <table:table-cell table:formula="of:=[.B932]/[.$B$2]" office:value-type="float" office:value="0.719990805405881" calcext:value-type="float">
            <text:p>0.719990805405881</text:p>
          </table:table-cell>
          <table:table-cell table:formula="of:=-LN([.C932])" office:value-type="float" office:value="0.328516837323187" calcext:value-type="float">
            <text:p>0.328516837323187</text:p>
          </table:table-cell>
        </table:table-row>
        <table:table-row table:style-name="ro1">
          <table:table-cell office:value-type="float" office:value="931.14" calcext:value-type="float">
            <text:p>931.14</text:p>
          </table:table-cell>
          <table:table-cell office:value-type="float" office:value="10.6465" calcext:value-type="float">
            <text:p>10.6465</text:p>
          </table:table-cell>
          <table:table-cell table:formula="of:=[.B933]/[.$B$2]" office:value-type="float" office:value="0.719781222745803" calcext:value-type="float">
            <text:p>0.719781222745803</text:p>
          </table:table-cell>
          <table:table-cell table:formula="of:=-LN([.C933])" office:value-type="float" office:value="0.328807970443514" calcext:value-type="float">
            <text:p>0.328807970443514</text:p>
          </table:table-cell>
        </table:table-row>
        <table:table-row table:style-name="ro1">
          <table:table-cell office:value-type="float" office:value="932.141" calcext:value-type="float">
            <text:p>932.141</text:p>
          </table:table-cell>
          <table:table-cell office:value-type="float" office:value="10.6424" calcext:value-type="float">
            <text:p>10.6424</text:p>
          </table:table-cell>
          <table:table-cell table:formula="of:=[.B934]/[.$B$2]" office:value-type="float" office:value="0.719504032776024" calcext:value-type="float">
            <text:p>0.719504032776024</text:p>
          </table:table-cell>
          <table:table-cell table:formula="of:=-LN([.C934])" office:value-type="float" office:value="0.329193147700271" calcext:value-type="float">
            <text:p>0.329193147700271</text:p>
          </table:table-cell>
        </table:table-row>
        <table:table-row table:style-name="ro1">
          <table:table-cell office:value-type="float" office:value="933.14" calcext:value-type="float">
            <text:p>933.14</text:p>
          </table:table-cell>
          <table:table-cell office:value-type="float" office:value="10.6396" calcext:value-type="float">
            <text:p>10.6396</text:p>
          </table:table-cell>
          <table:table-cell table:formula="of:=[.B935]/[.$B$2]" office:value-type="float" office:value="0.719314732308857" calcext:value-type="float">
            <text:p>0.719314732308857</text:p>
          </table:table-cell>
          <table:table-cell table:formula="of:=-LN([.C935])" office:value-type="float" office:value="0.329456280865966" calcext:value-type="float">
            <text:p>0.329456280865966</text:p>
          </table:table-cell>
        </table:table-row>
        <table:table-row table:style-name="ro1">
          <table:table-cell office:value-type="float" office:value="934.14" calcext:value-type="float">
            <text:p>934.14</text:p>
          </table:table-cell>
          <table:table-cell office:value-type="float" office:value="10.637" calcext:value-type="float">
            <text:p>10.637</text:p>
          </table:table-cell>
          <table:table-cell table:formula="of:=[.B936]/[.$B$2]" office:value-type="float" office:value="0.719138953303631" calcext:value-type="float">
            <text:p>0.719138953303631</text:p>
          </table:table-cell>
          <table:table-cell table:formula="of:=-LN([.C936])" office:value-type="float" office:value="0.329700680818302" calcext:value-type="float">
            <text:p>0.329700680818302</text:p>
          </table:table-cell>
        </table:table-row>
        <table:table-row table:style-name="ro1">
          <table:table-cell office:value-type="float" office:value="935.141" calcext:value-type="float">
            <text:p>935.141</text:p>
          </table:table-cell>
          <table:table-cell office:value-type="float" office:value="10.634" calcext:value-type="float">
            <text:p>10.634</text:p>
          </table:table-cell>
          <table:table-cell table:formula="of:=[.B937]/[.$B$2]" office:value-type="float" office:value="0.718936131374524" calcext:value-type="float">
            <text:p>0.718936131374524</text:p>
          </table:table-cell>
          <table:table-cell table:formula="of:=-LN([.C937])" office:value-type="float" office:value="0.329982755005683" calcext:value-type="float">
            <text:p>0.329982755005683</text:p>
          </table:table-cell>
        </table:table-row>
        <table:table-row table:style-name="ro1">
          <table:table-cell office:value-type="float" office:value="936.141" calcext:value-type="float">
            <text:p>936.141</text:p>
          </table:table-cell>
          <table:table-cell office:value-type="float" office:value="10.6315" calcext:value-type="float">
            <text:p>10.6315</text:p>
          </table:table-cell>
          <table:table-cell table:formula="of:=[.B938]/[.$B$2]" office:value-type="float" office:value="0.718767113100269" calcext:value-type="float">
            <text:p>0.718767113100269</text:p>
          </table:table-cell>
          <table:table-cell table:formula="of:=-LN([.C938])" office:value-type="float" office:value="0.330217877623211" calcext:value-type="float">
            <text:p>0.330217877623211</text:p>
          </table:table-cell>
        </table:table-row>
        <table:table-row table:style-name="ro1">
          <table:table-cell office:value-type="float" office:value="937.141" calcext:value-type="float">
            <text:p>937.141</text:p>
          </table:table-cell>
          <table:table-cell office:value-type="float" office:value="10.6282" calcext:value-type="float">
            <text:p>10.6282</text:p>
          </table:table-cell>
          <table:table-cell table:formula="of:=[.B939]/[.$B$2]" office:value-type="float" office:value="0.718544008978251" calcext:value-type="float">
            <text:p>0.718544008978251</text:p>
          </table:table-cell>
          <table:table-cell table:formula="of:=-LN([.C939])" office:value-type="float" office:value="0.33052832415129" calcext:value-type="float">
            <text:p>0.33052832415129</text:p>
          </table:table-cell>
        </table:table-row>
        <table:table-row table:style-name="ro1">
          <table:table-cell office:value-type="float" office:value="938.14" calcext:value-type="float">
            <text:p>938.14</text:p>
          </table:table-cell>
          <table:table-cell office:value-type="float" office:value="10.6253" calcext:value-type="float">
            <text:p>10.6253</text:p>
          </table:table-cell>
          <table:table-cell table:formula="of:=[.B940]/[.$B$2]" office:value-type="float" office:value="0.718347947780114" calcext:value-type="float">
            <text:p>0.718347947780114</text:p>
          </table:table-cell>
          <table:table-cell table:formula="of:=-LN([.C940])" office:value-type="float" office:value="0.33080122038184" calcext:value-type="float">
            <text:p>0.33080122038184</text:p>
          </table:table-cell>
        </table:table-row>
        <table:table-row table:style-name="ro1">
          <table:table-cell office:value-type="float" office:value="939.14" calcext:value-type="float">
            <text:p>939.14</text:p>
          </table:table-cell>
          <table:table-cell office:value-type="float" office:value="10.6216" calcext:value-type="float">
            <text:p>10.6216</text:p>
          </table:table-cell>
          <table:table-cell table:formula="of:=[.B941]/[.$B$2]" office:value-type="float" office:value="0.718097800734216" calcext:value-type="float">
            <text:p>0.718097800734216</text:p>
          </table:table-cell>
          <table:table-cell table:formula="of:=-LN([.C941])" office:value-type="float" office:value="0.331149506488275" calcext:value-type="float">
            <text:p>0.331149506488275</text:p>
          </table:table-cell>
        </table:table-row>
        <table:table-row table:style-name="ro1">
          <table:table-cell office:value-type="float" office:value="940.14" calcext:value-type="float">
            <text:p>940.14</text:p>
          </table:table-cell>
          <table:table-cell office:value-type="float" office:value="10.6203" calcext:value-type="float">
            <text:p>10.6203</text:p>
          </table:table-cell>
          <table:table-cell table:formula="of:=[.B942]/[.$B$2]" office:value-type="float" office:value="0.718009911231602" calcext:value-type="float">
            <text:p>0.718009911231602</text:p>
          </table:table-cell>
          <table:table-cell table:formula="of:=-LN([.C942])" office:value-type="float" office:value="0.331271906085451" calcext:value-type="float">
            <text:p>0.331271906085451</text:p>
          </table:table-cell>
        </table:table-row>
        <table:table-row table:style-name="ro1">
          <table:table-cell office:value-type="float" office:value="941.141" calcext:value-type="float">
            <text:p>941.141</text:p>
          </table:table-cell>
          <table:table-cell office:value-type="float" office:value="10.6159" calcext:value-type="float">
            <text:p>10.6159</text:p>
          </table:table-cell>
          <table:table-cell table:formula="of:=[.B943]/[.$B$2]" office:value-type="float" office:value="0.717712439068912" calcext:value-type="float">
            <text:p>0.717712439068912</text:p>
          </table:table-cell>
          <table:table-cell table:formula="of:=-LN([.C943])" office:value-type="float" office:value="0.331686292846073" calcext:value-type="float">
            <text:p>0.331686292846073</text:p>
          </table:table-cell>
        </table:table-row>
        <table:table-row table:style-name="ro1">
          <table:table-cell office:value-type="float" office:value="942.14" calcext:value-type="float">
            <text:p>942.14</text:p>
          </table:table-cell>
          <table:table-cell office:value-type="float" office:value="10.6128" calcext:value-type="float">
            <text:p>10.6128</text:p>
          </table:table-cell>
          <table:table-cell table:formula="of:=[.B944]/[.$B$2]" office:value-type="float" office:value="0.717502856408835" calcext:value-type="float">
            <text:p>0.717502856408835</text:p>
          </table:table-cell>
          <table:table-cell table:formula="of:=-LN([.C944])" office:value-type="float" office:value="0.331978350298676" calcext:value-type="float">
            <text:p>0.331978350298676</text:p>
          </table:table-cell>
        </table:table-row>
        <table:table-row table:style-name="ro1">
          <table:table-cell office:value-type="float" office:value="943.14" calcext:value-type="float">
            <text:p>943.14</text:p>
          </table:table-cell>
          <table:table-cell office:value-type="float" office:value="10.6103" calcext:value-type="float">
            <text:p>10.6103</text:p>
          </table:table-cell>
          <table:table-cell table:formula="of:=[.B945]/[.$B$2]" office:value-type="float" office:value="0.717333838134579" calcext:value-type="float">
            <text:p>0.717333838134579</text:p>
          </table:table-cell>
          <table:table-cell table:formula="of:=-LN([.C945])" office:value-type="float" office:value="0.33221394264961" calcext:value-type="float">
            <text:p>0.33221394264961</text:p>
          </table:table-cell>
        </table:table-row>
        <table:table-row table:style-name="ro1">
          <table:table-cell office:value-type="float" office:value="944.14" calcext:value-type="float">
            <text:p>944.14</text:p>
          </table:table-cell>
          <table:table-cell office:value-type="float" office:value="10.6079" calcext:value-type="float">
            <text:p>10.6079</text:p>
          </table:table-cell>
          <table:table-cell table:formula="of:=[.B946]/[.$B$2]" office:value-type="float" office:value="0.717171580591294" calcext:value-type="float">
            <text:p>0.717171580591294</text:p>
          </table:table-cell>
          <table:table-cell table:formula="of:=-LN([.C946])" office:value-type="float" office:value="0.332440163536419" calcext:value-type="float">
            <text:p>0.332440163536419</text:p>
          </table:table-cell>
        </table:table-row>
        <table:table-row table:style-name="ro1">
          <table:table-cell office:value-type="float" office:value="945.14" calcext:value-type="float">
            <text:p>945.14</text:p>
          </table:table-cell>
          <table:table-cell office:value-type="float" office:value="10.6046" calcext:value-type="float">
            <text:p>10.6046</text:p>
          </table:table-cell>
          <table:table-cell table:formula="of:=[.B947]/[.$B$2]" office:value-type="float" office:value="0.716948476469276" calcext:value-type="float">
            <text:p>0.716948476469276</text:p>
          </table:table-cell>
          <table:table-cell table:formula="of:=-LN([.C947])" office:value-type="float" office:value="0.332751300840048" calcext:value-type="float">
            <text:p>0.332751300840048</text:p>
          </table:table-cell>
        </table:table-row>
        <table:table-row table:style-name="ro1">
          <table:table-cell office:value-type="float" office:value="946.14" calcext:value-type="float">
            <text:p>946.14</text:p>
          </table:table-cell>
          <table:table-cell office:value-type="float" office:value="10.6011" calcext:value-type="float">
            <text:p>10.6011</text:p>
          </table:table-cell>
          <table:table-cell table:formula="of:=[.B948]/[.$B$2]" office:value-type="float" office:value="0.716711850885318" calcext:value-type="float">
            <text:p>0.716711850885318</text:p>
          </table:table-cell>
          <table:table-cell table:formula="of:=-LN([.C948])" office:value-type="float" office:value="0.333081400769009" calcext:value-type="float">
            <text:p>0.333081400769009</text:p>
          </table:table-cell>
        </table:table-row>
        <table:table-row table:style-name="ro1">
          <table:table-cell office:value-type="float" office:value="947.14" calcext:value-type="float">
            <text:p>947.14</text:p>
          </table:table-cell>
          <table:table-cell office:value-type="float" office:value="10.5989" calcext:value-type="float">
            <text:p>10.5989</text:p>
          </table:table-cell>
          <table:table-cell table:formula="of:=[.B949]/[.$B$2]" office:value-type="float" office:value="0.716563114803973" calcext:value-type="float">
            <text:p>0.716563114803973</text:p>
          </table:table-cell>
          <table:table-cell table:formula="of:=-LN([.C949])" office:value-type="float" office:value="0.333288947939565" calcext:value-type="float">
            <text:p>0.333288947939565</text:p>
          </table:table-cell>
        </table:table-row>
        <table:table-row table:style-name="ro1">
          <table:table-cell office:value-type="float" office:value="948.14" calcext:value-type="float">
            <text:p>948.14</text:p>
          </table:table-cell>
          <table:table-cell office:value-type="float" office:value="10.5955" calcext:value-type="float">
            <text:p>10.5955</text:p>
          </table:table-cell>
          <table:table-cell table:formula="of:=[.B950]/[.$B$2]" office:value-type="float" office:value="0.716333249950985" calcext:value-type="float">
            <text:p>0.716333249950985</text:p>
          </table:table-cell>
          <table:table-cell table:formula="of:=-LN([.C950])" office:value-type="float" office:value="0.333609787409347" calcext:value-type="float">
            <text:p>0.333609787409347</text:p>
          </table:table-cell>
        </table:table-row>
        <table:table-row table:style-name="ro1">
          <table:table-cell office:value-type="float" office:value="949.139" calcext:value-type="float">
            <text:p>949.139</text:p>
          </table:table-cell>
          <table:table-cell office:value-type="float" office:value="10.5927" calcext:value-type="float">
            <text:p>10.5927</text:p>
          </table:table-cell>
          <table:table-cell table:formula="of:=[.B951]/[.$B$2]" office:value-type="float" office:value="0.716143949483818" calcext:value-type="float">
            <text:p>0.716143949483818</text:p>
          </table:table-cell>
          <table:table-cell table:formula="of:=-LN([.C951])" office:value-type="float" office:value="0.333874085463575" calcext:value-type="float">
            <text:p>0.333874085463575</text:p>
          </table:table-cell>
        </table:table-row>
        <table:table-row table:style-name="ro1">
          <table:table-cell office:value-type="float" office:value="950.139" calcext:value-type="float">
            <text:p>950.139</text:p>
          </table:table-cell>
          <table:table-cell office:value-type="float" office:value="10.5892" calcext:value-type="float">
            <text:p>10.5892</text:p>
          </table:table-cell>
          <table:table-cell table:formula="of:=[.B952]/[.$B$2]" office:value-type="float" office:value="0.71590732389986" calcext:value-type="float">
            <text:p>0.71590732389986</text:p>
          </table:table-cell>
          <table:table-cell table:formula="of:=-LN([.C952])" office:value-type="float" office:value="0.33420455629309" calcext:value-type="float">
            <text:p>0.33420455629309</text:p>
          </table:table-cell>
        </table:table-row>
        <table:table-row table:style-name="ro1">
          <table:table-cell office:value-type="float" office:value="951.139" calcext:value-type="float">
            <text:p>951.139</text:p>
          </table:table-cell>
          <table:table-cell office:value-type="float" office:value="10.5855" calcext:value-type="float">
            <text:p>10.5855</text:p>
          </table:table-cell>
          <table:table-cell table:formula="of:=[.B953]/[.$B$2]" office:value-type="float" office:value="0.715657176853962" calcext:value-type="float">
            <text:p>0.715657176853962</text:p>
          </table:table-cell>
          <table:table-cell table:formula="of:=-LN([.C953])" office:value-type="float" office:value="0.334554029960973" calcext:value-type="float">
            <text:p>0.334554029960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21:40:44.006286399</dc:date>
    <meta:editing-duration>PT1M22S</meta:editing-duration>
    <meta:editing-cycles>1</meta:editing-cycles>
    <meta:document-statistic meta:table-count="1" meta:cell-count="3812" meta:object-count="0"/>
    <meta:generator>LibreOffice/7.5.9.2$Linux_X86_64 LibreOffice_project/50$Build-2</meta:generator>
  </office:meta>
</office:document-meta>
</file>